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333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4091in"/>
    </style:style>
    <style:style style:name="co4" style:family="table-column">
      <style:table-column-properties fo:break-before="auto" style:column-width="8.4902in"/>
    </style:style>
    <style:style style:name="co5" style:family="table-column">
      <style:table-column-properties fo:break-before="auto" style:column-width="1.3102in"/>
    </style:style>
    <style:style style:name="co8" style:family="table-column">
      <style:table-column-properties fo:break-before="auto" style:column-width="3.1134in"/>
    </style:style>
    <style:style style:name="co7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1.8354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1.8445in" fo:break-before="auto" style:use-optimal-row-height="true"/>
    </style:style>
    <style:style style:name="ro4" style:family="table-row">
      <style:table-row-properties style:row-height="0.6839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1.5134in" fo:break-before="auto" style:use-optimal-row-height="true"/>
    </style:style>
    <style:style style:name="ro7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99ff"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background-color="#66ccff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ffcc00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66ccff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ffcc00" style:text-align-source="fix" style:repeat-content="false"/>
      <style:paragraph-properties fo:text-align="start" fo:margin-left="0in"/>
    </style:style>
    <style:style style:name="ce7" style:family="table-cell" style:parent-style-name="Default" style:data-style-name="N100">
      <style:table-cell-properties fo:background-color="#66ccff" style:text-align-source="fix" style:repeat-content="false"/>
      <style:paragraph-properties fo:text-align="start" fo:margin-left="0in"/>
    </style:style>
    <style:style style:name="ce8" style:family="table-cell" style:parent-style-name="Default" style:data-style-name="N100">
      <style:table-cell-properties fo:background-color="#ffcc00"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9" style:family="table-cell" style:parent-style-name="Default">
      <style:table-cell-properties fo:background-color="#ffff99" style:text-align-source="fix" style:repeat-content="false" style:vertical-align="top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pawn_l2" table:style-name="ta1" table:print="false">
        <table:table-column table:style-name="co1" table:default-cell-style-name="ce4"/>
        <table:table-column table:style-name="co2" table:number-columns-repeated="7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7" table:default-cell-style-name="ce4"/>
        <table:table-column table:style-name="co2" table:number-columns-repeated="1007" table:default-cell-style-name="ce4"/>
        <table:table-row table:style-name="ro2">
          <table:table-cell table:style-name="ce1"/>
          <table:table-cell table:style-name="ce1" office:value-type="string">
            <text:p>nam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z</text:p>
          </table:table-cell>
          <table:table-cell table:style-name="ce1" office:value-type="string">
            <text:p>facing</text:p>
          </table:table-cell>
          <table:table-cell table:style-name="ce1" office:value-type="string">
            <text:p>spawnRadius</text:p>
          </table:table-cell>
          <table:table-cell table:style-name="ce1" office:value-type="string">
            <text:p>delay</text:p>
          </table:table-cell>
          <table:table-cell table:style-name="ce1" office:value-type="string">
            <text:p>orbitalDrop</text:p>
          </table:table-cell>
          <table:table-cell table:style-name="ce1" office:value-type="string">
            <text:p>commands</text:p>
          </table:table-cell>
          <table:table-cell table:style-name="ce1" office:value-type="string">
            <text:p>patrolRoute</text:p>
          </table:table-cell>
          <table:table-cell table:style-name="ce1" office:value-type="string">
            <text:p>difficultyAtLeast</text:p>
          </table:table-cell>
          <table:table-cell table:style-name="ce1" table:number-columns-repeated="2"/>
          <table:table-cell table:style-name="ce1" office:value-type="string">
            <text:p>Group</text:p>
          </table:table-cell>
          <table:table-cell table:style-name="ce1" office:value-type="string">
            <text:p>Time Offset [s]</text:p>
          </table:table-cell>
          <table:table-cell table:style-name="ce1" table:number-columns-repeated="1009"/>
        </table:table-row>
        <table:table-row table:style-name="ro2">
          <table:table-cell table:style-name="ce2" table:formula="of:=&quot;{ &quot;&amp;[.B$1]&amp;&quot; = '&quot;&amp;[.B2]&amp;&quot;', &quot;&amp;[.C$1]&amp;&quot; = &quot;&amp;[.C2]&amp;&quot;, &quot;&amp;[.D$1]&amp;&quot; = &quot;&amp;[.D2]&amp;&quot;, &quot;&amp;[.E$1]&amp;&quot; = &quot;&amp;[.E2]&amp;&quot;, &quot;&amp;[.F$1]&amp;&quot; = &quot;&amp;[.F2]&amp;&quot;, &quot;&amp;[.G$1]&amp;&quot; = &quot;&amp;[.G2]*30&amp;&quot;, &quot;&amp;[.H$1]&amp;&quot; = &quot;&amp;[.H2]&amp;&quot;, &quot;&amp;IF([.I2]=&quot;&quot;;&quot;&quot;;[.I$1]&amp;&quot; = &quot;&amp;[.I2]&amp;&quot;, &quot;)&amp;IF([.J2]=&quot;&quot;;&quot;&quot;;[.J$1]&amp;&quot; = &quot;&amp;[.J2]&amp;&quot;, &quot;)&amp;IF([.K2]=&quot;&quot;;&quot;&quot;;[.K$1]&amp;&quot; = &quot;&amp;[.K2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5" office:value-type="string">
            <text:p>bug_med</text:p>
          </table:table-cell>
          <table:table-cell table:style-name="ce5" office:value-type="float" office:value="2500">
            <text:p>2500</text:p>
          </table:table-cell>
          <table:table-cell table:style-name="ce5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5" office:value-type="float" office:value="1">
            <text:p>1</text:p>
          </table:table-cell>
          <table:table-cell table:style-name="ce5" table:number-columns-repeated="2"/>
          <table:table-cell table:style-name="ce5" office:value-type="float" office:value="1">
            <text:p>1</text:p>
          </table:table-cell>
          <table:table-cell table:style-name="ce5" office:value-type="float" office:value="120">
            <text:p>120</text:p>
          </table:table-cell>
          <table:table-cell table:style-name="ce5" table:number-columns-repeated="5"/>
          <table:table-cell table:style-name="ce5" office:value-type="string">
            <text:p>{{1500, 1700}, {1300, 200}, {2400, 200}, {3900, 850}, {3900, 850}, {2800, 1300}, {3600, 2400}, {4000, 3100}, }</text:p>
          </table:table-cell>
          <table:table-cell table:style-name="ce5" table:number-columns-repeated="1003"/>
        </table:table-row>
        <table:table-row table:style-name="ro2">
          <table:table-cell table:style-name="ce2" table:formula="of:=&quot;{ &quot;&amp;[.B$1]&amp;&quot; = '&quot;&amp;[.B3]&amp;&quot;', &quot;&amp;[.C$1]&amp;&quot; = &quot;&amp;[.C3]&amp;&quot;, &quot;&amp;[.D$1]&amp;&quot; = &quot;&amp;[.D3]&amp;&quot;, &quot;&amp;[.E$1]&amp;&quot; = &quot;&amp;[.E3]&amp;&quot;, &quot;&amp;[.F$1]&amp;&quot; = &quot;&amp;[.F3]&amp;&quot;, &quot;&amp;[.G$1]&amp;&quot; = &quot;&amp;[.G3]*30&amp;&quot;, &quot;&amp;[.H$1]&amp;&quot; = &quot;&amp;[.H3]&amp;&quot;, &quot;&amp;IF([.I3]=&quot;&quot;;&quot;&quot;;[.I$1]&amp;&quot; = &quot;&amp;[.I3]&amp;&quot;, &quot;)&amp;IF([.J3]=&quot;&quot;;&quot;&quot;;[.J$1]&amp;&quot; = &quot;&amp;[.J3]&amp;&quot;, &quot;)&amp;IF([.K3]=&quot;&quot;;&quot;&quot;;[.K$1]&amp;&quot; = &quot;&amp;[.K3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5" office:value-type="string">
            <text:p>bug_med</text:p>
          </table:table-cell>
          <table:table-cell table:style-name="ce5" table:formula="of:=[.C2]" office:value-type="float" office:value="2500">
            <text:p>2500</text:p>
          </table:table-cell>
          <table:table-cell table:style-name="ce5" table:formula="of:=[.D2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3]=[.N2];[.G2];[.G2]+[.$O$2])" office:value-type="float" office:value="10">
            <text:p>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5" office:value-type="float" office:value="2">
            <text:p>2</text:p>
          </table:table-cell>
          <table:table-cell table:style-name="ce5" table:number-columns-repeated="2"/>
          <table:table-cell table:style-name="ce5" office:value-type="float" office:value="1">
            <text:p>1</text:p>
          </table:table-cell>
          <table:table-cell table:style-name="ce5" table:number-columns-repeated="1010"/>
        </table:table-row>
        <table:table-row table:style-name="ro2">
          <table:table-cell table:style-name="ce2" table:formula="of:=&quot;{ &quot;&amp;[.B$1]&amp;&quot; = '&quot;&amp;[.B4]&amp;&quot;', &quot;&amp;[.C$1]&amp;&quot; = &quot;&amp;[.C4]&amp;&quot;, &quot;&amp;[.D$1]&amp;&quot; = &quot;&amp;[.D4]&amp;&quot;, &quot;&amp;[.E$1]&amp;&quot; = &quot;&amp;[.E4]&amp;&quot;, &quot;&amp;[.F$1]&amp;&quot; = &quot;&amp;[.F4]&amp;&quot;, &quot;&amp;[.G$1]&amp;&quot; = &quot;&amp;[.G4]*30&amp;&quot;, &quot;&amp;[.H$1]&amp;&quot; = &quot;&amp;[.H4]&amp;&quot;, &quot;&amp;IF([.I4]=&quot;&quot;;&quot;&quot;;[.I$1]&amp;&quot; = &quot;&amp;[.I4]&amp;&quot;, &quot;)&amp;IF([.J4]=&quot;&quot;;&quot;&quot;;[.J$1]&amp;&quot; = &quot;&amp;[.J4]&amp;&quot;, &quot;)&amp;IF([.K4]=&quot;&quot;;&quot;&quot;;[.K$1]&amp;&quot; = &quot;&amp;[.K4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5" office:value-type="string">
            <text:p>bug_med</text:p>
          </table:table-cell>
          <table:table-cell table:style-name="ce5" table:formula="of:=[.C3]" office:value-type="float" office:value="2500">
            <text:p>2500</text:p>
          </table:table-cell>
          <table:table-cell table:style-name="ce5" table:formula="of:=[.D3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4]=[.N3];[.G3];[.G3]+[.$O$2])" office:value-type="float" office:value="10">
            <text:p>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5" office:value-type="float" office:value="3">
            <text:p>3</text:p>
          </table:table-cell>
          <table:table-cell table:style-name="ce5" table:number-columns-repeated="2"/>
          <table:table-cell table:style-name="ce5" office:value-type="float" office:value="1">
            <text:p>1</text:p>
          </table:table-cell>
          <table:table-cell table:style-name="ce5" table:number-columns-repeated="6"/>
          <table:table-cell table:style-name="ce5" office:value-type="float" office:value="3800">
            <text:p>3800</text:p>
          </table:table-cell>
          <table:table-cell table:style-name="ce5" office:value-type="float" office:value="2400">
            <text:p>2400</text:p>
          </table:table-cell>
          <table:table-cell table:style-name="ce5" table:formula="of:=&quot;{&quot;&amp;[.U4]&amp;&quot;, &quot;&amp;[.V4]&amp;&quot;}, &quot;" office:value-type="string" office:string-value="{3800, 2400}, ">
            <text:p>{3800, 2400}, </text:p>
          </table:table-cell>
          <table:table-cell table:style-name="ce5" table:formula="of:=&quot;{&quot;&amp;[.W4]" office:value-type="string" office:string-value="{{3800, 2400}, ">
            <text:p>{{3800, 2400}, </text:p>
          </table:table-cell>
          <table:table-cell table:style-name="ce5" table:number-columns-repeated="1000"/>
        </table:table-row>
        <table:table-row table:style-name="ro2">
          <table:table-cell table:style-name="ce2" table:formula="of:=&quot;{ &quot;&amp;[.B$1]&amp;&quot; = '&quot;&amp;[.B5]&amp;&quot;', &quot;&amp;[.C$1]&amp;&quot; = &quot;&amp;[.C5]&amp;&quot;, &quot;&amp;[.D$1]&amp;&quot; = &quot;&amp;[.D5]&amp;&quot;, &quot;&amp;[.E$1]&amp;&quot; = &quot;&amp;[.E5]&amp;&quot;, &quot;&amp;[.F$1]&amp;&quot; = &quot;&amp;[.F5]&amp;&quot;, &quot;&amp;[.G$1]&amp;&quot; = &quot;&amp;[.G5]*30&amp;&quot;, &quot;&amp;[.H$1]&amp;&quot; = &quot;&amp;[.H5]&amp;&quot;, &quot;&amp;IF([.I5]=&quot;&quot;;&quot;&quot;;[.I$1]&amp;&quot; = &quot;&amp;[.I5]&amp;&quot;, &quot;)&amp;IF([.J5]=&quot;&quot;;&quot;&quot;;[.J$1]&amp;&quot; = &quot;&amp;[.J5]&amp;&quot;, &quot;)&amp;IF([.K5]=&quot;&quot;;&quot;&quot;;[.K$1]&amp;&quot; = &quot;&amp;[.K5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5" office:value-type="string">
            <text:p>bug_med</text:p>
          </table:table-cell>
          <table:table-cell table:style-name="ce5" table:formula="of:=[.C4]" office:value-type="float" office:value="2500">
            <text:p>2500</text:p>
          </table:table-cell>
          <table:table-cell table:style-name="ce5" table:formula="of:=[.D4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5]=[.N4];[.G4];[.G4]+[.$O$2])" office:value-type="float" office:value="10">
            <text:p>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5" office:value-type="float" office:value="3">
            <text:p>3</text:p>
          </table:table-cell>
          <table:table-cell table:style-name="ce5" table:number-columns-repeated="2"/>
          <table:table-cell table:style-name="ce5" office:value-type="float" office:value="1">
            <text:p>1</text:p>
          </table:table-cell>
          <table:table-cell table:style-name="ce5" table:number-columns-repeated="6"/>
          <table:table-cell table:style-name="ce5" office:value-type="float" office:value="2040">
            <text:p>2040</text:p>
          </table:table-cell>
          <table:table-cell table:style-name="ce5" office:value-type="float" office:value="2080">
            <text:p>2080</text:p>
          </table:table-cell>
          <table:table-cell table:style-name="ce5" table:formula="of:=&quot;{&quot;&amp;[.U5]&amp;&quot;, &quot;&amp;[.V5]&amp;&quot;}, &quot;" office:value-type="string" office:string-value="{2040, 2080}, ">
            <text:p>{2040, 2080}, </text:p>
          </table:table-cell>
          <table:table-cell table:style-name="ce5" table:formula="of:=[.X4]&amp;[.W5]" office:value-type="string" office:string-value="{{3800, 2400}, {2040, 2080}, ">
            <text:p>{{3800, 2400}, {2040, 2080}, </text:p>
          </table:table-cell>
          <table:table-cell table:style-name="ce5" table:number-columns-repeated="1000"/>
        </table:table-row>
        <table:table-row table:style-name="ro2">
          <table:table-cell table:style-name="ce2" table:formula="of:=&quot;{ &quot;&amp;[.B$1]&amp;&quot; = '&quot;&amp;[.B6]&amp;&quot;', &quot;&amp;[.C$1]&amp;&quot; = &quot;&amp;[.C6]&amp;&quot;, &quot;&amp;[.D$1]&amp;&quot; = &quot;&amp;[.D6]&amp;&quot;, &quot;&amp;[.E$1]&amp;&quot; = &quot;&amp;[.E6]&amp;&quot;, &quot;&amp;[.F$1]&amp;&quot; = &quot;&amp;[.F6]&amp;&quot;, &quot;&amp;[.G$1]&amp;&quot; = &quot;&amp;[.G6]*30&amp;&quot;, &quot;&amp;[.H$1]&amp;&quot; = &quot;&amp;[.H6]&amp;&quot;, &quot;&amp;IF([.I6]=&quot;&quot;;&quot;&quot;;[.I$1]&amp;&quot; = &quot;&amp;[.I6]&amp;&quot;, &quot;)&amp;IF([.J6]=&quot;&quot;;&quot;&quot;;[.J$1]&amp;&quot; = &quot;&amp;[.J6]&amp;&quot;, &quot;)&amp;IF([.K6]=&quot;&quot;;&quot;&quot;;[.K$1]&amp;&quot; = &quot;&amp;[.K6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5" office:value-type="string">
            <text:p>bug_med</text:p>
          </table:table-cell>
          <table:table-cell table:style-name="ce5" table:formula="of:=[.C5]" office:value-type="float" office:value="2500">
            <text:p>2500</text:p>
          </table:table-cell>
          <table:table-cell table:style-name="ce5" table:formula="of:=[.D5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6]=[.N5];[.G5];[.G5]+[.$O$2])" office:value-type="float" office:value="10">
            <text:p>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5" office:value-type="float" office:value="1">
            <text:p>1</text:p>
          </table:table-cell>
          <table:table-cell table:style-name="ce5" table:number-columns-repeated="6"/>
          <table:table-cell table:style-name="ce5" office:value-type="float" office:value="2800">
            <text:p>2800</text:p>
          </table:table-cell>
          <table:table-cell table:style-name="ce5" office:value-type="float" office:value="3500">
            <text:p>3500</text:p>
          </table:table-cell>
          <table:table-cell table:style-name="ce5" table:formula="of:=&quot;{&quot;&amp;[.U6]&amp;&quot;, &quot;&amp;[.V6]&amp;&quot;}, &quot;" office:value-type="string" office:string-value="{2800, 3500}, ">
            <text:p>{2800, 3500}, </text:p>
          </table:table-cell>
          <table:table-cell table:style-name="ce5" table:formula="of:=[.X5]&amp;[.W6]" office:value-type="string" office:string-value="{{3800, 2400}, {2040, 2080}, {2800, 3500}, ">
            <text:p>{{3800, 2400}, {2040, 2080}, {2800, 3500}, </text:p>
          </table:table-cell>
          <table:table-cell table:style-name="ce5" table:number-columns-repeated="1000"/>
        </table:table-row>
        <table:table-row table:style-name="ro2">
          <table:table-cell table:style-name="ce2" table:formula="of:=&quot;{ &quot;&amp;[.B$1]&amp;&quot; = '&quot;&amp;[.B7]&amp;&quot;', &quot;&amp;[.C$1]&amp;&quot; = &quot;&amp;[.C7]&amp;&quot;, &quot;&amp;[.D$1]&amp;&quot; = &quot;&amp;[.D7]&amp;&quot;, &quot;&amp;[.E$1]&amp;&quot; = &quot;&amp;[.E7]&amp;&quot;, &quot;&amp;[.F$1]&amp;&quot; = &quot;&amp;[.F7]&amp;&quot;, &quot;&amp;[.G$1]&amp;&quot; = &quot;&amp;[.G7]*30&amp;&quot;, &quot;&amp;[.H$1]&amp;&quot; = &quot;&amp;[.H7]&amp;&quot;, &quot;&amp;IF([.I7]=&quot;&quot;;&quot;&quot;;[.I$1]&amp;&quot; = &quot;&amp;[.I7]&amp;&quot;, &quot;)&amp;IF([.J7]=&quot;&quot;;&quot;&quot;;[.J$1]&amp;&quot; = &quot;&amp;[.J7]&amp;&quot;, &quot;)&amp;IF([.K7]=&quot;&quot;;&quot;&quot;;[.K$1]&amp;&quot; = &quot;&amp;[.K7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5" office:value-type="string">
            <text:p>bug_med</text:p>
          </table:table-cell>
          <table:table-cell table:style-name="ce5" table:formula="of:=[.C6]" office:value-type="float" office:value="2500">
            <text:p>2500</text:p>
          </table:table-cell>
          <table:table-cell table:style-name="ce5" table:formula="of:=[.D6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7]=[.N6];[.G6];[.G6]+[.$O$2])" office:value-type="float" office:value="10">
            <text:p>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5" office:value-type="float" office:value="1">
            <text:p>1</text:p>
          </table:table-cell>
          <table:table-cell table:style-name="ce5" table:number-columns-repeated="6"/>
          <table:table-cell table:style-name="ce5" office:value-type="float" office:value="700">
            <text:p>700</text:p>
          </table:table-cell>
          <table:table-cell table:style-name="ce5" office:value-type="float" office:value="3800">
            <text:p>3800</text:p>
          </table:table-cell>
          <table:table-cell table:style-name="ce5" table:formula="of:=&quot;{&quot;&amp;[.U7]&amp;&quot;, &quot;&amp;[.V7]&amp;&quot;}, &quot;" office:value-type="string" office:string-value="{700, 3800}, ">
            <text:p>{700, 3800}, </text:p>
          </table:table-cell>
          <table:table-cell table:style-name="ce5" table:formula="of:=[.X6]&amp;[.W7]" office:value-type="string" office:string-value="{{3800, 2400}, {2040, 2080}, {2800, 3500}, {700, 3800}, ">
            <text:p>{{3800, 2400}, {2040, 2080}, {2800, 3500}, {700, 3800}, </text:p>
          </table:table-cell>
          <table:table-cell table:style-name="ce5" table:number-columns-repeated="1000"/>
        </table:table-row>
        <table:table-row table:style-name="ro2">
          <table:table-cell table:style-name="ce3" table:formula="of:=&quot;{ &quot;&amp;[.B$1]&amp;&quot; = '&quot;&amp;[.B8]&amp;&quot;', &quot;&amp;[.C$1]&amp;&quot; = &quot;&amp;[.C8]&amp;&quot;, &quot;&amp;[.D$1]&amp;&quot; = &quot;&amp;[.D8]&amp;&quot;, &quot;&amp;[.E$1]&amp;&quot; = &quot;&amp;[.E8]&amp;&quot;, &quot;&amp;[.F$1]&amp;&quot; = &quot;&amp;[.F8]&amp;&quot;, &quot;&amp;[.G$1]&amp;&quot; = &quot;&amp;[.G8]*30&amp;&quot;, &quot;&amp;[.H$1]&amp;&quot; = &quot;&amp;[.H8]&amp;&quot;, &quot;&amp;IF([.I8]=&quot;&quot;;&quot;&quot;;[.I$1]&amp;&quot; = &quot;&amp;[.I8]&amp;&quot;, &quot;)&amp;IF([.J8]=&quot;&quot;;&quot;&quot;;[.J$1]&amp;&quot; = &quot;&amp;[.J8]&amp;&quot;, &quot;)&amp;IF([.K8]=&quot;&quot;;&quot;&quot;;[.K$1]&amp;&quot; = &quot;&amp;[.K8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2]" office:value-type="string" office:string-value="bug_med">
            <text:p>bug_med</text:p>
          </table:table-cell>
          <table:table-cell table:style-name="ce5" table:formula="of:=[.C7]" office:value-type="float" office:value="2500">
            <text:p>2500</text:p>
          </table:table-cell>
          <table:table-cell table:style-name="ce5" table:formula="of:=[.D7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8]=[.N7];[.G7];[.G7]+[.$O$2])" office:value-type="float" office:value="130">
            <text:p>1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2]" office:value-type="float" office:value="1">
            <text:p>1</text:p>
          </table:table-cell>
          <table:table-cell table:style-name="ce6" table:number-columns-repeated="2"/>
          <table:table-cell table:style-name="ce6" table:formula="of:=[.N2]+1" office:value-type="float" office:value="2">
            <text:p>2</text:p>
          </table:table-cell>
          <table:table-cell table:style-name="ce6" table:number-columns-repeated="6"/>
          <table:table-cell table:style-name="ce6" office:value-type="float" office:value="200">
            <text:p>200</text:p>
          </table:table-cell>
          <table:table-cell table:style-name="ce6" office:value-type="float" office:value="3200">
            <text:p>3200</text:p>
          </table:table-cell>
          <table:table-cell table:style-name="ce5" table:formula="of:=&quot;{&quot;&amp;[.U8]&amp;&quot;, &quot;&amp;[.V8]&amp;&quot;}, &quot;" office:value-type="string" office:string-value="{200, 3200}, ">
            <text:p>{200, 3200}, </text:p>
          </table:table-cell>
          <table:table-cell table:style-name="ce5" table:formula="of:=[.X7]&amp;[.W8]" office:value-type="string" office:string-value="{{3800, 2400}, {2040, 2080}, {2800, 3500}, {700, 3800}, {200, 3200}, ">
            <text:p>{{3800, 2400}, {2040, 2080}, {2800, 3500}, {700, 3800}, {200, 3200}, </text:p>
          </table:table-cell>
          <table:table-cell table:style-name="ce6" table:number-columns-repeated="1000"/>
        </table:table-row>
        <table:table-row table:style-name="ro2">
          <table:table-cell table:style-name="ce3" table:formula="of:=&quot;{ &quot;&amp;[.B$1]&amp;&quot; = '&quot;&amp;[.B9]&amp;&quot;', &quot;&amp;[.C$1]&amp;&quot; = &quot;&amp;[.C9]&amp;&quot;, &quot;&amp;[.D$1]&amp;&quot; = &quot;&amp;[.D9]&amp;&quot;, &quot;&amp;[.E$1]&amp;&quot; = &quot;&amp;[.E9]&amp;&quot;, &quot;&amp;[.F$1]&amp;&quot; = &quot;&amp;[.F9]&amp;&quot;, &quot;&amp;[.G$1]&amp;&quot; = &quot;&amp;[.G9]*30&amp;&quot;, &quot;&amp;[.H$1]&amp;&quot; = &quot;&amp;[.H9]&amp;&quot;, &quot;&amp;IF([.I9]=&quot;&quot;;&quot;&quot;;[.I$1]&amp;&quot; = &quot;&amp;[.I9]&amp;&quot;, &quot;)&amp;IF([.J9]=&quot;&quot;;&quot;&quot;;[.J$1]&amp;&quot; = &quot;&amp;[.J9]&amp;&quot;, &quot;)&amp;IF([.K9]=&quot;&quot;;&quot;&quot;;[.K$1]&amp;&quot; = &quot;&amp;[.K9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3]" office:value-type="string" office:string-value="bug_med">
            <text:p>bug_med</text:p>
          </table:table-cell>
          <table:table-cell table:style-name="ce5" table:formula="of:=[.C8]" office:value-type="float" office:value="2500">
            <text:p>2500</text:p>
          </table:table-cell>
          <table:table-cell table:style-name="ce5" table:formula="of:=[.D8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9]=[.N8];[.G8];[.G8]+[.$O$2])" office:value-type="float" office:value="130">
            <text:p>1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3]" office:value-type="float" office:value="2">
            <text:p>2</text:p>
          </table:table-cell>
          <table:table-cell table:style-name="ce6" table:number-columns-repeated="2"/>
          <table:table-cell table:style-name="ce6" table:formula="of:=[.N3]+1" office:value-type="float" office:value="2">
            <text:p>2</text:p>
          </table:table-cell>
          <table:table-cell table:style-name="ce6" table:number-columns-repeated="6"/>
          <table:table-cell table:style-name="ce6" office:value-type="float" office:value="800">
            <text:p>800</text:p>
          </table:table-cell>
          <table:table-cell table:style-name="ce6" office:value-type="float" office:value="2600">
            <text:p>2600</text:p>
          </table:table-cell>
          <table:table-cell table:style-name="ce5" table:formula="of:=&quot;{&quot;&amp;[.U9]&amp;&quot;, &quot;&amp;[.V9]&amp;&quot;}, &quot;" office:value-type="string" office:string-value="{800, 2600}, ">
            <text:p>{800, 2600}, </text:p>
          </table:table-cell>
          <table:table-cell table:style-name="ce5" table:formula="of:=[.X8]&amp;[.W9]" office:value-type="string" office:string-value="{{3800, 2400}, {2040, 2080}, {2800, 3500}, {700, 3800}, {200, 3200}, {800, 2600}, ">
            <text:p>{{3800, 2400}, {2040, 2080}, {2800, 3500}, {700, 3800}, {200, 3200}, {800, 2600}, </text:p>
          </table:table-cell>
          <table:table-cell table:style-name="ce6" table:number-columns-repeated="1000"/>
        </table:table-row>
        <table:table-row table:style-name="ro2">
          <table:table-cell table:style-name="ce3" table:formula="of:=&quot;{ &quot;&amp;[.B$1]&amp;&quot; = '&quot;&amp;[.B10]&amp;&quot;', &quot;&amp;[.C$1]&amp;&quot; = &quot;&amp;[.C10]&amp;&quot;, &quot;&amp;[.D$1]&amp;&quot; = &quot;&amp;[.D10]&amp;&quot;, &quot;&amp;[.E$1]&amp;&quot; = &quot;&amp;[.E10]&amp;&quot;, &quot;&amp;[.F$1]&amp;&quot; = &quot;&amp;[.F10]&amp;&quot;, &quot;&amp;[.G$1]&amp;&quot; = &quot;&amp;[.G10]*30&amp;&quot;, &quot;&amp;[.H$1]&amp;&quot; = &quot;&amp;[.H10]&amp;&quot;, &quot;&amp;IF([.I10]=&quot;&quot;;&quot;&quot;;[.I$1]&amp;&quot; = &quot;&amp;[.I10]&amp;&quot;, &quot;)&amp;IF([.J10]=&quot;&quot;;&quot;&quot;;[.J$1]&amp;&quot; = &quot;&amp;[.J10]&amp;&quot;, &quot;)&amp;IF([.K10]=&quot;&quot;;&quot;&quot;;[.K$1]&amp;&quot; = &quot;&amp;[.K10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4]" office:value-type="string" office:string-value="bug_med">
            <text:p>bug_med</text:p>
          </table:table-cell>
          <table:table-cell table:style-name="ce5" table:formula="of:=[.C9]" office:value-type="float" office:value="2500">
            <text:p>2500</text:p>
          </table:table-cell>
          <table:table-cell table:style-name="ce5" table:formula="of:=[.D9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0]=[.N9];[.G9];[.G9]+[.$O$2])" office:value-type="float" office:value="130">
            <text:p>1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4]" office:value-type="float" office:value="3">
            <text:p>3</text:p>
          </table:table-cell>
          <table:table-cell table:style-name="ce6" table:number-columns-repeated="2"/>
          <table:table-cell table:style-name="ce6" table:formula="of:=[.N4]+1" office:value-type="float" office:value="2">
            <text:p>2</text:p>
          </table:table-cell>
          <table:table-cell table:style-name="ce6" table:number-columns-repeated="6"/>
          <table:table-cell table:style-name="ce6" office:value-type="float" office:value="150">
            <text:p>150</text:p>
          </table:table-cell>
          <table:table-cell table:style-name="ce6" office:value-type="float" office:value="1800">
            <text:p>1800</text:p>
          </table:table-cell>
          <table:table-cell table:style-name="ce5" table:formula="of:=&quot;{&quot;&amp;[.U10]&amp;&quot;, &quot;&amp;[.V10]&amp;&quot;}, &quot;" office:value-type="string" office:string-value="{150, 1800}, ">
            <text:p>{150, 1800}, </text:p>
          </table:table-cell>
          <table:table-cell table:style-name="ce5" table:formula="of:=[.X9]&amp;[.W10]" office:value-type="string" office:string-value="{{3800, 2400}, {2040, 2080}, {2800, 3500}, {700, 3800}, {200, 3200}, {800, 2600}, {150, 1800}, ">
            <text:p>{{3800, 2400}, {2040, 2080}, {2800, 3500}, {700, 3800}, {200, 3200}, {800, 2600}, {150, 1800}, </text:p>
          </table:table-cell>
          <table:table-cell table:style-name="ce6" table:number-columns-repeated="1000"/>
        </table:table-row>
        <table:table-row table:style-name="ro2">
          <table:table-cell table:style-name="ce3" table:formula="of:=&quot;{ &quot;&amp;[.B$1]&amp;&quot; = '&quot;&amp;[.B11]&amp;&quot;', &quot;&amp;[.C$1]&amp;&quot; = &quot;&amp;[.C11]&amp;&quot;, &quot;&amp;[.D$1]&amp;&quot; = &quot;&amp;[.D11]&amp;&quot;, &quot;&amp;[.E$1]&amp;&quot; = &quot;&amp;[.E11]&amp;&quot;, &quot;&amp;[.F$1]&amp;&quot; = &quot;&amp;[.F11]&amp;&quot;, &quot;&amp;[.G$1]&amp;&quot; = &quot;&amp;[.G11]*30&amp;&quot;, &quot;&amp;[.H$1]&amp;&quot; = &quot;&amp;[.H11]&amp;&quot;, &quot;&amp;IF([.I11]=&quot;&quot;;&quot;&quot;;[.I$1]&amp;&quot; = &quot;&amp;[.I11]&amp;&quot;, &quot;)&amp;IF([.J11]=&quot;&quot;;&quot;&quot;;[.J$1]&amp;&quot; = &quot;&amp;[.J11]&amp;&quot;, &quot;)&amp;IF([.K11]=&quot;&quot;;&quot;&quot;;[.K$1]&amp;&quot; = &quot;&amp;[.K11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5]" office:value-type="string" office:string-value="bug_med">
            <text:p>bug_med</text:p>
          </table:table-cell>
          <table:table-cell table:style-name="ce5" table:formula="of:=[.C10]" office:value-type="float" office:value="2500">
            <text:p>2500</text:p>
          </table:table-cell>
          <table:table-cell table:style-name="ce5" table:formula="of:=[.D10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1]=[.N10];[.G10];[.G10]+[.$O$2])" office:value-type="float" office:value="130">
            <text:p>1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5]" office:value-type="float" office:value="3">
            <text:p>3</text:p>
          </table:table-cell>
          <table:table-cell table:style-name="ce6" table:number-columns-repeated="2"/>
          <table:table-cell table:style-name="ce6" table:formula="of:=[.N5]+1" office:value-type="float" office:value="2">
            <text:p>2</text:p>
          </table:table-cell>
          <table:table-cell table:style-name="ce6" table:number-columns-repeated="6"/>
          <table:table-cell table:style-name="ce5" office:value-type="float" office:value="2040">
            <text:p>2040</text:p>
          </table:table-cell>
          <table:table-cell table:style-name="ce5" office:value-type="float" office:value="2080">
            <text:p>2080</text:p>
          </table:table-cell>
          <table:table-cell table:style-name="ce5" table:formula="of:=&quot;{&quot;&amp;[.U11]&amp;&quot;, &quot;&amp;[.V11]&amp;&quot;}, &quot;" office:value-type="string" office:string-value="{2040, 2080}, ">
            <text:p>{2040, 2080}, </text:p>
          </table:table-cell>
          <table:table-cell table:style-name="ce5" table:formula="of:=[.X10]&amp;[.W11]" office:value-type="string" office:string-value="{{3800, 2400}, {2040, 2080}, {2800, 3500}, {700, 3800}, {200, 3200}, {800, 2600}, {150, 1800}, {2040, 2080}, ">
            <text:p>{{3800, 2400}, {2040, 2080}, {2800, 3500}, {700, 3800}, {200, 3200}, {800, 2600}, {150, 1800}, {2040, 2080}, </text:p>
          </table:table-cell>
          <table:table-cell table:style-name="ce6" table:number-columns-repeated="1000"/>
        </table:table-row>
        <table:table-row table:style-name="ro2">
          <table:table-cell table:style-name="ce3" table:formula="of:=&quot;{ &quot;&amp;[.B$1]&amp;&quot; = '&quot;&amp;[.B12]&amp;&quot;', &quot;&amp;[.C$1]&amp;&quot; = &quot;&amp;[.C12]&amp;&quot;, &quot;&amp;[.D$1]&amp;&quot; = &quot;&amp;[.D12]&amp;&quot;, &quot;&amp;[.E$1]&amp;&quot; = &quot;&amp;[.E12]&amp;&quot;, &quot;&amp;[.F$1]&amp;&quot; = &quot;&amp;[.F12]&amp;&quot;, &quot;&amp;[.G$1]&amp;&quot; = &quot;&amp;[.G12]*30&amp;&quot;, &quot;&amp;[.H$1]&amp;&quot; = &quot;&amp;[.H12]&amp;&quot;, &quot;&amp;IF([.I12]=&quot;&quot;;&quot;&quot;;[.I$1]&amp;&quot; = &quot;&amp;[.I12]&amp;&quot;, &quot;)&amp;IF([.J12]=&quot;&quot;;&quot;&quot;;[.J$1]&amp;&quot; = &quot;&amp;[.J12]&amp;&quot;, &quot;)&amp;IF([.K12]=&quot;&quot;;&quot;&quot;;[.K$1]&amp;&quot; = &quot;&amp;[.K12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6]" office:value-type="string" office:string-value="bug_med">
            <text:p>bug_med</text:p>
          </table:table-cell>
          <table:table-cell table:style-name="ce5" table:formula="of:=[.C11]" office:value-type="float" office:value="2500">
            <text:p>2500</text:p>
          </table:table-cell>
          <table:table-cell table:style-name="ce5" table:formula="of:=[.D11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2]=[.N11];[.G11];[.G11]+[.$O$2])" office:value-type="float" office:value="130">
            <text:p>1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6]" office:value-type="float" office:value="4">
            <text:p>4</text:p>
          </table:table-cell>
          <table:table-cell table:style-name="ce6" table:number-columns-repeated="2"/>
          <table:table-cell table:style-name="ce6" table:formula="of:=[.N6]+1" office:value-type="float" office:value="2">
            <text:p>2</text:p>
          </table:table-cell>
          <table:table-cell table:style-name="ce6" table:number-columns-repeated="6"/>
          <table:table-cell table:style-name="ce6" office:value-type="float" office:value="1300">
            <text:p>1300</text:p>
          </table:table-cell>
          <table:table-cell table:style-name="ce6" office:value-type="float" office:value="500">
            <text:p>500</text:p>
          </table:table-cell>
          <table:table-cell table:style-name="ce5" table:formula="of:=&quot;{&quot;&amp;[.U12]&amp;&quot;, &quot;&amp;[.V12]&amp;&quot;}, &quot;" office:value-type="string" office:string-value="{1300, 500}, ">
            <text:p>{1300, 500}, </text:p>
          </table:table-cell>
          <table:table-cell table:style-name="ce5" table:formula="of:=[.X11]&amp;[.W12]" office:value-type="string" office:string-value="{{3800, 2400}, {2040, 2080}, {2800, 3500}, {700, 3800}, {200, 3200}, {800, 2600}, {150, 1800}, {2040, 2080}, {1300, 500}, ">
            <text:p>{{3800, 2400}, {2040, 2080}, {2800, 3500}, {700, 3800}, {200, 3200}, {800, 2600}, {150, 1800}, {2040, 2080}, {1300, 500}, </text:p>
          </table:table-cell>
          <table:table-cell table:style-name="ce6" table:number-columns-repeated="1000"/>
        </table:table-row>
        <table:table-row table:style-name="ro2">
          <table:table-cell table:style-name="ce3" table:formula="of:=&quot;{ &quot;&amp;[.B$1]&amp;&quot; = '&quot;&amp;[.B13]&amp;&quot;', &quot;&amp;[.C$1]&amp;&quot; = &quot;&amp;[.C13]&amp;&quot;, &quot;&amp;[.D$1]&amp;&quot; = &quot;&amp;[.D13]&amp;&quot;, &quot;&amp;[.E$1]&amp;&quot; = &quot;&amp;[.E13]&amp;&quot;, &quot;&amp;[.F$1]&amp;&quot; = &quot;&amp;[.F13]&amp;&quot;, &quot;&amp;[.G$1]&amp;&quot; = &quot;&amp;[.G13]*30&amp;&quot;, &quot;&amp;[.H$1]&amp;&quot; = &quot;&amp;[.H13]&amp;&quot;, &quot;&amp;IF([.I13]=&quot;&quot;;&quot;&quot;;[.I$1]&amp;&quot; = &quot;&amp;[.I13]&amp;&quot;, &quot;)&amp;IF([.J13]=&quot;&quot;;&quot;&quot;;[.J$1]&amp;&quot; = &quot;&amp;[.J13]&amp;&quot;, &quot;)&amp;IF([.K13]=&quot;&quot;;&quot;&quot;;[.K$1]&amp;&quot; = &quot;&amp;[.K13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7]" office:value-type="string" office:string-value="bug_med">
            <text:p>bug_med</text:p>
          </table:table-cell>
          <table:table-cell table:style-name="ce5" table:formula="of:=[.C12]" office:value-type="float" office:value="2500">
            <text:p>2500</text:p>
          </table:table-cell>
          <table:table-cell table:style-name="ce5" table:formula="of:=[.D12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3]=[.N12];[.G12];[.G12]+[.$O$2])" office:value-type="float" office:value="130">
            <text:p>1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7]" office:value-type="float" office:value="4">
            <text:p>4</text:p>
          </table:table-cell>
          <table:table-cell table:style-name="ce6" table:number-columns-repeated="2"/>
          <table:table-cell table:style-name="ce6" table:formula="of:=[.N7]+1" office:value-type="float" office:value="2">
            <text:p>2</text:p>
          </table:table-cell>
          <table:table-cell table:style-name="ce6" table:number-columns-repeated="6"/>
          <table:table-cell table:style-name="ce6" office:value-type="float" office:value="3800">
            <text:p>3800</text:p>
          </table:table-cell>
          <table:table-cell table:style-name="ce6" office:value-type="float" office:value="370">
            <text:p>370</text:p>
          </table:table-cell>
          <table:table-cell table:style-name="ce5" table:formula="of:=&quot;{&quot;&amp;[.U13]&amp;&quot;, &quot;&amp;[.V13]&amp;&quot;}, &quot;" office:value-type="string" office:string-value="{3800, 370}, ">
            <text:p>{3800, 370}, </text:p>
          </table:table-cell>
          <table:table-cell table:style-name="ce5" table:formula="of:=[.X12]&amp;[.W13]" office:value-type="string" office:string-value="{{3800, 2400}, {2040, 2080}, {2800, 3500}, {700, 3800}, {200, 3200}, {800, 2600}, {150, 1800}, {2040, 2080}, {1300, 500}, {3800, 370}, ">
            <text:p>{{3800, 2400}, {2040, 2080}, {2800, 3500}, {700, 3800}, {200, 3200}, {800, 2600}, {150, 1800}, {2040, 2080}, {1300, 500}, {3800, 370}, </text:p>
          </table:table-cell>
          <table:table-cell table:style-name="ce6" table:number-columns-repeated="1000"/>
        </table:table-row>
        <table:table-row table:style-name="ro2">
          <table:table-cell table:style-name="ce2" table:formula="of:=&quot;{ &quot;&amp;[.B$1]&amp;&quot; = '&quot;&amp;[.B14]&amp;&quot;', &quot;&amp;[.C$1]&amp;&quot; = &quot;&amp;[.C14]&amp;&quot;, &quot;&amp;[.D$1]&amp;&quot; = &quot;&amp;[.D14]&amp;&quot;, &quot;&amp;[.E$1]&amp;&quot; = &quot;&amp;[.E14]&amp;&quot;, &quot;&amp;[.F$1]&amp;&quot; = &quot;&amp;[.F14]&amp;&quot;, &quot;&amp;[.G$1]&amp;&quot; = &quot;&amp;[.G14]*30&amp;&quot;, &quot;&amp;[.H$1]&amp;&quot; = &quot;&amp;[.H14]&amp;&quot;, &quot;&amp;IF([.I14]=&quot;&quot;;&quot;&quot;;[.I$1]&amp;&quot; = &quot;&amp;[.I14]&amp;&quot;, &quot;)&amp;IF([.J14]=&quot;&quot;;&quot;&quot;;[.J$1]&amp;&quot; = &quot;&amp;[.J14]&amp;&quot;, &quot;)&amp;IF([.K14]=&quot;&quot;;&quot;&quot;;[.K$1]&amp;&quot; = &quot;&amp;[.K14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8]" office:value-type="string" office:string-value="bug_med">
            <text:p>bug_med</text:p>
          </table:table-cell>
          <table:table-cell table:style-name="ce5" table:formula="of:=[.C13]" office:value-type="float" office:value="2500">
            <text:p>2500</text:p>
          </table:table-cell>
          <table:table-cell table:style-name="ce5" table:formula="of:=[.D13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4]=[.N13];[.G13];[.G13]+[.$O$2])" office:value-type="float" office:value="250">
            <text:p>2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8]" office:value-type="float" office:value="1">
            <text:p>1</text:p>
          </table:table-cell>
          <table:table-cell table:style-name="ce5" table:number-columns-repeated="2"/>
          <table:table-cell table:style-name="ce6" table:formula="of:=[.N8]+1" office:value-type="float" office:value="3">
            <text:p>3</text:p>
          </table:table-cell>
          <table:table-cell table:style-name="ce5" table:number-columns-repeated="3"/>
          <table:table-cell table:number-columns-repeated="1007"/>
        </table:table-row>
        <table:table-row table:style-name="ro2">
          <table:table-cell table:style-name="ce2" table:formula="of:=&quot;{ &quot;&amp;[.B$1]&amp;&quot; = '&quot;&amp;[.B15]&amp;&quot;', &quot;&amp;[.C$1]&amp;&quot; = &quot;&amp;[.C15]&amp;&quot;, &quot;&amp;[.D$1]&amp;&quot; = &quot;&amp;[.D15]&amp;&quot;, &quot;&amp;[.E$1]&amp;&quot; = &quot;&amp;[.E15]&amp;&quot;, &quot;&amp;[.F$1]&amp;&quot; = &quot;&amp;[.F15]&amp;&quot;, &quot;&amp;[.G$1]&amp;&quot; = &quot;&amp;[.G15]*30&amp;&quot;, &quot;&amp;[.H$1]&amp;&quot; = &quot;&amp;[.H15]&amp;&quot;, &quot;&amp;IF([.I15]=&quot;&quot;;&quot;&quot;;[.I$1]&amp;&quot; = &quot;&amp;[.I15]&amp;&quot;, &quot;)&amp;IF([.J15]=&quot;&quot;;&quot;&quot;;[.J$1]&amp;&quot; = &quot;&amp;[.J15]&amp;&quot;, &quot;)&amp;IF([.K15]=&quot;&quot;;&quot;&quot;;[.K$1]&amp;&quot; = &quot;&amp;[.K15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9]" office:value-type="string" office:string-value="bug_med">
            <text:p>bug_med</text:p>
          </table:table-cell>
          <table:table-cell table:style-name="ce5" table:formula="of:=[.C14]" office:value-type="float" office:value="2500">
            <text:p>2500</text:p>
          </table:table-cell>
          <table:table-cell table:style-name="ce5" table:formula="of:=[.D14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5]=[.N14];[.G14];[.G14]+[.$O$2])" office:value-type="float" office:value="250">
            <text:p>2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1">
            <text:p>1</text:p>
          </table:table-cell>
          <table:table-cell table:style-name="ce5" table:number-columns-repeated="2"/>
          <table:table-cell table:style-name="ce6" table:formula="of:=[.N9]+1" office:value-type="float" office:value="3">
            <text:p>3</text:p>
          </table:table-cell>
          <table:table-cell table:style-name="ce5" table:number-columns-repeated="3"/>
          <table:table-cell table:number-columns-repeated="1007"/>
        </table:table-row>
        <table:table-row table:style-name="ro2">
          <table:table-cell table:style-name="ce2" table:formula="of:=&quot;{ &quot;&amp;[.B$1]&amp;&quot; = '&quot;&amp;[.B16]&amp;&quot;', &quot;&amp;[.C$1]&amp;&quot; = &quot;&amp;[.C16]&amp;&quot;, &quot;&amp;[.D$1]&amp;&quot; = &quot;&amp;[.D16]&amp;&quot;, &quot;&amp;[.E$1]&amp;&quot; = &quot;&amp;[.E16]&amp;&quot;, &quot;&amp;[.F$1]&amp;&quot; = &quot;&amp;[.F16]&amp;&quot;, &quot;&amp;[.G$1]&amp;&quot; = &quot;&amp;[.G16]*30&amp;&quot;, &quot;&amp;[.H$1]&amp;&quot; = &quot;&amp;[.H16]&amp;&quot;, &quot;&amp;IF([.I16]=&quot;&quot;;&quot;&quot;;[.I$1]&amp;&quot; = &quot;&amp;[.I16]&amp;&quot;, &quot;)&amp;IF([.J16]=&quot;&quot;;&quot;&quot;;[.J$1]&amp;&quot; = &quot;&amp;[.J16]&amp;&quot;, &quot;)&amp;IF([.K16]=&quot;&quot;;&quot;&quot;;[.K$1]&amp;&quot; = &quot;&amp;[.K16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10]" office:value-type="string" office:string-value="bug_med">
            <text:p>bug_med</text:p>
          </table:table-cell>
          <table:table-cell table:style-name="ce5" table:formula="of:=[.C15]" office:value-type="float" office:value="2500">
            <text:p>2500</text:p>
          </table:table-cell>
          <table:table-cell table:style-name="ce5" table:formula="of:=[.D15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6]=[.N15];[.G15];[.G15]+[.$O$2])" office:value-type="float" office:value="250">
            <text:p>2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2">
            <text:p>2</text:p>
          </table:table-cell>
          <table:table-cell table:style-name="ce5" table:number-columns-repeated="2"/>
          <table:table-cell table:style-name="ce6" table:formula="of:=[.N10]+1" office:value-type="float" office:value="3">
            <text:p>3</text:p>
          </table:table-cell>
          <table:table-cell table:style-name="ce5" table:number-columns-repeated="3"/>
          <table:table-cell table:number-columns-repeated="1007"/>
        </table:table-row>
        <table:table-row table:style-name="ro2">
          <table:table-cell table:style-name="ce2" table:formula="of:=&quot;{ &quot;&amp;[.B$1]&amp;&quot; = '&quot;&amp;[.B17]&amp;&quot;', &quot;&amp;[.C$1]&amp;&quot; = &quot;&amp;[.C17]&amp;&quot;, &quot;&amp;[.D$1]&amp;&quot; = &quot;&amp;[.D17]&amp;&quot;, &quot;&amp;[.E$1]&amp;&quot; = &quot;&amp;[.E17]&amp;&quot;, &quot;&amp;[.F$1]&amp;&quot; = &quot;&amp;[.F17]&amp;&quot;, &quot;&amp;[.G$1]&amp;&quot; = &quot;&amp;[.G17]*30&amp;&quot;, &quot;&amp;[.H$1]&amp;&quot; = &quot;&amp;[.H17]&amp;&quot;, &quot;&amp;IF([.I17]=&quot;&quot;;&quot;&quot;;[.I$1]&amp;&quot; = &quot;&amp;[.I17]&amp;&quot;, &quot;)&amp;IF([.J17]=&quot;&quot;;&quot;&quot;;[.J$1]&amp;&quot; = &quot;&amp;[.J17]&amp;&quot;, &quot;)&amp;IF([.K17]=&quot;&quot;;&quot;&quot;;[.K$1]&amp;&quot; = &quot;&amp;[.K17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11]" office:value-type="string" office:string-value="bug_med">
            <text:p>bug_med</text:p>
          </table:table-cell>
          <table:table-cell table:style-name="ce5" table:formula="of:=[.C16]" office:value-type="float" office:value="2500">
            <text:p>2500</text:p>
          </table:table-cell>
          <table:table-cell table:style-name="ce5" table:formula="of:=[.D16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7]=[.N16];[.G16];[.G16]+[.$O$2])" office:value-type="float" office:value="250">
            <text:p>2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2">
            <text:p>2</text:p>
          </table:table-cell>
          <table:table-cell table:style-name="ce5" table:number-columns-repeated="2"/>
          <table:table-cell table:style-name="ce6" table:formula="of:=[.N11]+1" office:value-type="float" office:value="3">
            <text:p>3</text:p>
          </table:table-cell>
          <table:table-cell table:style-name="ce5" table:number-columns-repeated="3"/>
          <table:table-cell table:number-columns-repeated="1007"/>
        </table:table-row>
        <table:table-row table:style-name="ro2">
          <table:table-cell table:style-name="ce2" table:formula="of:=&quot;{ &quot;&amp;[.B$1]&amp;&quot; = '&quot;&amp;[.B18]&amp;&quot;', &quot;&amp;[.C$1]&amp;&quot; = &quot;&amp;[.C18]&amp;&quot;, &quot;&amp;[.D$1]&amp;&quot; = &quot;&amp;[.D18]&amp;&quot;, &quot;&amp;[.E$1]&amp;&quot; = &quot;&amp;[.E18]&amp;&quot;, &quot;&amp;[.F$1]&amp;&quot; = &quot;&amp;[.F18]&amp;&quot;, &quot;&amp;[.G$1]&amp;&quot; = &quot;&amp;[.G18]*30&amp;&quot;, &quot;&amp;[.H$1]&amp;&quot; = &quot;&amp;[.H18]&amp;&quot;, &quot;&amp;IF([.I18]=&quot;&quot;;&quot;&quot;;[.I$1]&amp;&quot; = &quot;&amp;[.I18]&amp;&quot;, &quot;)&amp;IF([.J18]=&quot;&quot;;&quot;&quot;;[.J$1]&amp;&quot; = &quot;&amp;[.J18]&amp;&quot;, &quot;)&amp;IF([.K18]=&quot;&quot;;&quot;&quot;;[.K$1]&amp;&quot; = &quot;&amp;[.K18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12]" office:value-type="string" office:string-value="bug_med">
            <text:p>bug_med</text:p>
          </table:table-cell>
          <table:table-cell table:style-name="ce5" table:formula="of:=[.C17]" office:value-type="float" office:value="2500">
            <text:p>2500</text:p>
          </table:table-cell>
          <table:table-cell table:style-name="ce5" table:formula="of:=[.D17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8]=[.N17];[.G17];[.G17]+[.$O$2])" office:value-type="float" office:value="250">
            <text:p>2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3">
            <text:p>3</text:p>
          </table:table-cell>
          <table:table-cell table:style-name="ce5" table:number-columns-repeated="2"/>
          <table:table-cell table:style-name="ce6" table:formula="of:=[.N12]+1" office:value-type="float" office:value="3">
            <text:p>3</text:p>
          </table:table-cell>
          <table:table-cell table:style-name="ce5" table:number-columns-repeated="3"/>
          <table:table-cell table:number-columns-repeated="1007"/>
        </table:table-row>
        <table:table-row table:style-name="ro2">
          <table:table-cell table:style-name="ce2" table:formula="of:=&quot;{ &quot;&amp;[.B$1]&amp;&quot; = '&quot;&amp;[.B19]&amp;&quot;', &quot;&amp;[.C$1]&amp;&quot; = &quot;&amp;[.C19]&amp;&quot;, &quot;&amp;[.D$1]&amp;&quot; = &quot;&amp;[.D19]&amp;&quot;, &quot;&amp;[.E$1]&amp;&quot; = &quot;&amp;[.E19]&amp;&quot;, &quot;&amp;[.F$1]&amp;&quot; = &quot;&amp;[.F19]&amp;&quot;, &quot;&amp;[.G$1]&amp;&quot; = &quot;&amp;[.G19]*30&amp;&quot;, &quot;&amp;[.H$1]&amp;&quot; = &quot;&amp;[.H19]&amp;&quot;, &quot;&amp;IF([.I19]=&quot;&quot;;&quot;&quot;;[.I$1]&amp;&quot; = &quot;&amp;[.I19]&amp;&quot;, &quot;)&amp;IF([.J19]=&quot;&quot;;&quot;&quot;;[.J$1]&amp;&quot; = &quot;&amp;[.J19]&amp;&quot;, &quot;)&amp;IF([.K19]=&quot;&quot;;&quot;&quot;;[.K$1]&amp;&quot; = &quot;&amp;[.K19]&amp;&quot;, &quot;)&amp;&quot; },&quot;" office:value-type="string" office:string-value="{ name = 'bug_big', x = 2500, z = 2000, facing = 0, spawnRadius = 0, delay = 7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7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office:value-type="string">
            <text:p>bug_big</text:p>
          </table:table-cell>
          <table:table-cell table:style-name="ce5" table:formula="of:=[.C18]" office:value-type="float" office:value="2500">
            <text:p>2500</text:p>
          </table:table-cell>
          <table:table-cell table:style-name="ce5" table:formula="of:=[.D18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9]=[.N18];[.G18];[.G18]+[.$O$2])" office:value-type="float" office:value="250">
            <text:p>2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3]" office:value-type="float" office:value="4">
            <text:p>4</text:p>
          </table:table-cell>
          <table:table-cell table:style-name="ce5" table:number-columns-repeated="2"/>
          <table:table-cell table:style-name="ce6" table:formula="of:=[.N13]+1" office:value-type="float" office:value="3">
            <text:p>3</text:p>
          </table:table-cell>
          <table:table-cell table:style-name="ce5" table:number-columns-repeated="3"/>
          <table:table-cell table:number-columns-repeated="1007"/>
        </table:table-row>
        <table:table-row table:style-name="ro2">
          <table:table-cell table:style-name="ce3" table:formula="of:=&quot;{ &quot;&amp;[.B$1]&amp;&quot; = '&quot;&amp;[.B20]&amp;&quot;', &quot;&amp;[.C$1]&amp;&quot; = &quot;&amp;[.C20]&amp;&quot;, &quot;&amp;[.D$1]&amp;&quot; = &quot;&amp;[.D20]&amp;&quot;, &quot;&amp;[.E$1]&amp;&quot; = &quot;&amp;[.E20]&amp;&quot;, &quot;&amp;[.F$1]&amp;&quot; = &quot;&amp;[.F20]&amp;&quot;, &quot;&amp;[.G$1]&amp;&quot; = &quot;&amp;[.G20]*30&amp;&quot;, &quot;&amp;[.H$1]&amp;&quot; = &quot;&amp;[.H20]&amp;&quot;, &quot;&amp;IF([.I20]=&quot;&quot;;&quot;&quot;;[.I$1]&amp;&quot; = &quot;&amp;[.I20]&amp;&quot;, &quot;)&amp;IF([.J20]=&quot;&quot;;&quot;&quot;;[.J$1]&amp;&quot; = &quot;&amp;[.J20]&amp;&quot;, &quot;)&amp;IF([.K20]=&quot;&quot;;&quot;&quot;;[.K$1]&amp;&quot; = &quot;&amp;[.K20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4]" office:value-type="string" office:string-value="bug_med">
            <text:p>bug_med</text:p>
          </table:table-cell>
          <table:table-cell table:style-name="ce5" table:formula="of:=[.C19]" office:value-type="float" office:value="2500">
            <text:p>2500</text:p>
          </table:table-cell>
          <table:table-cell table:style-name="ce5" table:formula="of:=[.D19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20]=[.N19];[.G19];[.G19]+[.$O$2])" office:value-type="float" office:value="370">
            <text:p>37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4]" office:value-type="float" office:value="1">
            <text:p>1</text:p>
          </table:table-cell>
          <table:table-cell table:style-name="ce6" table:number-columns-repeated="2"/>
          <table:table-cell table:style-name="ce6" table:formula="of:=[.N14]+1" office:value-type="float" office:value="4">
            <text:p>4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 table:style-name="ce3" table:formula="of:=&quot;{ &quot;&amp;[.B$1]&amp;&quot; = '&quot;&amp;[.B21]&amp;&quot;', &quot;&amp;[.C$1]&amp;&quot; = &quot;&amp;[.C21]&amp;&quot;, &quot;&amp;[.D$1]&amp;&quot; = &quot;&amp;[.D21]&amp;&quot;, &quot;&amp;[.E$1]&amp;&quot; = &quot;&amp;[.E21]&amp;&quot;, &quot;&amp;[.F$1]&amp;&quot; = &quot;&amp;[.F21]&amp;&quot;, &quot;&amp;[.G$1]&amp;&quot; = &quot;&amp;[.G21]*30&amp;&quot;, &quot;&amp;[.H$1]&amp;&quot; = &quot;&amp;[.H21]&amp;&quot;, &quot;&amp;IF([.I21]=&quot;&quot;;&quot;&quot;;[.I$1]&amp;&quot; = &quot;&amp;[.I21]&amp;&quot;, &quot;)&amp;IF([.J21]=&quot;&quot;;&quot;&quot;;[.J$1]&amp;&quot; = &quot;&amp;[.J21]&amp;&quot;, &quot;)&amp;IF([.K21]=&quot;&quot;;&quot;&quot;;[.K$1]&amp;&quot; = &quot;&amp;[.K21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5]" office:value-type="string" office:string-value="bug_med">
            <text:p>bug_med</text:p>
          </table:table-cell>
          <table:table-cell table:style-name="ce5" table:formula="of:=[.C20]" office:value-type="float" office:value="2500">
            <text:p>2500</text:p>
          </table:table-cell>
          <table:table-cell table:style-name="ce5" table:formula="of:=[.D20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21]=[.N20];[.G20];[.G20]+[.$O$2])" office:value-type="float" office:value="370">
            <text:p>37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5]" office:value-type="float" office:value="1">
            <text:p>1</text:p>
          </table:table-cell>
          <table:table-cell table:style-name="ce6" table:number-columns-repeated="2"/>
          <table:table-cell table:style-name="ce6" table:formula="of:=[.N15]+1" office:value-type="float" office:value="4">
            <text:p>4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 table:style-name="ce3" table:formula="of:=&quot;{ &quot;&amp;[.B$1]&amp;&quot; = '&quot;&amp;[.B22]&amp;&quot;', &quot;&amp;[.C$1]&amp;&quot; = &quot;&amp;[.C22]&amp;&quot;, &quot;&amp;[.D$1]&amp;&quot; = &quot;&amp;[.D22]&amp;&quot;, &quot;&amp;[.E$1]&amp;&quot; = &quot;&amp;[.E22]&amp;&quot;, &quot;&amp;[.F$1]&amp;&quot; = &quot;&amp;[.F22]&amp;&quot;, &quot;&amp;[.G$1]&amp;&quot; = &quot;&amp;[.G22]*30&amp;&quot;, &quot;&amp;[.H$1]&amp;&quot; = &quot;&amp;[.H22]&amp;&quot;, &quot;&amp;IF([.I22]=&quot;&quot;;&quot;&quot;;[.I$1]&amp;&quot; = &quot;&amp;[.I22]&amp;&quot;, &quot;)&amp;IF([.J22]=&quot;&quot;;&quot;&quot;;[.J$1]&amp;&quot; = &quot;&amp;[.J22]&amp;&quot;, &quot;)&amp;IF([.K22]=&quot;&quot;;&quot;&quot;;[.K$1]&amp;&quot; = &quot;&amp;[.K22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16]" office:value-type="string" office:string-value="bug_med">
            <text:p>bug_med</text:p>
          </table:table-cell>
          <table:table-cell table:style-name="ce5" table:formula="of:=[.C21]" office:value-type="float" office:value="2500">
            <text:p>2500</text:p>
          </table:table-cell>
          <table:table-cell table:style-name="ce5" table:formula="of:=[.D21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22]=[.N21];[.G21];[.G21]+[.$O$2])" office:value-type="float" office:value="370">
            <text:p>37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6]" office:value-type="float" office:value="2">
            <text:p>2</text:p>
          </table:table-cell>
          <table:table-cell table:style-name="ce6" table:number-columns-repeated="2"/>
          <table:table-cell table:style-name="ce6" table:formula="of:=[.N16]+1" office:value-type="float" office:value="4">
            <text:p>4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 table:style-name="ce3" table:formula="of:=&quot;{ &quot;&amp;[.B$1]&amp;&quot; = '&quot;&amp;[.B23]&amp;&quot;', &quot;&amp;[.C$1]&amp;&quot; = &quot;&amp;[.C23]&amp;&quot;, &quot;&amp;[.D$1]&amp;&quot; = &quot;&amp;[.D23]&amp;&quot;, &quot;&amp;[.E$1]&amp;&quot; = &quot;&amp;[.E23]&amp;&quot;, &quot;&amp;[.F$1]&amp;&quot; = &quot;&amp;[.F23]&amp;&quot;, &quot;&amp;[.G$1]&amp;&quot; = &quot;&amp;[.G23]*30&amp;&quot;, &quot;&amp;[.H$1]&amp;&quot; = &quot;&amp;[.H23]&amp;&quot;, &quot;&amp;IF([.I23]=&quot;&quot;;&quot;&quot;;[.I$1]&amp;&quot; = &quot;&amp;[.I23]&amp;&quot;, &quot;)&amp;IF([.J23]=&quot;&quot;;&quot;&quot;;[.J$1]&amp;&quot; = &quot;&amp;[.J23]&amp;&quot;, &quot;)&amp;IF([.K23]=&quot;&quot;;&quot;&quot;;[.K$1]&amp;&quot; = &quot;&amp;[.K23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17]" office:value-type="string" office:string-value="bug_med">
            <text:p>bug_med</text:p>
          </table:table-cell>
          <table:table-cell table:style-name="ce5" table:formula="of:=[.C22]" office:value-type="float" office:value="2500">
            <text:p>2500</text:p>
          </table:table-cell>
          <table:table-cell table:style-name="ce5" table:formula="of:=[.D22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23]=[.N22];[.G22];[.G22]+[.$O$2])" office:value-type="float" office:value="370">
            <text:p>37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7]" office:value-type="float" office:value="2">
            <text:p>2</text:p>
          </table:table-cell>
          <table:table-cell table:style-name="ce6" table:number-columns-repeated="2"/>
          <table:table-cell table:style-name="ce6" table:formula="of:=[.N17]+1" office:value-type="float" office:value="4">
            <text:p>4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 table:style-name="ce3" table:formula="of:=&quot;{ &quot;&amp;[.B$1]&amp;&quot; = '&quot;&amp;[.B24]&amp;&quot;', &quot;&amp;[.C$1]&amp;&quot; = &quot;&amp;[.C24]&amp;&quot;, &quot;&amp;[.D$1]&amp;&quot; = &quot;&amp;[.D24]&amp;&quot;, &quot;&amp;[.E$1]&amp;&quot; = &quot;&amp;[.E24]&amp;&quot;, &quot;&amp;[.F$1]&amp;&quot; = &quot;&amp;[.F24]&amp;&quot;, &quot;&amp;[.G$1]&amp;&quot; = &quot;&amp;[.G24]*30&amp;&quot;, &quot;&amp;[.H$1]&amp;&quot; = &quot;&amp;[.H24]&amp;&quot;, &quot;&amp;IF([.I24]=&quot;&quot;;&quot;&quot;;[.I$1]&amp;&quot; = &quot;&amp;[.I24]&amp;&quot;, &quot;)&amp;IF([.J24]=&quot;&quot;;&quot;&quot;;[.J$1]&amp;&quot; = &quot;&amp;[.J24]&amp;&quot;, &quot;)&amp;IF([.K24]=&quot;&quot;;&quot;&quot;;[.K$1]&amp;&quot; = &quot;&amp;[.K24]&amp;&quot;, &quot;)&amp;&quot; },&quot;" office:value-type="string" office:string-value="{ name = 'bug_big', x = 2500, z = 2000, facing = 0, spawnRadius = 0, delay = 11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1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office:value-type="string">
            <text:p>bug_big</text:p>
          </table:table-cell>
          <table:table-cell table:style-name="ce5" table:formula="of:=[.C23]" office:value-type="float" office:value="2500">
            <text:p>2500</text:p>
          </table:table-cell>
          <table:table-cell table:style-name="ce5" table:formula="of:=[.D23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24]=[.N23];[.G23];[.G23]+[.$O$2])" office:value-type="float" office:value="370">
            <text:p>37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8]" office:value-type="float" office:value="3">
            <text:p>3</text:p>
          </table:table-cell>
          <table:table-cell table:style-name="ce6" table:number-columns-repeated="2"/>
          <table:table-cell table:style-name="ce6" table:formula="of:=[.N18]+1" office:value-type="float" office:value="4">
            <text:p>4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 table:style-name="ce3" table:formula="of:=&quot;{ &quot;&amp;[.B$1]&amp;&quot; = '&quot;&amp;[.B25]&amp;&quot;', &quot;&amp;[.C$1]&amp;&quot; = &quot;&amp;[.C25]&amp;&quot;, &quot;&amp;[.D$1]&amp;&quot; = &quot;&amp;[.D25]&amp;&quot;, &quot;&amp;[.E$1]&amp;&quot; = &quot;&amp;[.E25]&amp;&quot;, &quot;&amp;[.F$1]&amp;&quot; = &quot;&amp;[.F25]&amp;&quot;, &quot;&amp;[.G$1]&amp;&quot; = &quot;&amp;[.G25]*30&amp;&quot;, &quot;&amp;[.H$1]&amp;&quot; = &quot;&amp;[.H25]&amp;&quot;, &quot;&amp;IF([.I25]=&quot;&quot;;&quot;&quot;;[.I$1]&amp;&quot; = &quot;&amp;[.I25]&amp;&quot;, &quot;)&amp;IF([.J25]=&quot;&quot;;&quot;&quot;;[.J$1]&amp;&quot; = &quot;&amp;[.J25]&amp;&quot;, &quot;)&amp;IF([.K25]=&quot;&quot;;&quot;&quot;;[.K$1]&amp;&quot; = &quot;&amp;[.K25]&amp;&quot;, &quot;)&amp;&quot; },&quot;" office:value-type="string" office:string-value="{ name = 'bug_big', x = 2500, z = 2000, facing = 0, spawnRadius = 0, delay = 11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1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19]" office:value-type="string" office:string-value="bug_big">
            <text:p>bug_big</text:p>
          </table:table-cell>
          <table:table-cell table:style-name="ce5" table:formula="of:=[.C24]" office:value-type="float" office:value="2500">
            <text:p>2500</text:p>
          </table:table-cell>
          <table:table-cell table:style-name="ce5" table:formula="of:=[.D24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25]=[.N24];[.G24];[.G24]+[.$O$2])" office:value-type="float" office:value="370">
            <text:p>37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9]" office:value-type="float" office:value="4">
            <text:p>4</text:p>
          </table:table-cell>
          <table:table-cell table:style-name="ce6" table:number-columns-repeated="2"/>
          <table:table-cell table:style-name="ce6" table:formula="of:=[.N19]+1" office:value-type="float" office:value="4">
            <text:p>4</text:p>
          </table:table-cell>
          <table:table-cell table:style-name="ce6" table:number-columns-repeated="3"/>
          <table:table-cell table:number-columns-repeated="1007"/>
        </table:table-row>
        <table:table-row table:style-name="ro2">
          <table:table-cell table:style-name="ce2" table:formula="of:=&quot;{ &quot;&amp;[.B$1]&amp;&quot; = '&quot;&amp;[.B26]&amp;&quot;', &quot;&amp;[.C$1]&amp;&quot; = &quot;&amp;[.C26]&amp;&quot;, &quot;&amp;[.D$1]&amp;&quot; = &quot;&amp;[.D26]&amp;&quot;, &quot;&amp;[.E$1]&amp;&quot; = &quot;&amp;[.E26]&amp;&quot;, &quot;&amp;[.F$1]&amp;&quot; = &quot;&amp;[.F26]&amp;&quot;, &quot;&amp;[.G$1]&amp;&quot; = &quot;&amp;[.G26]*30&amp;&quot;, &quot;&amp;[.H$1]&amp;&quot; = &quot;&amp;[.H26]&amp;&quot;, &quot;&amp;IF([.I26]=&quot;&quot;;&quot;&quot;;[.I$1]&amp;&quot; = &quot;&amp;[.I26]&amp;&quot;, &quot;)&amp;IF([.J26]=&quot;&quot;;&quot;&quot;;[.J$1]&amp;&quot; = &quot;&amp;[.J26]&amp;&quot;, &quot;)&amp;IF([.K26]=&quot;&quot;;&quot;&quot;;[.K$1]&amp;&quot; = &quot;&amp;[.K26]&amp;&quot;, &quot;)&amp;&quot; },&quot;" office:value-type="string" office:string-value="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20]" office:value-type="string" office:string-value="bug_med">
            <text:p>bug_med</text:p>
          </table:table-cell>
          <table:table-cell table:style-name="ce5" table:formula="of:=[.C25]" office:value-type="float" office:value="2500">
            <text:p>2500</text:p>
          </table:table-cell>
          <table:table-cell table:style-name="ce5" table:formula="of:=[.D25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26]=[.N25];[.G25];[.G25]+[.$O$2])" office:value-type="float" office:value="490">
            <text:p>49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20]" office:value-type="float" office:value="1">
            <text:p>1</text:p>
          </table:table-cell>
          <table:table-cell table:style-name="ce5" table:number-columns-repeated="2"/>
          <table:table-cell table:style-name="ce6" table:formula="of:=[.N20]+1" office:value-type="float" office:value="5">
            <text:p>5</text:p>
          </table:table-cell>
          <table:table-cell table:style-name="ce5" table:number-columns-repeated="1010"/>
        </table:table-row>
        <table:table-row table:style-name="ro2">
          <table:table-cell table:style-name="ce2" table:formula="of:=&quot;{ &quot;&amp;[.B$1]&amp;&quot; = '&quot;&amp;[.B27]&amp;&quot;', &quot;&amp;[.C$1]&amp;&quot; = &quot;&amp;[.C27]&amp;&quot;, &quot;&amp;[.D$1]&amp;&quot; = &quot;&amp;[.D27]&amp;&quot;, &quot;&amp;[.E$1]&amp;&quot; = &quot;&amp;[.E27]&amp;&quot;, &quot;&amp;[.F$1]&amp;&quot; = &quot;&amp;[.F27]&amp;&quot;, &quot;&amp;[.G$1]&amp;&quot; = &quot;&amp;[.G27]*30&amp;&quot;, &quot;&amp;[.H$1]&amp;&quot; = &quot;&amp;[.H27]&amp;&quot;, &quot;&amp;IF([.I27]=&quot;&quot;;&quot;&quot;;[.I$1]&amp;&quot; = &quot;&amp;[.I27]&amp;&quot;, &quot;)&amp;IF([.J27]=&quot;&quot;;&quot;&quot;;[.J$1]&amp;&quot; = &quot;&amp;[.J27]&amp;&quot;, &quot;)&amp;IF([.K27]=&quot;&quot;;&quot;&quot;;[.K$1]&amp;&quot; = &quot;&amp;[.K27]&amp;&quot;, &quot;)&amp;&quot; },&quot;" office:value-type="string" office:string-value="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21]" office:value-type="string" office:string-value="bug_med">
            <text:p>bug_med</text:p>
          </table:table-cell>
          <table:table-cell table:style-name="ce5" table:formula="of:=[.C26]" office:value-type="float" office:value="2500">
            <text:p>2500</text:p>
          </table:table-cell>
          <table:table-cell table:style-name="ce5" table:formula="of:=[.D26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27]=[.N26];[.G26];[.G26]+[.$O$2])" office:value-type="float" office:value="490">
            <text:p>49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21]" office:value-type="float" office:value="1">
            <text:p>1</text:p>
          </table:table-cell>
          <table:table-cell table:style-name="ce5" table:number-columns-repeated="2"/>
          <table:table-cell table:style-name="ce6" table:formula="of:=[.N21]+1" office:value-type="float" office:value="5">
            <text:p>5</text:p>
          </table:table-cell>
          <table:table-cell table:style-name="ce5" table:number-columns-repeated="1010"/>
        </table:table-row>
        <table:table-row table:style-name="ro2">
          <table:table-cell table:style-name="ce2" table:formula="of:=&quot;{ &quot;&amp;[.B$1]&amp;&quot; = '&quot;&amp;[.B28]&amp;&quot;', &quot;&amp;[.C$1]&amp;&quot; = &quot;&amp;[.C28]&amp;&quot;, &quot;&amp;[.D$1]&amp;&quot; = &quot;&amp;[.D28]&amp;&quot;, &quot;&amp;[.E$1]&amp;&quot; = &quot;&amp;[.E28]&amp;&quot;, &quot;&amp;[.F$1]&amp;&quot; = &quot;&amp;[.F28]&amp;&quot;, &quot;&amp;[.G$1]&amp;&quot; = &quot;&amp;[.G28]*30&amp;&quot;, &quot;&amp;[.H$1]&amp;&quot; = &quot;&amp;[.H28]&amp;&quot;, &quot;&amp;IF([.I28]=&quot;&quot;;&quot;&quot;;[.I$1]&amp;&quot; = &quot;&amp;[.I28]&amp;&quot;, &quot;)&amp;IF([.J28]=&quot;&quot;;&quot;&quot;;[.J$1]&amp;&quot; = &quot;&amp;[.J28]&amp;&quot;, &quot;)&amp;IF([.K28]=&quot;&quot;;&quot;&quot;;[.K$1]&amp;&quot; = &quot;&amp;[.K28]&amp;&quot;, &quot;)&amp;&quot; },&quot;" office:value-type="string" office:string-value="{ name = 'bug_med', x = 2500, z = 2000, facing = 0, spawnRadius = 0, delay = 147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14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22]" office:value-type="string" office:string-value="bug_med">
            <text:p>bug_med</text:p>
          </table:table-cell>
          <table:table-cell table:style-name="ce5" table:formula="of:=[.C27]" office:value-type="float" office:value="2500">
            <text:p>2500</text:p>
          </table:table-cell>
          <table:table-cell table:style-name="ce5" table:formula="of:=[.D27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28]=[.N27];[.G27];[.G27]+[.$O$2])" office:value-type="float" office:value="490">
            <text:p>49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22]" office:value-type="float" office:value="2">
            <text:p>2</text:p>
          </table:table-cell>
          <table:table-cell table:style-name="ce5" table:number-columns-repeated="2"/>
          <table:table-cell table:style-name="ce6" table:formula="of:=[.N22]+1" office:value-type="float" office:value="5">
            <text:p>5</text:p>
          </table:table-cell>
          <table:table-cell table:style-name="ce5" table:number-columns-repeated="1010"/>
        </table:table-row>
        <table:table-row table:style-name="ro2">
          <table:table-cell table:style-name="ce2" table:formula="of:=&quot;{ &quot;&amp;[.B$1]&amp;&quot; = '&quot;&amp;[.B29]&amp;&quot;', &quot;&amp;[.C$1]&amp;&quot; = &quot;&amp;[.C29]&amp;&quot;, &quot;&amp;[.D$1]&amp;&quot; = &quot;&amp;[.D29]&amp;&quot;, &quot;&amp;[.E$1]&amp;&quot; = &quot;&amp;[.E29]&amp;&quot;, &quot;&amp;[.F$1]&amp;&quot; = &quot;&amp;[.F29]&amp;&quot;, &quot;&amp;[.G$1]&amp;&quot; = &quot;&amp;[.G29]*30&amp;&quot;, &quot;&amp;[.H$1]&amp;&quot; = &quot;&amp;[.H29]&amp;&quot;, &quot;&amp;IF([.I29]=&quot;&quot;;&quot;&quot;;[.I$1]&amp;&quot; = &quot;&amp;[.I29]&amp;&quot;, &quot;)&amp;IF([.J29]=&quot;&quot;;&quot;&quot;;[.J$1]&amp;&quot; = &quot;&amp;[.J29]&amp;&quot;, &quot;)&amp;IF([.K29]=&quot;&quot;;&quot;&quot;;[.K$1]&amp;&quot; = &quot;&amp;[.K29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office:value-type="string">
            <text:p>bug_big</text:p>
          </table:table-cell>
          <table:table-cell table:style-name="ce5" table:formula="of:=[.C28]" office:value-type="float" office:value="2500">
            <text:p>2500</text:p>
          </table:table-cell>
          <table:table-cell table:style-name="ce5" table:formula="of:=[.D28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29]=[.N28];[.G28];[.G28]+[.$O$2])" office:value-type="float" office:value="490">
            <text:p>49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23]" office:value-type="float" office:value="2">
            <text:p>2</text:p>
          </table:table-cell>
          <table:table-cell table:style-name="ce5" table:number-columns-repeated="2"/>
          <table:table-cell table:style-name="ce6" table:formula="of:=[.N23]+1" office:value-type="float" office:value="5">
            <text:p>5</text:p>
          </table:table-cell>
          <table:table-cell table:style-name="ce5" table:number-columns-repeated="1010"/>
        </table:table-row>
        <table:table-row table:style-name="ro2">
          <table:table-cell table:style-name="ce2" table:formula="of:=&quot;{ &quot;&amp;[.B$1]&amp;&quot; = '&quot;&amp;[.B30]&amp;&quot;', &quot;&amp;[.C$1]&amp;&quot; = &quot;&amp;[.C30]&amp;&quot;, &quot;&amp;[.D$1]&amp;&quot; = &quot;&amp;[.D30]&amp;&quot;, &quot;&amp;[.E$1]&amp;&quot; = &quot;&amp;[.E30]&amp;&quot;, &quot;&amp;[.F$1]&amp;&quot; = &quot;&amp;[.F30]&amp;&quot;, &quot;&amp;[.G$1]&amp;&quot; = &quot;&amp;[.G30]*30&amp;&quot;, &quot;&amp;[.H$1]&amp;&quot; = &quot;&amp;[.H30]&amp;&quot;, &quot;&amp;IF([.I30]=&quot;&quot;;&quot;&quot;;[.I$1]&amp;&quot; = &quot;&amp;[.I30]&amp;&quot;, &quot;)&amp;IF([.J30]=&quot;&quot;;&quot;&quot;;[.J$1]&amp;&quot; = &quot;&amp;[.J30]&amp;&quot;, &quot;)&amp;IF([.K30]=&quot;&quot;;&quot;&quot;;[.K$1]&amp;&quot; = &quot;&amp;[.K30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24]" office:value-type="string" office:string-value="bug_big">
            <text:p>bug_big</text:p>
          </table:table-cell>
          <table:table-cell table:style-name="ce5" table:formula="of:=[.C29]" office:value-type="float" office:value="2500">
            <text:p>2500</text:p>
          </table:table-cell>
          <table:table-cell table:style-name="ce5" table:formula="of:=[.D29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30]=[.N29];[.G29];[.G29]+[.$O$2])" office:value-type="float" office:value="490">
            <text:p>49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24]" office:value-type="float" office:value="3">
            <text:p>3</text:p>
          </table:table-cell>
          <table:table-cell table:style-name="ce5" table:number-columns-repeated="2"/>
          <table:table-cell table:style-name="ce6" table:formula="of:=[.N24]+1" office:value-type="float" office:value="5">
            <text:p>5</text:p>
          </table:table-cell>
          <table:table-cell table:style-name="ce5" table:number-columns-repeated="1010"/>
        </table:table-row>
        <table:table-row table:style-name="ro2">
          <table:table-cell table:style-name="ce2" table:formula="of:=&quot;{ &quot;&amp;[.B$1]&amp;&quot; = '&quot;&amp;[.B31]&amp;&quot;', &quot;&amp;[.C$1]&amp;&quot; = &quot;&amp;[.C31]&amp;&quot;, &quot;&amp;[.D$1]&amp;&quot; = &quot;&amp;[.D31]&amp;&quot;, &quot;&amp;[.E$1]&amp;&quot; = &quot;&amp;[.E31]&amp;&quot;, &quot;&amp;[.F$1]&amp;&quot; = &quot;&amp;[.F31]&amp;&quot;, &quot;&amp;[.G$1]&amp;&quot; = &quot;&amp;[.G31]*30&amp;&quot;, &quot;&amp;[.H$1]&amp;&quot; = &quot;&amp;[.H31]&amp;&quot;, &quot;&amp;IF([.I31]=&quot;&quot;;&quot;&quot;;[.I$1]&amp;&quot; = &quot;&amp;[.I31]&amp;&quot;, &quot;)&amp;IF([.J31]=&quot;&quot;;&quot;&quot;;[.J$1]&amp;&quot; = &quot;&amp;[.J31]&amp;&quot;, &quot;)&amp;IF([.K31]=&quot;&quot;;&quot;&quot;;[.K$1]&amp;&quot; = &quot;&amp;[.K31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25]" office:value-type="string" office:string-value="bug_big">
            <text:p>bug_big</text:p>
          </table:table-cell>
          <table:table-cell table:style-name="ce5" table:formula="of:=[.C30]" office:value-type="float" office:value="2500">
            <text:p>2500</text:p>
          </table:table-cell>
          <table:table-cell table:style-name="ce5" table:formula="of:=[.D30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31]=[.N30];[.G30];[.G30]+[.$O$2])" office:value-type="float" office:value="490">
            <text:p>49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25]" office:value-type="float" office:value="4">
            <text:p>4</text:p>
          </table:table-cell>
          <table:table-cell table:style-name="ce5" table:number-columns-repeated="2"/>
          <table:table-cell table:style-name="ce6" table:formula="of:=[.N25]+1" office:value-type="float" office:value="5">
            <text:p>5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32]&amp;&quot;', &quot;&amp;[.C$1]&amp;&quot; = &quot;&amp;[.C32]&amp;&quot;, &quot;&amp;[.D$1]&amp;&quot; = &quot;&amp;[.D32]&amp;&quot;, &quot;&amp;[.E$1]&amp;&quot; = &quot;&amp;[.E32]&amp;&quot;, &quot;&amp;[.F$1]&amp;&quot; = &quot;&amp;[.F32]&amp;&quot;, &quot;&amp;[.G$1]&amp;&quot; = &quot;&amp;[.G32]*30&amp;&quot;, &quot;&amp;[.H$1]&amp;&quot; = &quot;&amp;[.H32]&amp;&quot;, &quot;&amp;IF([.I32]=&quot;&quot;;&quot;&quot;;[.I$1]&amp;&quot; = &quot;&amp;[.I32]&amp;&quot;, &quot;)&amp;IF([.J32]=&quot;&quot;;&quot;&quot;;[.J$1]&amp;&quot; = &quot;&amp;[.J32]&amp;&quot;, &quot;)&amp;IF([.K32]=&quot;&quot;;&quot;&quot;;[.K$1]&amp;&quot; = &quot;&amp;[.K32]&amp;&quot;, &quot;)&amp;&quot; },&quot;" office:value-type="string" office:string-value="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26]" office:value-type="string" office:string-value="bug_med">
            <text:p>bug_med</text:p>
          </table:table-cell>
          <table:table-cell table:style-name="ce5" table:formula="of:=[.C31]" office:value-type="float" office:value="2500">
            <text:p>2500</text:p>
          </table:table-cell>
          <table:table-cell table:style-name="ce5" table:formula="of:=[.D31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32]=[.N31];[.G31];[.G31]+[.$O$2])" office:value-type="float" office:value="610">
            <text:p>6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26]" office:value-type="float" office:value="1">
            <text:p>1</text:p>
          </table:table-cell>
          <table:table-cell table:style-name="ce5" table:number-columns-repeated="2"/>
          <table:table-cell table:style-name="ce6" table:formula="of:=[.N26]+1" office:value-type="float" office:value="6">
            <text:p>6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33]&amp;&quot;', &quot;&amp;[.C$1]&amp;&quot; = &quot;&amp;[.C33]&amp;&quot;, &quot;&amp;[.D$1]&amp;&quot; = &quot;&amp;[.D33]&amp;&quot;, &quot;&amp;[.E$1]&amp;&quot; = &quot;&amp;[.E33]&amp;&quot;, &quot;&amp;[.F$1]&amp;&quot; = &quot;&amp;[.F33]&amp;&quot;, &quot;&amp;[.G$1]&amp;&quot; = &quot;&amp;[.G33]*30&amp;&quot;, &quot;&amp;[.H$1]&amp;&quot; = &quot;&amp;[.H33]&amp;&quot;, &quot;&amp;IF([.I33]=&quot;&quot;;&quot;&quot;;[.I$1]&amp;&quot; = &quot;&amp;[.I33]&amp;&quot;, &quot;)&amp;IF([.J33]=&quot;&quot;;&quot;&quot;;[.J$1]&amp;&quot; = &quot;&amp;[.J33]&amp;&quot;, &quot;)&amp;IF([.K33]=&quot;&quot;;&quot;&quot;;[.K$1]&amp;&quot; = &quot;&amp;[.K33]&amp;&quot;, &quot;)&amp;&quot; },&quot;" office:value-type="string" office:string-value="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27]" office:value-type="string" office:string-value="bug_med">
            <text:p>bug_med</text:p>
          </table:table-cell>
          <table:table-cell table:style-name="ce5" table:formula="of:=[.C32]" office:value-type="float" office:value="2500">
            <text:p>2500</text:p>
          </table:table-cell>
          <table:table-cell table:style-name="ce5" table:formula="of:=[.D32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33]=[.N32];[.G32];[.G32]+[.$O$2])" office:value-type="float" office:value="610">
            <text:p>6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27]" office:value-type="float" office:value="1">
            <text:p>1</text:p>
          </table:table-cell>
          <table:table-cell table:style-name="ce5" table:number-columns-repeated="2"/>
          <table:table-cell table:style-name="ce6" table:formula="of:=[.N27]+1" office:value-type="float" office:value="6">
            <text:p>6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34]&amp;&quot;', &quot;&amp;[.C$1]&amp;&quot; = &quot;&amp;[.C34]&amp;&quot;, &quot;&amp;[.D$1]&amp;&quot; = &quot;&amp;[.D34]&amp;&quot;, &quot;&amp;[.E$1]&amp;&quot; = &quot;&amp;[.E34]&amp;&quot;, &quot;&amp;[.F$1]&amp;&quot; = &quot;&amp;[.F34]&amp;&quot;, &quot;&amp;[.G$1]&amp;&quot; = &quot;&amp;[.G34]*30&amp;&quot;, &quot;&amp;[.H$1]&amp;&quot; = &quot;&amp;[.H34]&amp;&quot;, &quot;&amp;IF([.I34]=&quot;&quot;;&quot;&quot;;[.I$1]&amp;&quot; = &quot;&amp;[.I34]&amp;&quot;, &quot;)&amp;IF([.J34]=&quot;&quot;;&quot;&quot;;[.J$1]&amp;&quot; = &quot;&amp;[.J34]&amp;&quot;, &quot;)&amp;IF([.K34]=&quot;&quot;;&quot;&quot;;[.K$1]&amp;&quot; = &quot;&amp;[.K34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office:value-type="string">
            <text:p>bug_big</text:p>
          </table:table-cell>
          <table:table-cell table:style-name="ce5" table:formula="of:=[.C33]" office:value-type="float" office:value="2500">
            <text:p>2500</text:p>
          </table:table-cell>
          <table:table-cell table:style-name="ce5" table:formula="of:=[.D33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34]=[.N33];[.G33];[.G33]+[.$O$2])" office:value-type="float" office:value="610">
            <text:p>6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28]" office:value-type="float" office:value="2">
            <text:p>2</text:p>
          </table:table-cell>
          <table:table-cell table:style-name="ce5" table:number-columns-repeated="2"/>
          <table:table-cell table:style-name="ce6" table:formula="of:=[.N28]+1" office:value-type="float" office:value="6">
            <text:p>6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35]&amp;&quot;', &quot;&amp;[.C$1]&amp;&quot; = &quot;&amp;[.C35]&amp;&quot;, &quot;&amp;[.D$1]&amp;&quot; = &quot;&amp;[.D35]&amp;&quot;, &quot;&amp;[.E$1]&amp;&quot; = &quot;&amp;[.E35]&amp;&quot;, &quot;&amp;[.F$1]&amp;&quot; = &quot;&amp;[.F35]&amp;&quot;, &quot;&amp;[.G$1]&amp;&quot; = &quot;&amp;[.G35]*30&amp;&quot;, &quot;&amp;[.H$1]&amp;&quot; = &quot;&amp;[.H35]&amp;&quot;, &quot;&amp;IF([.I35]=&quot;&quot;;&quot;&quot;;[.I$1]&amp;&quot; = &quot;&amp;[.I35]&amp;&quot;, &quot;)&amp;IF([.J35]=&quot;&quot;;&quot;&quot;;[.J$1]&amp;&quot; = &quot;&amp;[.J35]&amp;&quot;, &quot;)&amp;IF([.K35]=&quot;&quot;;&quot;&quot;;[.K$1]&amp;&quot; = &quot;&amp;[.K35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29]" office:value-type="string" office:string-value="bug_big">
            <text:p>bug_big</text:p>
          </table:table-cell>
          <table:table-cell table:style-name="ce5" table:formula="of:=[.C34]" office:value-type="float" office:value="2500">
            <text:p>2500</text:p>
          </table:table-cell>
          <table:table-cell table:style-name="ce5" table:formula="of:=[.D34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35]=[.N34];[.G34];[.G34]+[.$O$2])" office:value-type="float" office:value="610">
            <text:p>61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29]" office:value-type="float" office:value="2">
            <text:p>2</text:p>
          </table:table-cell>
          <table:table-cell table:style-name="ce6" table:number-columns-repeated="2"/>
          <table:table-cell table:style-name="ce6" table:formula="of:=[.N29]+1" office:value-type="float" office:value="6">
            <text:p>6</text:p>
          </table:table-cell>
          <table:table-cell table:style-name="ce6" table:number-columns-repeated="1010"/>
        </table:table-row>
        <table:table-row table:style-name="ro2">
          <table:table-cell table:style-name="ce3" table:formula="of:=&quot;{ &quot;&amp;[.B$1]&amp;&quot; = '&quot;&amp;[.B36]&amp;&quot;', &quot;&amp;[.C$1]&amp;&quot; = &quot;&amp;[.C36]&amp;&quot;, &quot;&amp;[.D$1]&amp;&quot; = &quot;&amp;[.D36]&amp;&quot;, &quot;&amp;[.E$1]&amp;&quot; = &quot;&amp;[.E36]&amp;&quot;, &quot;&amp;[.F$1]&amp;&quot; = &quot;&amp;[.F36]&amp;&quot;, &quot;&amp;[.G$1]&amp;&quot; = &quot;&amp;[.G36]*30&amp;&quot;, &quot;&amp;[.H$1]&amp;&quot; = &quot;&amp;[.H36]&amp;&quot;, &quot;&amp;IF([.I36]=&quot;&quot;;&quot;&quot;;[.I$1]&amp;&quot; = &quot;&amp;[.I36]&amp;&quot;, &quot;)&amp;IF([.J36]=&quot;&quot;;&quot;&quot;;[.J$1]&amp;&quot; = &quot;&amp;[.J36]&amp;&quot;, &quot;)&amp;IF([.K36]=&quot;&quot;;&quot;&quot;;[.K$1]&amp;&quot; = &quot;&amp;[.K36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30]" office:value-type="string" office:string-value="bug_big">
            <text:p>bug_big</text:p>
          </table:table-cell>
          <table:table-cell table:style-name="ce5" table:formula="of:=[.C35]" office:value-type="float" office:value="2500">
            <text:p>2500</text:p>
          </table:table-cell>
          <table:table-cell table:style-name="ce5" table:formula="of:=[.D35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36]=[.N35];[.G35];[.G35]+[.$O$2])" office:value-type="float" office:value="610">
            <text:p>61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30]" office:value-type="float" office:value="3">
            <text:p>3</text:p>
          </table:table-cell>
          <table:table-cell table:style-name="ce6" table:number-columns-repeated="2"/>
          <table:table-cell table:style-name="ce6" table:formula="of:=[.N30]+1" office:value-type="float" office:value="6">
            <text:p>6</text:p>
          </table:table-cell>
          <table:table-cell table:style-name="ce6" table:number-columns-repeated="1010"/>
        </table:table-row>
        <table:table-row table:style-name="ro2">
          <table:table-cell table:style-name="ce3" table:formula="of:=&quot;{ &quot;&amp;[.B$1]&amp;&quot; = '&quot;&amp;[.B37]&amp;&quot;', &quot;&amp;[.C$1]&amp;&quot; = &quot;&amp;[.C37]&amp;&quot;, &quot;&amp;[.D$1]&amp;&quot; = &quot;&amp;[.D37]&amp;&quot;, &quot;&amp;[.E$1]&amp;&quot; = &quot;&amp;[.E37]&amp;&quot;, &quot;&amp;[.F$1]&amp;&quot; = &quot;&amp;[.F37]&amp;&quot;, &quot;&amp;[.G$1]&amp;&quot; = &quot;&amp;[.G37]*30&amp;&quot;, &quot;&amp;[.H$1]&amp;&quot; = &quot;&amp;[.H37]&amp;&quot;, &quot;&amp;IF([.I37]=&quot;&quot;;&quot;&quot;;[.I$1]&amp;&quot; = &quot;&amp;[.I37]&amp;&quot;, &quot;)&amp;IF([.J37]=&quot;&quot;;&quot;&quot;;[.J$1]&amp;&quot; = &quot;&amp;[.J37]&amp;&quot;, &quot;)&amp;IF([.K37]=&quot;&quot;;&quot;&quot;;[.K$1]&amp;&quot; = &quot;&amp;[.K37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31]" office:value-type="string" office:string-value="bug_big">
            <text:p>bug_big</text:p>
          </table:table-cell>
          <table:table-cell table:style-name="ce5" table:formula="of:=[.C36]" office:value-type="float" office:value="2500">
            <text:p>2500</text:p>
          </table:table-cell>
          <table:table-cell table:style-name="ce5" table:formula="of:=[.D36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37]=[.N36];[.G36];[.G36]+[.$O$2])" office:value-type="float" office:value="610">
            <text:p>61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31]" office:value-type="float" office:value="4">
            <text:p>4</text:p>
          </table:table-cell>
          <table:table-cell table:style-name="ce6" table:number-columns-repeated="2"/>
          <table:table-cell table:style-name="ce6" table:formula="of:=[.N31]+1" office:value-type="float" office:value="6">
            <text:p>6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38]&amp;&quot;', &quot;&amp;[.C$1]&amp;&quot; = &quot;&amp;[.C38]&amp;&quot;, &quot;&amp;[.D$1]&amp;&quot; = &quot;&amp;[.D38]&amp;&quot;, &quot;&amp;[.E$1]&amp;&quot; = &quot;&amp;[.E38]&amp;&quot;, &quot;&amp;[.F$1]&amp;&quot; = &quot;&amp;[.F38]&amp;&quot;, &quot;&amp;[.G$1]&amp;&quot; = &quot;&amp;[.G38]*30&amp;&quot;, &quot;&amp;[.H$1]&amp;&quot; = &quot;&amp;[.H38]&amp;&quot;, &quot;&amp;IF([.I38]=&quot;&quot;;&quot;&quot;;[.I$1]&amp;&quot; = &quot;&amp;[.I38]&amp;&quot;, &quot;)&amp;IF([.J38]=&quot;&quot;;&quot;&quot;;[.J$1]&amp;&quot; = &quot;&amp;[.J38]&amp;&quot;, &quot;)&amp;IF([.K38]=&quot;&quot;;&quot;&quot;;[.K$1]&amp;&quot; = &quot;&amp;[.K38]&amp;&quot;, &quot;)&amp;&quot; },&quot;" office:value-type="string" office:string-value="{ name = 'bug_med', x = 2500, z = 2000, facing = 0, spawnRadius = 0, delay = 21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21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32]" office:value-type="string" office:string-value="bug_med">
            <text:p>bug_med</text:p>
          </table:table-cell>
          <table:table-cell table:style-name="ce5" table:formula="of:=[.C37]" office:value-type="float" office:value="2500">
            <text:p>2500</text:p>
          </table:table-cell>
          <table:table-cell table:style-name="ce5" table:formula="of:=[.D37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38]=[.N37];[.G37];[.G37]+[.$O$2])" office:value-type="float" office:value="730">
            <text:p>7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32]" office:value-type="float" office:value="1">
            <text:p>1</text:p>
          </table:table-cell>
          <table:table-cell table:style-name="ce6" table:number-columns-repeated="2"/>
          <table:table-cell table:style-name="ce6" table:formula="of:=[.N32]+1" office:value-type="float" office:value="7">
            <text:p>7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39]&amp;&quot;', &quot;&amp;[.C$1]&amp;&quot; = &quot;&amp;[.C39]&amp;&quot;, &quot;&amp;[.D$1]&amp;&quot; = &quot;&amp;[.D39]&amp;&quot;, &quot;&amp;[.E$1]&amp;&quot; = &quot;&amp;[.E39]&amp;&quot;, &quot;&amp;[.F$1]&amp;&quot; = &quot;&amp;[.F39]&amp;&quot;, &quot;&amp;[.G$1]&amp;&quot; = &quot;&amp;[.G39]*30&amp;&quot;, &quot;&amp;[.H$1]&amp;&quot; = &quot;&amp;[.H39]&amp;&quot;, &quot;&amp;IF([.I39]=&quot;&quot;;&quot;&quot;;[.I$1]&amp;&quot; = &quot;&amp;[.I39]&amp;&quot;, &quot;)&amp;IF([.J39]=&quot;&quot;;&quot;&quot;;[.J$1]&amp;&quot; = &quot;&amp;[.J39]&amp;&quot;, &quot;)&amp;IF([.K39]=&quot;&quot;;&quot;&quot;;[.K$1]&amp;&quot; = &quot;&amp;[.K39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office:value-type="string">
            <text:p>bug_big</text:p>
          </table:table-cell>
          <table:table-cell table:style-name="ce5" table:formula="of:=[.C38]" office:value-type="float" office:value="2500">
            <text:p>2500</text:p>
          </table:table-cell>
          <table:table-cell table:style-name="ce5" table:formula="of:=[.D38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39]=[.N38];[.G38];[.G38]+[.$O$2])" office:value-type="float" office:value="730">
            <text:p>7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33]" office:value-type="float" office:value="1">
            <text:p>1</text:p>
          </table:table-cell>
          <table:table-cell table:style-name="ce6" table:number-columns-repeated="2"/>
          <table:table-cell table:style-name="ce6" table:formula="of:=[.N33]+1" office:value-type="float" office:value="7">
            <text:p>7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40]&amp;&quot;', &quot;&amp;[.C$1]&amp;&quot; = &quot;&amp;[.C40]&amp;&quot;, &quot;&amp;[.D$1]&amp;&quot; = &quot;&amp;[.D40]&amp;&quot;, &quot;&amp;[.E$1]&amp;&quot; = &quot;&amp;[.E40]&amp;&quot;, &quot;&amp;[.F$1]&amp;&quot; = &quot;&amp;[.F40]&amp;&quot;, &quot;&amp;[.G$1]&amp;&quot; = &quot;&amp;[.G40]*30&amp;&quot;, &quot;&amp;[.H$1]&amp;&quot; = &quot;&amp;[.H40]&amp;&quot;, &quot;&amp;IF([.I40]=&quot;&quot;;&quot;&quot;;[.I$1]&amp;&quot; = &quot;&amp;[.I40]&amp;&quot;, &quot;)&amp;IF([.J40]=&quot;&quot;;&quot;&quot;;[.J$1]&amp;&quot; = &quot;&amp;[.J40]&amp;&quot;, &quot;)&amp;IF([.K40]=&quot;&quot;;&quot;&quot;;[.K$1]&amp;&quot; = &quot;&amp;[.K40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34]" office:value-type="string" office:string-value="bug_big">
            <text:p>bug_big</text:p>
          </table:table-cell>
          <table:table-cell table:style-name="ce5" table:formula="of:=[.C39]" office:value-type="float" office:value="2500">
            <text:p>2500</text:p>
          </table:table-cell>
          <table:table-cell table:style-name="ce5" table:formula="of:=[.D39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40]=[.N39];[.G39];[.G39]+[.$O$2])" office:value-type="float" office:value="730">
            <text:p>7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34]" office:value-type="float" office:value="2">
            <text:p>2</text:p>
          </table:table-cell>
          <table:table-cell table:style-name="ce6" table:number-columns-repeated="2"/>
          <table:table-cell table:style-name="ce6" table:formula="of:=[.N34]+1" office:value-type="float" office:value="7">
            <text:p>7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41]&amp;&quot;', &quot;&amp;[.C$1]&amp;&quot; = &quot;&amp;[.C41]&amp;&quot;, &quot;&amp;[.D$1]&amp;&quot; = &quot;&amp;[.D41]&amp;&quot;, &quot;&amp;[.E$1]&amp;&quot; = &quot;&amp;[.E41]&amp;&quot;, &quot;&amp;[.F$1]&amp;&quot; = &quot;&amp;[.F41]&amp;&quot;, &quot;&amp;[.G$1]&amp;&quot; = &quot;&amp;[.G41]*30&amp;&quot;, &quot;&amp;[.H$1]&amp;&quot; = &quot;&amp;[.H41]&amp;&quot;, &quot;&amp;IF([.I41]=&quot;&quot;;&quot;&quot;;[.I$1]&amp;&quot; = &quot;&amp;[.I41]&amp;&quot;, &quot;)&amp;IF([.J41]=&quot;&quot;;&quot;&quot;;[.J$1]&amp;&quot; = &quot;&amp;[.J41]&amp;&quot;, &quot;)&amp;IF([.K41]=&quot;&quot;;&quot;&quot;;[.K$1]&amp;&quot; = &quot;&amp;[.K41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35]" office:value-type="string" office:string-value="bug_big">
            <text:p>bug_big</text:p>
          </table:table-cell>
          <table:table-cell table:style-name="ce5" table:formula="of:=[.C40]" office:value-type="float" office:value="2500">
            <text:p>2500</text:p>
          </table:table-cell>
          <table:table-cell table:style-name="ce5" table:formula="of:=[.D40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41]=[.N40];[.G40];[.G40]+[.$O$2])" office:value-type="float" office:value="730">
            <text:p>7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35]" office:value-type="float" office:value="2">
            <text:p>2</text:p>
          </table:table-cell>
          <table:table-cell table:style-name="ce6" table:number-columns-repeated="2"/>
          <table:table-cell table:style-name="ce6" table:formula="of:=[.N35]+1" office:value-type="float" office:value="7">
            <text:p>7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42]&amp;&quot;', &quot;&amp;[.C$1]&amp;&quot; = &quot;&amp;[.C42]&amp;&quot;, &quot;&amp;[.D$1]&amp;&quot; = &quot;&amp;[.D42]&amp;&quot;, &quot;&amp;[.E$1]&amp;&quot; = &quot;&amp;[.E42]&amp;&quot;, &quot;&amp;[.F$1]&amp;&quot; = &quot;&amp;[.F42]&amp;&quot;, &quot;&amp;[.G$1]&amp;&quot; = &quot;&amp;[.G42]*30&amp;&quot;, &quot;&amp;[.H$1]&amp;&quot; = &quot;&amp;[.H42]&amp;&quot;, &quot;&amp;IF([.I42]=&quot;&quot;;&quot;&quot;;[.I$1]&amp;&quot; = &quot;&amp;[.I42]&amp;&quot;, &quot;)&amp;IF([.J42]=&quot;&quot;;&quot;&quot;;[.J$1]&amp;&quot; = &quot;&amp;[.J42]&amp;&quot;, &quot;)&amp;IF([.K42]=&quot;&quot;;&quot;&quot;;[.K$1]&amp;&quot; = &quot;&amp;[.K42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36]" office:value-type="string" office:string-value="bug_big">
            <text:p>bug_big</text:p>
          </table:table-cell>
          <table:table-cell table:style-name="ce5" table:formula="of:=[.C41]" office:value-type="float" office:value="2500">
            <text:p>2500</text:p>
          </table:table-cell>
          <table:table-cell table:style-name="ce5" table:formula="of:=[.D41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42]=[.N41];[.G41];[.G41]+[.$O$2])" office:value-type="float" office:value="730">
            <text:p>7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36]" office:value-type="float" office:value="3">
            <text:p>3</text:p>
          </table:table-cell>
          <table:table-cell table:style-name="ce6" table:number-columns-repeated="2"/>
          <table:table-cell table:style-name="ce6" table:formula="of:=[.N36]+1" office:value-type="float" office:value="7">
            <text:p>7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43]&amp;&quot;', &quot;&amp;[.C$1]&amp;&quot; = &quot;&amp;[.C43]&amp;&quot;, &quot;&amp;[.D$1]&amp;&quot; = &quot;&amp;[.D43]&amp;&quot;, &quot;&amp;[.E$1]&amp;&quot; = &quot;&amp;[.E43]&amp;&quot;, &quot;&amp;[.F$1]&amp;&quot; = &quot;&amp;[.F43]&amp;&quot;, &quot;&amp;[.G$1]&amp;&quot; = &quot;&amp;[.G43]*30&amp;&quot;, &quot;&amp;[.H$1]&amp;&quot; = &quot;&amp;[.H43]&amp;&quot;, &quot;&amp;IF([.I43]=&quot;&quot;;&quot;&quot;;[.I$1]&amp;&quot; = &quot;&amp;[.I43]&amp;&quot;, &quot;)&amp;IF([.J43]=&quot;&quot;;&quot;&quot;;[.J$1]&amp;&quot; = &quot;&amp;[.J43]&amp;&quot;, &quot;)&amp;IF([.K43]=&quot;&quot;;&quot;&quot;;[.K$1]&amp;&quot; = &quot;&amp;[.K43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37]" office:value-type="string" office:string-value="bug_big">
            <text:p>bug_big</text:p>
          </table:table-cell>
          <table:table-cell table:style-name="ce5" table:formula="of:=[.C42]" office:value-type="float" office:value="2500">
            <text:p>2500</text:p>
          </table:table-cell>
          <table:table-cell table:style-name="ce5" table:formula="of:=[.D42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43]=[.N42];[.G42];[.G42]+[.$O$2])" office:value-type="float" office:value="730">
            <text:p>7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37]" office:value-type="float" office:value="4">
            <text:p>4</text:p>
          </table:table-cell>
          <table:table-cell table:style-name="ce6" table:number-columns-repeated="2"/>
          <table:table-cell table:style-name="ce6" table:formula="of:=[.N37]+1" office:value-type="float" office:value="7">
            <text:p>7</text:p>
          </table:table-cell>
          <table:table-cell table:style-name="ce6" table:number-columns-repeated="1010"/>
        </table:table-row>
        <table:table-row table:style-name="ro2">
          <table:table-cell table:style-name="ce3" table:formula="of:=&quot;{ &quot;&amp;[.B$1]&amp;&quot; = '&quot;&amp;[.B44]&amp;&quot;', &quot;&amp;[.C$1]&amp;&quot; = &quot;&amp;[.C44]&amp;&quot;, &quot;&amp;[.D$1]&amp;&quot; = &quot;&amp;[.D44]&amp;&quot;, &quot;&amp;[.E$1]&amp;&quot; = &quot;&amp;[.E44]&amp;&quot;, &quot;&amp;[.F$1]&amp;&quot; = &quot;&amp;[.F44]&amp;&quot;, &quot;&amp;[.G$1]&amp;&quot; = &quot;&amp;[.G44]*30&amp;&quot;, &quot;&amp;[.H$1]&amp;&quot; = &quot;&amp;[.H44]&amp;&quot;, &quot;&amp;IF([.I44]=&quot;&quot;;&quot;&quot;;[.I$1]&amp;&quot; = &quot;&amp;[.I44]&amp;&quot;, &quot;)&amp;IF([.J44]=&quot;&quot;;&quot;&quot;;[.J$1]&amp;&quot; = &quot;&amp;[.J44]&amp;&quot;, &quot;)&amp;IF([.K44]=&quot;&quot;;&quot;&quot;;[.K$1]&amp;&quot; = &quot;&amp;[.K44]&amp;&quot;, &quot;)&amp;&quot; },&quot;" office:value-type="string" office:string-value="{ name = 'bug_med', x = 2500, z = 2000, facing = 0, spawnRadius = 0, delay = 25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25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38]" office:value-type="string" office:string-value="bug_med">
            <text:p>bug_med</text:p>
          </table:table-cell>
          <table:table-cell table:style-name="ce5" table:formula="of:=[.C43]" office:value-type="float" office:value="2500">
            <text:p>2500</text:p>
          </table:table-cell>
          <table:table-cell table:style-name="ce5" table:formula="of:=[.D43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44]=[.N43];[.G43];[.G43]+[.$O$2])" office:value-type="float" office:value="850">
            <text:p>8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38]" office:value-type="float" office:value="1">
            <text:p>1</text:p>
          </table:table-cell>
          <table:table-cell table:style-name="ce5" table:number-columns-repeated="2"/>
          <table:table-cell table:style-name="ce6" table:formula="of:=[.N38]+1" office:value-type="float" office:value="8">
            <text:p>8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45]&amp;&quot;', &quot;&amp;[.C$1]&amp;&quot; = &quot;&amp;[.C45]&amp;&quot;, &quot;&amp;[.D$1]&amp;&quot; = &quot;&amp;[.D45]&amp;&quot;, &quot;&amp;[.E$1]&amp;&quot; = &quot;&amp;[.E45]&amp;&quot;, &quot;&amp;[.F$1]&amp;&quot; = &quot;&amp;[.F45]&amp;&quot;, &quot;&amp;[.G$1]&amp;&quot; = &quot;&amp;[.G45]*30&amp;&quot;, &quot;&amp;[.H$1]&amp;&quot; = &quot;&amp;[.H45]&amp;&quot;, &quot;&amp;IF([.I45]=&quot;&quot;;&quot;&quot;;[.I$1]&amp;&quot; = &quot;&amp;[.I45]&amp;&quot;, &quot;)&amp;IF([.J45]=&quot;&quot;;&quot;&quot;;[.J$1]&amp;&quot; = &quot;&amp;[.J45]&amp;&quot;, &quot;)&amp;IF([.K45]=&quot;&quot;;&quot;&quot;;[.K$1]&amp;&quot; = &quot;&amp;[.K45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39]" office:value-type="string" office:string-value="bug_big">
            <text:p>bug_big</text:p>
          </table:table-cell>
          <table:table-cell table:style-name="ce5" table:formula="of:=[.C44]" office:value-type="float" office:value="2500">
            <text:p>2500</text:p>
          </table:table-cell>
          <table:table-cell table:style-name="ce5" table:formula="of:=[.D44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45]=[.N44];[.G44];[.G44]+[.$O$2])" office:value-type="float" office:value="850">
            <text:p>8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39]" office:value-type="float" office:value="1">
            <text:p>1</text:p>
          </table:table-cell>
          <table:table-cell table:style-name="ce5" table:number-columns-repeated="2"/>
          <table:table-cell table:style-name="ce6" table:formula="of:=[.N39]+1" office:value-type="float" office:value="8">
            <text:p>8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46]&amp;&quot;', &quot;&amp;[.C$1]&amp;&quot; = &quot;&amp;[.C46]&amp;&quot;, &quot;&amp;[.D$1]&amp;&quot; = &quot;&amp;[.D46]&amp;&quot;, &quot;&amp;[.E$1]&amp;&quot; = &quot;&amp;[.E46]&amp;&quot;, &quot;&amp;[.F$1]&amp;&quot; = &quot;&amp;[.F46]&amp;&quot;, &quot;&amp;[.G$1]&amp;&quot; = &quot;&amp;[.G46]*30&amp;&quot;, &quot;&amp;[.H$1]&amp;&quot; = &quot;&amp;[.H46]&amp;&quot;, &quot;&amp;IF([.I46]=&quot;&quot;;&quot;&quot;;[.I$1]&amp;&quot; = &quot;&amp;[.I46]&amp;&quot;, &quot;)&amp;IF([.J46]=&quot;&quot;;&quot;&quot;;[.J$1]&amp;&quot; = &quot;&amp;[.J46]&amp;&quot;, &quot;)&amp;IF([.K46]=&quot;&quot;;&quot;&quot;;[.K$1]&amp;&quot; = &quot;&amp;[.K46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40]" office:value-type="string" office:string-value="bug_big">
            <text:p>bug_big</text:p>
          </table:table-cell>
          <table:table-cell table:style-name="ce5" table:formula="of:=[.C45]" office:value-type="float" office:value="2500">
            <text:p>2500</text:p>
          </table:table-cell>
          <table:table-cell table:style-name="ce5" table:formula="of:=[.D45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46]=[.N45];[.G45];[.G45]+[.$O$2])" office:value-type="float" office:value="850">
            <text:p>8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40]" office:value-type="float" office:value="2">
            <text:p>2</text:p>
          </table:table-cell>
          <table:table-cell table:style-name="ce5" table:number-columns-repeated="2"/>
          <table:table-cell table:style-name="ce6" table:formula="of:=[.N40]+1" office:value-type="float" office:value="8">
            <text:p>8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47]&amp;&quot;', &quot;&amp;[.C$1]&amp;&quot; = &quot;&amp;[.C47]&amp;&quot;, &quot;&amp;[.D$1]&amp;&quot; = &quot;&amp;[.D47]&amp;&quot;, &quot;&amp;[.E$1]&amp;&quot; = &quot;&amp;[.E47]&amp;&quot;, &quot;&amp;[.F$1]&amp;&quot; = &quot;&amp;[.F47]&amp;&quot;, &quot;&amp;[.G$1]&amp;&quot; = &quot;&amp;[.G47]*30&amp;&quot;, &quot;&amp;[.H$1]&amp;&quot; = &quot;&amp;[.H47]&amp;&quot;, &quot;&amp;IF([.I47]=&quot;&quot;;&quot;&quot;;[.I$1]&amp;&quot; = &quot;&amp;[.I47]&amp;&quot;, &quot;)&amp;IF([.J47]=&quot;&quot;;&quot;&quot;;[.J$1]&amp;&quot; = &quot;&amp;[.J47]&amp;&quot;, &quot;)&amp;IF([.K47]=&quot;&quot;;&quot;&quot;;[.K$1]&amp;&quot; = &quot;&amp;[.K47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41]" office:value-type="string" office:string-value="bug_big">
            <text:p>bug_big</text:p>
          </table:table-cell>
          <table:table-cell table:style-name="ce5" table:formula="of:=[.C46]" office:value-type="float" office:value="2500">
            <text:p>2500</text:p>
          </table:table-cell>
          <table:table-cell table:style-name="ce5" table:formula="of:=[.D46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47]=[.N46];[.G46];[.G46]+[.$O$2])" office:value-type="float" office:value="850">
            <text:p>8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41]" office:value-type="float" office:value="2">
            <text:p>2</text:p>
          </table:table-cell>
          <table:table-cell table:style-name="ce5" table:number-columns-repeated="2"/>
          <table:table-cell table:style-name="ce6" table:formula="of:=[.N41]+1" office:value-type="float" office:value="8">
            <text:p>8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48]&amp;&quot;', &quot;&amp;[.C$1]&amp;&quot; = &quot;&amp;[.C48]&amp;&quot;, &quot;&amp;[.D$1]&amp;&quot; = &quot;&amp;[.D48]&amp;&quot;, &quot;&amp;[.E$1]&amp;&quot; = &quot;&amp;[.E48]&amp;&quot;, &quot;&amp;[.F$1]&amp;&quot; = &quot;&amp;[.F48]&amp;&quot;, &quot;&amp;[.G$1]&amp;&quot; = &quot;&amp;[.G48]*30&amp;&quot;, &quot;&amp;[.H$1]&amp;&quot; = &quot;&amp;[.H48]&amp;&quot;, &quot;&amp;IF([.I48]=&quot;&quot;;&quot;&quot;;[.I$1]&amp;&quot; = &quot;&amp;[.I48]&amp;&quot;, &quot;)&amp;IF([.J48]=&quot;&quot;;&quot;&quot;;[.J$1]&amp;&quot; = &quot;&amp;[.J48]&amp;&quot;, &quot;)&amp;IF([.K48]=&quot;&quot;;&quot;&quot;;[.K$1]&amp;&quot; = &quot;&amp;[.K48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42]" office:value-type="string" office:string-value="bug_big">
            <text:p>bug_big</text:p>
          </table:table-cell>
          <table:table-cell table:style-name="ce5" table:formula="of:=[.C47]" office:value-type="float" office:value="2500">
            <text:p>2500</text:p>
          </table:table-cell>
          <table:table-cell table:style-name="ce5" table:formula="of:=[.D47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48]=[.N47];[.G47];[.G47]+[.$O$2])" office:value-type="float" office:value="850">
            <text:p>8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42]" office:value-type="float" office:value="3">
            <text:p>3</text:p>
          </table:table-cell>
          <table:table-cell table:style-name="ce5" table:number-columns-repeated="2"/>
          <table:table-cell table:style-name="ce6" table:formula="of:=[.N42]+1" office:value-type="float" office:value="8">
            <text:p>8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49]&amp;&quot;', &quot;&amp;[.C$1]&amp;&quot; = &quot;&amp;[.C49]&amp;&quot;, &quot;&amp;[.D$1]&amp;&quot; = &quot;&amp;[.D49]&amp;&quot;, &quot;&amp;[.E$1]&amp;&quot; = &quot;&amp;[.E49]&amp;&quot;, &quot;&amp;[.F$1]&amp;&quot; = &quot;&amp;[.F49]&amp;&quot;, &quot;&amp;[.G$1]&amp;&quot; = &quot;&amp;[.G49]*30&amp;&quot;, &quot;&amp;[.H$1]&amp;&quot; = &quot;&amp;[.H49]&amp;&quot;, &quot;&amp;IF([.I49]=&quot;&quot;;&quot;&quot;;[.I$1]&amp;&quot; = &quot;&amp;[.I49]&amp;&quot;, &quot;)&amp;IF([.J49]=&quot;&quot;;&quot;&quot;;[.J$1]&amp;&quot; = &quot;&amp;[.J49]&amp;&quot;, &quot;)&amp;IF([.K49]=&quot;&quot;;&quot;&quot;;[.K$1]&amp;&quot; = &quot;&amp;[.K49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43]" office:value-type="string" office:string-value="bug_big">
            <text:p>bug_big</text:p>
          </table:table-cell>
          <table:table-cell table:style-name="ce5" table:formula="of:=[.C48]" office:value-type="float" office:value="2500">
            <text:p>2500</text:p>
          </table:table-cell>
          <table:table-cell table:style-name="ce5" table:formula="of:=[.D48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49]=[.N48];[.G48];[.G48]+[.$O$2])" office:value-type="float" office:value="850">
            <text:p>8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43]" office:value-type="float" office:value="4">
            <text:p>4</text:p>
          </table:table-cell>
          <table:table-cell table:style-name="ce5" table:number-columns-repeated="2"/>
          <table:table-cell table:style-name="ce6" table:formula="of:=[.N43]+1" office:value-type="float" office:value="8">
            <text:p>8</text:p>
          </table:table-cell>
          <table:table-cell table:style-name="ce5" table:number-columns-repeated="1010"/>
        </table:table-row>
        <table:table-row table:style-name="ro2">
          <table:table-cell table:style-name="ce2" table:formula="of:=&quot;{ &quot;&amp;[.B$1]&amp;&quot; = '&quot;&amp;[.B50]&amp;&quot;', &quot;&amp;[.C$1]&amp;&quot; = &quot;&amp;[.C50]&amp;&quot;, &quot;&amp;[.D$1]&amp;&quot; = &quot;&amp;[.D50]&amp;&quot;, &quot;&amp;[.E$1]&amp;&quot; = &quot;&amp;[.E50]&amp;&quot;, &quot;&amp;[.F$1]&amp;&quot; = &quot;&amp;[.F50]&amp;&quot;, &quot;&amp;[.G$1]&amp;&quot; = &quot;&amp;[.G50]*30&amp;&quot;, &quot;&amp;[.H$1]&amp;&quot; = &quot;&amp;[.H50]&amp;&quot;, &quot;&amp;IF([.I50]=&quot;&quot;;&quot;&quot;;[.I$1]&amp;&quot; = &quot;&amp;[.I50]&amp;&quot;, &quot;)&amp;IF([.J50]=&quot;&quot;;&quot;&quot;;[.J$1]&amp;&quot; = &quot;&amp;[.J50]&amp;&quot;, &quot;)&amp;IF([.K50]=&quot;&quot;;&quot;&quot;;[.K$1]&amp;&quot; = &quot;&amp;[.K50]&amp;&quot;, &quot;)&amp;&quot; },&quot;" office:value-type="string" office:string-value="{ name = 'bug_med', x = 2500, z = 2000, facing = 0, spawnRadius = 0, delay = 29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29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44]" office:value-type="string" office:string-value="bug_med">
            <text:p>bug_med</text:p>
          </table:table-cell>
          <table:table-cell table:style-name="ce5" table:formula="of:=[.C49]" office:value-type="float" office:value="2500">
            <text:p>2500</text:p>
          </table:table-cell>
          <table:table-cell table:style-name="ce5" table:formula="of:=[.D49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50]=[.N49];[.G49];[.G49]+[.$O$2])" office:value-type="float" office:value="970">
            <text:p>9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44]" office:value-type="float" office:value="1">
            <text:p>1</text:p>
          </table:table-cell>
          <table:table-cell table:style-name="ce5" table:number-columns-repeated="2"/>
          <table:table-cell table:style-name="ce6" table:formula="of:=[.N44]+1" office:value-type="float" office:value="9">
            <text:p>9</text:p>
          </table:table-cell>
          <table:table-cell table:style-name="ce5" table:number-columns-repeated="1010"/>
        </table:table-row>
        <table:table-row table:style-name="ro2">
          <table:table-cell table:style-name="ce2" table:formula="of:=&quot;{ &quot;&amp;[.B$1]&amp;&quot; = '&quot;&amp;[.B51]&amp;&quot;', &quot;&amp;[.C$1]&amp;&quot; = &quot;&amp;[.C51]&amp;&quot;, &quot;&amp;[.D$1]&amp;&quot; = &quot;&amp;[.D51]&amp;&quot;, &quot;&amp;[.E$1]&amp;&quot; = &quot;&amp;[.E51]&amp;&quot;, &quot;&amp;[.F$1]&amp;&quot; = &quot;&amp;[.F51]&amp;&quot;, &quot;&amp;[.G$1]&amp;&quot; = &quot;&amp;[.G51]*30&amp;&quot;, &quot;&amp;[.H$1]&amp;&quot; = &quot;&amp;[.H51]&amp;&quot;, &quot;&amp;IF([.I51]=&quot;&quot;;&quot;&quot;;[.I$1]&amp;&quot; = &quot;&amp;[.I51]&amp;&quot;, &quot;)&amp;IF([.J51]=&quot;&quot;;&quot;&quot;;[.J$1]&amp;&quot; = &quot;&amp;[.J51]&amp;&quot;, &quot;)&amp;IF([.K51]=&quot;&quot;;&quot;&quot;;[.K$1]&amp;&quot; = &quot;&amp;[.K51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45]" office:value-type="string" office:string-value="bug_big">
            <text:p>bug_big</text:p>
          </table:table-cell>
          <table:table-cell table:style-name="ce5" table:formula="of:=[.C50]" office:value-type="float" office:value="2500">
            <text:p>2500</text:p>
          </table:table-cell>
          <table:table-cell table:style-name="ce5" table:formula="of:=[.D50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51]=[.N50];[.G50];[.G50]+[.$O$2])" office:value-type="float" office:value="970">
            <text:p>9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45]" office:value-type="float" office:value="1">
            <text:p>1</text:p>
          </table:table-cell>
          <table:table-cell table:style-name="ce5" table:number-columns-repeated="2"/>
          <table:table-cell table:style-name="ce6" table:formula="of:=[.N45]+1" office:value-type="float" office:value="9">
            <text:p>9</text:p>
          </table:table-cell>
          <table:table-cell table:style-name="ce5" table:number-columns-repeated="1010"/>
        </table:table-row>
        <table:table-row table:style-name="ro2">
          <table:table-cell table:style-name="ce2" table:formula="of:=&quot;{ &quot;&amp;[.B$1]&amp;&quot; = '&quot;&amp;[.B52]&amp;&quot;', &quot;&amp;[.C$1]&amp;&quot; = &quot;&amp;[.C52]&amp;&quot;, &quot;&amp;[.D$1]&amp;&quot; = &quot;&amp;[.D52]&amp;&quot;, &quot;&amp;[.E$1]&amp;&quot; = &quot;&amp;[.E52]&amp;&quot;, &quot;&amp;[.F$1]&amp;&quot; = &quot;&amp;[.F52]&amp;&quot;, &quot;&amp;[.G$1]&amp;&quot; = &quot;&amp;[.G52]*30&amp;&quot;, &quot;&amp;[.H$1]&amp;&quot; = &quot;&amp;[.H52]&amp;&quot;, &quot;&amp;IF([.I52]=&quot;&quot;;&quot;&quot;;[.I$1]&amp;&quot; = &quot;&amp;[.I52]&amp;&quot;, &quot;)&amp;IF([.J52]=&quot;&quot;;&quot;&quot;;[.J$1]&amp;&quot; = &quot;&amp;[.J52]&amp;&quot;, &quot;)&amp;IF([.K52]=&quot;&quot;;&quot;&quot;;[.K$1]&amp;&quot; = &quot;&amp;[.K52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46]" office:value-type="string" office:string-value="bug_big">
            <text:p>bug_big</text:p>
          </table:table-cell>
          <table:table-cell table:style-name="ce5" table:formula="of:=[.C51]" office:value-type="float" office:value="2500">
            <text:p>2500</text:p>
          </table:table-cell>
          <table:table-cell table:style-name="ce5" table:formula="of:=[.D51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52]=[.N51];[.G51];[.G51]+[.$O$2])" office:value-type="float" office:value="970">
            <text:p>9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46]" office:value-type="float" office:value="2">
            <text:p>2</text:p>
          </table:table-cell>
          <table:table-cell table:style-name="ce5" table:number-columns-repeated="2"/>
          <table:table-cell table:style-name="ce6" table:formula="of:=[.N46]+1" office:value-type="float" office:value="9">
            <text:p>9</text:p>
          </table:table-cell>
          <table:table-cell table:style-name="ce5" table:number-columns-repeated="1010"/>
        </table:table-row>
        <table:table-row table:style-name="ro2">
          <table:table-cell table:style-name="ce2" table:formula="of:=&quot;{ &quot;&amp;[.B$1]&amp;&quot; = '&quot;&amp;[.B53]&amp;&quot;', &quot;&amp;[.C$1]&amp;&quot; = &quot;&amp;[.C53]&amp;&quot;, &quot;&amp;[.D$1]&amp;&quot; = &quot;&amp;[.D53]&amp;&quot;, &quot;&amp;[.E$1]&amp;&quot; = &quot;&amp;[.E53]&amp;&quot;, &quot;&amp;[.F$1]&amp;&quot; = &quot;&amp;[.F53]&amp;&quot;, &quot;&amp;[.G$1]&amp;&quot; = &quot;&amp;[.G53]*30&amp;&quot;, &quot;&amp;[.H$1]&amp;&quot; = &quot;&amp;[.H53]&amp;&quot;, &quot;&amp;IF([.I53]=&quot;&quot;;&quot;&quot;;[.I$1]&amp;&quot; = &quot;&amp;[.I53]&amp;&quot;, &quot;)&amp;IF([.J53]=&quot;&quot;;&quot;&quot;;[.J$1]&amp;&quot; = &quot;&amp;[.J53]&amp;&quot;, &quot;)&amp;IF([.K53]=&quot;&quot;;&quot;&quot;;[.K$1]&amp;&quot; = &quot;&amp;[.K53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47]" office:value-type="string" office:string-value="bug_big">
            <text:p>bug_big</text:p>
          </table:table-cell>
          <table:table-cell table:style-name="ce5" table:formula="of:=[.C52]" office:value-type="float" office:value="2500">
            <text:p>2500</text:p>
          </table:table-cell>
          <table:table-cell table:style-name="ce5" table:formula="of:=[.D52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53]=[.N52];[.G52];[.G52]+[.$O$2])" office:value-type="float" office:value="970">
            <text:p>97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47]" office:value-type="float" office:value="2">
            <text:p>2</text:p>
          </table:table-cell>
          <table:table-cell table:style-name="ce6" table:number-columns-repeated="2"/>
          <table:table-cell table:style-name="ce6" table:formula="of:=[.N47]+1" office:value-type="float" office:value="9">
            <text:p>9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54]&amp;&quot;', &quot;&amp;[.C$1]&amp;&quot; = &quot;&amp;[.C54]&amp;&quot;, &quot;&amp;[.D$1]&amp;&quot; = &quot;&amp;[.D54]&amp;&quot;, &quot;&amp;[.E$1]&amp;&quot; = &quot;&amp;[.E54]&amp;&quot;, &quot;&amp;[.F$1]&amp;&quot; = &quot;&amp;[.F54]&amp;&quot;, &quot;&amp;[.G$1]&amp;&quot; = &quot;&amp;[.G54]*30&amp;&quot;, &quot;&amp;[.H$1]&amp;&quot; = &quot;&amp;[.H54]&amp;&quot;, &quot;&amp;IF([.I54]=&quot;&quot;;&quot;&quot;;[.I$1]&amp;&quot; = &quot;&amp;[.I54]&amp;&quot;, &quot;)&amp;IF([.J54]=&quot;&quot;;&quot;&quot;;[.J$1]&amp;&quot; = &quot;&amp;[.J54]&amp;&quot;, &quot;)&amp;IF([.K54]=&quot;&quot;;&quot;&quot;;[.K$1]&amp;&quot; = &quot;&amp;[.K54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48]" office:value-type="string" office:string-value="bug_big">
            <text:p>bug_big</text:p>
          </table:table-cell>
          <table:table-cell table:style-name="ce5" table:formula="of:=[.C53]" office:value-type="float" office:value="2500">
            <text:p>2500</text:p>
          </table:table-cell>
          <table:table-cell table:style-name="ce5" table:formula="of:=[.D53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54]=[.N53];[.G53];[.G53]+[.$O$2])" office:value-type="float" office:value="970">
            <text:p>97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48]" office:value-type="float" office:value="3">
            <text:p>3</text:p>
          </table:table-cell>
          <table:table-cell table:style-name="ce6" table:number-columns-repeated="2"/>
          <table:table-cell table:style-name="ce6" table:formula="of:=[.N48]+1" office:value-type="float" office:value="9">
            <text:p>9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55]&amp;&quot;', &quot;&amp;[.C$1]&amp;&quot; = &quot;&amp;[.C55]&amp;&quot;, &quot;&amp;[.D$1]&amp;&quot; = &quot;&amp;[.D55]&amp;&quot;, &quot;&amp;[.E$1]&amp;&quot; = &quot;&amp;[.E55]&amp;&quot;, &quot;&amp;[.F$1]&amp;&quot; = &quot;&amp;[.F55]&amp;&quot;, &quot;&amp;[.G$1]&amp;&quot; = &quot;&amp;[.G55]*30&amp;&quot;, &quot;&amp;[.H$1]&amp;&quot; = &quot;&amp;[.H55]&amp;&quot;, &quot;&amp;IF([.I55]=&quot;&quot;;&quot;&quot;;[.I$1]&amp;&quot; = &quot;&amp;[.I55]&amp;&quot;, &quot;)&amp;IF([.J55]=&quot;&quot;;&quot;&quot;;[.J$1]&amp;&quot; = &quot;&amp;[.J55]&amp;&quot;, &quot;)&amp;IF([.K55]=&quot;&quot;;&quot;&quot;;[.K$1]&amp;&quot; = &quot;&amp;[.K55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49]" office:value-type="string" office:string-value="bug_big">
            <text:p>bug_big</text:p>
          </table:table-cell>
          <table:table-cell table:style-name="ce5" table:formula="of:=[.C54]" office:value-type="float" office:value="2500">
            <text:p>2500</text:p>
          </table:table-cell>
          <table:table-cell table:style-name="ce5" table:formula="of:=[.D54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55]=[.N54];[.G54];[.G54]+[.$O$2])" office:value-type="float" office:value="970">
            <text:p>97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49]" office:value-type="float" office:value="4">
            <text:p>4</text:p>
          </table:table-cell>
          <table:table-cell table:style-name="ce6" table:number-columns-repeated="2"/>
          <table:table-cell table:style-name="ce6" table:formula="of:=[.N49]+1" office:value-type="float" office:value="9">
            <text:p>9</text:p>
          </table:table-cell>
          <table:table-cell table:style-name="ce6" table:number-columns-repeated="1010"/>
        </table:table-row>
        <table:table-row table:style-name="ro2">
          <table:table-cell table:style-name="ce3" table:formula="of:=&quot;{ &quot;&amp;[.B$1]&amp;&quot; = '&quot;&amp;[.B56]&amp;&quot;', &quot;&amp;[.C$1]&amp;&quot; = &quot;&amp;[.C56]&amp;&quot;, &quot;&amp;[.D$1]&amp;&quot; = &quot;&amp;[.D56]&amp;&quot;, &quot;&amp;[.E$1]&amp;&quot; = &quot;&amp;[.E56]&amp;&quot;, &quot;&amp;[.F$1]&amp;&quot; = &quot;&amp;[.F56]&amp;&quot;, &quot;&amp;[.G$1]&amp;&quot; = &quot;&amp;[.G56]*30&amp;&quot;, &quot;&amp;[.H$1]&amp;&quot; = &quot;&amp;[.H56]&amp;&quot;, &quot;&amp;IF([.I56]=&quot;&quot;;&quot;&quot;;[.I$1]&amp;&quot; = &quot;&amp;[.I56]&amp;&quot;, &quot;)&amp;IF([.J56]=&quot;&quot;;&quot;&quot;;[.J$1]&amp;&quot; = &quot;&amp;[.J56]&amp;&quot;, &quot;)&amp;IF([.K56]=&quot;&quot;;&quot;&quot;;[.K$1]&amp;&quot; = &quot;&amp;[.K56]&amp;&quot;, &quot;)&amp;&quot; },&quot;" office:value-type="string" office:string-value="{ name = 'bug_med', x = 2500, z = 2000, facing = 0, spawnRadius = 0, delay = 32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2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50]" office:value-type="string" office:string-value="bug_med">
            <text:p>bug_med</text:p>
          </table:table-cell>
          <table:table-cell table:style-name="ce5" table:formula="of:=[.C55]" office:value-type="float" office:value="2500">
            <text:p>2500</text:p>
          </table:table-cell>
          <table:table-cell table:style-name="ce5" table:formula="of:=[.D55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56]=[.N55];[.G55];[.G55]+[.$O$2])" office:value-type="float" office:value="1090">
            <text:p>10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50]" office:value-type="float" office:value="1">
            <text:p>1</text:p>
          </table:table-cell>
          <table:table-cell table:style-name="ce6" table:number-columns-repeated="2"/>
          <table:table-cell table:style-name="ce6" table:formula="of:=[.N50]+1" office:value-type="float" office:value="10">
            <text:p>10</text:p>
          </table:table-cell>
          <table:table-cell table:style-name="ce6" table:number-columns-repeated="1010"/>
        </table:table-row>
        <table:table-row table:style-name="ro2">
          <table:table-cell table:style-name="ce3" table:formula="of:=&quot;{ &quot;&amp;[.B$1]&amp;&quot; = '&quot;&amp;[.B57]&amp;&quot;', &quot;&amp;[.C$1]&amp;&quot; = &quot;&amp;[.C57]&amp;&quot;, &quot;&amp;[.D$1]&amp;&quot; = &quot;&amp;[.D57]&amp;&quot;, &quot;&amp;[.E$1]&amp;&quot; = &quot;&amp;[.E57]&amp;&quot;, &quot;&amp;[.F$1]&amp;&quot; = &quot;&amp;[.F57]&amp;&quot;, &quot;&amp;[.G$1]&amp;&quot; = &quot;&amp;[.G57]*30&amp;&quot;, &quot;&amp;[.H$1]&amp;&quot; = &quot;&amp;[.H57]&amp;&quot;, &quot;&amp;IF([.I57]=&quot;&quot;;&quot;&quot;;[.I$1]&amp;&quot; = &quot;&amp;[.I57]&amp;&quot;, &quot;)&amp;IF([.J57]=&quot;&quot;;&quot;&quot;;[.J$1]&amp;&quot; = &quot;&amp;[.J57]&amp;&quot;, &quot;)&amp;IF([.K57]=&quot;&quot;;&quot;&quot;;[.K$1]&amp;&quot; = &quot;&amp;[.K57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51]" office:value-type="string" office:string-value="bug_big">
            <text:p>bug_big</text:p>
          </table:table-cell>
          <table:table-cell table:style-name="ce5" table:formula="of:=[.C56]" office:value-type="float" office:value="2500">
            <text:p>2500</text:p>
          </table:table-cell>
          <table:table-cell table:style-name="ce5" table:formula="of:=[.D56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57]=[.N56];[.G56];[.G56]+[.$O$2])" office:value-type="float" office:value="1090">
            <text:p>10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51]" office:value-type="float" office:value="1">
            <text:p>1</text:p>
          </table:table-cell>
          <table:table-cell table:style-name="ce6" table:number-columns-repeated="2"/>
          <table:table-cell table:style-name="ce6" table:formula="of:=[.N51]+1" office:value-type="float" office:value="10">
            <text:p>10</text:p>
          </table:table-cell>
          <table:table-cell table:style-name="ce6" table:number-columns-repeated="1010"/>
        </table:table-row>
        <table:table-row table:style-name="ro2">
          <table:table-cell table:style-name="ce3" table:formula="of:=&quot;{ &quot;&amp;[.B$1]&amp;&quot; = '&quot;&amp;[.B58]&amp;&quot;', &quot;&amp;[.C$1]&amp;&quot; = &quot;&amp;[.C58]&amp;&quot;, &quot;&amp;[.D$1]&amp;&quot; = &quot;&amp;[.D58]&amp;&quot;, &quot;&amp;[.E$1]&amp;&quot; = &quot;&amp;[.E58]&amp;&quot;, &quot;&amp;[.F$1]&amp;&quot; = &quot;&amp;[.F58]&amp;&quot;, &quot;&amp;[.G$1]&amp;&quot; = &quot;&amp;[.G58]*30&amp;&quot;, &quot;&amp;[.H$1]&amp;&quot; = &quot;&amp;[.H58]&amp;&quot;, &quot;&amp;IF([.I58]=&quot;&quot;;&quot;&quot;;[.I$1]&amp;&quot; = &quot;&amp;[.I58]&amp;&quot;, &quot;)&amp;IF([.J58]=&quot;&quot;;&quot;&quot;;[.J$1]&amp;&quot; = &quot;&amp;[.J58]&amp;&quot;, &quot;)&amp;IF([.K58]=&quot;&quot;;&quot;&quot;;[.K$1]&amp;&quot; = &quot;&amp;[.K58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52]" office:value-type="string" office:string-value="bug_big">
            <text:p>bug_big</text:p>
          </table:table-cell>
          <table:table-cell table:style-name="ce5" table:formula="of:=[.C57]" office:value-type="float" office:value="2500">
            <text:p>2500</text:p>
          </table:table-cell>
          <table:table-cell table:style-name="ce5" table:formula="of:=[.D57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58]=[.N57];[.G57];[.G57]+[.$O$2])" office:value-type="float" office:value="1090">
            <text:p>10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52]" office:value-type="float" office:value="2">
            <text:p>2</text:p>
          </table:table-cell>
          <table:table-cell table:style-name="ce6" table:number-columns-repeated="2"/>
          <table:table-cell table:style-name="ce6" table:formula="of:=[.N52]+1" office:value-type="float" office:value="10">
            <text:p>10</text:p>
          </table:table-cell>
          <table:table-cell table:style-name="ce6" table:number-columns-repeated="1010"/>
        </table:table-row>
        <table:table-row table:style-name="ro2">
          <table:table-cell table:style-name="ce3" table:formula="of:=&quot;{ &quot;&amp;[.B$1]&amp;&quot; = '&quot;&amp;[.B59]&amp;&quot;', &quot;&amp;[.C$1]&amp;&quot; = &quot;&amp;[.C59]&amp;&quot;, &quot;&amp;[.D$1]&amp;&quot; = &quot;&amp;[.D59]&amp;&quot;, &quot;&amp;[.E$1]&amp;&quot; = &quot;&amp;[.E59]&amp;&quot;, &quot;&amp;[.F$1]&amp;&quot; = &quot;&amp;[.F59]&amp;&quot;, &quot;&amp;[.G$1]&amp;&quot; = &quot;&amp;[.G59]*30&amp;&quot;, &quot;&amp;[.H$1]&amp;&quot; = &quot;&amp;[.H59]&amp;&quot;, &quot;&amp;IF([.I59]=&quot;&quot;;&quot;&quot;;[.I$1]&amp;&quot; = &quot;&amp;[.I59]&amp;&quot;, &quot;)&amp;IF([.J59]=&quot;&quot;;&quot;&quot;;[.J$1]&amp;&quot; = &quot;&amp;[.J59]&amp;&quot;, &quot;)&amp;IF([.K59]=&quot;&quot;;&quot;&quot;;[.K$1]&amp;&quot; = &quot;&amp;[.K59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53]" office:value-type="string" office:string-value="bug_big">
            <text:p>bug_big</text:p>
          </table:table-cell>
          <table:table-cell table:style-name="ce5" table:formula="of:=[.C58]" office:value-type="float" office:value="2500">
            <text:p>2500</text:p>
          </table:table-cell>
          <table:table-cell table:style-name="ce5" table:formula="of:=[.D58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59]=[.N58];[.G58];[.G58]+[.$O$2])" office:value-type="float" office:value="1090">
            <text:p>10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53]" office:value-type="float" office:value="2">
            <text:p>2</text:p>
          </table:table-cell>
          <table:table-cell table:style-name="ce6" table:number-columns-repeated="2"/>
          <table:table-cell table:style-name="ce6" table:formula="of:=[.N53]+1" office:value-type="float" office:value="10">
            <text:p>10</text:p>
          </table:table-cell>
          <table:table-cell table:style-name="ce6" table:number-columns-repeated="1010"/>
        </table:table-row>
        <table:table-row table:style-name="ro2">
          <table:table-cell table:style-name="ce3" table:formula="of:=&quot;{ &quot;&amp;[.B$1]&amp;&quot; = '&quot;&amp;[.B60]&amp;&quot;', &quot;&amp;[.C$1]&amp;&quot; = &quot;&amp;[.C60]&amp;&quot;, &quot;&amp;[.D$1]&amp;&quot; = &quot;&amp;[.D60]&amp;&quot;, &quot;&amp;[.E$1]&amp;&quot; = &quot;&amp;[.E60]&amp;&quot;, &quot;&amp;[.F$1]&amp;&quot; = &quot;&amp;[.F60]&amp;&quot;, &quot;&amp;[.G$1]&amp;&quot; = &quot;&amp;[.G60]*30&amp;&quot;, &quot;&amp;[.H$1]&amp;&quot; = &quot;&amp;[.H60]&amp;&quot;, &quot;&amp;IF([.I60]=&quot;&quot;;&quot;&quot;;[.I$1]&amp;&quot; = &quot;&amp;[.I60]&amp;&quot;, &quot;)&amp;IF([.J60]=&quot;&quot;;&quot;&quot;;[.J$1]&amp;&quot; = &quot;&amp;[.J60]&amp;&quot;, &quot;)&amp;IF([.K60]=&quot;&quot;;&quot;&quot;;[.K$1]&amp;&quot; = &quot;&amp;[.K60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54]" office:value-type="string" office:string-value="bug_big">
            <text:p>bug_big</text:p>
          </table:table-cell>
          <table:table-cell table:style-name="ce5" table:formula="of:=[.C59]" office:value-type="float" office:value="2500">
            <text:p>2500</text:p>
          </table:table-cell>
          <table:table-cell table:style-name="ce5" table:formula="of:=[.D59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60]=[.N59];[.G59];[.G59]+[.$O$2])" office:value-type="float" office:value="1090">
            <text:p>10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54]" office:value-type="float" office:value="3">
            <text:p>3</text:p>
          </table:table-cell>
          <table:table-cell table:style-name="ce6" table:number-columns-repeated="2"/>
          <table:table-cell table:style-name="ce6" table:formula="of:=[.N54]+1" office:value-type="float" office:value="10">
            <text:p>10</text:p>
          </table:table-cell>
          <table:table-cell table:style-name="ce6" table:number-columns-repeated="1010"/>
        </table:table-row>
        <table:table-row table:style-name="ro2">
          <table:table-cell table:style-name="ce3" table:formula="of:=&quot;{ &quot;&amp;[.B$1]&amp;&quot; = '&quot;&amp;[.B61]&amp;&quot;', &quot;&amp;[.C$1]&amp;&quot; = &quot;&amp;[.C61]&amp;&quot;, &quot;&amp;[.D$1]&amp;&quot; = &quot;&amp;[.D61]&amp;&quot;, &quot;&amp;[.E$1]&amp;&quot; = &quot;&amp;[.E61]&amp;&quot;, &quot;&amp;[.F$1]&amp;&quot; = &quot;&amp;[.F61]&amp;&quot;, &quot;&amp;[.G$1]&amp;&quot; = &quot;&amp;[.G61]*30&amp;&quot;, &quot;&amp;[.H$1]&amp;&quot; = &quot;&amp;[.H61]&amp;&quot;, &quot;&amp;IF([.I61]=&quot;&quot;;&quot;&quot;;[.I$1]&amp;&quot; = &quot;&amp;[.I61]&amp;&quot;, &quot;)&amp;IF([.J61]=&quot;&quot;;&quot;&quot;;[.J$1]&amp;&quot; = &quot;&amp;[.J61]&amp;&quot;, &quot;)&amp;IF([.K61]=&quot;&quot;;&quot;&quot;;[.K$1]&amp;&quot; = &quot;&amp;[.K61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55]" office:value-type="string" office:string-value="bug_big">
            <text:p>bug_big</text:p>
          </table:table-cell>
          <table:table-cell table:style-name="ce5" table:formula="of:=[.C60]" office:value-type="float" office:value="2500">
            <text:p>2500</text:p>
          </table:table-cell>
          <table:table-cell table:style-name="ce5" table:formula="of:=[.D60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61]=[.N60];[.G60];[.G60]+[.$O$2])" office:value-type="float" office:value="1090">
            <text:p>10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55]" office:value-type="float" office:value="4">
            <text:p>4</text:p>
          </table:table-cell>
          <table:table-cell table:style-name="ce6" table:number-columns-repeated="2"/>
          <table:table-cell table:style-name="ce6" table:formula="of:=[.N55]+1" office:value-type="float" office:value="10">
            <text:p>10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62]&amp;&quot;', &quot;&amp;[.C$1]&amp;&quot; = &quot;&amp;[.C62]&amp;&quot;, &quot;&amp;[.D$1]&amp;&quot; = &quot;&amp;[.D62]&amp;&quot;, &quot;&amp;[.E$1]&amp;&quot; = &quot;&amp;[.E62]&amp;&quot;, &quot;&amp;[.F$1]&amp;&quot; = &quot;&amp;[.F62]&amp;&quot;, &quot;&amp;[.G$1]&amp;&quot; = &quot;&amp;[.G62]*30&amp;&quot;, &quot;&amp;[.H$1]&amp;&quot; = &quot;&amp;[.H62]&amp;&quot;, &quot;&amp;IF([.I62]=&quot;&quot;;&quot;&quot;;[.I$1]&amp;&quot; = &quot;&amp;[.I62]&amp;&quot;, &quot;)&amp;IF([.J62]=&quot;&quot;;&quot;&quot;;[.J$1]&amp;&quot; = &quot;&amp;[.J62]&amp;&quot;, &quot;)&amp;IF([.K62]=&quot;&quot;;&quot;&quot;;[.K$1]&amp;&quot; = &quot;&amp;[.K62]&amp;&quot;, &quot;)&amp;&quot; },&quot;" office:value-type="string" office:string-value="{ name = 'bug_med', x = 2500, z = 2000, facing = 0, spawnRadius = 0, delay = 36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6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56]" office:value-type="string" office:string-value="bug_med">
            <text:p>bug_med</text:p>
          </table:table-cell>
          <table:table-cell table:style-name="ce5" table:formula="of:=[.C61]" office:value-type="float" office:value="2500">
            <text:p>2500</text:p>
          </table:table-cell>
          <table:table-cell table:style-name="ce5" table:formula="of:=[.D61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62]=[.N61];[.G61];[.G61]+[.$O$2])" office:value-type="float" office:value="1210">
            <text:p>12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56]" office:value-type="float" office:value="1">
            <text:p>1</text:p>
          </table:table-cell>
          <table:table-cell table:style-name="ce5" table:number-columns-repeated="2"/>
          <table:table-cell table:style-name="ce6" table:formula="of:=[.N56]+1" office:value-type="float" office:value="11">
            <text:p>11</text:p>
          </table:table-cell>
          <table:table-cell table:style-name="ce5" table:number-columns-repeated="1010"/>
        </table:table-row>
        <table:table-row table:style-name="ro2">
          <table:table-cell table:style-name="ce2" table:formula="of:=&quot;{ &quot;&amp;[.B$1]&amp;&quot; = '&quot;&amp;[.B63]&amp;&quot;', &quot;&amp;[.C$1]&amp;&quot; = &quot;&amp;[.C63]&amp;&quot;, &quot;&amp;[.D$1]&amp;&quot; = &quot;&amp;[.D63]&amp;&quot;, &quot;&amp;[.E$1]&amp;&quot; = &quot;&amp;[.E63]&amp;&quot;, &quot;&amp;[.F$1]&amp;&quot; = &quot;&amp;[.F63]&amp;&quot;, &quot;&amp;[.G$1]&amp;&quot; = &quot;&amp;[.G63]*30&amp;&quot;, &quot;&amp;[.H$1]&amp;&quot; = &quot;&amp;[.H63]&amp;&quot;, &quot;&amp;IF([.I63]=&quot;&quot;;&quot;&quot;;[.I$1]&amp;&quot; = &quot;&amp;[.I63]&amp;&quot;, &quot;)&amp;IF([.J63]=&quot;&quot;;&quot;&quot;;[.J$1]&amp;&quot; = &quot;&amp;[.J63]&amp;&quot;, &quot;)&amp;IF([.K63]=&quot;&quot;;&quot;&quot;;[.K$1]&amp;&quot; = &quot;&amp;[.K63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57]" office:value-type="string" office:string-value="bug_big">
            <text:p>bug_big</text:p>
          </table:table-cell>
          <table:table-cell table:style-name="ce5" table:formula="of:=[.C62]" office:value-type="float" office:value="2500">
            <text:p>2500</text:p>
          </table:table-cell>
          <table:table-cell table:style-name="ce5" table:formula="of:=[.D62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63]=[.N62];[.G62];[.G62]+[.$O$2])" office:value-type="float" office:value="1210">
            <text:p>12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57]" office:value-type="float" office:value="1">
            <text:p>1</text:p>
          </table:table-cell>
          <table:table-cell table:style-name="ce5" table:number-columns-repeated="2"/>
          <table:table-cell table:style-name="ce6" table:formula="of:=[.N57]+1" office:value-type="float" office:value="11">
            <text:p>11</text:p>
          </table:table-cell>
          <table:table-cell table:style-name="ce5" table:number-columns-repeated="1010"/>
        </table:table-row>
        <table:table-row table:style-name="ro2">
          <table:table-cell table:style-name="ce2" table:formula="of:=&quot;{ &quot;&amp;[.B$1]&amp;&quot; = '&quot;&amp;[.B64]&amp;&quot;', &quot;&amp;[.C$1]&amp;&quot; = &quot;&amp;[.C64]&amp;&quot;, &quot;&amp;[.D$1]&amp;&quot; = &quot;&amp;[.D64]&amp;&quot;, &quot;&amp;[.E$1]&amp;&quot; = &quot;&amp;[.E64]&amp;&quot;, &quot;&amp;[.F$1]&amp;&quot; = &quot;&amp;[.F64]&amp;&quot;, &quot;&amp;[.G$1]&amp;&quot; = &quot;&amp;[.G64]*30&amp;&quot;, &quot;&amp;[.H$1]&amp;&quot; = &quot;&amp;[.H64]&amp;&quot;, &quot;&amp;IF([.I64]=&quot;&quot;;&quot;&quot;;[.I$1]&amp;&quot; = &quot;&amp;[.I64]&amp;&quot;, &quot;)&amp;IF([.J64]=&quot;&quot;;&quot;&quot;;[.J$1]&amp;&quot; = &quot;&amp;[.J64]&amp;&quot;, &quot;)&amp;IF([.K64]=&quot;&quot;;&quot;&quot;;[.K$1]&amp;&quot; = &quot;&amp;[.K64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58]" office:value-type="string" office:string-value="bug_big">
            <text:p>bug_big</text:p>
          </table:table-cell>
          <table:table-cell table:style-name="ce5" table:formula="of:=[.C63]" office:value-type="float" office:value="2500">
            <text:p>2500</text:p>
          </table:table-cell>
          <table:table-cell table:style-name="ce5" table:formula="of:=[.D63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64]=[.N63];[.G63];[.G63]+[.$O$2])" office:value-type="float" office:value="1210">
            <text:p>12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58]" office:value-type="float" office:value="2">
            <text:p>2</text:p>
          </table:table-cell>
          <table:table-cell table:style-name="ce5" table:number-columns-repeated="2"/>
          <table:table-cell table:style-name="ce6" table:formula="of:=[.N58]+1" office:value-type="float" office:value="11">
            <text:p>11</text:p>
          </table:table-cell>
          <table:table-cell table:style-name="ce5" table:number-columns-repeated="1010"/>
        </table:table-row>
        <table:table-row table:style-name="ro2">
          <table:table-cell table:style-name="ce2" table:formula="of:=&quot;{ &quot;&amp;[.B$1]&amp;&quot; = '&quot;&amp;[.B65]&amp;&quot;', &quot;&amp;[.C$1]&amp;&quot; = &quot;&amp;[.C65]&amp;&quot;, &quot;&amp;[.D$1]&amp;&quot; = &quot;&amp;[.D65]&amp;&quot;, &quot;&amp;[.E$1]&amp;&quot; = &quot;&amp;[.E65]&amp;&quot;, &quot;&amp;[.F$1]&amp;&quot; = &quot;&amp;[.F65]&amp;&quot;, &quot;&amp;[.G$1]&amp;&quot; = &quot;&amp;[.G65]*30&amp;&quot;, &quot;&amp;[.H$1]&amp;&quot; = &quot;&amp;[.H65]&amp;&quot;, &quot;&amp;IF([.I65]=&quot;&quot;;&quot;&quot;;[.I$1]&amp;&quot; = &quot;&amp;[.I65]&amp;&quot;, &quot;)&amp;IF([.J65]=&quot;&quot;;&quot;&quot;;[.J$1]&amp;&quot; = &quot;&amp;[.J65]&amp;&quot;, &quot;)&amp;IF([.K65]=&quot;&quot;;&quot;&quot;;[.K$1]&amp;&quot; = &quot;&amp;[.K65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59]" office:value-type="string" office:string-value="bug_big">
            <text:p>bug_big</text:p>
          </table:table-cell>
          <table:table-cell table:style-name="ce5" table:formula="of:=[.C64]" office:value-type="float" office:value="2500">
            <text:p>2500</text:p>
          </table:table-cell>
          <table:table-cell table:style-name="ce5" table:formula="of:=[.D64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65]=[.N64];[.G64];[.G64]+[.$O$2])" office:value-type="float" office:value="1210">
            <text:p>12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59]" office:value-type="float" office:value="2">
            <text:p>2</text:p>
          </table:table-cell>
          <table:table-cell table:style-name="ce5" table:number-columns-repeated="2"/>
          <table:table-cell table:style-name="ce6" table:formula="of:=[.N59]+1" office:value-type="float" office:value="11">
            <text:p>11</text:p>
          </table:table-cell>
          <table:table-cell table:style-name="ce5" table:number-columns-repeated="1010"/>
        </table:table-row>
        <table:table-row table:style-name="ro2">
          <table:table-cell table:style-name="ce2" table:formula="of:=&quot;{ &quot;&amp;[.B$1]&amp;&quot; = '&quot;&amp;[.B66]&amp;&quot;', &quot;&amp;[.C$1]&amp;&quot; = &quot;&amp;[.C66]&amp;&quot;, &quot;&amp;[.D$1]&amp;&quot; = &quot;&amp;[.D66]&amp;&quot;, &quot;&amp;[.E$1]&amp;&quot; = &quot;&amp;[.E66]&amp;&quot;, &quot;&amp;[.F$1]&amp;&quot; = &quot;&amp;[.F66]&amp;&quot;, &quot;&amp;[.G$1]&amp;&quot; = &quot;&amp;[.G66]*30&amp;&quot;, &quot;&amp;[.H$1]&amp;&quot; = &quot;&amp;[.H66]&amp;&quot;, &quot;&amp;IF([.I66]=&quot;&quot;;&quot;&quot;;[.I$1]&amp;&quot; = &quot;&amp;[.I66]&amp;&quot;, &quot;)&amp;IF([.J66]=&quot;&quot;;&quot;&quot;;[.J$1]&amp;&quot; = &quot;&amp;[.J66]&amp;&quot;, &quot;)&amp;IF([.K66]=&quot;&quot;;&quot;&quot;;[.K$1]&amp;&quot; = &quot;&amp;[.K66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60]" office:value-type="string" office:string-value="bug_big">
            <text:p>bug_big</text:p>
          </table:table-cell>
          <table:table-cell table:style-name="ce5" table:formula="of:=[.C65]" office:value-type="float" office:value="2500">
            <text:p>2500</text:p>
          </table:table-cell>
          <table:table-cell table:style-name="ce5" table:formula="of:=[.D65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66]=[.N65];[.G65];[.G65]+[.$O$2])" office:value-type="float" office:value="1210">
            <text:p>12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60]" office:value-type="float" office:value="3">
            <text:p>3</text:p>
          </table:table-cell>
          <table:table-cell table:style-name="ce5" table:number-columns-repeated="2"/>
          <table:table-cell table:style-name="ce6" table:formula="of:=[.N60]+1" office:value-type="float" office:value="11">
            <text:p>11</text:p>
          </table:table-cell>
          <table:table-cell table:style-name="ce5" table:number-columns-repeated="1010"/>
        </table:table-row>
        <table:table-row table:style-name="ro2">
          <table:table-cell table:style-name="ce2" table:formula="of:=&quot;{ &quot;&amp;[.B$1]&amp;&quot; = '&quot;&amp;[.B67]&amp;&quot;', &quot;&amp;[.C$1]&amp;&quot; = &quot;&amp;[.C67]&amp;&quot;, &quot;&amp;[.D$1]&amp;&quot; = &quot;&amp;[.D67]&amp;&quot;, &quot;&amp;[.E$1]&amp;&quot; = &quot;&amp;[.E67]&amp;&quot;, &quot;&amp;[.F$1]&amp;&quot; = &quot;&amp;[.F67]&amp;&quot;, &quot;&amp;[.G$1]&amp;&quot; = &quot;&amp;[.G67]*30&amp;&quot;, &quot;&amp;[.H$1]&amp;&quot; = &quot;&amp;[.H67]&amp;&quot;, &quot;&amp;IF([.I67]=&quot;&quot;;&quot;&quot;;[.I$1]&amp;&quot; = &quot;&amp;[.I67]&amp;&quot;, &quot;)&amp;IF([.J67]=&quot;&quot;;&quot;&quot;;[.J$1]&amp;&quot; = &quot;&amp;[.J67]&amp;&quot;, &quot;)&amp;IF([.K67]=&quot;&quot;;&quot;&quot;;[.K$1]&amp;&quot; = &quot;&amp;[.K67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61]" office:value-type="string" office:string-value="bug_big">
            <text:p>bug_big</text:p>
          </table:table-cell>
          <table:table-cell table:style-name="ce5" table:formula="of:=[.C66]" office:value-type="float" office:value="2500">
            <text:p>2500</text:p>
          </table:table-cell>
          <table:table-cell table:style-name="ce5" table:formula="of:=[.D66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67]=[.N66];[.G66];[.G66]+[.$O$2])" office:value-type="float" office:value="1210">
            <text:p>12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61]" office:value-type="float" office:value="4">
            <text:p>4</text:p>
          </table:table-cell>
          <table:table-cell table:style-name="ce5" table:number-columns-repeated="2"/>
          <table:table-cell table:style-name="ce6" table:formula="of:=[.N61]+1" office:value-type="float" office:value="11">
            <text:p>11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68]&amp;&quot;', &quot;&amp;[.C$1]&amp;&quot; = &quot;&amp;[.C68]&amp;&quot;, &quot;&amp;[.D$1]&amp;&quot; = &quot;&amp;[.D68]&amp;&quot;, &quot;&amp;[.E$1]&amp;&quot; = &quot;&amp;[.E68]&amp;&quot;, &quot;&amp;[.F$1]&amp;&quot; = &quot;&amp;[.F68]&amp;&quot;, &quot;&amp;[.G$1]&amp;&quot; = &quot;&amp;[.G68]*30&amp;&quot;, &quot;&amp;[.H$1]&amp;&quot; = &quot;&amp;[.H68]&amp;&quot;, &quot;&amp;IF([.I68]=&quot;&quot;;&quot;&quot;;[.I$1]&amp;&quot; = &quot;&amp;[.I68]&amp;&quot;, &quot;)&amp;IF([.J68]=&quot;&quot;;&quot;&quot;;[.J$1]&amp;&quot; = &quot;&amp;[.J68]&amp;&quot;, &quot;)&amp;IF([.K68]=&quot;&quot;;&quot;&quot;;[.K$1]&amp;&quot; = &quot;&amp;[.K68]&amp;&quot;, &quot;)&amp;&quot; },&quot;" office:value-type="string" office:string-value="{ name = 'bug_med', x = 2500, z = 2000, facing = 0, spawnRadius = 0, delay = 39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9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62]" office:value-type="string" office:string-value="bug_med">
            <text:p>bug_med</text:p>
          </table:table-cell>
          <table:table-cell table:style-name="ce5" table:formula="of:=[.C67]" office:value-type="float" office:value="2500">
            <text:p>2500</text:p>
          </table:table-cell>
          <table:table-cell table:style-name="ce5" table:formula="of:=[.D67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68]=[.N67];[.G67];[.G67]+[.$O$2])" office:value-type="float" office:value="1330">
            <text:p>133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62]" office:value-type="float" office:value="1">
            <text:p>1</text:p>
          </table:table-cell>
          <table:table-cell table:style-name="ce5" table:number-columns-repeated="2"/>
          <table:table-cell table:style-name="ce6" table:formula="of:=[.N62]+1" office:value-type="float" office:value="12">
            <text:p>12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69]&amp;&quot;', &quot;&amp;[.C$1]&amp;&quot; = &quot;&amp;[.C69]&amp;&quot;, &quot;&amp;[.D$1]&amp;&quot; = &quot;&amp;[.D69]&amp;&quot;, &quot;&amp;[.E$1]&amp;&quot; = &quot;&amp;[.E69]&amp;&quot;, &quot;&amp;[.F$1]&amp;&quot; = &quot;&amp;[.F69]&amp;&quot;, &quot;&amp;[.G$1]&amp;&quot; = &quot;&amp;[.G69]*30&amp;&quot;, &quot;&amp;[.H$1]&amp;&quot; = &quot;&amp;[.H69]&amp;&quot;, &quot;&amp;IF([.I69]=&quot;&quot;;&quot;&quot;;[.I$1]&amp;&quot; = &quot;&amp;[.I69]&amp;&quot;, &quot;)&amp;IF([.J69]=&quot;&quot;;&quot;&quot;;[.J$1]&amp;&quot; = &quot;&amp;[.J69]&amp;&quot;, &quot;)&amp;IF([.K69]=&quot;&quot;;&quot;&quot;;[.K$1]&amp;&quot; = &quot;&amp;[.K69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63]" office:value-type="string" office:string-value="bug_big">
            <text:p>bug_big</text:p>
          </table:table-cell>
          <table:table-cell table:style-name="ce5" table:formula="of:=[.C68]" office:value-type="float" office:value="2500">
            <text:p>2500</text:p>
          </table:table-cell>
          <table:table-cell table:style-name="ce5" table:formula="of:=[.D68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69]=[.N68];[.G68];[.G68]+[.$O$2])" office:value-type="float" office:value="1330">
            <text:p>133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63]" office:value-type="float" office:value="1">
            <text:p>1</text:p>
          </table:table-cell>
          <table:table-cell table:style-name="ce5" table:number-columns-repeated="2"/>
          <table:table-cell table:style-name="ce6" table:formula="of:=[.N63]+1" office:value-type="float" office:value="12">
            <text:p>12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70]&amp;&quot;', &quot;&amp;[.C$1]&amp;&quot; = &quot;&amp;[.C70]&amp;&quot;, &quot;&amp;[.D$1]&amp;&quot; = &quot;&amp;[.D70]&amp;&quot;, &quot;&amp;[.E$1]&amp;&quot; = &quot;&amp;[.E70]&amp;&quot;, &quot;&amp;[.F$1]&amp;&quot; = &quot;&amp;[.F70]&amp;&quot;, &quot;&amp;[.G$1]&amp;&quot; = &quot;&amp;[.G70]*30&amp;&quot;, &quot;&amp;[.H$1]&amp;&quot; = &quot;&amp;[.H70]&amp;&quot;, &quot;&amp;IF([.I70]=&quot;&quot;;&quot;&quot;;[.I$1]&amp;&quot; = &quot;&amp;[.I70]&amp;&quot;, &quot;)&amp;IF([.J70]=&quot;&quot;;&quot;&quot;;[.J$1]&amp;&quot; = &quot;&amp;[.J70]&amp;&quot;, &quot;)&amp;IF([.K70]=&quot;&quot;;&quot;&quot;;[.K$1]&amp;&quot; = &quot;&amp;[.K70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64]" office:value-type="string" office:string-value="bug_big">
            <text:p>bug_big</text:p>
          </table:table-cell>
          <table:table-cell table:style-name="ce5" table:formula="of:=[.C69]" office:value-type="float" office:value="2500">
            <text:p>2500</text:p>
          </table:table-cell>
          <table:table-cell table:style-name="ce5" table:formula="of:=[.D69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70]=[.N69];[.G69];[.G69]+[.$O$2])" office:value-type="float" office:value="1330">
            <text:p>133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64]" office:value-type="float" office:value="2">
            <text:p>2</text:p>
          </table:table-cell>
          <table:table-cell table:style-name="ce5" table:number-columns-repeated="2"/>
          <table:table-cell table:style-name="ce6" table:formula="of:=[.N64]+1" office:value-type="float" office:value="12">
            <text:p>12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71]&amp;&quot;', &quot;&amp;[.C$1]&amp;&quot; = &quot;&amp;[.C71]&amp;&quot;, &quot;&amp;[.D$1]&amp;&quot; = &quot;&amp;[.D71]&amp;&quot;, &quot;&amp;[.E$1]&amp;&quot; = &quot;&amp;[.E71]&amp;&quot;, &quot;&amp;[.F$1]&amp;&quot; = &quot;&amp;[.F71]&amp;&quot;, &quot;&amp;[.G$1]&amp;&quot; = &quot;&amp;[.G71]*30&amp;&quot;, &quot;&amp;[.H$1]&amp;&quot; = &quot;&amp;[.H71]&amp;&quot;, &quot;&amp;IF([.I71]=&quot;&quot;;&quot;&quot;;[.I$1]&amp;&quot; = &quot;&amp;[.I71]&amp;&quot;, &quot;)&amp;IF([.J71]=&quot;&quot;;&quot;&quot;;[.J$1]&amp;&quot; = &quot;&amp;[.J71]&amp;&quot;, &quot;)&amp;IF([.K71]=&quot;&quot;;&quot;&quot;;[.K$1]&amp;&quot; = &quot;&amp;[.K71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65]" office:value-type="string" office:string-value="bug_big">
            <text:p>bug_big</text:p>
          </table:table-cell>
          <table:table-cell table:style-name="ce5" table:formula="of:=[.C70]" office:value-type="float" office:value="2500">
            <text:p>2500</text:p>
          </table:table-cell>
          <table:table-cell table:style-name="ce5" table:formula="of:=[.D70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71]=[.N70];[.G70];[.G70]+[.$O$2])" office:value-type="float" office:value="1330">
            <text:p>13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65]" office:value-type="float" office:value="2">
            <text:p>2</text:p>
          </table:table-cell>
          <table:table-cell table:style-name="ce6" table:number-columns-repeated="2"/>
          <table:table-cell table:style-name="ce6" table:formula="of:=[.N65]+1" office:value-type="float" office:value="12">
            <text:p>12</text:p>
          </table:table-cell>
          <table:table-cell table:style-name="ce6" table:number-columns-repeated="1010"/>
        </table:table-row>
        <table:table-row table:style-name="ro2">
          <table:table-cell table:style-name="ce3" table:formula="of:=&quot;{ &quot;&amp;[.B$1]&amp;&quot; = '&quot;&amp;[.B72]&amp;&quot;', &quot;&amp;[.C$1]&amp;&quot; = &quot;&amp;[.C72]&amp;&quot;, &quot;&amp;[.D$1]&amp;&quot; = &quot;&amp;[.D72]&amp;&quot;, &quot;&amp;[.E$1]&amp;&quot; = &quot;&amp;[.E72]&amp;&quot;, &quot;&amp;[.F$1]&amp;&quot; = &quot;&amp;[.F72]&amp;&quot;, &quot;&amp;[.G$1]&amp;&quot; = &quot;&amp;[.G72]*30&amp;&quot;, &quot;&amp;[.H$1]&amp;&quot; = &quot;&amp;[.H72]&amp;&quot;, &quot;&amp;IF([.I72]=&quot;&quot;;&quot;&quot;;[.I$1]&amp;&quot; = &quot;&amp;[.I72]&amp;&quot;, &quot;)&amp;IF([.J72]=&quot;&quot;;&quot;&quot;;[.J$1]&amp;&quot; = &quot;&amp;[.J72]&amp;&quot;, &quot;)&amp;IF([.K72]=&quot;&quot;;&quot;&quot;;[.K$1]&amp;&quot; = &quot;&amp;[.K72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66]" office:value-type="string" office:string-value="bug_big">
            <text:p>bug_big</text:p>
          </table:table-cell>
          <table:table-cell table:style-name="ce5" table:formula="of:=[.C71]" office:value-type="float" office:value="2500">
            <text:p>2500</text:p>
          </table:table-cell>
          <table:table-cell table:style-name="ce5" table:formula="of:=[.D71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72]=[.N71];[.G71];[.G71]+[.$O$2])" office:value-type="float" office:value="1330">
            <text:p>13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66]" office:value-type="float" office:value="3">
            <text:p>3</text:p>
          </table:table-cell>
          <table:table-cell table:style-name="ce6" table:number-columns-repeated="2"/>
          <table:table-cell table:style-name="ce6" table:formula="of:=[.N66]+1" office:value-type="float" office:value="12">
            <text:p>12</text:p>
          </table:table-cell>
          <table:table-cell table:style-name="ce6" table:number-columns-repeated="1010"/>
        </table:table-row>
        <table:table-row table:style-name="ro2">
          <table:table-cell table:style-name="ce3" table:formula="of:=&quot;{ &quot;&amp;[.B$1]&amp;&quot; = '&quot;&amp;[.B73]&amp;&quot;', &quot;&amp;[.C$1]&amp;&quot; = &quot;&amp;[.C73]&amp;&quot;, &quot;&amp;[.D$1]&amp;&quot; = &quot;&amp;[.D73]&amp;&quot;, &quot;&amp;[.E$1]&amp;&quot; = &quot;&amp;[.E73]&amp;&quot;, &quot;&amp;[.F$1]&amp;&quot; = &quot;&amp;[.F73]&amp;&quot;, &quot;&amp;[.G$1]&amp;&quot; = &quot;&amp;[.G73]*30&amp;&quot;, &quot;&amp;[.H$1]&amp;&quot; = &quot;&amp;[.H73]&amp;&quot;, &quot;&amp;IF([.I73]=&quot;&quot;;&quot;&quot;;[.I$1]&amp;&quot; = &quot;&amp;[.I73]&amp;&quot;, &quot;)&amp;IF([.J73]=&quot;&quot;;&quot;&quot;;[.J$1]&amp;&quot; = &quot;&amp;[.J73]&amp;&quot;, &quot;)&amp;IF([.K73]=&quot;&quot;;&quot;&quot;;[.K$1]&amp;&quot; = &quot;&amp;[.K73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67]" office:value-type="string" office:string-value="bug_big">
            <text:p>bug_big</text:p>
          </table:table-cell>
          <table:table-cell table:style-name="ce5" table:formula="of:=[.C72]" office:value-type="float" office:value="2500">
            <text:p>2500</text:p>
          </table:table-cell>
          <table:table-cell table:style-name="ce5" table:formula="of:=[.D72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73]=[.N72];[.G72];[.G72]+[.$O$2])" office:value-type="float" office:value="1330">
            <text:p>13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67]" office:value-type="float" office:value="4">
            <text:p>4</text:p>
          </table:table-cell>
          <table:table-cell table:style-name="ce6" table:number-columns-repeated="2"/>
          <table:table-cell table:style-name="ce6" table:formula="of:=[.N67]+1" office:value-type="float" office:value="12">
            <text:p>12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74]&amp;&quot;', &quot;&amp;[.C$1]&amp;&quot; = &quot;&amp;[.C74]&amp;&quot;, &quot;&amp;[.D$1]&amp;&quot; = &quot;&amp;[.D74]&amp;&quot;, &quot;&amp;[.E$1]&amp;&quot; = &quot;&amp;[.E74]&amp;&quot;, &quot;&amp;[.F$1]&amp;&quot; = &quot;&amp;[.F74]&amp;&quot;, &quot;&amp;[.G$1]&amp;&quot; = &quot;&amp;[.G74]*30&amp;&quot;, &quot;&amp;[.H$1]&amp;&quot; = &quot;&amp;[.H74]&amp;&quot;, &quot;&amp;IF([.I74]=&quot;&quot;;&quot;&quot;;[.I$1]&amp;&quot; = &quot;&amp;[.I74]&amp;&quot;, &quot;)&amp;IF([.J74]=&quot;&quot;;&quot;&quot;;[.J$1]&amp;&quot; = &quot;&amp;[.J74]&amp;&quot;, &quot;)&amp;IF([.K74]=&quot;&quot;;&quot;&quot;;[.K$1]&amp;&quot; = &quot;&amp;[.K74]&amp;&quot;, &quot;)&amp;&quot; },&quot;" office:value-type="string" office:string-value="{ name = 'bug_med', x = 2500, z = 2000, facing = 0, spawnRadius = 0, delay = 43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43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68]" office:value-type="string" office:string-value="bug_med">
            <text:p>bug_med</text:p>
          </table:table-cell>
          <table:table-cell table:style-name="ce5" table:formula="of:=[.C73]" office:value-type="float" office:value="2500">
            <text:p>2500</text:p>
          </table:table-cell>
          <table:table-cell table:style-name="ce5" table:formula="of:=[.D73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74]=[.N73];[.G73];[.G73]+[.$O$2])" office:value-type="float" office:value="1450">
            <text:p>14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68]" office:value-type="float" office:value="1">
            <text:p>1</text:p>
          </table:table-cell>
          <table:table-cell table:style-name="ce6" table:number-columns-repeated="2"/>
          <table:table-cell table:style-name="ce6" table:formula="of:=[.N68]+1" office:value-type="float" office:value="13">
            <text:p>13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75]&amp;&quot;', &quot;&amp;[.C$1]&amp;&quot; = &quot;&amp;[.C75]&amp;&quot;, &quot;&amp;[.D$1]&amp;&quot; = &quot;&amp;[.D75]&amp;&quot;, &quot;&amp;[.E$1]&amp;&quot; = &quot;&amp;[.E75]&amp;&quot;, &quot;&amp;[.F$1]&amp;&quot; = &quot;&amp;[.F75]&amp;&quot;, &quot;&amp;[.G$1]&amp;&quot; = &quot;&amp;[.G75]*30&amp;&quot;, &quot;&amp;[.H$1]&amp;&quot; = &quot;&amp;[.H75]&amp;&quot;, &quot;&amp;IF([.I75]=&quot;&quot;;&quot;&quot;;[.I$1]&amp;&quot; = &quot;&amp;[.I75]&amp;&quot;, &quot;)&amp;IF([.J75]=&quot;&quot;;&quot;&quot;;[.J$1]&amp;&quot; = &quot;&amp;[.J75]&amp;&quot;, &quot;)&amp;IF([.K75]=&quot;&quot;;&quot;&quot;;[.K$1]&amp;&quot; = &quot;&amp;[.K75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69]" office:value-type="string" office:string-value="bug_big">
            <text:p>bug_big</text:p>
          </table:table-cell>
          <table:table-cell table:style-name="ce5" table:formula="of:=[.C74]" office:value-type="float" office:value="2500">
            <text:p>2500</text:p>
          </table:table-cell>
          <table:table-cell table:style-name="ce5" table:formula="of:=[.D74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75]=[.N74];[.G74];[.G74]+[.$O$2])" office:value-type="float" office:value="1450">
            <text:p>14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69]" office:value-type="float" office:value="1">
            <text:p>1</text:p>
          </table:table-cell>
          <table:table-cell table:style-name="ce6" table:number-columns-repeated="2"/>
          <table:table-cell table:style-name="ce6" table:formula="of:=[.N69]+1" office:value-type="float" office:value="13">
            <text:p>13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76]&amp;&quot;', &quot;&amp;[.C$1]&amp;&quot; = &quot;&amp;[.C76]&amp;&quot;, &quot;&amp;[.D$1]&amp;&quot; = &quot;&amp;[.D76]&amp;&quot;, &quot;&amp;[.E$1]&amp;&quot; = &quot;&amp;[.E76]&amp;&quot;, &quot;&amp;[.F$1]&amp;&quot; = &quot;&amp;[.F76]&amp;&quot;, &quot;&amp;[.G$1]&amp;&quot; = &quot;&amp;[.G76]*30&amp;&quot;, &quot;&amp;[.H$1]&amp;&quot; = &quot;&amp;[.H76]&amp;&quot;, &quot;&amp;IF([.I76]=&quot;&quot;;&quot;&quot;;[.I$1]&amp;&quot; = &quot;&amp;[.I76]&amp;&quot;, &quot;)&amp;IF([.J76]=&quot;&quot;;&quot;&quot;;[.J$1]&amp;&quot; = &quot;&amp;[.J76]&amp;&quot;, &quot;)&amp;IF([.K76]=&quot;&quot;;&quot;&quot;;[.K$1]&amp;&quot; = &quot;&amp;[.K76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70]" office:value-type="string" office:string-value="bug_big">
            <text:p>bug_big</text:p>
          </table:table-cell>
          <table:table-cell table:style-name="ce5" table:formula="of:=[.C75]" office:value-type="float" office:value="2500">
            <text:p>2500</text:p>
          </table:table-cell>
          <table:table-cell table:style-name="ce5" table:formula="of:=[.D75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76]=[.N75];[.G75];[.G75]+[.$O$2])" office:value-type="float" office:value="1450">
            <text:p>14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70]" office:value-type="float" office:value="2">
            <text:p>2</text:p>
          </table:table-cell>
          <table:table-cell table:style-name="ce6" table:number-columns-repeated="2"/>
          <table:table-cell table:style-name="ce6" table:formula="of:=[.N70]+1" office:value-type="float" office:value="13">
            <text:p>13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77]&amp;&quot;', &quot;&amp;[.C$1]&amp;&quot; = &quot;&amp;[.C77]&amp;&quot;, &quot;&amp;[.D$1]&amp;&quot; = &quot;&amp;[.D77]&amp;&quot;, &quot;&amp;[.E$1]&amp;&quot; = &quot;&amp;[.E77]&amp;&quot;, &quot;&amp;[.F$1]&amp;&quot; = &quot;&amp;[.F77]&amp;&quot;, &quot;&amp;[.G$1]&amp;&quot; = &quot;&amp;[.G77]*30&amp;&quot;, &quot;&amp;[.H$1]&amp;&quot; = &quot;&amp;[.H77]&amp;&quot;, &quot;&amp;IF([.I77]=&quot;&quot;;&quot;&quot;;[.I$1]&amp;&quot; = &quot;&amp;[.I77]&amp;&quot;, &quot;)&amp;IF([.J77]=&quot;&quot;;&quot;&quot;;[.J$1]&amp;&quot; = &quot;&amp;[.J77]&amp;&quot;, &quot;)&amp;IF([.K77]=&quot;&quot;;&quot;&quot;;[.K$1]&amp;&quot; = &quot;&amp;[.K77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71]" office:value-type="string" office:string-value="bug_big">
            <text:p>bug_big</text:p>
          </table:table-cell>
          <table:table-cell table:style-name="ce5" table:formula="of:=[.C76]" office:value-type="float" office:value="2500">
            <text:p>2500</text:p>
          </table:table-cell>
          <table:table-cell table:style-name="ce5" table:formula="of:=[.D76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77]=[.N76];[.G76];[.G76]+[.$O$2])" office:value-type="float" office:value="1450">
            <text:p>14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71]" office:value-type="float" office:value="2">
            <text:p>2</text:p>
          </table:table-cell>
          <table:table-cell table:style-name="ce6" table:number-columns-repeated="2"/>
          <table:table-cell table:style-name="ce6" table:formula="of:=[.N71]+1" office:value-type="float" office:value="13">
            <text:p>13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78]&amp;&quot;', &quot;&amp;[.C$1]&amp;&quot; = &quot;&amp;[.C78]&amp;&quot;, &quot;&amp;[.D$1]&amp;&quot; = &quot;&amp;[.D78]&amp;&quot;, &quot;&amp;[.E$1]&amp;&quot; = &quot;&amp;[.E78]&amp;&quot;, &quot;&amp;[.F$1]&amp;&quot; = &quot;&amp;[.F78]&amp;&quot;, &quot;&amp;[.G$1]&amp;&quot; = &quot;&amp;[.G78]*30&amp;&quot;, &quot;&amp;[.H$1]&amp;&quot; = &quot;&amp;[.H78]&amp;&quot;, &quot;&amp;IF([.I78]=&quot;&quot;;&quot;&quot;;[.I$1]&amp;&quot; = &quot;&amp;[.I78]&amp;&quot;, &quot;)&amp;IF([.J78]=&quot;&quot;;&quot;&quot;;[.J$1]&amp;&quot; = &quot;&amp;[.J78]&amp;&quot;, &quot;)&amp;IF([.K78]=&quot;&quot;;&quot;&quot;;[.K$1]&amp;&quot; = &quot;&amp;[.K78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72]" office:value-type="string" office:string-value="bug_big">
            <text:p>bug_big</text:p>
          </table:table-cell>
          <table:table-cell table:style-name="ce5" table:formula="of:=[.C77]" office:value-type="float" office:value="2500">
            <text:p>2500</text:p>
          </table:table-cell>
          <table:table-cell table:style-name="ce5" table:formula="of:=[.D77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78]=[.N77];[.G77];[.G77]+[.$O$2])" office:value-type="float" office:value="1450">
            <text:p>14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72]" office:value-type="float" office:value="3">
            <text:p>3</text:p>
          </table:table-cell>
          <table:table-cell table:style-name="ce6" table:number-columns-repeated="2"/>
          <table:table-cell table:style-name="ce6" table:formula="of:=[.N72]+1" office:value-type="float" office:value="13">
            <text:p>13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79]&amp;&quot;', &quot;&amp;[.C$1]&amp;&quot; = &quot;&amp;[.C79]&amp;&quot;, &quot;&amp;[.D$1]&amp;&quot; = &quot;&amp;[.D79]&amp;&quot;, &quot;&amp;[.E$1]&amp;&quot; = &quot;&amp;[.E79]&amp;&quot;, &quot;&amp;[.F$1]&amp;&quot; = &quot;&amp;[.F79]&amp;&quot;, &quot;&amp;[.G$1]&amp;&quot; = &quot;&amp;[.G79]*30&amp;&quot;, &quot;&amp;[.H$1]&amp;&quot; = &quot;&amp;[.H79]&amp;&quot;, &quot;&amp;IF([.I79]=&quot;&quot;;&quot;&quot;;[.I$1]&amp;&quot; = &quot;&amp;[.I79]&amp;&quot;, &quot;)&amp;IF([.J79]=&quot;&quot;;&quot;&quot;;[.J$1]&amp;&quot; = &quot;&amp;[.J79]&amp;&quot;, &quot;)&amp;IF([.K79]=&quot;&quot;;&quot;&quot;;[.K$1]&amp;&quot; = &quot;&amp;[.K79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73]" office:value-type="string" office:string-value="bug_big">
            <text:p>bug_big</text:p>
          </table:table-cell>
          <table:table-cell table:style-name="ce5" table:formula="of:=[.C78]" office:value-type="float" office:value="2500">
            <text:p>2500</text:p>
          </table:table-cell>
          <table:table-cell table:style-name="ce5" table:formula="of:=[.D78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79]=[.N78];[.G78];[.G78]+[.$O$2])" office:value-type="float" office:value="1450">
            <text:p>14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73]" office:value-type="float" office:value="4">
            <text:p>4</text:p>
          </table:table-cell>
          <table:table-cell table:style-name="ce6" table:number-columns-repeated="2"/>
          <table:table-cell table:style-name="ce6" table:formula="of:=[.N73]+1" office:value-type="float" office:value="13">
            <text:p>13</text:p>
          </table:table-cell>
          <table:table-cell table:style-name="ce6" table:number-columns-repeated="1010"/>
        </table:table-row>
        <table:table-row table:style-name="ro2">
          <table:table-cell table:style-name="ce3" table:formula="of:=&quot;{ &quot;&amp;[.B$1]&amp;&quot; = '&quot;&amp;[.B80]&amp;&quot;', &quot;&amp;[.C$1]&amp;&quot; = &quot;&amp;[.C80]&amp;&quot;, &quot;&amp;[.D$1]&amp;&quot; = &quot;&amp;[.D80]&amp;&quot;, &quot;&amp;[.E$1]&amp;&quot; = &quot;&amp;[.E80]&amp;&quot;, &quot;&amp;[.F$1]&amp;&quot; = &quot;&amp;[.F80]&amp;&quot;, &quot;&amp;[.G$1]&amp;&quot; = &quot;&amp;[.G80]*30&amp;&quot;, &quot;&amp;[.H$1]&amp;&quot; = &quot;&amp;[.H80]&amp;&quot;, &quot;&amp;IF([.I80]=&quot;&quot;;&quot;&quot;;[.I$1]&amp;&quot; = &quot;&amp;[.I80]&amp;&quot;, &quot;)&amp;IF([.J80]=&quot;&quot;;&quot;&quot;;[.J$1]&amp;&quot; = &quot;&amp;[.J80]&amp;&quot;, &quot;)&amp;IF([.K80]=&quot;&quot;;&quot;&quot;;[.K$1]&amp;&quot; = &quot;&amp;[.K80]&amp;&quot;, &quot;)&amp;&quot; },&quot;" office:value-type="string" office:string-value="{ name = 'bug_med', x = 2500, z = 2000, facing = 0, spawnRadius = 0, delay = 47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47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74]" office:value-type="string" office:string-value="bug_med">
            <text:p>bug_med</text:p>
          </table:table-cell>
          <table:table-cell table:style-name="ce5" table:formula="of:=[.C79]" office:value-type="float" office:value="2500">
            <text:p>2500</text:p>
          </table:table-cell>
          <table:table-cell table:style-name="ce5" table:formula="of:=[.D79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80]=[.N79];[.G79];[.G79]+[.$O$2])" office:value-type="float" office:value="1570">
            <text:p>15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74]" office:value-type="float" office:value="1">
            <text:p>1</text:p>
          </table:table-cell>
          <table:table-cell table:style-name="ce5" table:number-columns-repeated="2"/>
          <table:table-cell table:style-name="ce6" table:formula="of:=[.N74]+1" office:value-type="float" office:value="14">
            <text:p>14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81]&amp;&quot;', &quot;&amp;[.C$1]&amp;&quot; = &quot;&amp;[.C81]&amp;&quot;, &quot;&amp;[.D$1]&amp;&quot; = &quot;&amp;[.D81]&amp;&quot;, &quot;&amp;[.E$1]&amp;&quot; = &quot;&amp;[.E81]&amp;&quot;, &quot;&amp;[.F$1]&amp;&quot; = &quot;&amp;[.F81]&amp;&quot;, &quot;&amp;[.G$1]&amp;&quot; = &quot;&amp;[.G81]*30&amp;&quot;, &quot;&amp;[.H$1]&amp;&quot; = &quot;&amp;[.H81]&amp;&quot;, &quot;&amp;IF([.I81]=&quot;&quot;;&quot;&quot;;[.I$1]&amp;&quot; = &quot;&amp;[.I81]&amp;&quot;, &quot;)&amp;IF([.J81]=&quot;&quot;;&quot;&quot;;[.J$1]&amp;&quot; = &quot;&amp;[.J81]&amp;&quot;, &quot;)&amp;IF([.K81]=&quot;&quot;;&quot;&quot;;[.K$1]&amp;&quot; = &quot;&amp;[.K81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75]" office:value-type="string" office:string-value="bug_big">
            <text:p>bug_big</text:p>
          </table:table-cell>
          <table:table-cell table:style-name="ce5" table:formula="of:=[.C80]" office:value-type="float" office:value="2500">
            <text:p>2500</text:p>
          </table:table-cell>
          <table:table-cell table:style-name="ce5" table:formula="of:=[.D80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81]=[.N80];[.G80];[.G80]+[.$O$2])" office:value-type="float" office:value="1570">
            <text:p>15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75]" office:value-type="float" office:value="1">
            <text:p>1</text:p>
          </table:table-cell>
          <table:table-cell table:style-name="ce5" table:number-columns-repeated="2"/>
          <table:table-cell table:style-name="ce6" table:formula="of:=[.N75]+1" office:value-type="float" office:value="14">
            <text:p>14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82]&amp;&quot;', &quot;&amp;[.C$1]&amp;&quot; = &quot;&amp;[.C82]&amp;&quot;, &quot;&amp;[.D$1]&amp;&quot; = &quot;&amp;[.D82]&amp;&quot;, &quot;&amp;[.E$1]&amp;&quot; = &quot;&amp;[.E82]&amp;&quot;, &quot;&amp;[.F$1]&amp;&quot; = &quot;&amp;[.F82]&amp;&quot;, &quot;&amp;[.G$1]&amp;&quot; = &quot;&amp;[.G82]*30&amp;&quot;, &quot;&amp;[.H$1]&amp;&quot; = &quot;&amp;[.H82]&amp;&quot;, &quot;&amp;IF([.I82]=&quot;&quot;;&quot;&quot;;[.I$1]&amp;&quot; = &quot;&amp;[.I82]&amp;&quot;, &quot;)&amp;IF([.J82]=&quot;&quot;;&quot;&quot;;[.J$1]&amp;&quot; = &quot;&amp;[.J82]&amp;&quot;, &quot;)&amp;IF([.K82]=&quot;&quot;;&quot;&quot;;[.K$1]&amp;&quot; = &quot;&amp;[.K82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76]" office:value-type="string" office:string-value="bug_big">
            <text:p>bug_big</text:p>
          </table:table-cell>
          <table:table-cell table:style-name="ce5" table:formula="of:=[.C81]" office:value-type="float" office:value="2500">
            <text:p>2500</text:p>
          </table:table-cell>
          <table:table-cell table:style-name="ce5" table:formula="of:=[.D81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82]=[.N81];[.G81];[.G81]+[.$O$2])" office:value-type="float" office:value="1570">
            <text:p>15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76]" office:value-type="float" office:value="2">
            <text:p>2</text:p>
          </table:table-cell>
          <table:table-cell table:style-name="ce5" table:number-columns-repeated="2"/>
          <table:table-cell table:style-name="ce6" table:formula="of:=[.N76]+1" office:value-type="float" office:value="14">
            <text:p>14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83]&amp;&quot;', &quot;&amp;[.C$1]&amp;&quot; = &quot;&amp;[.C83]&amp;&quot;, &quot;&amp;[.D$1]&amp;&quot; = &quot;&amp;[.D83]&amp;&quot;, &quot;&amp;[.E$1]&amp;&quot; = &quot;&amp;[.E83]&amp;&quot;, &quot;&amp;[.F$1]&amp;&quot; = &quot;&amp;[.F83]&amp;&quot;, &quot;&amp;[.G$1]&amp;&quot; = &quot;&amp;[.G83]*30&amp;&quot;, &quot;&amp;[.H$1]&amp;&quot; = &quot;&amp;[.H83]&amp;&quot;, &quot;&amp;IF([.I83]=&quot;&quot;;&quot;&quot;;[.I$1]&amp;&quot; = &quot;&amp;[.I83]&amp;&quot;, &quot;)&amp;IF([.J83]=&quot;&quot;;&quot;&quot;;[.J$1]&amp;&quot; = &quot;&amp;[.J83]&amp;&quot;, &quot;)&amp;IF([.K83]=&quot;&quot;;&quot;&quot;;[.K$1]&amp;&quot; = &quot;&amp;[.K83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77]" office:value-type="string" office:string-value="bug_big">
            <text:p>bug_big</text:p>
          </table:table-cell>
          <table:table-cell table:style-name="ce5" table:formula="of:=[.C82]" office:value-type="float" office:value="2500">
            <text:p>2500</text:p>
          </table:table-cell>
          <table:table-cell table:style-name="ce5" table:formula="of:=[.D82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83]=[.N82];[.G82];[.G82]+[.$O$2])" office:value-type="float" office:value="1570">
            <text:p>15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77]" office:value-type="float" office:value="2">
            <text:p>2</text:p>
          </table:table-cell>
          <table:table-cell table:style-name="ce5" table:number-columns-repeated="2"/>
          <table:table-cell table:style-name="ce6" table:formula="of:=[.N77]+1" office:value-type="float" office:value="14">
            <text:p>14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84]&amp;&quot;', &quot;&amp;[.C$1]&amp;&quot; = &quot;&amp;[.C84]&amp;&quot;, &quot;&amp;[.D$1]&amp;&quot; = &quot;&amp;[.D84]&amp;&quot;, &quot;&amp;[.E$1]&amp;&quot; = &quot;&amp;[.E84]&amp;&quot;, &quot;&amp;[.F$1]&amp;&quot; = &quot;&amp;[.F84]&amp;&quot;, &quot;&amp;[.G$1]&amp;&quot; = &quot;&amp;[.G84]*30&amp;&quot;, &quot;&amp;[.H$1]&amp;&quot; = &quot;&amp;[.H84]&amp;&quot;, &quot;&amp;IF([.I84]=&quot;&quot;;&quot;&quot;;[.I$1]&amp;&quot; = &quot;&amp;[.I84]&amp;&quot;, &quot;)&amp;IF([.J84]=&quot;&quot;;&quot;&quot;;[.J$1]&amp;&quot; = &quot;&amp;[.J84]&amp;&quot;, &quot;)&amp;IF([.K84]=&quot;&quot;;&quot;&quot;;[.K$1]&amp;&quot; = &quot;&amp;[.K84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78]" office:value-type="string" office:string-value="bug_big">
            <text:p>bug_big</text:p>
          </table:table-cell>
          <table:table-cell table:style-name="ce5" table:formula="of:=[.C83]" office:value-type="float" office:value="2500">
            <text:p>2500</text:p>
          </table:table-cell>
          <table:table-cell table:style-name="ce5" table:formula="of:=[.D83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84]=[.N83];[.G83];[.G83]+[.$O$2])" office:value-type="float" office:value="1570">
            <text:p>15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78]" office:value-type="float" office:value="3">
            <text:p>3</text:p>
          </table:table-cell>
          <table:table-cell table:style-name="ce5" table:number-columns-repeated="2"/>
          <table:table-cell table:style-name="ce6" table:formula="of:=[.N78]+1" office:value-type="float" office:value="14">
            <text:p>14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85]&amp;&quot;', &quot;&amp;[.C$1]&amp;&quot; = &quot;&amp;[.C85]&amp;&quot;, &quot;&amp;[.D$1]&amp;&quot; = &quot;&amp;[.D85]&amp;&quot;, &quot;&amp;[.E$1]&amp;&quot; = &quot;&amp;[.E85]&amp;&quot;, &quot;&amp;[.F$1]&amp;&quot; = &quot;&amp;[.F85]&amp;&quot;, &quot;&amp;[.G$1]&amp;&quot; = &quot;&amp;[.G85]*30&amp;&quot;, &quot;&amp;[.H$1]&amp;&quot; = &quot;&amp;[.H85]&amp;&quot;, &quot;&amp;IF([.I85]=&quot;&quot;;&quot;&quot;;[.I$1]&amp;&quot; = &quot;&amp;[.I85]&amp;&quot;, &quot;)&amp;IF([.J85]=&quot;&quot;;&quot;&quot;;[.J$1]&amp;&quot; = &quot;&amp;[.J85]&amp;&quot;, &quot;)&amp;IF([.K85]=&quot;&quot;;&quot;&quot;;[.K$1]&amp;&quot; = &quot;&amp;[.K85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79]" office:value-type="string" office:string-value="bug_big">
            <text:p>bug_big</text:p>
          </table:table-cell>
          <table:table-cell table:style-name="ce5" table:formula="of:=[.C84]" office:value-type="float" office:value="2500">
            <text:p>2500</text:p>
          </table:table-cell>
          <table:table-cell table:style-name="ce5" table:formula="of:=[.D84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85]=[.N84];[.G84];[.G84]+[.$O$2])" office:value-type="float" office:value="1570">
            <text:p>15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79]" office:value-type="float" office:value="4">
            <text:p>4</text:p>
          </table:table-cell>
          <table:table-cell table:style-name="ce5" table:number-columns-repeated="2"/>
          <table:table-cell table:style-name="ce6" table:formula="of:=[.N79]+1" office:value-type="float" office:value="14">
            <text:p>14</text:p>
          </table:table-cell>
          <table:table-cell table:style-name="ce5" table:number-columns-repeated="1010"/>
        </table:table-row>
        <table:table-row table:style-name="ro2">
          <table:table-cell table:style-name="ce2" table:formula="of:=&quot;{ &quot;&amp;[.B$1]&amp;&quot; = '&quot;&amp;[.B86]&amp;&quot;', &quot;&amp;[.C$1]&amp;&quot; = &quot;&amp;[.C86]&amp;&quot;, &quot;&amp;[.D$1]&amp;&quot; = &quot;&amp;[.D86]&amp;&quot;, &quot;&amp;[.E$1]&amp;&quot; = &quot;&amp;[.E86]&amp;&quot;, &quot;&amp;[.F$1]&amp;&quot; = &quot;&amp;[.F86]&amp;&quot;, &quot;&amp;[.G$1]&amp;&quot; = &quot;&amp;[.G86]*30&amp;&quot;, &quot;&amp;[.H$1]&amp;&quot; = &quot;&amp;[.H86]&amp;&quot;, &quot;&amp;IF([.I86]=&quot;&quot;;&quot;&quot;;[.I$1]&amp;&quot; = &quot;&amp;[.I86]&amp;&quot;, &quot;)&amp;IF([.J86]=&quot;&quot;;&quot;&quot;;[.J$1]&amp;&quot; = &quot;&amp;[.J86]&amp;&quot;, &quot;)&amp;IF([.K86]=&quot;&quot;;&quot;&quot;;[.K$1]&amp;&quot; = &quot;&amp;[.K86]&amp;&quot;, &quot;)&amp;&quot; },&quot;" office:value-type="string" office:string-value="{ name = 'bug_med', x = 2500, z = 2000, facing = 0, spawnRadius = 0, delay = 50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50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80]" office:value-type="string" office:string-value="bug_med">
            <text:p>bug_med</text:p>
          </table:table-cell>
          <table:table-cell table:style-name="ce5" table:formula="of:=[.C85]" office:value-type="float" office:value="2500">
            <text:p>2500</text:p>
          </table:table-cell>
          <table:table-cell table:style-name="ce5" table:formula="of:=[.D85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86]=[.N85];[.G85];[.G85]+[.$O$2])" office:value-type="float" office:value="1690">
            <text:p>16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80]" office:value-type="float" office:value="1">
            <text:p>1</text:p>
          </table:table-cell>
          <table:table-cell table:style-name="ce6" table:number-columns-repeated="2"/>
          <table:table-cell table:style-name="ce6" table:formula="of:=[.N80]+1" office:value-type="float" office:value="15">
            <text:p>15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87]&amp;&quot;', &quot;&amp;[.C$1]&amp;&quot; = &quot;&amp;[.C87]&amp;&quot;, &quot;&amp;[.D$1]&amp;&quot; = &quot;&amp;[.D87]&amp;&quot;, &quot;&amp;[.E$1]&amp;&quot; = &quot;&amp;[.E87]&amp;&quot;, &quot;&amp;[.F$1]&amp;&quot; = &quot;&amp;[.F87]&amp;&quot;, &quot;&amp;[.G$1]&amp;&quot; = &quot;&amp;[.G87]*30&amp;&quot;, &quot;&amp;[.H$1]&amp;&quot; = &quot;&amp;[.H87]&amp;&quot;, &quot;&amp;IF([.I87]=&quot;&quot;;&quot;&quot;;[.I$1]&amp;&quot; = &quot;&amp;[.I87]&amp;&quot;, &quot;)&amp;IF([.J87]=&quot;&quot;;&quot;&quot;;[.J$1]&amp;&quot; = &quot;&amp;[.J87]&amp;&quot;, &quot;)&amp;IF([.K87]=&quot;&quot;;&quot;&quot;;[.K$1]&amp;&quot; = &quot;&amp;[.K87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81]" office:value-type="string" office:string-value="bug_big">
            <text:p>bug_big</text:p>
          </table:table-cell>
          <table:table-cell table:style-name="ce5" table:formula="of:=[.C86]" office:value-type="float" office:value="2500">
            <text:p>2500</text:p>
          </table:table-cell>
          <table:table-cell table:style-name="ce5" table:formula="of:=[.D86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87]=[.N86];[.G86];[.G86]+[.$O$2])" office:value-type="float" office:value="1690">
            <text:p>16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81]" office:value-type="float" office:value="1">
            <text:p>1</text:p>
          </table:table-cell>
          <table:table-cell table:style-name="ce6" table:number-columns-repeated="2"/>
          <table:table-cell table:style-name="ce6" table:formula="of:=[.N81]+1" office:value-type="float" office:value="15">
            <text:p>15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88]&amp;&quot;', &quot;&amp;[.C$1]&amp;&quot; = &quot;&amp;[.C88]&amp;&quot;, &quot;&amp;[.D$1]&amp;&quot; = &quot;&amp;[.D88]&amp;&quot;, &quot;&amp;[.E$1]&amp;&quot; = &quot;&amp;[.E88]&amp;&quot;, &quot;&amp;[.F$1]&amp;&quot; = &quot;&amp;[.F88]&amp;&quot;, &quot;&amp;[.G$1]&amp;&quot; = &quot;&amp;[.G88]*30&amp;&quot;, &quot;&amp;[.H$1]&amp;&quot; = &quot;&amp;[.H88]&amp;&quot;, &quot;&amp;IF([.I88]=&quot;&quot;;&quot;&quot;;[.I$1]&amp;&quot; = &quot;&amp;[.I88]&amp;&quot;, &quot;)&amp;IF([.J88]=&quot;&quot;;&quot;&quot;;[.J$1]&amp;&quot; = &quot;&amp;[.J88]&amp;&quot;, &quot;)&amp;IF([.K88]=&quot;&quot;;&quot;&quot;;[.K$1]&amp;&quot; = &quot;&amp;[.K88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82]" office:value-type="string" office:string-value="bug_big">
            <text:p>bug_big</text:p>
          </table:table-cell>
          <table:table-cell table:style-name="ce5" table:formula="of:=[.C87]" office:value-type="float" office:value="2500">
            <text:p>2500</text:p>
          </table:table-cell>
          <table:table-cell table:style-name="ce5" table:formula="of:=[.D87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88]=[.N87];[.G87];[.G87]+[.$O$2])" office:value-type="float" office:value="1690">
            <text:p>16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82]" office:value-type="float" office:value="2">
            <text:p>2</text:p>
          </table:table-cell>
          <table:table-cell table:style-name="ce6" table:number-columns-repeated="2"/>
          <table:table-cell table:style-name="ce6" table:formula="of:=[.N82]+1" office:value-type="float" office:value="15">
            <text:p>15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89]&amp;&quot;', &quot;&amp;[.C$1]&amp;&quot; = &quot;&amp;[.C89]&amp;&quot;, &quot;&amp;[.D$1]&amp;&quot; = &quot;&amp;[.D89]&amp;&quot;, &quot;&amp;[.E$1]&amp;&quot; = &quot;&amp;[.E89]&amp;&quot;, &quot;&amp;[.F$1]&amp;&quot; = &quot;&amp;[.F89]&amp;&quot;, &quot;&amp;[.G$1]&amp;&quot; = &quot;&amp;[.G89]*30&amp;&quot;, &quot;&amp;[.H$1]&amp;&quot; = &quot;&amp;[.H89]&amp;&quot;, &quot;&amp;IF([.I89]=&quot;&quot;;&quot;&quot;;[.I$1]&amp;&quot; = &quot;&amp;[.I89]&amp;&quot;, &quot;)&amp;IF([.J89]=&quot;&quot;;&quot;&quot;;[.J$1]&amp;&quot; = &quot;&amp;[.J89]&amp;&quot;, &quot;)&amp;IF([.K89]=&quot;&quot;;&quot;&quot;;[.K$1]&amp;&quot; = &quot;&amp;[.K89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83]" office:value-type="string" office:string-value="bug_big">
            <text:p>bug_big</text:p>
          </table:table-cell>
          <table:table-cell table:style-name="ce5" table:formula="of:=[.C88]" office:value-type="float" office:value="2500">
            <text:p>2500</text:p>
          </table:table-cell>
          <table:table-cell table:style-name="ce5" table:formula="of:=[.D88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89]=[.N88];[.G88];[.G88]+[.$O$2])" office:value-type="float" office:value="1690">
            <text:p>16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83]" office:value-type="float" office:value="2">
            <text:p>2</text:p>
          </table:table-cell>
          <table:table-cell table:style-name="ce6" table:number-columns-repeated="2"/>
          <table:table-cell table:style-name="ce6" table:formula="of:=[.N83]+1" office:value-type="float" office:value="15">
            <text:p>15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90]&amp;&quot;', &quot;&amp;[.C$1]&amp;&quot; = &quot;&amp;[.C90]&amp;&quot;, &quot;&amp;[.D$1]&amp;&quot; = &quot;&amp;[.D90]&amp;&quot;, &quot;&amp;[.E$1]&amp;&quot; = &quot;&amp;[.E90]&amp;&quot;, &quot;&amp;[.F$1]&amp;&quot; = &quot;&amp;[.F90]&amp;&quot;, &quot;&amp;[.G$1]&amp;&quot; = &quot;&amp;[.G90]*30&amp;&quot;, &quot;&amp;[.H$1]&amp;&quot; = &quot;&amp;[.H90]&amp;&quot;, &quot;&amp;IF([.I90]=&quot;&quot;;&quot;&quot;;[.I$1]&amp;&quot; = &quot;&amp;[.I90]&amp;&quot;, &quot;)&amp;IF([.J90]=&quot;&quot;;&quot;&quot;;[.J$1]&amp;&quot; = &quot;&amp;[.J90]&amp;&quot;, &quot;)&amp;IF([.K90]=&quot;&quot;;&quot;&quot;;[.K$1]&amp;&quot; = &quot;&amp;[.K90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84]" office:value-type="string" office:string-value="bug_big">
            <text:p>bug_big</text:p>
          </table:table-cell>
          <table:table-cell table:style-name="ce5" table:formula="of:=[.C89]" office:value-type="float" office:value="2500">
            <text:p>2500</text:p>
          </table:table-cell>
          <table:table-cell table:style-name="ce5" table:formula="of:=[.D89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90]=[.N89];[.G89];[.G89]+[.$O$2])" office:value-type="float" office:value="1690">
            <text:p>16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84]" office:value-type="float" office:value="3">
            <text:p>3</text:p>
          </table:table-cell>
          <table:table-cell table:style-name="ce6" table:number-columns-repeated="2"/>
          <table:table-cell table:style-name="ce6" table:formula="of:=[.N84]+1" office:value-type="float" office:value="15">
            <text:p>15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91]&amp;&quot;', &quot;&amp;[.C$1]&amp;&quot; = &quot;&amp;[.C91]&amp;&quot;, &quot;&amp;[.D$1]&amp;&quot; = &quot;&amp;[.D91]&amp;&quot;, &quot;&amp;[.E$1]&amp;&quot; = &quot;&amp;[.E91]&amp;&quot;, &quot;&amp;[.F$1]&amp;&quot; = &quot;&amp;[.F91]&amp;&quot;, &quot;&amp;[.G$1]&amp;&quot; = &quot;&amp;[.G91]*30&amp;&quot;, &quot;&amp;[.H$1]&amp;&quot; = &quot;&amp;[.H91]&amp;&quot;, &quot;&amp;IF([.I91]=&quot;&quot;;&quot;&quot;;[.I$1]&amp;&quot; = &quot;&amp;[.I91]&amp;&quot;, &quot;)&amp;IF([.J91]=&quot;&quot;;&quot;&quot;;[.J$1]&amp;&quot; = &quot;&amp;[.J91]&amp;&quot;, &quot;)&amp;IF([.K91]=&quot;&quot;;&quot;&quot;;[.K$1]&amp;&quot; = &quot;&amp;[.K91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85]" office:value-type="string" office:string-value="bug_big">
            <text:p>bug_big</text:p>
          </table:table-cell>
          <table:table-cell table:style-name="ce5" table:formula="of:=[.C90]" office:value-type="float" office:value="2500">
            <text:p>2500</text:p>
          </table:table-cell>
          <table:table-cell table:style-name="ce5" table:formula="of:=[.D90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91]=[.N90];[.G90];[.G90]+[.$O$2])" office:value-type="float" office:value="1690">
            <text:p>16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85]" office:value-type="float" office:value="4">
            <text:p>4</text:p>
          </table:table-cell>
          <table:table-cell table:style-name="ce6" table:number-columns-repeated="2"/>
          <table:table-cell table:style-name="ce6" table:formula="of:=[.N85]+1" office:value-type="float" office:value="15">
            <text:p>15</text:p>
          </table:table-cell>
          <table:table-cell table:style-name="ce6" table:number-columns-repeated="1010"/>
        </table:table-row>
        <table:table-row table:style-name="ro2">
          <table:table-cell table:style-name="ce3" table:formula="of:=&quot;{ &quot;&amp;[.B$1]&amp;&quot; = '&quot;&amp;[.B92]&amp;&quot;', &quot;&amp;[.C$1]&amp;&quot; = &quot;&amp;[.C92]&amp;&quot;, &quot;&amp;[.D$1]&amp;&quot; = &quot;&amp;[.D92]&amp;&quot;, &quot;&amp;[.E$1]&amp;&quot; = &quot;&amp;[.E92]&amp;&quot;, &quot;&amp;[.F$1]&amp;&quot; = &quot;&amp;[.F92]&amp;&quot;, &quot;&amp;[.G$1]&amp;&quot; = &quot;&amp;[.G92]*30&amp;&quot;, &quot;&amp;[.H$1]&amp;&quot; = &quot;&amp;[.H92]&amp;&quot;, &quot;&amp;IF([.I92]=&quot;&quot;;&quot;&quot;;[.I$1]&amp;&quot; = &quot;&amp;[.I92]&amp;&quot;, &quot;)&amp;IF([.J92]=&quot;&quot;;&quot;&quot;;[.J$1]&amp;&quot; = &quot;&amp;[.J92]&amp;&quot;, &quot;)&amp;IF([.K92]=&quot;&quot;;&quot;&quot;;[.K$1]&amp;&quot; = &quot;&amp;[.K92]&amp;&quot;, &quot;)&amp;&quot; },&quot;" office:value-type="string" office:string-value="{ name = 'bug_med', x = 2500, z = 2000, facing = 0, spawnRadius = 0, delay = 54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54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86]" office:value-type="string" office:string-value="bug_med">
            <text:p>bug_med</text:p>
          </table:table-cell>
          <table:table-cell table:style-name="ce5" table:formula="of:=[.C91]" office:value-type="float" office:value="2500">
            <text:p>2500</text:p>
          </table:table-cell>
          <table:table-cell table:style-name="ce5" table:formula="of:=[.D91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92]=[.N91];[.G91];[.G91]+[.$O$2])" office:value-type="float" office:value="1810">
            <text:p>18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86]" office:value-type="float" office:value="1">
            <text:p>1</text:p>
          </table:table-cell>
          <table:table-cell table:style-name="ce5" table:number-columns-repeated="2"/>
          <table:table-cell table:style-name="ce6" table:formula="of:=[.N86]+1" office:value-type="float" office:value="16">
            <text:p>16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93]&amp;&quot;', &quot;&amp;[.C$1]&amp;&quot; = &quot;&amp;[.C93]&amp;&quot;, &quot;&amp;[.D$1]&amp;&quot; = &quot;&amp;[.D93]&amp;&quot;, &quot;&amp;[.E$1]&amp;&quot; = &quot;&amp;[.E93]&amp;&quot;, &quot;&amp;[.F$1]&amp;&quot; = &quot;&amp;[.F93]&amp;&quot;, &quot;&amp;[.G$1]&amp;&quot; = &quot;&amp;[.G93]*30&amp;&quot;, &quot;&amp;[.H$1]&amp;&quot; = &quot;&amp;[.H93]&amp;&quot;, &quot;&amp;IF([.I93]=&quot;&quot;;&quot;&quot;;[.I$1]&amp;&quot; = &quot;&amp;[.I93]&amp;&quot;, &quot;)&amp;IF([.J93]=&quot;&quot;;&quot;&quot;;[.J$1]&amp;&quot; = &quot;&amp;[.J93]&amp;&quot;, &quot;)&amp;IF([.K93]=&quot;&quot;;&quot;&quot;;[.K$1]&amp;&quot; = &quot;&amp;[.K93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87]" office:value-type="string" office:string-value="bug_big">
            <text:p>bug_big</text:p>
          </table:table-cell>
          <table:table-cell table:style-name="ce5" table:formula="of:=[.C92]" office:value-type="float" office:value="2500">
            <text:p>2500</text:p>
          </table:table-cell>
          <table:table-cell table:style-name="ce5" table:formula="of:=[.D92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93]=[.N92];[.G92];[.G92]+[.$O$2])" office:value-type="float" office:value="1810">
            <text:p>18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87]" office:value-type="float" office:value="1">
            <text:p>1</text:p>
          </table:table-cell>
          <table:table-cell table:style-name="ce5" table:number-columns-repeated="2"/>
          <table:table-cell table:style-name="ce6" table:formula="of:=[.N87]+1" office:value-type="float" office:value="16">
            <text:p>16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94]&amp;&quot;', &quot;&amp;[.C$1]&amp;&quot; = &quot;&amp;[.C94]&amp;&quot;, &quot;&amp;[.D$1]&amp;&quot; = &quot;&amp;[.D94]&amp;&quot;, &quot;&amp;[.E$1]&amp;&quot; = &quot;&amp;[.E94]&amp;&quot;, &quot;&amp;[.F$1]&amp;&quot; = &quot;&amp;[.F94]&amp;&quot;, &quot;&amp;[.G$1]&amp;&quot; = &quot;&amp;[.G94]*30&amp;&quot;, &quot;&amp;[.H$1]&amp;&quot; = &quot;&amp;[.H94]&amp;&quot;, &quot;&amp;IF([.I94]=&quot;&quot;;&quot;&quot;;[.I$1]&amp;&quot; = &quot;&amp;[.I94]&amp;&quot;, &quot;)&amp;IF([.J94]=&quot;&quot;;&quot;&quot;;[.J$1]&amp;&quot; = &quot;&amp;[.J94]&amp;&quot;, &quot;)&amp;IF([.K94]=&quot;&quot;;&quot;&quot;;[.K$1]&amp;&quot; = &quot;&amp;[.K94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88]" office:value-type="string" office:string-value="bug_big">
            <text:p>bug_big</text:p>
          </table:table-cell>
          <table:table-cell table:style-name="ce5" table:formula="of:=[.C93]" office:value-type="float" office:value="2500">
            <text:p>2500</text:p>
          </table:table-cell>
          <table:table-cell table:style-name="ce5" table:formula="of:=[.D93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94]=[.N93];[.G93];[.G93]+[.$O$2])" office:value-type="float" office:value="1810">
            <text:p>18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88]" office:value-type="float" office:value="2">
            <text:p>2</text:p>
          </table:table-cell>
          <table:table-cell table:style-name="ce5" table:number-columns-repeated="2"/>
          <table:table-cell table:style-name="ce6" table:formula="of:=[.N88]+1" office:value-type="float" office:value="16">
            <text:p>16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95]&amp;&quot;', &quot;&amp;[.C$1]&amp;&quot; = &quot;&amp;[.C95]&amp;&quot;, &quot;&amp;[.D$1]&amp;&quot; = &quot;&amp;[.D95]&amp;&quot;, &quot;&amp;[.E$1]&amp;&quot; = &quot;&amp;[.E95]&amp;&quot;, &quot;&amp;[.F$1]&amp;&quot; = &quot;&amp;[.F95]&amp;&quot;, &quot;&amp;[.G$1]&amp;&quot; = &quot;&amp;[.G95]*30&amp;&quot;, &quot;&amp;[.H$1]&amp;&quot; = &quot;&amp;[.H95]&amp;&quot;, &quot;&amp;IF([.I95]=&quot;&quot;;&quot;&quot;;[.I$1]&amp;&quot; = &quot;&amp;[.I95]&amp;&quot;, &quot;)&amp;IF([.J95]=&quot;&quot;;&quot;&quot;;[.J$1]&amp;&quot; = &quot;&amp;[.J95]&amp;&quot;, &quot;)&amp;IF([.K95]=&quot;&quot;;&quot;&quot;;[.K$1]&amp;&quot; = &quot;&amp;[.K95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89]" office:value-type="string" office:string-value="bug_big">
            <text:p>bug_big</text:p>
          </table:table-cell>
          <table:table-cell table:style-name="ce5" table:formula="of:=[.C94]" office:value-type="float" office:value="2500">
            <text:p>2500</text:p>
          </table:table-cell>
          <table:table-cell table:style-name="ce5" table:formula="of:=[.D94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95]=[.N94];[.G94];[.G94]+[.$O$2])" office:value-type="float" office:value="1810">
            <text:p>18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89]" office:value-type="float" office:value="2">
            <text:p>2</text:p>
          </table:table-cell>
          <table:table-cell table:style-name="ce5" table:number-columns-repeated="2"/>
          <table:table-cell table:style-name="ce6" table:formula="of:=[.N89]+1" office:value-type="float" office:value="16">
            <text:p>16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96]&amp;&quot;', &quot;&amp;[.C$1]&amp;&quot; = &quot;&amp;[.C96]&amp;&quot;, &quot;&amp;[.D$1]&amp;&quot; = &quot;&amp;[.D96]&amp;&quot;, &quot;&amp;[.E$1]&amp;&quot; = &quot;&amp;[.E96]&amp;&quot;, &quot;&amp;[.F$1]&amp;&quot; = &quot;&amp;[.F96]&amp;&quot;, &quot;&amp;[.G$1]&amp;&quot; = &quot;&amp;[.G96]*30&amp;&quot;, &quot;&amp;[.H$1]&amp;&quot; = &quot;&amp;[.H96]&amp;&quot;, &quot;&amp;IF([.I96]=&quot;&quot;;&quot;&quot;;[.I$1]&amp;&quot; = &quot;&amp;[.I96]&amp;&quot;, &quot;)&amp;IF([.J96]=&quot;&quot;;&quot;&quot;;[.J$1]&amp;&quot; = &quot;&amp;[.J96]&amp;&quot;, &quot;)&amp;IF([.K96]=&quot;&quot;;&quot;&quot;;[.K$1]&amp;&quot; = &quot;&amp;[.K96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90]" office:value-type="string" office:string-value="bug_big">
            <text:p>bug_big</text:p>
          </table:table-cell>
          <table:table-cell table:style-name="ce5" table:formula="of:=[.C95]" office:value-type="float" office:value="2500">
            <text:p>2500</text:p>
          </table:table-cell>
          <table:table-cell table:style-name="ce5" table:formula="of:=[.D95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96]=[.N95];[.G95];[.G95]+[.$O$2])" office:value-type="float" office:value="1810">
            <text:p>18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90]" office:value-type="float" office:value="3">
            <text:p>3</text:p>
          </table:table-cell>
          <table:table-cell table:style-name="ce5" table:number-columns-repeated="2"/>
          <table:table-cell table:style-name="ce6" table:formula="of:=[.N90]+1" office:value-type="float" office:value="16">
            <text:p>16</text:p>
          </table:table-cell>
          <table:table-cell table:style-name="ce5" table:number-columns-repeated="1010"/>
        </table:table-row>
        <table:table-row table:style-name="ro2">
          <table:table-cell table:style-name="ce3" table:formula="of:=&quot;{ &quot;&amp;[.B$1]&amp;&quot; = '&quot;&amp;[.B97]&amp;&quot;', &quot;&amp;[.C$1]&amp;&quot; = &quot;&amp;[.C97]&amp;&quot;, &quot;&amp;[.D$1]&amp;&quot; = &quot;&amp;[.D97]&amp;&quot;, &quot;&amp;[.E$1]&amp;&quot; = &quot;&amp;[.E97]&amp;&quot;, &quot;&amp;[.F$1]&amp;&quot; = &quot;&amp;[.F97]&amp;&quot;, &quot;&amp;[.G$1]&amp;&quot; = &quot;&amp;[.G97]*30&amp;&quot;, &quot;&amp;[.H$1]&amp;&quot; = &quot;&amp;[.H97]&amp;&quot;, &quot;&amp;IF([.I97]=&quot;&quot;;&quot;&quot;;[.I$1]&amp;&quot; = &quot;&amp;[.I97]&amp;&quot;, &quot;)&amp;IF([.J97]=&quot;&quot;;&quot;&quot;;[.J$1]&amp;&quot; = &quot;&amp;[.J97]&amp;&quot;, &quot;)&amp;IF([.K97]=&quot;&quot;;&quot;&quot;;[.K$1]&amp;&quot; = &quot;&amp;[.K97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91]" office:value-type="string" office:string-value="bug_big">
            <text:p>bug_big</text:p>
          </table:table-cell>
          <table:table-cell table:style-name="ce5" table:formula="of:=[.C96]" office:value-type="float" office:value="2500">
            <text:p>2500</text:p>
          </table:table-cell>
          <table:table-cell table:style-name="ce5" table:formula="of:=[.D96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97]=[.N96];[.G96];[.G96]+[.$O$2])" office:value-type="float" office:value="1810">
            <text:p>18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91]" office:value-type="float" office:value="4">
            <text:p>4</text:p>
          </table:table-cell>
          <table:table-cell table:style-name="ce5" table:number-columns-repeated="2"/>
          <table:table-cell table:style-name="ce6" table:formula="of:=[.N91]+1" office:value-type="float" office:value="16">
            <text:p>16</text:p>
          </table:table-cell>
          <table:table-cell table:style-name="ce5" table:number-columns-repeated="1010"/>
        </table:table-row>
        <table:table-row table:style-name="ro2">
          <table:table-cell table:style-name="ce2" table:formula="of:=&quot;{ &quot;&amp;[.B$1]&amp;&quot; = '&quot;&amp;[.B98]&amp;&quot;', &quot;&amp;[.C$1]&amp;&quot; = &quot;&amp;[.C98]&amp;&quot;, &quot;&amp;[.D$1]&amp;&quot; = &quot;&amp;[.D98]&amp;&quot;, &quot;&amp;[.E$1]&amp;&quot; = &quot;&amp;[.E98]&amp;&quot;, &quot;&amp;[.F$1]&amp;&quot; = &quot;&amp;[.F98]&amp;&quot;, &quot;&amp;[.G$1]&amp;&quot; = &quot;&amp;[.G98]*30&amp;&quot;, &quot;&amp;[.H$1]&amp;&quot; = &quot;&amp;[.H98]&amp;&quot;, &quot;&amp;IF([.I98]=&quot;&quot;;&quot;&quot;;[.I$1]&amp;&quot; = &quot;&amp;[.I98]&amp;&quot;, &quot;)&amp;IF([.J98]=&quot;&quot;;&quot;&quot;;[.J$1]&amp;&quot; = &quot;&amp;[.J98]&amp;&quot;, &quot;)&amp;IF([.K98]=&quot;&quot;;&quot;&quot;;[.K$1]&amp;&quot; = &quot;&amp;[.K98]&amp;&quot;, &quot;)&amp;&quot; },&quot;" office:value-type="string" office:string-value="{ name = 'bug_med', x = 2500, z = 2000, facing = 0, spawnRadius = 0, delay = 57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57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92]" office:value-type="string" office:string-value="bug_med">
            <text:p>bug_med</text:p>
          </table:table-cell>
          <table:table-cell table:style-name="ce5" table:formula="of:=[.C97]" office:value-type="float" office:value="2500">
            <text:p>2500</text:p>
          </table:table-cell>
          <table:table-cell table:style-name="ce5" table:formula="of:=[.D97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98]=[.N97];[.G97];[.G97]+[.$O$2])" office:value-type="float" office:value="1930">
            <text:p>19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92]" office:value-type="float" office:value="1">
            <text:p>1</text:p>
          </table:table-cell>
          <table:table-cell table:style-name="ce6" table:number-columns-repeated="2"/>
          <table:table-cell table:style-name="ce6" table:formula="of:=[.N92]+1" office:value-type="float" office:value="17">
            <text:p>17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99]&amp;&quot;', &quot;&amp;[.C$1]&amp;&quot; = &quot;&amp;[.C99]&amp;&quot;, &quot;&amp;[.D$1]&amp;&quot; = &quot;&amp;[.D99]&amp;&quot;, &quot;&amp;[.E$1]&amp;&quot; = &quot;&amp;[.E99]&amp;&quot;, &quot;&amp;[.F$1]&amp;&quot; = &quot;&amp;[.F99]&amp;&quot;, &quot;&amp;[.G$1]&amp;&quot; = &quot;&amp;[.G99]*30&amp;&quot;, &quot;&amp;[.H$1]&amp;&quot; = &quot;&amp;[.H99]&amp;&quot;, &quot;&amp;IF([.I99]=&quot;&quot;;&quot;&quot;;[.I$1]&amp;&quot; = &quot;&amp;[.I99]&amp;&quot;, &quot;)&amp;IF([.J99]=&quot;&quot;;&quot;&quot;;[.J$1]&amp;&quot; = &quot;&amp;[.J99]&amp;&quot;, &quot;)&amp;IF([.K99]=&quot;&quot;;&quot;&quot;;[.K$1]&amp;&quot; = &quot;&amp;[.K99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93]" office:value-type="string" office:string-value="bug_big">
            <text:p>bug_big</text:p>
          </table:table-cell>
          <table:table-cell table:style-name="ce5" table:formula="of:=[.C98]" office:value-type="float" office:value="2500">
            <text:p>2500</text:p>
          </table:table-cell>
          <table:table-cell table:style-name="ce5" table:formula="of:=[.D98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99]=[.N98];[.G98];[.G98]+[.$O$2])" office:value-type="float" office:value="1930">
            <text:p>19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93]" office:value-type="float" office:value="1">
            <text:p>1</text:p>
          </table:table-cell>
          <table:table-cell table:style-name="ce6" table:number-columns-repeated="2"/>
          <table:table-cell table:style-name="ce6" table:formula="of:=[.N93]+1" office:value-type="float" office:value="17">
            <text:p>17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100]&amp;&quot;', &quot;&amp;[.C$1]&amp;&quot; = &quot;&amp;[.C100]&amp;&quot;, &quot;&amp;[.D$1]&amp;&quot; = &quot;&amp;[.D100]&amp;&quot;, &quot;&amp;[.E$1]&amp;&quot; = &quot;&amp;[.E100]&amp;&quot;, &quot;&amp;[.F$1]&amp;&quot; = &quot;&amp;[.F100]&amp;&quot;, &quot;&amp;[.G$1]&amp;&quot; = &quot;&amp;[.G100]*30&amp;&quot;, &quot;&amp;[.H$1]&amp;&quot; = &quot;&amp;[.H100]&amp;&quot;, &quot;&amp;IF([.I100]=&quot;&quot;;&quot;&quot;;[.I$1]&amp;&quot; = &quot;&amp;[.I100]&amp;&quot;, &quot;)&amp;IF([.J100]=&quot;&quot;;&quot;&quot;;[.J$1]&amp;&quot; = &quot;&amp;[.J100]&amp;&quot;, &quot;)&amp;IF([.K100]=&quot;&quot;;&quot;&quot;;[.K$1]&amp;&quot; = &quot;&amp;[.K100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94]" office:value-type="string" office:string-value="bug_big">
            <text:p>bug_big</text:p>
          </table:table-cell>
          <table:table-cell table:style-name="ce5" table:formula="of:=[.C99]" office:value-type="float" office:value="2500">
            <text:p>2500</text:p>
          </table:table-cell>
          <table:table-cell table:style-name="ce5" table:formula="of:=[.D99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00]=[.N99];[.G99];[.G99]+[.$O$2])" office:value-type="float" office:value="1930">
            <text:p>19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94]" office:value-type="float" office:value="2">
            <text:p>2</text:p>
          </table:table-cell>
          <table:table-cell table:style-name="ce6" table:number-columns-repeated="2"/>
          <table:table-cell table:style-name="ce6" table:formula="of:=[.N94]+1" office:value-type="float" office:value="17">
            <text:p>17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101]&amp;&quot;', &quot;&amp;[.C$1]&amp;&quot; = &quot;&amp;[.C101]&amp;&quot;, &quot;&amp;[.D$1]&amp;&quot; = &quot;&amp;[.D101]&amp;&quot;, &quot;&amp;[.E$1]&amp;&quot; = &quot;&amp;[.E101]&amp;&quot;, &quot;&amp;[.F$1]&amp;&quot; = &quot;&amp;[.F101]&amp;&quot;, &quot;&amp;[.G$1]&amp;&quot; = &quot;&amp;[.G101]*30&amp;&quot;, &quot;&amp;[.H$1]&amp;&quot; = &quot;&amp;[.H101]&amp;&quot;, &quot;&amp;IF([.I101]=&quot;&quot;;&quot;&quot;;[.I$1]&amp;&quot; = &quot;&amp;[.I101]&amp;&quot;, &quot;)&amp;IF([.J101]=&quot;&quot;;&quot;&quot;;[.J$1]&amp;&quot; = &quot;&amp;[.J101]&amp;&quot;, &quot;)&amp;IF([.K101]=&quot;&quot;;&quot;&quot;;[.K$1]&amp;&quot; = &quot;&amp;[.K101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95]" office:value-type="string" office:string-value="bug_big">
            <text:p>bug_big</text:p>
          </table:table-cell>
          <table:table-cell table:style-name="ce5" table:formula="of:=[.C100]" office:value-type="float" office:value="2500">
            <text:p>2500</text:p>
          </table:table-cell>
          <table:table-cell table:style-name="ce5" table:formula="of:=[.D100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01]=[.N100];[.G100];[.G100]+[.$O$2])" office:value-type="float" office:value="1930">
            <text:p>19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95]" office:value-type="float" office:value="2">
            <text:p>2</text:p>
          </table:table-cell>
          <table:table-cell table:style-name="ce6" table:number-columns-repeated="2"/>
          <table:table-cell table:style-name="ce6" table:formula="of:=[.N95]+1" office:value-type="float" office:value="17">
            <text:p>17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102]&amp;&quot;', &quot;&amp;[.C$1]&amp;&quot; = &quot;&amp;[.C102]&amp;&quot;, &quot;&amp;[.D$1]&amp;&quot; = &quot;&amp;[.D102]&amp;&quot;, &quot;&amp;[.E$1]&amp;&quot; = &quot;&amp;[.E102]&amp;&quot;, &quot;&amp;[.F$1]&amp;&quot; = &quot;&amp;[.F102]&amp;&quot;, &quot;&amp;[.G$1]&amp;&quot; = &quot;&amp;[.G102]*30&amp;&quot;, &quot;&amp;[.H$1]&amp;&quot; = &quot;&amp;[.H102]&amp;&quot;, &quot;&amp;IF([.I102]=&quot;&quot;;&quot;&quot;;[.I$1]&amp;&quot; = &quot;&amp;[.I102]&amp;&quot;, &quot;)&amp;IF([.J102]=&quot;&quot;;&quot;&quot;;[.J$1]&amp;&quot; = &quot;&amp;[.J102]&amp;&quot;, &quot;)&amp;IF([.K102]=&quot;&quot;;&quot;&quot;;[.K$1]&amp;&quot; = &quot;&amp;[.K102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96]" office:value-type="string" office:string-value="bug_big">
            <text:p>bug_big</text:p>
          </table:table-cell>
          <table:table-cell table:style-name="ce5" table:formula="of:=[.C101]" office:value-type="float" office:value="2500">
            <text:p>2500</text:p>
          </table:table-cell>
          <table:table-cell table:style-name="ce5" table:formula="of:=[.D101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02]=[.N101];[.G101];[.G101]+[.$O$2])" office:value-type="float" office:value="1930">
            <text:p>19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96]" office:value-type="float" office:value="3">
            <text:p>3</text:p>
          </table:table-cell>
          <table:table-cell table:style-name="ce6" table:number-columns-repeated="2"/>
          <table:table-cell table:style-name="ce6" table:formula="of:=[.N96]+1" office:value-type="float" office:value="17">
            <text:p>17</text:p>
          </table:table-cell>
          <table:table-cell table:style-name="ce6" table:number-columns-repeated="1010"/>
        </table:table-row>
        <table:table-row table:style-name="ro2">
          <table:table-cell table:style-name="ce2" table:formula="of:=&quot;{ &quot;&amp;[.B$1]&amp;&quot; = '&quot;&amp;[.B103]&amp;&quot;', &quot;&amp;[.C$1]&amp;&quot; = &quot;&amp;[.C103]&amp;&quot;, &quot;&amp;[.D$1]&amp;&quot; = &quot;&amp;[.D103]&amp;&quot;, &quot;&amp;[.E$1]&amp;&quot; = &quot;&amp;[.E103]&amp;&quot;, &quot;&amp;[.F$1]&amp;&quot; = &quot;&amp;[.F103]&amp;&quot;, &quot;&amp;[.G$1]&amp;&quot; = &quot;&amp;[.G103]*30&amp;&quot;, &quot;&amp;[.H$1]&amp;&quot; = &quot;&amp;[.H103]&amp;&quot;, &quot;&amp;IF([.I103]=&quot;&quot;;&quot;&quot;;[.I$1]&amp;&quot; = &quot;&amp;[.I103]&amp;&quot;, &quot;)&amp;IF([.J103]=&quot;&quot;;&quot;&quot;;[.J$1]&amp;&quot; = &quot;&amp;[.J103]&amp;&quot;, &quot;)&amp;IF([.K103]=&quot;&quot;;&quot;&quot;;[.K$1]&amp;&quot; = &quot;&amp;[.K103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97]" office:value-type="string" office:string-value="bug_big">
            <text:p>bug_big</text:p>
          </table:table-cell>
          <table:table-cell table:style-name="ce5" table:formula="of:=[.C102]" office:value-type="float" office:value="2500">
            <text:p>2500</text:p>
          </table:table-cell>
          <table:table-cell table:style-name="ce5" table:formula="of:=[.D102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03]=[.N102];[.G102];[.G102]+[.$O$2])" office:value-type="float" office:value="1930">
            <text:p>19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97]" office:value-type="float" office:value="4">
            <text:p>4</text:p>
          </table:table-cell>
          <table:table-cell table:style-name="ce6" table:number-columns-repeated="2"/>
          <table:table-cell table:style-name="ce6" table:formula="of:=[.N97]+1" office:value-type="float" office:value="17">
            <text:p>17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104]&amp;&quot;', &quot;&amp;[.C$1]&amp;&quot; = &quot;&amp;[.C104]&amp;&quot;, &quot;&amp;[.D$1]&amp;&quot; = &quot;&amp;[.D104]&amp;&quot;, &quot;&amp;[.E$1]&amp;&quot; = &quot;&amp;[.E104]&amp;&quot;, &quot;&amp;[.F$1]&amp;&quot; = &quot;&amp;[.F104]&amp;&quot;, &quot;&amp;[.G$1]&amp;&quot; = &quot;&amp;[.G104]*30&amp;&quot;, &quot;&amp;[.H$1]&amp;&quot; = &quot;&amp;[.H104]&amp;&quot;, &quot;&amp;IF([.I104]=&quot;&quot;;&quot;&quot;;[.I$1]&amp;&quot; = &quot;&amp;[.I104]&amp;&quot;, &quot;)&amp;IF([.J104]=&quot;&quot;;&quot;&quot;;[.J$1]&amp;&quot; = &quot;&amp;[.J104]&amp;&quot;, &quot;)&amp;IF([.K104]=&quot;&quot;;&quot;&quot;;[.K$1]&amp;&quot; = &quot;&amp;[.K104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office:value-type="string">
            <text:p>bug_big</text:p>
          </table:table-cell>
          <table:table-cell table:style-name="ce5" table:formula="of:=[.C103]" office:value-type="float" office:value="2500">
            <text:p>2500</text:p>
          </table:table-cell>
          <table:table-cell table:style-name="ce5" table:formula="of:=[.D103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04]=[.N103];[.G103];[.G103]+[.$O$2])" office:value-type="float" office:value="2050">
            <text:p>20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6" table:formula="of:=[.N98]+1" office:value-type="float" office:value="18">
            <text:p>18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105]&amp;&quot;', &quot;&amp;[.C$1]&amp;&quot; = &quot;&amp;[.C105]&amp;&quot;, &quot;&amp;[.D$1]&amp;&quot; = &quot;&amp;[.D105]&amp;&quot;, &quot;&amp;[.E$1]&amp;&quot; = &quot;&amp;[.E105]&amp;&quot;, &quot;&amp;[.F$1]&amp;&quot; = &quot;&amp;[.F105]&amp;&quot;, &quot;&amp;[.G$1]&amp;&quot; = &quot;&amp;[.G105]*30&amp;&quot;, &quot;&amp;[.H$1]&amp;&quot; = &quot;&amp;[.H105]&amp;&quot;, &quot;&amp;IF([.I105]=&quot;&quot;;&quot;&quot;;[.I$1]&amp;&quot; = &quot;&amp;[.I105]&amp;&quot;, &quot;)&amp;IF([.J105]=&quot;&quot;;&quot;&quot;;[.J$1]&amp;&quot; = &quot;&amp;[.J105]&amp;&quot;, &quot;)&amp;IF([.K105]=&quot;&quot;;&quot;&quot;;[.K$1]&amp;&quot; = &quot;&amp;[.K105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99]" office:value-type="string" office:string-value="bug_big">
            <text:p>bug_big</text:p>
          </table:table-cell>
          <table:table-cell table:style-name="ce5" table:formula="of:=[.C104]" office:value-type="float" office:value="2500">
            <text:p>2500</text:p>
          </table:table-cell>
          <table:table-cell table:style-name="ce5" table:formula="of:=[.D104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05]=[.N104];[.G104];[.G104]+[.$O$2])" office:value-type="float" office:value="2050">
            <text:p>20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6" table:formula="of:=[.N99]+1" office:value-type="float" office:value="18">
            <text:p>18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106]&amp;&quot;', &quot;&amp;[.C$1]&amp;&quot; = &quot;&amp;[.C106]&amp;&quot;, &quot;&amp;[.D$1]&amp;&quot; = &quot;&amp;[.D106]&amp;&quot;, &quot;&amp;[.E$1]&amp;&quot; = &quot;&amp;[.E106]&amp;&quot;, &quot;&amp;[.F$1]&amp;&quot; = &quot;&amp;[.F106]&amp;&quot;, &quot;&amp;[.G$1]&amp;&quot; = &quot;&amp;[.G106]*30&amp;&quot;, &quot;&amp;[.H$1]&amp;&quot; = &quot;&amp;[.H106]&amp;&quot;, &quot;&amp;IF([.I106]=&quot;&quot;;&quot;&quot;;[.I$1]&amp;&quot; = &quot;&amp;[.I106]&amp;&quot;, &quot;)&amp;IF([.J106]=&quot;&quot;;&quot;&quot;;[.J$1]&amp;&quot; = &quot;&amp;[.J106]&amp;&quot;, &quot;)&amp;IF([.K106]=&quot;&quot;;&quot;&quot;;[.K$1]&amp;&quot; = &quot;&amp;[.K106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00]" office:value-type="string" office:string-value="bug_big">
            <text:p>bug_big</text:p>
          </table:table-cell>
          <table:table-cell table:style-name="ce5" table:formula="of:=[.C105]" office:value-type="float" office:value="2500">
            <text:p>2500</text:p>
          </table:table-cell>
          <table:table-cell table:style-name="ce5" table:formula="of:=[.D105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06]=[.N105];[.G105];[.G105]+[.$O$2])" office:value-type="float" office:value="2050">
            <text:p>20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6" table:formula="of:=[.N100]+1" office:value-type="float" office:value="18">
            <text:p>18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107]&amp;&quot;', &quot;&amp;[.C$1]&amp;&quot; = &quot;&amp;[.C107]&amp;&quot;, &quot;&amp;[.D$1]&amp;&quot; = &quot;&amp;[.D107]&amp;&quot;, &quot;&amp;[.E$1]&amp;&quot; = &quot;&amp;[.E107]&amp;&quot;, &quot;&amp;[.F$1]&amp;&quot; = &quot;&amp;[.F107]&amp;&quot;, &quot;&amp;[.G$1]&amp;&quot; = &quot;&amp;[.G107]*30&amp;&quot;, &quot;&amp;[.H$1]&amp;&quot; = &quot;&amp;[.H107]&amp;&quot;, &quot;&amp;IF([.I107]=&quot;&quot;;&quot;&quot;;[.I$1]&amp;&quot; = &quot;&amp;[.I107]&amp;&quot;, &quot;)&amp;IF([.J107]=&quot;&quot;;&quot;&quot;;[.J$1]&amp;&quot; = &quot;&amp;[.J107]&amp;&quot;, &quot;)&amp;IF([.K107]=&quot;&quot;;&quot;&quot;;[.K$1]&amp;&quot; = &quot;&amp;[.K107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01]" office:value-type="string" office:string-value="bug_big">
            <text:p>bug_big</text:p>
          </table:table-cell>
          <table:table-cell table:style-name="ce5" table:formula="of:=[.C106]" office:value-type="float" office:value="2500">
            <text:p>2500</text:p>
          </table:table-cell>
          <table:table-cell table:style-name="ce5" table:formula="of:=[.D106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07]=[.N106];[.G106];[.G106]+[.$O$2])" office:value-type="float" office:value="2050">
            <text:p>20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1">
            <text:p>1</text:p>
          </table:table-cell>
          <table:table-cell table:style-name="ce5" table:number-columns-repeated="2"/>
          <table:table-cell table:style-name="ce6" table:formula="of:=[.N101]+1" office:value-type="float" office:value="18">
            <text:p>18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108]&amp;&quot;', &quot;&amp;[.C$1]&amp;&quot; = &quot;&amp;[.C108]&amp;&quot;, &quot;&amp;[.D$1]&amp;&quot; = &quot;&amp;[.D108]&amp;&quot;, &quot;&amp;[.E$1]&amp;&quot; = &quot;&amp;[.E108]&amp;&quot;, &quot;&amp;[.F$1]&amp;&quot; = &quot;&amp;[.F108]&amp;&quot;, &quot;&amp;[.G$1]&amp;&quot; = &quot;&amp;[.G108]*30&amp;&quot;, &quot;&amp;[.H$1]&amp;&quot; = &quot;&amp;[.H108]&amp;&quot;, &quot;&amp;IF([.I108]=&quot;&quot;;&quot;&quot;;[.I$1]&amp;&quot; = &quot;&amp;[.I108]&amp;&quot;, &quot;)&amp;IF([.J108]=&quot;&quot;;&quot;&quot;;[.J$1]&amp;&quot; = &quot;&amp;[.J108]&amp;&quot;, &quot;)&amp;IF([.K108]=&quot;&quot;;&quot;&quot;;[.K$1]&amp;&quot; = &quot;&amp;[.K108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02]" office:value-type="string" office:string-value="bug_big">
            <text:p>bug_big</text:p>
          </table:table-cell>
          <table:table-cell table:style-name="ce5" table:formula="of:=[.C107]" office:value-type="float" office:value="2500">
            <text:p>2500</text:p>
          </table:table-cell>
          <table:table-cell table:style-name="ce5" table:formula="of:=[.D107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08]=[.N107];[.G107];[.G107]+[.$O$2])" office:value-type="float" office:value="2050">
            <text:p>20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1">
            <text:p>1</text:p>
          </table:table-cell>
          <table:table-cell table:style-name="ce5" table:number-columns-repeated="2"/>
          <table:table-cell table:style-name="ce6" table:formula="of:=[.N102]+1" office:value-type="float" office:value="18">
            <text:p>18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109]&amp;&quot;', &quot;&amp;[.C$1]&amp;&quot; = &quot;&amp;[.C109]&amp;&quot;, &quot;&amp;[.D$1]&amp;&quot; = &quot;&amp;[.D109]&amp;&quot;, &quot;&amp;[.E$1]&amp;&quot; = &quot;&amp;[.E109]&amp;&quot;, &quot;&amp;[.F$1]&amp;&quot; = &quot;&amp;[.F109]&amp;&quot;, &quot;&amp;[.G$1]&amp;&quot; = &quot;&amp;[.G109]*30&amp;&quot;, &quot;&amp;[.H$1]&amp;&quot; = &quot;&amp;[.H109]&amp;&quot;, &quot;&amp;IF([.I109]=&quot;&quot;;&quot;&quot;;[.I$1]&amp;&quot; = &quot;&amp;[.I109]&amp;&quot;, &quot;)&amp;IF([.J109]=&quot;&quot;;&quot;&quot;;[.J$1]&amp;&quot; = &quot;&amp;[.J109]&amp;&quot;, &quot;)&amp;IF([.K109]=&quot;&quot;;&quot;&quot;;[.K$1]&amp;&quot; = &quot;&amp;[.K109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03]" office:value-type="string" office:string-value="bug_big">
            <text:p>bug_big</text:p>
          </table:table-cell>
          <table:table-cell table:style-name="ce5" table:formula="of:=[.C108]" office:value-type="float" office:value="2500">
            <text:p>2500</text:p>
          </table:table-cell>
          <table:table-cell table:style-name="ce5" table:formula="of:=[.D108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09]=[.N108];[.G108];[.G108]+[.$O$2])" office:value-type="float" office:value="2050">
            <text:p>20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1">
            <text:p>1</text:p>
          </table:table-cell>
          <table:table-cell table:style-name="ce5" table:number-columns-repeated="2"/>
          <table:table-cell table:style-name="ce6" table:formula="of:=[.N103]+1" office:value-type="float" office:value="18">
            <text:p>18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110]&amp;&quot;', &quot;&amp;[.C$1]&amp;&quot; = &quot;&amp;[.C110]&amp;&quot;, &quot;&amp;[.D$1]&amp;&quot; = &quot;&amp;[.D110]&amp;&quot;, &quot;&amp;[.E$1]&amp;&quot; = &quot;&amp;[.E110]&amp;&quot;, &quot;&amp;[.F$1]&amp;&quot; = &quot;&amp;[.F110]&amp;&quot;, &quot;&amp;[.G$1]&amp;&quot; = &quot;&amp;[.G110]*30&amp;&quot;, &quot;&amp;[.H$1]&amp;&quot; = &quot;&amp;[.H110]&amp;&quot;, &quot;&amp;IF([.I110]=&quot;&quot;;&quot;&quot;;[.I$1]&amp;&quot; = &quot;&amp;[.I110]&amp;&quot;, &quot;)&amp;IF([.J110]=&quot;&quot;;&quot;&quot;;[.J$1]&amp;&quot; = &quot;&amp;[.J110]&amp;&quot;, &quot;)&amp;IF([.K110]=&quot;&quot;;&quot;&quot;;[.K$1]&amp;&quot; = &quot;&amp;[.K110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04]" office:value-type="string" office:string-value="bug_big">
            <text:p>bug_big</text:p>
          </table:table-cell>
          <table:table-cell table:style-name="ce5" table:formula="of:=[.C109]" office:value-type="float" office:value="2500">
            <text:p>2500</text:p>
          </table:table-cell>
          <table:table-cell table:style-name="ce5" table:formula="of:=[.D109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[.G109]" office:value-type="float" office:value="2050">
            <text:p>20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1">
            <text:p>1</text:p>
          </table:table-cell>
          <table:table-cell table:style-name="ce5" table:number-columns-repeated="2"/>
          <table:table-cell table:style-name="ce6" table:formula="of:=[.N104]+1" office:value-type="float" office:value="19">
            <text:p>19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111]&amp;&quot;', &quot;&amp;[.C$1]&amp;&quot; = &quot;&amp;[.C111]&amp;&quot;, &quot;&amp;[.D$1]&amp;&quot; = &quot;&amp;[.D111]&amp;&quot;, &quot;&amp;[.E$1]&amp;&quot; = &quot;&amp;[.E111]&amp;&quot;, &quot;&amp;[.F$1]&amp;&quot; = &quot;&amp;[.F111]&amp;&quot;, &quot;&amp;[.G$1]&amp;&quot; = &quot;&amp;[.G111]*30&amp;&quot;, &quot;&amp;[.H$1]&amp;&quot; = &quot;&amp;[.H111]&amp;&quot;, &quot;&amp;IF([.I111]=&quot;&quot;;&quot;&quot;;[.I$1]&amp;&quot; = &quot;&amp;[.I111]&amp;&quot;, &quot;)&amp;IF([.J111]=&quot;&quot;;&quot;&quot;;[.J$1]&amp;&quot; = &quot;&amp;[.J111]&amp;&quot;, &quot;)&amp;IF([.K111]=&quot;&quot;;&quot;&quot;;[.K$1]&amp;&quot; = &quot;&amp;[.K111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05]" office:value-type="string" office:string-value="bug_big">
            <text:p>bug_big</text:p>
          </table:table-cell>
          <table:table-cell table:style-name="ce5" table:formula="of:=[.C110]" office:value-type="float" office:value="2500">
            <text:p>2500</text:p>
          </table:table-cell>
          <table:table-cell table:style-name="ce5" table:formula="of:=[.D110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11]=[.N110];[.G110];[.G110]+[.$O$2])" office:value-type="float" office:value="2050">
            <text:p>20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1">
            <text:p>1</text:p>
          </table:table-cell>
          <table:table-cell table:style-name="ce5" table:number-columns-repeated="2"/>
          <table:table-cell table:style-name="ce6" table:formula="of:=[.N105]+1" office:value-type="float" office:value="19">
            <text:p>19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112]&amp;&quot;', &quot;&amp;[.C$1]&amp;&quot; = &quot;&amp;[.C112]&amp;&quot;, &quot;&amp;[.D$1]&amp;&quot; = &quot;&amp;[.D112]&amp;&quot;, &quot;&amp;[.E$1]&amp;&quot; = &quot;&amp;[.E112]&amp;&quot;, &quot;&amp;[.F$1]&amp;&quot; = &quot;&amp;[.F112]&amp;&quot;, &quot;&amp;[.G$1]&amp;&quot; = &quot;&amp;[.G112]*30&amp;&quot;, &quot;&amp;[.H$1]&amp;&quot; = &quot;&amp;[.H112]&amp;&quot;, &quot;&amp;IF([.I112]=&quot;&quot;;&quot;&quot;;[.I$1]&amp;&quot; = &quot;&amp;[.I112]&amp;&quot;, &quot;)&amp;IF([.J112]=&quot;&quot;;&quot;&quot;;[.J$1]&amp;&quot; = &quot;&amp;[.J112]&amp;&quot;, &quot;)&amp;IF([.K112]=&quot;&quot;;&quot;&quot;;[.K$1]&amp;&quot; = &quot;&amp;[.K112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06]" office:value-type="string" office:string-value="bug_big">
            <text:p>bug_big</text:p>
          </table:table-cell>
          <table:table-cell table:style-name="ce5" table:formula="of:=[.C111]" office:value-type="float" office:value="2500">
            <text:p>2500</text:p>
          </table:table-cell>
          <table:table-cell table:style-name="ce5" table:formula="of:=[.D111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12]=[.N111];[.G111];[.G111]+[.$O$2])" office:value-type="float" office:value="2050">
            <text:p>20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1">
            <text:p>1</text:p>
          </table:table-cell>
          <table:table-cell table:style-name="ce5" table:number-columns-repeated="2"/>
          <table:table-cell table:style-name="ce6" table:formula="of:=[.N106]+1" office:value-type="float" office:value="19">
            <text:p>19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113]&amp;&quot;', &quot;&amp;[.C$1]&amp;&quot; = &quot;&amp;[.C113]&amp;&quot;, &quot;&amp;[.D$1]&amp;&quot; = &quot;&amp;[.D113]&amp;&quot;, &quot;&amp;[.E$1]&amp;&quot; = &quot;&amp;[.E113]&amp;&quot;, &quot;&amp;[.F$1]&amp;&quot; = &quot;&amp;[.F113]&amp;&quot;, &quot;&amp;[.G$1]&amp;&quot; = &quot;&amp;[.G113]*30&amp;&quot;, &quot;&amp;[.H$1]&amp;&quot; = &quot;&amp;[.H113]&amp;&quot;, &quot;&amp;IF([.I113]=&quot;&quot;;&quot;&quot;;[.I$1]&amp;&quot; = &quot;&amp;[.I113]&amp;&quot;, &quot;)&amp;IF([.J113]=&quot;&quot;;&quot;&quot;;[.J$1]&amp;&quot; = &quot;&amp;[.J113]&amp;&quot;, &quot;)&amp;IF([.K113]=&quot;&quot;;&quot;&quot;;[.K$1]&amp;&quot; = &quot;&amp;[.K113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07]" office:value-type="string" office:string-value="bug_big">
            <text:p>bug_big</text:p>
          </table:table-cell>
          <table:table-cell table:style-name="ce5" table:formula="of:=[.C112]" office:value-type="float" office:value="2500">
            <text:p>2500</text:p>
          </table:table-cell>
          <table:table-cell table:style-name="ce5" table:formula="of:=[.D112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13]=[.N112];[.G112];[.G112]+[.$O$2])" office:value-type="float" office:value="2050">
            <text:p>20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1">
            <text:p>1</text:p>
          </table:table-cell>
          <table:table-cell table:style-name="ce5" table:number-columns-repeated="2"/>
          <table:table-cell table:style-name="ce6" table:formula="of:=[.N107]+1" office:value-type="float" office:value="19">
            <text:p>19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114]&amp;&quot;', &quot;&amp;[.C$1]&amp;&quot; = &quot;&amp;[.C114]&amp;&quot;, &quot;&amp;[.D$1]&amp;&quot; = &quot;&amp;[.D114]&amp;&quot;, &quot;&amp;[.E$1]&amp;&quot; = &quot;&amp;[.E114]&amp;&quot;, &quot;&amp;[.F$1]&amp;&quot; = &quot;&amp;[.F114]&amp;&quot;, &quot;&amp;[.G$1]&amp;&quot; = &quot;&amp;[.G114]*30&amp;&quot;, &quot;&amp;[.H$1]&amp;&quot; = &quot;&amp;[.H114]&amp;&quot;, &quot;&amp;IF([.I114]=&quot;&quot;;&quot;&quot;;[.I$1]&amp;&quot; = &quot;&amp;[.I114]&amp;&quot;, &quot;)&amp;IF([.J114]=&quot;&quot;;&quot;&quot;;[.J$1]&amp;&quot; = &quot;&amp;[.J114]&amp;&quot;, &quot;)&amp;IF([.K114]=&quot;&quot;;&quot;&quot;;[.K$1]&amp;&quot; = &quot;&amp;[.K114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08]" office:value-type="string" office:string-value="bug_big">
            <text:p>bug_big</text:p>
          </table:table-cell>
          <table:table-cell table:style-name="ce5" table:formula="of:=[.C113]" office:value-type="float" office:value="2500">
            <text:p>2500</text:p>
          </table:table-cell>
          <table:table-cell table:style-name="ce5" table:formula="of:=[.D113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14]=[.N113];[.G113];[.G113]+[.$O$2])" office:value-type="float" office:value="2050">
            <text:p>20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1">
            <text:p>1</text:p>
          </table:table-cell>
          <table:table-cell table:style-name="ce5" table:number-columns-repeated="2"/>
          <table:table-cell table:style-name="ce6" table:formula="of:=[.N108]+1" office:value-type="float" office:value="19">
            <text:p>19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115]&amp;&quot;', &quot;&amp;[.C$1]&amp;&quot; = &quot;&amp;[.C115]&amp;&quot;, &quot;&amp;[.D$1]&amp;&quot; = &quot;&amp;[.D115]&amp;&quot;, &quot;&amp;[.E$1]&amp;&quot; = &quot;&amp;[.E115]&amp;&quot;, &quot;&amp;[.F$1]&amp;&quot; = &quot;&amp;[.F115]&amp;&quot;, &quot;&amp;[.G$1]&amp;&quot; = &quot;&amp;[.G115]*30&amp;&quot;, &quot;&amp;[.H$1]&amp;&quot; = &quot;&amp;[.H115]&amp;&quot;, &quot;&amp;IF([.I115]=&quot;&quot;;&quot;&quot;;[.I$1]&amp;&quot; = &quot;&amp;[.I115]&amp;&quot;, &quot;)&amp;IF([.J115]=&quot;&quot;;&quot;&quot;;[.J$1]&amp;&quot; = &quot;&amp;[.J115]&amp;&quot;, &quot;)&amp;IF([.K115]=&quot;&quot;;&quot;&quot;;[.K$1]&amp;&quot; = &quot;&amp;[.K115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09]" office:value-type="string" office:string-value="bug_big">
            <text:p>bug_big</text:p>
          </table:table-cell>
          <table:table-cell table:style-name="ce5" table:formula="of:=[.C114]" office:value-type="float" office:value="2500">
            <text:p>2500</text:p>
          </table:table-cell>
          <table:table-cell table:style-name="ce5" table:formula="of:=[.D114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15]=[.N114];[.G114];[.G114]+[.$O$2])" office:value-type="float" office:value="2050">
            <text:p>20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1">
            <text:p>1</text:p>
          </table:table-cell>
          <table:table-cell table:style-name="ce5" table:number-columns-repeated="2"/>
          <table:table-cell table:style-name="ce6" table:formula="of:=[.N109]+1" office:value-type="float" office:value="19">
            <text:p>19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116]&amp;&quot;', &quot;&amp;[.C$1]&amp;&quot; = &quot;&amp;[.C116]&amp;&quot;, &quot;&amp;[.D$1]&amp;&quot; = &quot;&amp;[.D116]&amp;&quot;, &quot;&amp;[.E$1]&amp;&quot; = &quot;&amp;[.E116]&amp;&quot;, &quot;&amp;[.F$1]&amp;&quot; = &quot;&amp;[.F116]&amp;&quot;, &quot;&amp;[.G$1]&amp;&quot; = &quot;&amp;[.G116]*30&amp;&quot;, &quot;&amp;[.H$1]&amp;&quot; = &quot;&amp;[.H116]&amp;&quot;, &quot;&amp;IF([.I116]=&quot;&quot;;&quot;&quot;;[.I$1]&amp;&quot; = &quot;&amp;[.I116]&amp;&quot;, &quot;)&amp;IF([.J116]=&quot;&quot;;&quot;&quot;;[.J$1]&amp;&quot; = &quot;&amp;[.J116]&amp;&quot;, &quot;)&amp;IF([.K116]=&quot;&quot;;&quot;&quot;;[.K$1]&amp;&quot; = &quot;&amp;[.K116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office:value-type="string">
            <text:p>bug_larva</text:p>
          </table:table-cell>
          <table:table-cell table:style-name="ce5" table:formula="of:=[.C115]" office:value-type="float" office:value="2500">
            <text:p>2500</text:p>
          </table:table-cell>
          <table:table-cell table:style-name="ce5" table:formula="of:=[.D115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[.G115]" office:value-type="float" office:value="2050">
            <text:p>20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6" table:formula="of:=[.N110]+1" office:value-type="float" office:value="20">
            <text:p>20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117]&amp;&quot;', &quot;&amp;[.C$1]&amp;&quot; = &quot;&amp;[.C117]&amp;&quot;, &quot;&amp;[.D$1]&amp;&quot; = &quot;&amp;[.D117]&amp;&quot;, &quot;&amp;[.E$1]&amp;&quot; = &quot;&amp;[.E117]&amp;&quot;, &quot;&amp;[.F$1]&amp;&quot; = &quot;&amp;[.F117]&amp;&quot;, &quot;&amp;[.G$1]&amp;&quot; = &quot;&amp;[.G117]*30&amp;&quot;, &quot;&amp;[.H$1]&amp;&quot; = &quot;&amp;[.H117]&amp;&quot;, &quot;&amp;IF([.I117]=&quot;&quot;;&quot;&quot;;[.I$1]&amp;&quot; = &quot;&amp;[.I117]&amp;&quot;, &quot;)&amp;IF([.J117]=&quot;&quot;;&quot;&quot;;[.J$1]&amp;&quot; = &quot;&amp;[.J117]&amp;&quot;, &quot;)&amp;IF([.K117]=&quot;&quot;;&quot;&quot;;[.K$1]&amp;&quot; = &quot;&amp;[.K117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16]" office:value-type="string" office:string-value="bug_larva">
            <text:p>bug_larva</text:p>
          </table:table-cell>
          <table:table-cell table:style-name="ce5" table:formula="of:=[.C116]" office:value-type="float" office:value="2500">
            <text:p>2500</text:p>
          </table:table-cell>
          <table:table-cell table:style-name="ce5" table:formula="of:=[.D116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17]=[.N116];[.G116];[.G116]+[.$O$2])" office:value-type="float" office:value="2050">
            <text:p>20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6" table:formula="of:=[.N111]+1" office:value-type="float" office:value="20">
            <text:p>20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118]&amp;&quot;', &quot;&amp;[.C$1]&amp;&quot; = &quot;&amp;[.C118]&amp;&quot;, &quot;&amp;[.D$1]&amp;&quot; = &quot;&amp;[.D118]&amp;&quot;, &quot;&amp;[.E$1]&amp;&quot; = &quot;&amp;[.E118]&amp;&quot;, &quot;&amp;[.F$1]&amp;&quot; = &quot;&amp;[.F118]&amp;&quot;, &quot;&amp;[.G$1]&amp;&quot; = &quot;&amp;[.G118]*30&amp;&quot;, &quot;&amp;[.H$1]&amp;&quot; = &quot;&amp;[.H118]&amp;&quot;, &quot;&amp;IF([.I118]=&quot;&quot;;&quot;&quot;;[.I$1]&amp;&quot; = &quot;&amp;[.I118]&amp;&quot;, &quot;)&amp;IF([.J118]=&quot;&quot;;&quot;&quot;;[.J$1]&amp;&quot; = &quot;&amp;[.J118]&amp;&quot;, &quot;)&amp;IF([.K118]=&quot;&quot;;&quot;&quot;;[.K$1]&amp;&quot; = &quot;&amp;[.K118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17]" office:value-type="string" office:string-value="bug_larva">
            <text:p>bug_larva</text:p>
          </table:table-cell>
          <table:table-cell table:style-name="ce5" table:formula="of:=[.C117]" office:value-type="float" office:value="2500">
            <text:p>2500</text:p>
          </table:table-cell>
          <table:table-cell table:style-name="ce5" table:formula="of:=[.D117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18]=[.N117];[.G117];[.G117]+[.$O$2])" office:value-type="float" office:value="2050">
            <text:p>20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6" table:formula="of:=[.N112]+1" office:value-type="float" office:value="20">
            <text:p>20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119]&amp;&quot;', &quot;&amp;[.C$1]&amp;&quot; = &quot;&amp;[.C119]&amp;&quot;, &quot;&amp;[.D$1]&amp;&quot; = &quot;&amp;[.D119]&amp;&quot;, &quot;&amp;[.E$1]&amp;&quot; = &quot;&amp;[.E119]&amp;&quot;, &quot;&amp;[.F$1]&amp;&quot; = &quot;&amp;[.F119]&amp;&quot;, &quot;&amp;[.G$1]&amp;&quot; = &quot;&amp;[.G119]*30&amp;&quot;, &quot;&amp;[.H$1]&amp;&quot; = &quot;&amp;[.H119]&amp;&quot;, &quot;&amp;IF([.I119]=&quot;&quot;;&quot;&quot;;[.I$1]&amp;&quot; = &quot;&amp;[.I119]&amp;&quot;, &quot;)&amp;IF([.J119]=&quot;&quot;;&quot;&quot;;[.J$1]&amp;&quot; = &quot;&amp;[.J119]&amp;&quot;, &quot;)&amp;IF([.K119]=&quot;&quot;;&quot;&quot;;[.K$1]&amp;&quot; = &quot;&amp;[.K119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18]" office:value-type="string" office:string-value="bug_larva">
            <text:p>bug_larva</text:p>
          </table:table-cell>
          <table:table-cell table:style-name="ce5" table:formula="of:=[.C118]" office:value-type="float" office:value="2500">
            <text:p>2500</text:p>
          </table:table-cell>
          <table:table-cell table:style-name="ce5" table:formula="of:=[.D118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19]=[.N118];[.G118];[.G118]+[.$O$2])" office:value-type="float" office:value="2050">
            <text:p>20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6" table:formula="of:=[.N113]+1" office:value-type="float" office:value="20">
            <text:p>20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120]&amp;&quot;', &quot;&amp;[.C$1]&amp;&quot; = &quot;&amp;[.C120]&amp;&quot;, &quot;&amp;[.D$1]&amp;&quot; = &quot;&amp;[.D120]&amp;&quot;, &quot;&amp;[.E$1]&amp;&quot; = &quot;&amp;[.E120]&amp;&quot;, &quot;&amp;[.F$1]&amp;&quot; = &quot;&amp;[.F120]&amp;&quot;, &quot;&amp;[.G$1]&amp;&quot; = &quot;&amp;[.G120]*30&amp;&quot;, &quot;&amp;[.H$1]&amp;&quot; = &quot;&amp;[.H120]&amp;&quot;, &quot;&amp;IF([.I120]=&quot;&quot;;&quot;&quot;;[.I$1]&amp;&quot; = &quot;&amp;[.I120]&amp;&quot;, &quot;)&amp;IF([.J120]=&quot;&quot;;&quot;&quot;;[.J$1]&amp;&quot; = &quot;&amp;[.J120]&amp;&quot;, &quot;)&amp;IF([.K120]=&quot;&quot;;&quot;&quot;;[.K$1]&amp;&quot; = &quot;&amp;[.K120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19]" office:value-type="string" office:string-value="bug_larva">
            <text:p>bug_larva</text:p>
          </table:table-cell>
          <table:table-cell table:style-name="ce5" table:formula="of:=[.C119]" office:value-type="float" office:value="2500">
            <text:p>2500</text:p>
          </table:table-cell>
          <table:table-cell table:style-name="ce5" table:formula="of:=[.D119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20]=[.N119];[.G119];[.G119]+[.$O$2])" office:value-type="float" office:value="2050">
            <text:p>20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6" table:formula="of:=[.N114]+1" office:value-type="float" office:value="20">
            <text:p>20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121]&amp;&quot;', &quot;&amp;[.C$1]&amp;&quot; = &quot;&amp;[.C121]&amp;&quot;, &quot;&amp;[.D$1]&amp;&quot; = &quot;&amp;[.D121]&amp;&quot;, &quot;&amp;[.E$1]&amp;&quot; = &quot;&amp;[.E121]&amp;&quot;, &quot;&amp;[.F$1]&amp;&quot; = &quot;&amp;[.F121]&amp;&quot;, &quot;&amp;[.G$1]&amp;&quot; = &quot;&amp;[.G121]*30&amp;&quot;, &quot;&amp;[.H$1]&amp;&quot; = &quot;&amp;[.H121]&amp;&quot;, &quot;&amp;IF([.I121]=&quot;&quot;;&quot;&quot;;[.I$1]&amp;&quot; = &quot;&amp;[.I121]&amp;&quot;, &quot;)&amp;IF([.J121]=&quot;&quot;;&quot;&quot;;[.J$1]&amp;&quot; = &quot;&amp;[.J121]&amp;&quot;, &quot;)&amp;IF([.K121]=&quot;&quot;;&quot;&quot;;[.K$1]&amp;&quot; = &quot;&amp;[.K121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20]" office:value-type="string" office:string-value="bug_larva">
            <text:p>bug_larva</text:p>
          </table:table-cell>
          <table:table-cell table:style-name="ce5" table:formula="of:=[.C120]" office:value-type="float" office:value="2500">
            <text:p>2500</text:p>
          </table:table-cell>
          <table:table-cell table:style-name="ce5" table:formula="of:=[.D120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21]=[.N120];[.G120];[.G120]+[.$O$2])" office:value-type="float" office:value="2050">
            <text:p>20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6" table:formula="of:=[.N115]+1" office:value-type="float" office:value="20">
            <text:p>20</text:p>
          </table:table-cell>
          <table:table-cell table:style-name="ce6" table:number-columns-repeated="1010"/>
        </table:table-row>
        <table:table-row table:style-name="ro2" table:number-rows-repeated="2">
          <table:table-cell table:style-name="ce2"/>
          <table:table-cell table:style-name="ce6"/>
          <table:table-cell table:style-name="ce5" table:number-columns-repeated="2"/>
          <table:table-cell table:style-name="ce6" table:number-columns-repeated="3"/>
          <table:table-cell table:style-name="ce8"/>
          <table:table-cell table:style-name="ce6"/>
          <table:table-cell table:style-name="ce5"/>
          <table:table-cell table:style-name="ce6" table:number-columns-repeated="1014"/>
        </table:table-row>
        <table:table-row table:style-name="ro2" table:number-rows-repeated="4">
          <table:table-cell table:style-name="ce2"/>
          <table:table-cell table:style-name="ce6"/>
          <table:table-cell table:style-name="ce5" table:number-columns-repeated="4"/>
          <table:table-cell table:style-name="ce6"/>
          <table:table-cell table:style-name="ce7"/>
          <table:table-cell table:style-name="ce5" table:number-columns-repeated="2"/>
          <table:table-cell table:style-name="ce6"/>
          <table:table-cell table:style-name="ce5" table:number-columns-repeated="2"/>
          <table:table-cell table:style-name="ce6"/>
          <table:table-cell table:style-name="ce5" table:number-columns-repeated="1010"/>
        </table:table-row>
        <table:table-row table:style-name="ro2" table:number-rows-repeated="5">
          <table:table-cell table:style-name="ce3"/>
          <table:table-cell table:style-name="ce6"/>
          <table:table-cell table:style-name="ce5" table:number-columns-repeated="4"/>
          <table:table-cell table:style-name="ce6"/>
          <table:table-cell table:style-name="ce7"/>
          <table:table-cell table:style-name="ce5" table:number-columns-repeated="2"/>
          <table:table-cell table:style-name="ce6"/>
          <table:table-cell table:style-name="ce5" table:number-columns-repeated="2"/>
          <table:table-cell table:style-name="ce6"/>
          <table:table-cell table:style-name="ce5" table:number-columns-repeated="1010"/>
        </table:table-row>
        <table:table-row table:style-name="ro2">
          <table:table-cell table:style-name="ce3"/>
          <table:table-cell table:style-name="ce6"/>
          <table:table-cell table:style-name="ce5" table:number-columns-repeated="4"/>
          <table:table-cell table:style-name="ce6"/>
          <table:table-cell table:style-name="ce7"/>
          <table:table-cell table:style-name="ce5" table:number-columns-repeated="2"/>
          <table:table-cell table:style-name="ce6"/>
          <table:table-cell table:style-name="ce5" table:number-columns-repeated="2"/>
          <table:table-cell table:style-name="ce6"/>
          <table:table-cell table:style-name="ce5" table:number-columns-repeated="8"/>
          <table:table-cell table:number-columns-repeated="1002"/>
        </table:table-row>
        <table:table-row table:style-name="ro2" table:number-rows-repeated="10484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awn_l10" table:style-name="ta1" table:print="false">
        <table:table-column table:style-name="co1" table:default-cell-style-name="ce4"/>
        <table:table-column table:style-name="co2" table:number-columns-repeated="7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7" table:default-cell-style-name="ce4"/>
        <table:table-column table:style-name="co2" table:number-columns-repeated="1007" table:default-cell-style-name="ce4"/>
        <table:table-row table:style-name="ro1">
          <table:table-cell table:style-name="ce1"/>
          <table:table-cell table:style-name="ce1" office:value-type="string">
            <text:p>nam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z</text:p>
          </table:table-cell>
          <table:table-cell table:style-name="ce1" office:value-type="string">
            <text:p>facing</text:p>
          </table:table-cell>
          <table:table-cell table:style-name="ce1" office:value-type="string">
            <text:p>spawnRadius</text:p>
          </table:table-cell>
          <table:table-cell table:style-name="ce1" office:value-type="string">
            <text:p>delay</text:p>
          </table:table-cell>
          <table:table-cell table:style-name="ce1" office:value-type="string">
            <text:p>orbitalDrop</text:p>
          </table:table-cell>
          <table:table-cell table:style-name="ce1" office:value-type="string">
            <text:p>commands</text:p>
          </table:table-cell>
          <table:table-cell table:style-name="ce1" office:value-type="string">
            <text:p>patrolRoute</text:p>
          </table:table-cell>
          <table:table-cell table:style-name="ce1" office:value-type="string">
            <text:p>difficultyAtLeast</text:p>
          </table:table-cell>
          <table:table-cell table:style-name="ce1" table:number-columns-repeated="2"/>
          <table:table-cell table:style-name="ce1" office:value-type="string">
            <text:p>Group</text:p>
          </table:table-cell>
          <table:table-cell table:style-name="ce1" office:value-type="string">
            <text:p>Time Offset [s]</text:p>
          </table:table-cell>
          <table:table-cell table:style-name="ce1" table:number-columns-repeated="1009"/>
        </table:table-row>
        <table:table-row table:style-name="ro1">
          <table:table-cell table:style-name="ce2" table:formula="of:=&quot;{ &quot;&amp;[.B$1]&amp;&quot; = '&quot;&amp;[.B2]&amp;&quot;', &quot;&amp;[.C$1]&amp;&quot; = &quot;&amp;[.C2]&amp;&quot;, &quot;&amp;[.D$1]&amp;&quot; = &quot;&amp;[.D2]&amp;&quot;, &quot;&amp;[.E$1]&amp;&quot; = &quot;&amp;[.E2]&amp;&quot;, &quot;&amp;[.F$1]&amp;&quot; = &quot;&amp;[.F2]&amp;&quot;, &quot;&amp;[.G$1]&amp;&quot; = &quot;&amp;[.G2]*30&amp;&quot;, &quot;&amp;[.H$1]&amp;&quot; = &quot;&amp;[.H2]&amp;&quot;, &quot;&amp;IF([.I2]=&quot;&quot;;&quot;&quot;;[.I$1]&amp;&quot; = &quot;&amp;[.I2]&amp;&quot;, &quot;)&amp;IF([.J2]=&quot;&quot;;&quot;&quot;;[.J$1]&amp;&quot; = &quot;&amp;[.J2]&amp;&quot;, &quot;)&amp;IF([.K2]=&quot;&quot;;&quot;&quot;;[.K$1]&amp;&quot; = &quot;&amp;[.K2]&amp;&quot;, &quot;)&amp;&quot; },&quot;" office:value-type="string" office:string-value="{ name = 'tc_ghoul', x = 2500, z = 2000, facing = 0, spawnRadius = 0, delay = 300, orbitalDrop = false, patrolRoute = {{3800, 2400}, {2040, 2080}, {2800, 3500}, {700, 3800}, {200, 3200}, {800, 2600}, {150, 1800}, {2040, 2080}, {1300, 500}, {3800, 370}, }, difficultyAtLeast = 1,  },">
            <text:p>{ name = 'tc_ghoul', x = 2500, z = 2000, facing = 0, spawnRadius = 0, delay = 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5" office:value-type="string">
            <text:p>tc_ghoul</text:p>
          </table:table-cell>
          <table:table-cell table:style-name="ce5" office:value-type="float" office:value="2500">
            <text:p>2500</text:p>
          </table:table-cell>
          <table:table-cell table:style-name="ce5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0">
            <text:p>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5" office:value-type="float" office:value="1">
            <text:p>1</text:p>
          </table:table-cell>
          <table:table-cell table:style-name="ce5" table:number-columns-repeated="2"/>
          <table:table-cell table:style-name="ce5" office:value-type="float" office:value="1">
            <text:p>1</text:p>
          </table:table-cell>
          <table:table-cell table:style-name="ce5" office:value-type="float" office:value="120">
            <text:p>120</text:p>
          </table:table-cell>
          <table:table-cell table:style-name="ce5" table:number-columns-repeated="5"/>
          <table:table-cell table:style-name="ce5" office:value-type="string">
            <text:p>{{1500, 1700}, {1300, 200}, {2400, 200}, {3900, 850}, {3900, 850}, {2800, 1300}, {3600, 2400}, {4000, 3100}, }</text:p>
          </table:table-cell>
          <table:table-cell table:style-name="ce5" table:number-columns-repeated="1003"/>
        </table:table-row>
        <table:table-row table:style-name="ro1">
          <table:table-cell table:style-name="ce2" table:formula="of:=&quot;{ &quot;&amp;[.B$1]&amp;&quot; = '&quot;&amp;[.B3]&amp;&quot;', &quot;&amp;[.C$1]&amp;&quot; = &quot;&amp;[.C3]&amp;&quot;, &quot;&amp;[.D$1]&amp;&quot; = &quot;&amp;[.D3]&amp;&quot;, &quot;&amp;[.E$1]&amp;&quot; = &quot;&amp;[.E3]&amp;&quot;, &quot;&amp;[.F$1]&amp;&quot; = &quot;&amp;[.F3]&amp;&quot;, &quot;&amp;[.G$1]&amp;&quot; = &quot;&amp;[.G3]*30&amp;&quot;, &quot;&amp;[.H$1]&amp;&quot; = &quot;&amp;[.H3]&amp;&quot;, &quot;&amp;IF([.I3]=&quot;&quot;;&quot;&quot;;[.I$1]&amp;&quot; = &quot;&amp;[.I3]&amp;&quot;, &quot;)&amp;IF([.J3]=&quot;&quot;;&quot;&quot;;[.J$1]&amp;&quot; = &quot;&amp;[.J3]&amp;&quot;, &quot;)&amp;IF([.K3]=&quot;&quot;;&quot;&quot;;[.K$1]&amp;&quot; = &quot;&amp;[.K3]&amp;&quot;, &quot;)&amp;&quot; },&quot;" office:value-type="string" office:string-value="{ name = 'tc_ghoul', x = 2500, z = 2000, facing = 0, spawnRadius = 0, delay = 300, orbitalDrop = false, patrolRoute = {{3800, 2400}, {2040, 2080}, {2800, 3500}, {700, 3800}, {200, 3200}, {800, 2600}, {150, 1800}, {2040, 2080}, {1300, 500}, {3800, 370}, }, difficultyAtLeast = 2,  },">
            <text:p>{ name = 'tc_ghoul', x = 2500, z = 2000, facing = 0, spawnRadius = 0, delay = 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5" office:value-type="string">
            <text:p>tc_ghoul</text:p>
          </table:table-cell>
          <table:table-cell table:style-name="ce5" table:formula="of:=[.C2]" office:value-type="float" office:value="2500">
            <text:p>2500</text:p>
          </table:table-cell>
          <table:table-cell table:style-name="ce5" table:formula="of:=[.D2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3]=[.N2];[.G2];[.G2]+[.$O$2])" office:value-type="float" office:value="10">
            <text:p>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5" office:value-type="float" office:value="2">
            <text:p>2</text:p>
          </table:table-cell>
          <table:table-cell table:style-name="ce5" table:number-columns-repeated="2"/>
          <table:table-cell table:style-name="ce5" office:value-type="float" office:value="1">
            <text:p>1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4]&amp;&quot;', &quot;&amp;[.C$1]&amp;&quot; = &quot;&amp;[.C4]&amp;&quot;, &quot;&amp;[.D$1]&amp;&quot; = &quot;&amp;[.D4]&amp;&quot;, &quot;&amp;[.E$1]&amp;&quot; = &quot;&amp;[.E4]&amp;&quot;, &quot;&amp;[.F$1]&amp;&quot; = &quot;&amp;[.F4]&amp;&quot;, &quot;&amp;[.G$1]&amp;&quot; = &quot;&amp;[.G4]*30&amp;&quot;, &quot;&amp;[.H$1]&amp;&quot; = &quot;&amp;[.H4]&amp;&quot;, &quot;&amp;IF([.I4]=&quot;&quot;;&quot;&quot;;[.I$1]&amp;&quot; = &quot;&amp;[.I4]&amp;&quot;, &quot;)&amp;IF([.J4]=&quot;&quot;;&quot;&quot;;[.J$1]&amp;&quot; = &quot;&amp;[.J4]&amp;&quot;, &quot;)&amp;IF([.K4]=&quot;&quot;;&quot;&quot;;[.K$1]&amp;&quot; = &quot;&amp;[.K4]&amp;&quot;, &quot;)&amp;&quot; },&quot;" office:value-type="string" office:string-value="{ name = 'tc_ghoul', x = 2500, z = 2000, facing = 0, spawnRadius = 0, delay = 300, orbitalDrop = false, patrolRoute = {{3800, 2400}, {2040, 2080}, {2800, 3500}, {700, 3800}, {200, 3200}, {800, 2600}, {150, 1800}, {2040, 2080}, {1300, 500}, {3800, 370}, }, difficultyAtLeast = 3,  },">
            <text:p>{ name = 'tc_ghoul', x = 2500, z = 2000, facing = 0, spawnRadius = 0, delay = 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5" office:value-type="string">
            <text:p>tc_ghoul</text:p>
          </table:table-cell>
          <table:table-cell table:style-name="ce5" table:formula="of:=[.C3]" office:value-type="float" office:value="2500">
            <text:p>2500</text:p>
          </table:table-cell>
          <table:table-cell table:style-name="ce5" table:formula="of:=[.D3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4]=[.N3];[.G3];[.G3]+[.$O$2])" office:value-type="float" office:value="10">
            <text:p>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5" office:value-type="float" office:value="3">
            <text:p>3</text:p>
          </table:table-cell>
          <table:table-cell table:style-name="ce5" table:number-columns-repeated="2"/>
          <table:table-cell table:style-name="ce5" office:value-type="float" office:value="1">
            <text:p>1</text:p>
          </table:table-cell>
          <table:table-cell table:style-name="ce5" table:number-columns-repeated="6"/>
          <table:table-cell table:style-name="ce5" office:value-type="float" office:value="3800">
            <text:p>3800</text:p>
          </table:table-cell>
          <table:table-cell table:style-name="ce5" office:value-type="float" office:value="2400">
            <text:p>2400</text:p>
          </table:table-cell>
          <table:table-cell table:style-name="ce5" table:formula="of:=&quot;{&quot;&amp;[.U4]&amp;&quot;, &quot;&amp;[.V4]&amp;&quot;}, &quot;" office:value-type="string" office:string-value="{3800, 2400}, ">
            <text:p>{3800, 2400}, </text:p>
          </table:table-cell>
          <table:table-cell table:style-name="ce5" table:formula="of:=&quot;{&quot;&amp;[.W4]" office:value-type="string" office:string-value="{{3800, 2400}, ">
            <text:p>{{3800, 2400}, </text:p>
          </table:table-cell>
          <table:table-cell table:style-name="ce5" table:number-columns-repeated="1000"/>
        </table:table-row>
        <table:table-row table:style-name="ro1">
          <table:table-cell table:style-name="ce2" table:formula="of:=&quot;{ &quot;&amp;[.B$1]&amp;&quot; = '&quot;&amp;[.B5]&amp;&quot;', &quot;&amp;[.C$1]&amp;&quot; = &quot;&amp;[.C5]&amp;&quot;, &quot;&amp;[.D$1]&amp;&quot; = &quot;&amp;[.D5]&amp;&quot;, &quot;&amp;[.E$1]&amp;&quot; = &quot;&amp;[.E5]&amp;&quot;, &quot;&amp;[.F$1]&amp;&quot; = &quot;&amp;[.F5]&amp;&quot;, &quot;&amp;[.G$1]&amp;&quot; = &quot;&amp;[.G5]*30&amp;&quot;, &quot;&amp;[.H$1]&amp;&quot; = &quot;&amp;[.H5]&amp;&quot;, &quot;&amp;IF([.I5]=&quot;&quot;;&quot;&quot;;[.I$1]&amp;&quot; = &quot;&amp;[.I5]&amp;&quot;, &quot;)&amp;IF([.J5]=&quot;&quot;;&quot;&quot;;[.J$1]&amp;&quot; = &quot;&amp;[.J5]&amp;&quot;, &quot;)&amp;IF([.K5]=&quot;&quot;;&quot;&quot;;[.K$1]&amp;&quot; = &quot;&amp;[.K5]&amp;&quot;, &quot;)&amp;&quot; },&quot;" office:value-type="string" office:string-value="{ name = 'tc_ghoul', x = 2500, z = 2000, facing = 0, spawnRadius = 0, delay = 300, orbitalDrop = false, patrolRoute = {{3800, 2400}, {2040, 2080}, {2800, 3500}, {700, 3800}, {200, 3200}, {800, 2600}, {150, 1800}, {2040, 2080}, {1300, 500}, {3800, 370}, }, difficultyAtLeast = 3,  },">
            <text:p>{ name = 'tc_ghoul', x = 2500, z = 2000, facing = 0, spawnRadius = 0, delay = 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5" office:value-type="string">
            <text:p>tc_ghoul</text:p>
          </table:table-cell>
          <table:table-cell table:style-name="ce5" table:formula="of:=[.C4]" office:value-type="float" office:value="2500">
            <text:p>2500</text:p>
          </table:table-cell>
          <table:table-cell table:style-name="ce5" table:formula="of:=[.D4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5]=[.N4];[.G4];[.G4]+[.$O$2])" office:value-type="float" office:value="10">
            <text:p>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5" office:value-type="float" office:value="3">
            <text:p>3</text:p>
          </table:table-cell>
          <table:table-cell table:style-name="ce5" table:number-columns-repeated="2"/>
          <table:table-cell table:style-name="ce5" office:value-type="float" office:value="1">
            <text:p>1</text:p>
          </table:table-cell>
          <table:table-cell table:style-name="ce5" table:number-columns-repeated="6"/>
          <table:table-cell table:style-name="ce5" office:value-type="float" office:value="2040">
            <text:p>2040</text:p>
          </table:table-cell>
          <table:table-cell table:style-name="ce5" office:value-type="float" office:value="2080">
            <text:p>2080</text:p>
          </table:table-cell>
          <table:table-cell table:style-name="ce5" table:formula="of:=&quot;{&quot;&amp;[.U5]&amp;&quot;, &quot;&amp;[.V5]&amp;&quot;}, &quot;" office:value-type="string" office:string-value="{2040, 2080}, ">
            <text:p>{2040, 2080}, </text:p>
          </table:table-cell>
          <table:table-cell table:style-name="ce5" table:formula="of:=[.X4]&amp;[.W5]" office:value-type="string" office:string-value="{{3800, 2400}, {2040, 2080}, ">
            <text:p>{{3800, 2400}, {2040, 2080}, </text:p>
          </table:table-cell>
          <table:table-cell table:style-name="ce5" table:number-columns-repeated="1000"/>
        </table:table-row>
        <table:table-row table:style-name="ro1">
          <table:table-cell table:style-name="ce2" table:formula="of:=&quot;{ &quot;&amp;[.B$1]&amp;&quot; = '&quot;&amp;[.B6]&amp;&quot;', &quot;&amp;[.C$1]&amp;&quot; = &quot;&amp;[.C6]&amp;&quot;, &quot;&amp;[.D$1]&amp;&quot; = &quot;&amp;[.D6]&amp;&quot;, &quot;&amp;[.E$1]&amp;&quot; = &quot;&amp;[.E6]&amp;&quot;, &quot;&amp;[.F$1]&amp;&quot; = &quot;&amp;[.F6]&amp;&quot;, &quot;&amp;[.G$1]&amp;&quot; = &quot;&amp;[.G6]*30&amp;&quot;, &quot;&amp;[.H$1]&amp;&quot; = &quot;&amp;[.H6]&amp;&quot;, &quot;&amp;IF([.I6]=&quot;&quot;;&quot;&quot;;[.I$1]&amp;&quot; = &quot;&amp;[.I6]&amp;&quot;, &quot;)&amp;IF([.J6]=&quot;&quot;;&quot;&quot;;[.J$1]&amp;&quot; = &quot;&amp;[.J6]&amp;&quot;, &quot;)&amp;IF([.K6]=&quot;&quot;;&quot;&quot;;[.K$1]&amp;&quot; = &quot;&amp;[.K6]&amp;&quot;, &quot;)&amp;&quot; },&quot;" office:value-type="string" office:string-value="{ name = 'tc_ghoul', x = 2500, z = 2000, facing = 0, spawnRadius = 0, delay = 300, orbitalDrop = false, patrolRoute = {{3800, 2400}, {2040, 2080}, {2800, 3500}, {700, 3800}, {200, 3200}, {800, 2600}, {150, 1800}, {2040, 2080}, {1300, 500}, {3800, 370}, }, difficultyAtLeast = 4,  },">
            <text:p>{ name = 'tc_ghoul', x = 2500, z = 2000, facing = 0, spawnRadius = 0, delay = 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5" office:value-type="string">
            <text:p>tc_ghoul</text:p>
          </table:table-cell>
          <table:table-cell table:style-name="ce5" table:formula="of:=[.C5]" office:value-type="float" office:value="2500">
            <text:p>2500</text:p>
          </table:table-cell>
          <table:table-cell table:style-name="ce5" table:formula="of:=[.D5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6]=[.N5];[.G5];[.G5]+[.$O$2])" office:value-type="float" office:value="10">
            <text:p>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5" office:value-type="float" office:value="1">
            <text:p>1</text:p>
          </table:table-cell>
          <table:table-cell table:style-name="ce5" table:number-columns-repeated="6"/>
          <table:table-cell table:style-name="ce5" office:value-type="float" office:value="2800">
            <text:p>2800</text:p>
          </table:table-cell>
          <table:table-cell table:style-name="ce5" office:value-type="float" office:value="3500">
            <text:p>3500</text:p>
          </table:table-cell>
          <table:table-cell table:style-name="ce5" table:formula="of:=&quot;{&quot;&amp;[.U6]&amp;&quot;, &quot;&amp;[.V6]&amp;&quot;}, &quot;" office:value-type="string" office:string-value="{2800, 3500}, ">
            <text:p>{2800, 3500}, </text:p>
          </table:table-cell>
          <table:table-cell table:style-name="ce5" table:formula="of:=[.X5]&amp;[.W6]" office:value-type="string" office:string-value="{{3800, 2400}, {2040, 2080}, {2800, 3500}, ">
            <text:p>{{3800, 2400}, {2040, 2080}, {2800, 3500}, </text:p>
          </table:table-cell>
          <table:table-cell table:style-name="ce5" table:number-columns-repeated="1000"/>
        </table:table-row>
        <table:table-row table:style-name="ro1">
          <table:table-cell table:style-name="ce2" table:formula="of:=&quot;{ &quot;&amp;[.B$1]&amp;&quot; = '&quot;&amp;[.B7]&amp;&quot;', &quot;&amp;[.C$1]&amp;&quot; = &quot;&amp;[.C7]&amp;&quot;, &quot;&amp;[.D$1]&amp;&quot; = &quot;&amp;[.D7]&amp;&quot;, &quot;&amp;[.E$1]&amp;&quot; = &quot;&amp;[.E7]&amp;&quot;, &quot;&amp;[.F$1]&amp;&quot; = &quot;&amp;[.F7]&amp;&quot;, &quot;&amp;[.G$1]&amp;&quot; = &quot;&amp;[.G7]*30&amp;&quot;, &quot;&amp;[.H$1]&amp;&quot; = &quot;&amp;[.H7]&amp;&quot;, &quot;&amp;IF([.I7]=&quot;&quot;;&quot;&quot;;[.I$1]&amp;&quot; = &quot;&amp;[.I7]&amp;&quot;, &quot;)&amp;IF([.J7]=&quot;&quot;;&quot;&quot;;[.J$1]&amp;&quot; = &quot;&amp;[.J7]&amp;&quot;, &quot;)&amp;IF([.K7]=&quot;&quot;;&quot;&quot;;[.K$1]&amp;&quot; = &quot;&amp;[.K7]&amp;&quot;, &quot;)&amp;&quot; },&quot;" office:value-type="string" office:string-value="{ name = 'tc_ghoul', x = 2500, z = 2000, facing = 0, spawnRadius = 0, delay = 300, orbitalDrop = false, patrolRoute = {{3800, 2400}, {2040, 2080}, {2800, 3500}, {700, 3800}, {200, 3200}, {800, 2600}, {150, 1800}, {2040, 2080}, {1300, 500}, {3800, 370}, }, difficultyAtLeast = 4,  },">
            <text:p>{ name = 'tc_ghoul', x = 2500, z = 2000, facing = 0, spawnRadius = 0, delay = 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5" office:value-type="string">
            <text:p>tc_ghoul</text:p>
          </table:table-cell>
          <table:table-cell table:style-name="ce5" table:formula="of:=[.C6]" office:value-type="float" office:value="2500">
            <text:p>2500</text:p>
          </table:table-cell>
          <table:table-cell table:style-name="ce5" table:formula="of:=[.D6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7]=[.N6];[.G6];[.G6]+[.$O$2])" office:value-type="float" office:value="10">
            <text:p>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5" office:value-type="float" office:value="4">
            <text:p>4</text:p>
          </table:table-cell>
          <table:table-cell table:style-name="ce5" table:number-columns-repeated="2"/>
          <table:table-cell table:style-name="ce5" office:value-type="float" office:value="1">
            <text:p>1</text:p>
          </table:table-cell>
          <table:table-cell table:style-name="ce5" table:number-columns-repeated="6"/>
          <table:table-cell table:style-name="ce5" office:value-type="float" office:value="700">
            <text:p>700</text:p>
          </table:table-cell>
          <table:table-cell table:style-name="ce5" office:value-type="float" office:value="3800">
            <text:p>3800</text:p>
          </table:table-cell>
          <table:table-cell table:style-name="ce5" table:formula="of:=&quot;{&quot;&amp;[.U7]&amp;&quot;, &quot;&amp;[.V7]&amp;&quot;}, &quot;" office:value-type="string" office:string-value="{700, 3800}, ">
            <text:p>{700, 3800}, </text:p>
          </table:table-cell>
          <table:table-cell table:style-name="ce5" table:formula="of:=[.X6]&amp;[.W7]" office:value-type="string" office:string-value="{{3800, 2400}, {2040, 2080}, {2800, 3500}, {700, 3800}, ">
            <text:p>{{3800, 2400}, {2040, 2080}, {2800, 3500}, {700, 3800}, </text:p>
          </table:table-cell>
          <table:table-cell table:style-name="ce5" table:number-columns-repeated="1000"/>
        </table:table-row>
        <table:table-row table:style-name="ro1">
          <table:table-cell table:style-name="ce3" table:formula="of:=&quot;{ &quot;&amp;[.B$1]&amp;&quot; = '&quot;&amp;[.B8]&amp;&quot;', &quot;&amp;[.C$1]&amp;&quot; = &quot;&amp;[.C8]&amp;&quot;, &quot;&amp;[.D$1]&amp;&quot; = &quot;&amp;[.D8]&amp;&quot;, &quot;&amp;[.E$1]&amp;&quot; = &quot;&amp;[.E8]&amp;&quot;, &quot;&amp;[.F$1]&amp;&quot; = &quot;&amp;[.F8]&amp;&quot;, &quot;&amp;[.G$1]&amp;&quot; = &quot;&amp;[.G8]*30&amp;&quot;, &quot;&amp;[.H$1]&amp;&quot; = &quot;&amp;[.H8]&amp;&quot;, &quot;&amp;IF([.I8]=&quot;&quot;;&quot;&quot;;[.I$1]&amp;&quot; = &quot;&amp;[.I8]&amp;&quot;, &quot;)&amp;IF([.J8]=&quot;&quot;;&quot;&quot;;[.J$1]&amp;&quot; = &quot;&amp;[.J8]&amp;&quot;, &quot;)&amp;IF([.K8]=&quot;&quot;;&quot;&quot;;[.K$1]&amp;&quot; = &quot;&amp;[.K8]&amp;&quot;, &quot;)&amp;&quot; },&quot;" office:value-type="string" office:string-value="{ name = 'tc_ghoul', x = 2500, z = 2000, facing = 0, spawnRadius = 0, delay = 3900, orbitalDrop = false, patrolRoute = {{3800, 2400}, {2040, 2080}, {2800, 3500}, {700, 3800}, {200, 3200}, {800, 2600}, {150, 1800}, {2040, 2080}, {1300, 500}, {3800, 370}, }, difficultyAtLeast = 1,  },">
            <text:p>{ name = 'tc_ghoul', x = 2500, z = 2000, facing = 0, spawnRadius = 0, delay = 3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2]" office:value-type="string" office:string-value="tc_ghoul">
            <text:p>tc_ghoul</text:p>
          </table:table-cell>
          <table:table-cell table:style-name="ce5" table:formula="of:=[.C7]" office:value-type="float" office:value="2500">
            <text:p>2500</text:p>
          </table:table-cell>
          <table:table-cell table:style-name="ce5" table:formula="of:=[.D7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8]=[.N7];[.G7];[.G7]+[.$O$2])" office:value-type="float" office:value="130">
            <text:p>1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2]" office:value-type="float" office:value="1">
            <text:p>1</text:p>
          </table:table-cell>
          <table:table-cell table:style-name="ce6" table:number-columns-repeated="2"/>
          <table:table-cell table:style-name="ce6" table:formula="of:=[.N2]+1" office:value-type="float" office:value="2">
            <text:p>2</text:p>
          </table:table-cell>
          <table:table-cell table:style-name="ce6" table:number-columns-repeated="6"/>
          <table:table-cell table:style-name="ce6" office:value-type="float" office:value="200">
            <text:p>200</text:p>
          </table:table-cell>
          <table:table-cell table:style-name="ce6" office:value-type="float" office:value="3200">
            <text:p>3200</text:p>
          </table:table-cell>
          <table:table-cell table:style-name="ce5" table:formula="of:=&quot;{&quot;&amp;[.U8]&amp;&quot;, &quot;&amp;[.V8]&amp;&quot;}, &quot;" office:value-type="string" office:string-value="{200, 3200}, ">
            <text:p>{200, 3200}, </text:p>
          </table:table-cell>
          <table:table-cell table:style-name="ce5" table:formula="of:=[.X7]&amp;[.W8]" office:value-type="string" office:string-value="{{3800, 2400}, {2040, 2080}, {2800, 3500}, {700, 3800}, {200, 3200}, ">
            <text:p>{{3800, 2400}, {2040, 2080}, {2800, 3500}, {700, 3800}, {200, 3200}, </text:p>
          </table:table-cell>
          <table:table-cell table:style-name="ce6" table:number-columns-repeated="1000"/>
        </table:table-row>
        <table:table-row table:style-name="ro1">
          <table:table-cell table:style-name="ce3" table:formula="of:=&quot;{ &quot;&amp;[.B$1]&amp;&quot; = '&quot;&amp;[.B9]&amp;&quot;', &quot;&amp;[.C$1]&amp;&quot; = &quot;&amp;[.C9]&amp;&quot;, &quot;&amp;[.D$1]&amp;&quot; = &quot;&amp;[.D9]&amp;&quot;, &quot;&amp;[.E$1]&amp;&quot; = &quot;&amp;[.E9]&amp;&quot;, &quot;&amp;[.F$1]&amp;&quot; = &quot;&amp;[.F9]&amp;&quot;, &quot;&amp;[.G$1]&amp;&quot; = &quot;&amp;[.G9]*30&amp;&quot;, &quot;&amp;[.H$1]&amp;&quot; = &quot;&amp;[.H9]&amp;&quot;, &quot;&amp;IF([.I9]=&quot;&quot;;&quot;&quot;;[.I$1]&amp;&quot; = &quot;&amp;[.I9]&amp;&quot;, &quot;)&amp;IF([.J9]=&quot;&quot;;&quot;&quot;;[.J$1]&amp;&quot; = &quot;&amp;[.J9]&amp;&quot;, &quot;)&amp;IF([.K9]=&quot;&quot;;&quot;&quot;;[.K$1]&amp;&quot; = &quot;&amp;[.K9]&amp;&quot;, &quot;)&amp;&quot; },&quot;" office:value-type="string" office:string-value="{ name = 'tc_ghoul', x = 2500, z = 2000, facing = 0, spawnRadius = 0, delay = 3900, orbitalDrop = false, patrolRoute = {{3800, 2400}, {2040, 2080}, {2800, 3500}, {700, 3800}, {200, 3200}, {800, 2600}, {150, 1800}, {2040, 2080}, {1300, 500}, {3800, 370}, }, difficultyAtLeast = 2,  },">
            <text:p>{ name = 'tc_ghoul', x = 2500, z = 2000, facing = 0, spawnRadius = 0, delay = 3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3]" office:value-type="string" office:string-value="tc_ghoul">
            <text:p>tc_ghoul</text:p>
          </table:table-cell>
          <table:table-cell table:style-name="ce5" table:formula="of:=[.C8]" office:value-type="float" office:value="2500">
            <text:p>2500</text:p>
          </table:table-cell>
          <table:table-cell table:style-name="ce5" table:formula="of:=[.D8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9]=[.N8];[.G8];[.G8]+[.$O$2])" office:value-type="float" office:value="130">
            <text:p>1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3]" office:value-type="float" office:value="2">
            <text:p>2</text:p>
          </table:table-cell>
          <table:table-cell table:style-name="ce6" table:number-columns-repeated="2"/>
          <table:table-cell table:style-name="ce6" table:formula="of:=[.N3]+1" office:value-type="float" office:value="2">
            <text:p>2</text:p>
          </table:table-cell>
          <table:table-cell table:style-name="ce6" table:number-columns-repeated="6"/>
          <table:table-cell table:style-name="ce6" office:value-type="float" office:value="800">
            <text:p>800</text:p>
          </table:table-cell>
          <table:table-cell table:style-name="ce6" office:value-type="float" office:value="2600">
            <text:p>2600</text:p>
          </table:table-cell>
          <table:table-cell table:style-name="ce5" table:formula="of:=&quot;{&quot;&amp;[.U9]&amp;&quot;, &quot;&amp;[.V9]&amp;&quot;}, &quot;" office:value-type="string" office:string-value="{800, 2600}, ">
            <text:p>{800, 2600}, </text:p>
          </table:table-cell>
          <table:table-cell table:style-name="ce5" table:formula="of:=[.X8]&amp;[.W9]" office:value-type="string" office:string-value="{{3800, 2400}, {2040, 2080}, {2800, 3500}, {700, 3800}, {200, 3200}, {800, 2600}, ">
            <text:p>{{3800, 2400}, {2040, 2080}, {2800, 3500}, {700, 3800}, {200, 3200}, {800, 2600}, </text:p>
          </table:table-cell>
          <table:table-cell table:style-name="ce6" table:number-columns-repeated="1000"/>
        </table:table-row>
        <table:table-row table:style-name="ro1">
          <table:table-cell table:style-name="ce3" table:formula="of:=&quot;{ &quot;&amp;[.B$1]&amp;&quot; = '&quot;&amp;[.B10]&amp;&quot;', &quot;&amp;[.C$1]&amp;&quot; = &quot;&amp;[.C10]&amp;&quot;, &quot;&amp;[.D$1]&amp;&quot; = &quot;&amp;[.D10]&amp;&quot;, &quot;&amp;[.E$1]&amp;&quot; = &quot;&amp;[.E10]&amp;&quot;, &quot;&amp;[.F$1]&amp;&quot; = &quot;&amp;[.F10]&amp;&quot;, &quot;&amp;[.G$1]&amp;&quot; = &quot;&amp;[.G10]*30&amp;&quot;, &quot;&amp;[.H$1]&amp;&quot; = &quot;&amp;[.H10]&amp;&quot;, &quot;&amp;IF([.I10]=&quot;&quot;;&quot;&quot;;[.I$1]&amp;&quot; = &quot;&amp;[.I10]&amp;&quot;, &quot;)&amp;IF([.J10]=&quot;&quot;;&quot;&quot;;[.J$1]&amp;&quot; = &quot;&amp;[.J10]&amp;&quot;, &quot;)&amp;IF([.K10]=&quot;&quot;;&quot;&quot;;[.K$1]&amp;&quot; = &quot;&amp;[.K10]&amp;&quot;, &quot;)&amp;&quot; },&quot;" office:value-type="string" office:string-value="{ name = 'tc_ghoul', x = 2500, z = 2000, facing = 0, spawnRadius = 0, delay = 3900, orbitalDrop = false, patrolRoute = {{3800, 2400}, {2040, 2080}, {2800, 3500}, {700, 3800}, {200, 3200}, {800, 2600}, {150, 1800}, {2040, 2080}, {1300, 500}, {3800, 370}, }, difficultyAtLeast = 3,  },">
            <text:p>{ name = 'tc_ghoul', x = 2500, z = 2000, facing = 0, spawnRadius = 0, delay = 3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4]" office:value-type="string" office:string-value="tc_ghoul">
            <text:p>tc_ghoul</text:p>
          </table:table-cell>
          <table:table-cell table:style-name="ce5" table:formula="of:=[.C9]" office:value-type="float" office:value="2500">
            <text:p>2500</text:p>
          </table:table-cell>
          <table:table-cell table:style-name="ce5" table:formula="of:=[.D9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0]=[.N9];[.G9];[.G9]+[.$O$2])" office:value-type="float" office:value="130">
            <text:p>1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4]" office:value-type="float" office:value="3">
            <text:p>3</text:p>
          </table:table-cell>
          <table:table-cell table:style-name="ce6" table:number-columns-repeated="2"/>
          <table:table-cell table:style-name="ce6" table:formula="of:=[.N4]+1" office:value-type="float" office:value="2">
            <text:p>2</text:p>
          </table:table-cell>
          <table:table-cell table:style-name="ce6" table:number-columns-repeated="6"/>
          <table:table-cell table:style-name="ce6" office:value-type="float" office:value="150">
            <text:p>150</text:p>
          </table:table-cell>
          <table:table-cell table:style-name="ce6" office:value-type="float" office:value="1800">
            <text:p>1800</text:p>
          </table:table-cell>
          <table:table-cell table:style-name="ce5" table:formula="of:=&quot;{&quot;&amp;[.U10]&amp;&quot;, &quot;&amp;[.V10]&amp;&quot;}, &quot;" office:value-type="string" office:string-value="{150, 1800}, ">
            <text:p>{150, 1800}, </text:p>
          </table:table-cell>
          <table:table-cell table:style-name="ce5" table:formula="of:=[.X9]&amp;[.W10]" office:value-type="string" office:string-value="{{3800, 2400}, {2040, 2080}, {2800, 3500}, {700, 3800}, {200, 3200}, {800, 2600}, {150, 1800}, ">
            <text:p>{{3800, 2400}, {2040, 2080}, {2800, 3500}, {700, 3800}, {200, 3200}, {800, 2600}, {150, 1800}, </text:p>
          </table:table-cell>
          <table:table-cell table:style-name="ce6" table:number-columns-repeated="1000"/>
        </table:table-row>
        <table:table-row table:style-name="ro1">
          <table:table-cell table:style-name="ce3" table:formula="of:=&quot;{ &quot;&amp;[.B$1]&amp;&quot; = '&quot;&amp;[.B11]&amp;&quot;', &quot;&amp;[.C$1]&amp;&quot; = &quot;&amp;[.C11]&amp;&quot;, &quot;&amp;[.D$1]&amp;&quot; = &quot;&amp;[.D11]&amp;&quot;, &quot;&amp;[.E$1]&amp;&quot; = &quot;&amp;[.E11]&amp;&quot;, &quot;&amp;[.F$1]&amp;&quot; = &quot;&amp;[.F11]&amp;&quot;, &quot;&amp;[.G$1]&amp;&quot; = &quot;&amp;[.G11]*30&amp;&quot;, &quot;&amp;[.H$1]&amp;&quot; = &quot;&amp;[.H11]&amp;&quot;, &quot;&amp;IF([.I11]=&quot;&quot;;&quot;&quot;;[.I$1]&amp;&quot; = &quot;&amp;[.I11]&amp;&quot;, &quot;)&amp;IF([.J11]=&quot;&quot;;&quot;&quot;;[.J$1]&amp;&quot; = &quot;&amp;[.J11]&amp;&quot;, &quot;)&amp;IF([.K11]=&quot;&quot;;&quot;&quot;;[.K$1]&amp;&quot; = &quot;&amp;[.K11]&amp;&quot;, &quot;)&amp;&quot; },&quot;" office:value-type="string" office:string-value="{ name = 'tc_ghoul', x = 2500, z = 2000, facing = 0, spawnRadius = 0, delay = 3900, orbitalDrop = false, patrolRoute = {{3800, 2400}, {2040, 2080}, {2800, 3500}, {700, 3800}, {200, 3200}, {800, 2600}, {150, 1800}, {2040, 2080}, {1300, 500}, {3800, 370}, }, difficultyAtLeast = 3,  },">
            <text:p>{ name = 'tc_ghoul', x = 2500, z = 2000, facing = 0, spawnRadius = 0, delay = 3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5]" office:value-type="string" office:string-value="tc_ghoul">
            <text:p>tc_ghoul</text:p>
          </table:table-cell>
          <table:table-cell table:style-name="ce5" table:formula="of:=[.C10]" office:value-type="float" office:value="2500">
            <text:p>2500</text:p>
          </table:table-cell>
          <table:table-cell table:style-name="ce5" table:formula="of:=[.D10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1]=[.N10];[.G10];[.G10]+[.$O$2])" office:value-type="float" office:value="130">
            <text:p>1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5]" office:value-type="float" office:value="3">
            <text:p>3</text:p>
          </table:table-cell>
          <table:table-cell table:style-name="ce6" table:number-columns-repeated="2"/>
          <table:table-cell table:style-name="ce6" table:formula="of:=[.N5]+1" office:value-type="float" office:value="2">
            <text:p>2</text:p>
          </table:table-cell>
          <table:table-cell table:style-name="ce6" table:number-columns-repeated="6"/>
          <table:table-cell table:style-name="ce5" office:value-type="float" office:value="2040">
            <text:p>2040</text:p>
          </table:table-cell>
          <table:table-cell table:style-name="ce5" office:value-type="float" office:value="2080">
            <text:p>2080</text:p>
          </table:table-cell>
          <table:table-cell table:style-name="ce5" table:formula="of:=&quot;{&quot;&amp;[.U11]&amp;&quot;, &quot;&amp;[.V11]&amp;&quot;}, &quot;" office:value-type="string" office:string-value="{2040, 2080}, ">
            <text:p>{2040, 2080}, </text:p>
          </table:table-cell>
          <table:table-cell table:style-name="ce5" table:formula="of:=[.X10]&amp;[.W11]" office:value-type="string" office:string-value="{{3800, 2400}, {2040, 2080}, {2800, 3500}, {700, 3800}, {200, 3200}, {800, 2600}, {150, 1800}, {2040, 2080}, ">
            <text:p>{{3800, 2400}, {2040, 2080}, {2800, 3500}, {700, 3800}, {200, 3200}, {800, 2600}, {150, 1800}, {2040, 2080}, </text:p>
          </table:table-cell>
          <table:table-cell table:style-name="ce6" table:number-columns-repeated="1000"/>
        </table:table-row>
        <table:table-row table:style-name="ro1">
          <table:table-cell table:style-name="ce3" table:formula="of:=&quot;{ &quot;&amp;[.B$1]&amp;&quot; = '&quot;&amp;[.B12]&amp;&quot;', &quot;&amp;[.C$1]&amp;&quot; = &quot;&amp;[.C12]&amp;&quot;, &quot;&amp;[.D$1]&amp;&quot; = &quot;&amp;[.D12]&amp;&quot;, &quot;&amp;[.E$1]&amp;&quot; = &quot;&amp;[.E12]&amp;&quot;, &quot;&amp;[.F$1]&amp;&quot; = &quot;&amp;[.F12]&amp;&quot;, &quot;&amp;[.G$1]&amp;&quot; = &quot;&amp;[.G12]*30&amp;&quot;, &quot;&amp;[.H$1]&amp;&quot; = &quot;&amp;[.H12]&amp;&quot;, &quot;&amp;IF([.I12]=&quot;&quot;;&quot;&quot;;[.I$1]&amp;&quot; = &quot;&amp;[.I12]&amp;&quot;, &quot;)&amp;IF([.J12]=&quot;&quot;;&quot;&quot;;[.J$1]&amp;&quot; = &quot;&amp;[.J12]&amp;&quot;, &quot;)&amp;IF([.K12]=&quot;&quot;;&quot;&quot;;[.K$1]&amp;&quot; = &quot;&amp;[.K12]&amp;&quot;, &quot;)&amp;&quot; },&quot;" office:value-type="string" office:string-value="{ name = 'tc_ghoul', x = 2500, z = 2000, facing = 0, spawnRadius = 0, delay = 3900, orbitalDrop = false, patrolRoute = {{3800, 2400}, {2040, 2080}, {2800, 3500}, {700, 3800}, {200, 3200}, {800, 2600}, {150, 1800}, {2040, 2080}, {1300, 500}, {3800, 370}, }, difficultyAtLeast = 4,  },">
            <text:p>{ name = 'tc_ghoul', x = 2500, z = 2000, facing = 0, spawnRadius = 0, delay = 3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6]" office:value-type="string" office:string-value="tc_ghoul">
            <text:p>tc_ghoul</text:p>
          </table:table-cell>
          <table:table-cell table:style-name="ce5" table:formula="of:=[.C11]" office:value-type="float" office:value="2500">
            <text:p>2500</text:p>
          </table:table-cell>
          <table:table-cell table:style-name="ce5" table:formula="of:=[.D11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2]=[.N11];[.G11];[.G11]+[.$O$2])" office:value-type="float" office:value="130">
            <text:p>1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6]" office:value-type="float" office:value="4">
            <text:p>4</text:p>
          </table:table-cell>
          <table:table-cell table:style-name="ce6" table:number-columns-repeated="2"/>
          <table:table-cell table:style-name="ce6" table:formula="of:=[.N6]+1" office:value-type="float" office:value="2">
            <text:p>2</text:p>
          </table:table-cell>
          <table:table-cell table:style-name="ce6" table:number-columns-repeated="6"/>
          <table:table-cell table:style-name="ce6" office:value-type="float" office:value="1300">
            <text:p>1300</text:p>
          </table:table-cell>
          <table:table-cell table:style-name="ce6" office:value-type="float" office:value="500">
            <text:p>500</text:p>
          </table:table-cell>
          <table:table-cell table:style-name="ce5" table:formula="of:=&quot;{&quot;&amp;[.U12]&amp;&quot;, &quot;&amp;[.V12]&amp;&quot;}, &quot;" office:value-type="string" office:string-value="{1300, 500}, ">
            <text:p>{1300, 500}, </text:p>
          </table:table-cell>
          <table:table-cell table:style-name="ce5" table:formula="of:=[.X11]&amp;[.W12]" office:value-type="string" office:string-value="{{3800, 2400}, {2040, 2080}, {2800, 3500}, {700, 3800}, {200, 3200}, {800, 2600}, {150, 1800}, {2040, 2080}, {1300, 500}, ">
            <text:p>{{3800, 2400}, {2040, 2080}, {2800, 3500}, {700, 3800}, {200, 3200}, {800, 2600}, {150, 1800}, {2040, 2080}, {1300, 500}, </text:p>
          </table:table-cell>
          <table:table-cell table:style-name="ce6" table:number-columns-repeated="1000"/>
        </table:table-row>
        <table:table-row table:style-name="ro1">
          <table:table-cell table:style-name="ce3" table:formula="of:=&quot;{ &quot;&amp;[.B$1]&amp;&quot; = '&quot;&amp;[.B13]&amp;&quot;', &quot;&amp;[.C$1]&amp;&quot; = &quot;&amp;[.C13]&amp;&quot;, &quot;&amp;[.D$1]&amp;&quot; = &quot;&amp;[.D13]&amp;&quot;, &quot;&amp;[.E$1]&amp;&quot; = &quot;&amp;[.E13]&amp;&quot;, &quot;&amp;[.F$1]&amp;&quot; = &quot;&amp;[.F13]&amp;&quot;, &quot;&amp;[.G$1]&amp;&quot; = &quot;&amp;[.G13]*30&amp;&quot;, &quot;&amp;[.H$1]&amp;&quot; = &quot;&amp;[.H13]&amp;&quot;, &quot;&amp;IF([.I13]=&quot;&quot;;&quot;&quot;;[.I$1]&amp;&quot; = &quot;&amp;[.I13]&amp;&quot;, &quot;)&amp;IF([.J13]=&quot;&quot;;&quot;&quot;;[.J$1]&amp;&quot; = &quot;&amp;[.J13]&amp;&quot;, &quot;)&amp;IF([.K13]=&quot;&quot;;&quot;&quot;;[.K$1]&amp;&quot; = &quot;&amp;[.K13]&amp;&quot;, &quot;)&amp;&quot; },&quot;" office:value-type="string" office:string-value="{ name = 'tc_ghoul', x = 2500, z = 2000, facing = 0, spawnRadius = 0, delay = 3900, orbitalDrop = false, patrolRoute = {{3800, 2400}, {2040, 2080}, {2800, 3500}, {700, 3800}, {200, 3200}, {800, 2600}, {150, 1800}, {2040, 2080}, {1300, 500}, {3800, 370}, }, difficultyAtLeast = 4,  },">
            <text:p>{ name = 'tc_ghoul', x = 2500, z = 2000, facing = 0, spawnRadius = 0, delay = 3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7]" office:value-type="string" office:string-value="tc_ghoul">
            <text:p>tc_ghoul</text:p>
          </table:table-cell>
          <table:table-cell table:style-name="ce5" table:formula="of:=[.C12]" office:value-type="float" office:value="2500">
            <text:p>2500</text:p>
          </table:table-cell>
          <table:table-cell table:style-name="ce5" table:formula="of:=[.D12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3]=[.N12];[.G12];[.G12]+[.$O$2])" office:value-type="float" office:value="130">
            <text:p>1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7]" office:value-type="float" office:value="4">
            <text:p>4</text:p>
          </table:table-cell>
          <table:table-cell table:style-name="ce6" table:number-columns-repeated="2"/>
          <table:table-cell table:style-name="ce6" table:formula="of:=[.N7]+1" office:value-type="float" office:value="2">
            <text:p>2</text:p>
          </table:table-cell>
          <table:table-cell table:style-name="ce6" table:number-columns-repeated="6"/>
          <table:table-cell table:style-name="ce6" office:value-type="float" office:value="3800">
            <text:p>3800</text:p>
          </table:table-cell>
          <table:table-cell table:style-name="ce6" office:value-type="float" office:value="370">
            <text:p>370</text:p>
          </table:table-cell>
          <table:table-cell table:style-name="ce5" table:formula="of:=&quot;{&quot;&amp;[.U13]&amp;&quot;, &quot;&amp;[.V13]&amp;&quot;}, &quot;" office:value-type="string" office:string-value="{3800, 370}, ">
            <text:p>{3800, 370}, </text:p>
          </table:table-cell>
          <table:table-cell table:style-name="ce5" table:formula="of:=[.X12]&amp;[.W13]" office:value-type="string" office:string-value="{{3800, 2400}, {2040, 2080}, {2800, 3500}, {700, 3800}, {200, 3200}, {800, 2600}, {150, 1800}, {2040, 2080}, {1300, 500}, {3800, 370}, ">
            <text:p>{{3800, 2400}, {2040, 2080}, {2800, 3500}, {700, 3800}, {200, 3200}, {800, 2600}, {150, 1800}, {2040, 2080}, {1300, 500}, {3800, 370}, </text:p>
          </table:table-cell>
          <table:table-cell table:style-name="ce6" table:number-columns-repeated="1000"/>
        </table:table-row>
        <table:table-row table:style-name="ro1">
          <table:table-cell table:style-name="ce2" table:formula="of:=&quot;{ &quot;&amp;[.B$1]&amp;&quot; = '&quot;&amp;[.B14]&amp;&quot;', &quot;&amp;[.C$1]&amp;&quot; = &quot;&amp;[.C14]&amp;&quot;, &quot;&amp;[.D$1]&amp;&quot; = &quot;&amp;[.D14]&amp;&quot;, &quot;&amp;[.E$1]&amp;&quot; = &quot;&amp;[.E14]&amp;&quot;, &quot;&amp;[.F$1]&amp;&quot; = &quot;&amp;[.F14]&amp;&quot;, &quot;&amp;[.G$1]&amp;&quot; = &quot;&amp;[.G14]*30&amp;&quot;, &quot;&amp;[.H$1]&amp;&quot; = &quot;&amp;[.H14]&amp;&quot;, &quot;&amp;IF([.I14]=&quot;&quot;;&quot;&quot;;[.I$1]&amp;&quot; = &quot;&amp;[.I14]&amp;&quot;, &quot;)&amp;IF([.J14]=&quot;&quot;;&quot;&quot;;[.J$1]&amp;&quot; = &quot;&amp;[.J14]&amp;&quot;, &quot;)&amp;IF([.K14]=&quot;&quot;;&quot;&quot;;[.K$1]&amp;&quot; = &quot;&amp;[.K14]&amp;&quot;, &quot;)&amp;&quot; },&quot;" office:value-type="string" office:string-value="{ name = 'tc_ghoul', x = 2500, z = 2000, facing = 0, spawnRadius = 0, delay = 7500, orbitalDrop = false, patrolRoute = {{3800, 2400}, {2040, 2080}, {2800, 3500}, {700, 3800}, {200, 3200}, {800, 2600}, {150, 1800}, {2040, 2080}, {1300, 500}, {3800, 370}, }, difficultyAtLeast = 1,  },">
            <text:p>{ name = 'tc_ghoul', x = 2500, z = 2000, facing = 0, spawnRadius = 0, delay = 7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8]" office:value-type="string" office:string-value="tc_ghoul">
            <text:p>tc_ghoul</text:p>
          </table:table-cell>
          <table:table-cell table:style-name="ce5" table:formula="of:=[.C13]" office:value-type="float" office:value="2500">
            <text:p>2500</text:p>
          </table:table-cell>
          <table:table-cell table:style-name="ce5" table:formula="of:=[.D13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4]=[.N13];[.G13];[.G13]+[.$O$2])" office:value-type="float" office:value="250">
            <text:p>2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8]" office:value-type="float" office:value="1">
            <text:p>1</text:p>
          </table:table-cell>
          <table:table-cell table:style-name="ce5" table:number-columns-repeated="2"/>
          <table:table-cell table:style-name="ce6" table:formula="of:=[.N8]+1" office:value-type="float" office:value="3">
            <text:p>3</text:p>
          </table:table-cell>
          <table:table-cell table:style-name="ce5" table:number-columns-repeated="3"/>
          <table:table-cell table:number-columns-repeated="1007"/>
        </table:table-row>
        <table:table-row table:style-name="ro1">
          <table:table-cell table:style-name="ce2" table:formula="of:=&quot;{ &quot;&amp;[.B$1]&amp;&quot; = '&quot;&amp;[.B15]&amp;&quot;', &quot;&amp;[.C$1]&amp;&quot; = &quot;&amp;[.C15]&amp;&quot;, &quot;&amp;[.D$1]&amp;&quot; = &quot;&amp;[.D15]&amp;&quot;, &quot;&amp;[.E$1]&amp;&quot; = &quot;&amp;[.E15]&amp;&quot;, &quot;&amp;[.F$1]&amp;&quot; = &quot;&amp;[.F15]&amp;&quot;, &quot;&amp;[.G$1]&amp;&quot; = &quot;&amp;[.G15]*30&amp;&quot;, &quot;&amp;[.H$1]&amp;&quot; = &quot;&amp;[.H15]&amp;&quot;, &quot;&amp;IF([.I15]=&quot;&quot;;&quot;&quot;;[.I$1]&amp;&quot; = &quot;&amp;[.I15]&amp;&quot;, &quot;)&amp;IF([.J15]=&quot;&quot;;&quot;&quot;;[.J$1]&amp;&quot; = &quot;&amp;[.J15]&amp;&quot;, &quot;)&amp;IF([.K15]=&quot;&quot;;&quot;&quot;;[.K$1]&amp;&quot; = &quot;&amp;[.K15]&amp;&quot;, &quot;)&amp;&quot; },&quot;" office:value-type="string" office:string-value="{ name = 'tc_ghoul', x = 2500, z = 2000, facing = 0, spawnRadius = 0, delay = 7500, orbitalDrop = false, patrolRoute = {{3800, 2400}, {2040, 2080}, {2800, 3500}, {700, 3800}, {200, 3200}, {800, 2600}, {150, 1800}, {2040, 2080}, {1300, 500}, {3800, 370}, }, difficultyAtLeast = 1,  },">
            <text:p>{ name = 'tc_ghoul', x = 2500, z = 2000, facing = 0, spawnRadius = 0, delay = 7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9]" office:value-type="string" office:string-value="tc_ghoul">
            <text:p>tc_ghoul</text:p>
          </table:table-cell>
          <table:table-cell table:style-name="ce5" table:formula="of:=[.C14]" office:value-type="float" office:value="2500">
            <text:p>2500</text:p>
          </table:table-cell>
          <table:table-cell table:style-name="ce5" table:formula="of:=[.D14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5]=[.N14];[.G14];[.G14]+[.$O$2])" office:value-type="float" office:value="250">
            <text:p>2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1">
            <text:p>1</text:p>
          </table:table-cell>
          <table:table-cell table:style-name="ce5" table:number-columns-repeated="2"/>
          <table:table-cell table:style-name="ce6" table:formula="of:=[.N9]+1" office:value-type="float" office:value="3">
            <text:p>3</text:p>
          </table:table-cell>
          <table:table-cell table:style-name="ce5" table:number-columns-repeated="3"/>
          <table:table-cell table:number-columns-repeated="1007"/>
        </table:table-row>
        <table:table-row table:style-name="ro1">
          <table:table-cell table:style-name="ce2" table:formula="of:=&quot;{ &quot;&amp;[.B$1]&amp;&quot; = '&quot;&amp;[.B16]&amp;&quot;', &quot;&amp;[.C$1]&amp;&quot; = &quot;&amp;[.C16]&amp;&quot;, &quot;&amp;[.D$1]&amp;&quot; = &quot;&amp;[.D16]&amp;&quot;, &quot;&amp;[.E$1]&amp;&quot; = &quot;&amp;[.E16]&amp;&quot;, &quot;&amp;[.F$1]&amp;&quot; = &quot;&amp;[.F16]&amp;&quot;, &quot;&amp;[.G$1]&amp;&quot; = &quot;&amp;[.G16]*30&amp;&quot;, &quot;&amp;[.H$1]&amp;&quot; = &quot;&amp;[.H16]&amp;&quot;, &quot;&amp;IF([.I16]=&quot;&quot;;&quot;&quot;;[.I$1]&amp;&quot; = &quot;&amp;[.I16]&amp;&quot;, &quot;)&amp;IF([.J16]=&quot;&quot;;&quot;&quot;;[.J$1]&amp;&quot; = &quot;&amp;[.J16]&amp;&quot;, &quot;)&amp;IF([.K16]=&quot;&quot;;&quot;&quot;;[.K$1]&amp;&quot; = &quot;&amp;[.K16]&amp;&quot;, &quot;)&amp;&quot; },&quot;" office:value-type="string" office:string-value="{ name = 'tc_ghoul', x = 2500, z = 2000, facing = 0, spawnRadius = 0, delay = 7500, orbitalDrop = false, patrolRoute = {{3800, 2400}, {2040, 2080}, {2800, 3500}, {700, 3800}, {200, 3200}, {800, 2600}, {150, 1800}, {2040, 2080}, {1300, 500}, {3800, 370}, }, difficultyAtLeast = 2,  },">
            <text:p>{ name = 'tc_ghoul', x = 2500, z = 2000, facing = 0, spawnRadius = 0, delay = 7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10]" office:value-type="string" office:string-value="tc_ghoul">
            <text:p>tc_ghoul</text:p>
          </table:table-cell>
          <table:table-cell table:style-name="ce5" table:formula="of:=[.C15]" office:value-type="float" office:value="2500">
            <text:p>2500</text:p>
          </table:table-cell>
          <table:table-cell table:style-name="ce5" table:formula="of:=[.D15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6]=[.N15];[.G15];[.G15]+[.$O$2])" office:value-type="float" office:value="250">
            <text:p>2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2">
            <text:p>2</text:p>
          </table:table-cell>
          <table:table-cell table:style-name="ce5" table:number-columns-repeated="2"/>
          <table:table-cell table:style-name="ce6" table:formula="of:=[.N10]+1" office:value-type="float" office:value="3">
            <text:p>3</text:p>
          </table:table-cell>
          <table:table-cell table:style-name="ce5" table:number-columns-repeated="3"/>
          <table:table-cell table:number-columns-repeated="1007"/>
        </table:table-row>
        <table:table-row table:style-name="ro1">
          <table:table-cell table:style-name="ce2" table:formula="of:=&quot;{ &quot;&amp;[.B$1]&amp;&quot; = '&quot;&amp;[.B17]&amp;&quot;', &quot;&amp;[.C$1]&amp;&quot; = &quot;&amp;[.C17]&amp;&quot;, &quot;&amp;[.D$1]&amp;&quot; = &quot;&amp;[.D17]&amp;&quot;, &quot;&amp;[.E$1]&amp;&quot; = &quot;&amp;[.E17]&amp;&quot;, &quot;&amp;[.F$1]&amp;&quot; = &quot;&amp;[.F17]&amp;&quot;, &quot;&amp;[.G$1]&amp;&quot; = &quot;&amp;[.G17]*30&amp;&quot;, &quot;&amp;[.H$1]&amp;&quot; = &quot;&amp;[.H17]&amp;&quot;, &quot;&amp;IF([.I17]=&quot;&quot;;&quot;&quot;;[.I$1]&amp;&quot; = &quot;&amp;[.I17]&amp;&quot;, &quot;)&amp;IF([.J17]=&quot;&quot;;&quot;&quot;;[.J$1]&amp;&quot; = &quot;&amp;[.J17]&amp;&quot;, &quot;)&amp;IF([.K17]=&quot;&quot;;&quot;&quot;;[.K$1]&amp;&quot; = &quot;&amp;[.K17]&amp;&quot;, &quot;)&amp;&quot; },&quot;" office:value-type="string" office:string-value="{ name = 'tc_ghoul', x = 2500, z = 2000, facing = 0, spawnRadius = 0, delay = 7500, orbitalDrop = false, patrolRoute = {{3800, 2400}, {2040, 2080}, {2800, 3500}, {700, 3800}, {200, 3200}, {800, 2600}, {150, 1800}, {2040, 2080}, {1300, 500}, {3800, 370}, }, difficultyAtLeast = 2,  },">
            <text:p>{ name = 'tc_ghoul', x = 2500, z = 2000, facing = 0, spawnRadius = 0, delay = 7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11]" office:value-type="string" office:string-value="tc_ghoul">
            <text:p>tc_ghoul</text:p>
          </table:table-cell>
          <table:table-cell table:style-name="ce5" table:formula="of:=[.C16]" office:value-type="float" office:value="2500">
            <text:p>2500</text:p>
          </table:table-cell>
          <table:table-cell table:style-name="ce5" table:formula="of:=[.D16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7]=[.N16];[.G16];[.G16]+[.$O$2])" office:value-type="float" office:value="250">
            <text:p>2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2">
            <text:p>2</text:p>
          </table:table-cell>
          <table:table-cell table:style-name="ce5" table:number-columns-repeated="2"/>
          <table:table-cell table:style-name="ce6" table:formula="of:=[.N11]+1" office:value-type="float" office:value="3">
            <text:p>3</text:p>
          </table:table-cell>
          <table:table-cell table:style-name="ce5" table:number-columns-repeated="3"/>
          <table:table-cell table:number-columns-repeated="1007"/>
        </table:table-row>
        <table:table-row table:style-name="ro1">
          <table:table-cell table:style-name="ce2" table:formula="of:=&quot;{ &quot;&amp;[.B$1]&amp;&quot; = '&quot;&amp;[.B18]&amp;&quot;', &quot;&amp;[.C$1]&amp;&quot; = &quot;&amp;[.C18]&amp;&quot;, &quot;&amp;[.D$1]&amp;&quot; = &quot;&amp;[.D18]&amp;&quot;, &quot;&amp;[.E$1]&amp;&quot; = &quot;&amp;[.E18]&amp;&quot;, &quot;&amp;[.F$1]&amp;&quot; = &quot;&amp;[.F18]&amp;&quot;, &quot;&amp;[.G$1]&amp;&quot; = &quot;&amp;[.G18]*30&amp;&quot;, &quot;&amp;[.H$1]&amp;&quot; = &quot;&amp;[.H18]&amp;&quot;, &quot;&amp;IF([.I18]=&quot;&quot;;&quot;&quot;;[.I$1]&amp;&quot; = &quot;&amp;[.I18]&amp;&quot;, &quot;)&amp;IF([.J18]=&quot;&quot;;&quot;&quot;;[.J$1]&amp;&quot; = &quot;&amp;[.J18]&amp;&quot;, &quot;)&amp;IF([.K18]=&quot;&quot;;&quot;&quot;;[.K$1]&amp;&quot; = &quot;&amp;[.K18]&amp;&quot;, &quot;)&amp;&quot; },&quot;" office:value-type="string" office:string-value="{ name = 'tc_ghoul', x = 2500, z = 2000, facing = 0, spawnRadius = 0, delay = 7500, orbitalDrop = false, patrolRoute = {{3800, 2400}, {2040, 2080}, {2800, 3500}, {700, 3800}, {200, 3200}, {800, 2600}, {150, 1800}, {2040, 2080}, {1300, 500}, {3800, 370}, }, difficultyAtLeast = 3,  },">
            <text:p>{ name = 'tc_ghoul', x = 2500, z = 2000, facing = 0, spawnRadius = 0, delay = 7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12]" office:value-type="string" office:string-value="tc_ghoul">
            <text:p>tc_ghoul</text:p>
          </table:table-cell>
          <table:table-cell table:style-name="ce5" table:formula="of:=[.C17]" office:value-type="float" office:value="2500">
            <text:p>2500</text:p>
          </table:table-cell>
          <table:table-cell table:style-name="ce5" table:formula="of:=[.D17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8]=[.N17];[.G17];[.G17]+[.$O$2])" office:value-type="float" office:value="250">
            <text:p>2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office:value-type="float" office:value="3">
            <text:p>3</text:p>
          </table:table-cell>
          <table:table-cell table:style-name="ce5" table:number-columns-repeated="2"/>
          <table:table-cell table:style-name="ce6" table:formula="of:=[.N12]+1" office:value-type="float" office:value="3">
            <text:p>3</text:p>
          </table:table-cell>
          <table:table-cell table:style-name="ce5" table:number-columns-repeated="3"/>
          <table:table-cell table:number-columns-repeated="1007"/>
        </table:table-row>
        <table:table-row table:style-name="ro1">
          <table:table-cell table:style-name="ce2" table:formula="of:=&quot;{ &quot;&amp;[.B$1]&amp;&quot; = '&quot;&amp;[.B19]&amp;&quot;', &quot;&amp;[.C$1]&amp;&quot; = &quot;&amp;[.C19]&amp;&quot;, &quot;&amp;[.D$1]&amp;&quot; = &quot;&amp;[.D19]&amp;&quot;, &quot;&amp;[.E$1]&amp;&quot; = &quot;&amp;[.E19]&amp;&quot;, &quot;&amp;[.F$1]&amp;&quot; = &quot;&amp;[.F19]&amp;&quot;, &quot;&amp;[.G$1]&amp;&quot; = &quot;&amp;[.G19]*30&amp;&quot;, &quot;&amp;[.H$1]&amp;&quot; = &quot;&amp;[.H19]&amp;&quot;, &quot;&amp;IF([.I19]=&quot;&quot;;&quot;&quot;;[.I$1]&amp;&quot; = &quot;&amp;[.I19]&amp;&quot;, &quot;)&amp;IF([.J19]=&quot;&quot;;&quot;&quot;;[.J$1]&amp;&quot; = &quot;&amp;[.J19]&amp;&quot;, &quot;)&amp;IF([.K19]=&quot;&quot;;&quot;&quot;;[.K$1]&amp;&quot; = &quot;&amp;[.K19]&amp;&quot;, &quot;)&amp;&quot; },&quot;" office:value-type="string" office:string-value="{ name = 'bug_big', x = 2500, z = 2000, facing = 0, spawnRadius = 0, delay = 7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7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office:value-type="string">
            <text:p>bug_big</text:p>
          </table:table-cell>
          <table:table-cell table:style-name="ce5" table:formula="of:=[.C18]" office:value-type="float" office:value="2500">
            <text:p>2500</text:p>
          </table:table-cell>
          <table:table-cell table:style-name="ce5" table:formula="of:=[.D18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9]=[.N18];[.G18];[.G18]+[.$O$2])" office:value-type="float" office:value="250">
            <text:p>2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3]" office:value-type="float" office:value="4">
            <text:p>4</text:p>
          </table:table-cell>
          <table:table-cell table:style-name="ce5" table:number-columns-repeated="2"/>
          <table:table-cell table:style-name="ce6" table:formula="of:=[.N13]+1" office:value-type="float" office:value="3">
            <text:p>3</text:p>
          </table:table-cell>
          <table:table-cell table:style-name="ce5" table:number-columns-repeated="3"/>
          <table:table-cell table:number-columns-repeated="1007"/>
        </table:table-row>
        <table:table-row table:style-name="ro1">
          <table:table-cell table:style-name="ce3" table:formula="of:=&quot;{ &quot;&amp;[.B$1]&amp;&quot; = '&quot;&amp;[.B20]&amp;&quot;', &quot;&amp;[.C$1]&amp;&quot; = &quot;&amp;[.C20]&amp;&quot;, &quot;&amp;[.D$1]&amp;&quot; = &quot;&amp;[.D20]&amp;&quot;, &quot;&amp;[.E$1]&amp;&quot; = &quot;&amp;[.E20]&amp;&quot;, &quot;&amp;[.F$1]&amp;&quot; = &quot;&amp;[.F20]&amp;&quot;, &quot;&amp;[.G$1]&amp;&quot; = &quot;&amp;[.G20]*30&amp;&quot;, &quot;&amp;[.H$1]&amp;&quot; = &quot;&amp;[.H20]&amp;&quot;, &quot;&amp;IF([.I20]=&quot;&quot;;&quot;&quot;;[.I$1]&amp;&quot; = &quot;&amp;[.I20]&amp;&quot;, &quot;)&amp;IF([.J20]=&quot;&quot;;&quot;&quot;;[.J$1]&amp;&quot; = &quot;&amp;[.J20]&amp;&quot;, &quot;)&amp;IF([.K20]=&quot;&quot;;&quot;&quot;;[.K$1]&amp;&quot; = &quot;&amp;[.K20]&amp;&quot;, &quot;)&amp;&quot; },&quot;" office:value-type="string" office:string-value="{ name = 'tc_ghoul', x = 2500, z = 2000, facing = 0, spawnRadius = 0, delay = 11100, orbitalDrop = false, patrolRoute = {{3800, 2400}, {2040, 2080}, {2800, 3500}, {700, 3800}, {200, 3200}, {800, 2600}, {150, 1800}, {2040, 2080}, {1300, 500}, {3800, 370}, }, difficultyAtLeast = 1,  },">
            <text:p>{ name = 'tc_ghoul', x = 2500, z = 2000, facing = 0, spawnRadius = 0, delay = 11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4]" office:value-type="string" office:string-value="tc_ghoul">
            <text:p>tc_ghoul</text:p>
          </table:table-cell>
          <table:table-cell table:style-name="ce5" table:formula="of:=[.C19]" office:value-type="float" office:value="2500">
            <text:p>2500</text:p>
          </table:table-cell>
          <table:table-cell table:style-name="ce5" table:formula="of:=[.D19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20]=[.N19];[.G19];[.G19]+[.$O$2])" office:value-type="float" office:value="370">
            <text:p>37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4]" office:value-type="float" office:value="1">
            <text:p>1</text:p>
          </table:table-cell>
          <table:table-cell table:style-name="ce6" table:number-columns-repeated="2"/>
          <table:table-cell table:style-name="ce6" table:formula="of:=[.N14]+1" office:value-type="float" office:value="4">
            <text:p>4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3" table:formula="of:=&quot;{ &quot;&amp;[.B$1]&amp;&quot; = '&quot;&amp;[.B21]&amp;&quot;', &quot;&amp;[.C$1]&amp;&quot; = &quot;&amp;[.C21]&amp;&quot;, &quot;&amp;[.D$1]&amp;&quot; = &quot;&amp;[.D21]&amp;&quot;, &quot;&amp;[.E$1]&amp;&quot; = &quot;&amp;[.E21]&amp;&quot;, &quot;&amp;[.F$1]&amp;&quot; = &quot;&amp;[.F21]&amp;&quot;, &quot;&amp;[.G$1]&amp;&quot; = &quot;&amp;[.G21]*30&amp;&quot;, &quot;&amp;[.H$1]&amp;&quot; = &quot;&amp;[.H21]&amp;&quot;, &quot;&amp;IF([.I21]=&quot;&quot;;&quot;&quot;;[.I$1]&amp;&quot; = &quot;&amp;[.I21]&amp;&quot;, &quot;)&amp;IF([.J21]=&quot;&quot;;&quot;&quot;;[.J$1]&amp;&quot; = &quot;&amp;[.J21]&amp;&quot;, &quot;)&amp;IF([.K21]=&quot;&quot;;&quot;&quot;;[.K$1]&amp;&quot; = &quot;&amp;[.K21]&amp;&quot;, &quot;)&amp;&quot; },&quot;" office:value-type="string" office:string-value="{ name = 'tc_ghoul', x = 2500, z = 2000, facing = 0, spawnRadius = 0, delay = 11100, orbitalDrop = false, patrolRoute = {{3800, 2400}, {2040, 2080}, {2800, 3500}, {700, 3800}, {200, 3200}, {800, 2600}, {150, 1800}, {2040, 2080}, {1300, 500}, {3800, 370}, }, difficultyAtLeast = 1,  },">
            <text:p>{ name = 'tc_ghoul', x = 2500, z = 2000, facing = 0, spawnRadius = 0, delay = 11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5]" office:value-type="string" office:string-value="tc_ghoul">
            <text:p>tc_ghoul</text:p>
          </table:table-cell>
          <table:table-cell table:style-name="ce5" table:formula="of:=[.C20]" office:value-type="float" office:value="2500">
            <text:p>2500</text:p>
          </table:table-cell>
          <table:table-cell table:style-name="ce5" table:formula="of:=[.D20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21]=[.N20];[.G20];[.G20]+[.$O$2])" office:value-type="float" office:value="370">
            <text:p>37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5]" office:value-type="float" office:value="1">
            <text:p>1</text:p>
          </table:table-cell>
          <table:table-cell table:style-name="ce6" table:number-columns-repeated="2"/>
          <table:table-cell table:style-name="ce6" table:formula="of:=[.N15]+1" office:value-type="float" office:value="4">
            <text:p>4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3" table:formula="of:=&quot;{ &quot;&amp;[.B$1]&amp;&quot; = '&quot;&amp;[.B22]&amp;&quot;', &quot;&amp;[.C$1]&amp;&quot; = &quot;&amp;[.C22]&amp;&quot;, &quot;&amp;[.D$1]&amp;&quot; = &quot;&amp;[.D22]&amp;&quot;, &quot;&amp;[.E$1]&amp;&quot; = &quot;&amp;[.E22]&amp;&quot;, &quot;&amp;[.F$1]&amp;&quot; = &quot;&amp;[.F22]&amp;&quot;, &quot;&amp;[.G$1]&amp;&quot; = &quot;&amp;[.G22]*30&amp;&quot;, &quot;&amp;[.H$1]&amp;&quot; = &quot;&amp;[.H22]&amp;&quot;, &quot;&amp;IF([.I22]=&quot;&quot;;&quot;&quot;;[.I$1]&amp;&quot; = &quot;&amp;[.I22]&amp;&quot;, &quot;)&amp;IF([.J22]=&quot;&quot;;&quot;&quot;;[.J$1]&amp;&quot; = &quot;&amp;[.J22]&amp;&quot;, &quot;)&amp;IF([.K22]=&quot;&quot;;&quot;&quot;;[.K$1]&amp;&quot; = &quot;&amp;[.K22]&amp;&quot;, &quot;)&amp;&quot; },&quot;" office:value-type="string" office:string-value="{ name = 'tc_ghoul', x = 2500, z = 2000, facing = 0, spawnRadius = 0, delay = 11100, orbitalDrop = false, patrolRoute = {{3800, 2400}, {2040, 2080}, {2800, 3500}, {700, 3800}, {200, 3200}, {800, 2600}, {150, 1800}, {2040, 2080}, {1300, 500}, {3800, 370}, }, difficultyAtLeast = 2,  },">
            <text:p>{ name = 'tc_ghoul', x = 2500, z = 2000, facing = 0, spawnRadius = 0, delay = 11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16]" office:value-type="string" office:string-value="tc_ghoul">
            <text:p>tc_ghoul</text:p>
          </table:table-cell>
          <table:table-cell table:style-name="ce5" table:formula="of:=[.C21]" office:value-type="float" office:value="2500">
            <text:p>2500</text:p>
          </table:table-cell>
          <table:table-cell table:style-name="ce5" table:formula="of:=[.D21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22]=[.N21];[.G21];[.G21]+[.$O$2])" office:value-type="float" office:value="370">
            <text:p>37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6]" office:value-type="float" office:value="2">
            <text:p>2</text:p>
          </table:table-cell>
          <table:table-cell table:style-name="ce6" table:number-columns-repeated="2"/>
          <table:table-cell table:style-name="ce6" table:formula="of:=[.N16]+1" office:value-type="float" office:value="4">
            <text:p>4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3" table:formula="of:=&quot;{ &quot;&amp;[.B$1]&amp;&quot; = '&quot;&amp;[.B23]&amp;&quot;', &quot;&amp;[.C$1]&amp;&quot; = &quot;&amp;[.C23]&amp;&quot;, &quot;&amp;[.D$1]&amp;&quot; = &quot;&amp;[.D23]&amp;&quot;, &quot;&amp;[.E$1]&amp;&quot; = &quot;&amp;[.E23]&amp;&quot;, &quot;&amp;[.F$1]&amp;&quot; = &quot;&amp;[.F23]&amp;&quot;, &quot;&amp;[.G$1]&amp;&quot; = &quot;&amp;[.G23]*30&amp;&quot;, &quot;&amp;[.H$1]&amp;&quot; = &quot;&amp;[.H23]&amp;&quot;, &quot;&amp;IF([.I23]=&quot;&quot;;&quot;&quot;;[.I$1]&amp;&quot; = &quot;&amp;[.I23]&amp;&quot;, &quot;)&amp;IF([.J23]=&quot;&quot;;&quot;&quot;;[.J$1]&amp;&quot; = &quot;&amp;[.J23]&amp;&quot;, &quot;)&amp;IF([.K23]=&quot;&quot;;&quot;&quot;;[.K$1]&amp;&quot; = &quot;&amp;[.K23]&amp;&quot;, &quot;)&amp;&quot; },&quot;" office:value-type="string" office:string-value="{ name = 'tc_ghoul', x = 2500, z = 2000, facing = 0, spawnRadius = 0, delay = 11100, orbitalDrop = false, patrolRoute = {{3800, 2400}, {2040, 2080}, {2800, 3500}, {700, 3800}, {200, 3200}, {800, 2600}, {150, 1800}, {2040, 2080}, {1300, 500}, {3800, 370}, }, difficultyAtLeast = 2,  },">
            <text:p>{ name = 'tc_ghoul', x = 2500, z = 2000, facing = 0, spawnRadius = 0, delay = 11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17]" office:value-type="string" office:string-value="tc_ghoul">
            <text:p>tc_ghoul</text:p>
          </table:table-cell>
          <table:table-cell table:style-name="ce5" table:formula="of:=[.C22]" office:value-type="float" office:value="2500">
            <text:p>2500</text:p>
          </table:table-cell>
          <table:table-cell table:style-name="ce5" table:formula="of:=[.D22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23]=[.N22];[.G22];[.G22]+[.$O$2])" office:value-type="float" office:value="370">
            <text:p>37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7]" office:value-type="float" office:value="2">
            <text:p>2</text:p>
          </table:table-cell>
          <table:table-cell table:style-name="ce6" table:number-columns-repeated="2"/>
          <table:table-cell table:style-name="ce6" table:formula="of:=[.N17]+1" office:value-type="float" office:value="4">
            <text:p>4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3" table:formula="of:=&quot;{ &quot;&amp;[.B$1]&amp;&quot; = '&quot;&amp;[.B24]&amp;&quot;', &quot;&amp;[.C$1]&amp;&quot; = &quot;&amp;[.C24]&amp;&quot;, &quot;&amp;[.D$1]&amp;&quot; = &quot;&amp;[.D24]&amp;&quot;, &quot;&amp;[.E$1]&amp;&quot; = &quot;&amp;[.E24]&amp;&quot;, &quot;&amp;[.F$1]&amp;&quot; = &quot;&amp;[.F24]&amp;&quot;, &quot;&amp;[.G$1]&amp;&quot; = &quot;&amp;[.G24]*30&amp;&quot;, &quot;&amp;[.H$1]&amp;&quot; = &quot;&amp;[.H24]&amp;&quot;, &quot;&amp;IF([.I24]=&quot;&quot;;&quot;&quot;;[.I$1]&amp;&quot; = &quot;&amp;[.I24]&amp;&quot;, &quot;)&amp;IF([.J24]=&quot;&quot;;&quot;&quot;;[.J$1]&amp;&quot; = &quot;&amp;[.J24]&amp;&quot;, &quot;)&amp;IF([.K24]=&quot;&quot;;&quot;&quot;;[.K$1]&amp;&quot; = &quot;&amp;[.K24]&amp;&quot;, &quot;)&amp;&quot; },&quot;" office:value-type="string" office:string-value="{ name = 'bug_big', x = 2500, z = 2000, facing = 0, spawnRadius = 0, delay = 11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1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office:value-type="string">
            <text:p>bug_big</text:p>
          </table:table-cell>
          <table:table-cell table:style-name="ce5" table:formula="of:=[.C23]" office:value-type="float" office:value="2500">
            <text:p>2500</text:p>
          </table:table-cell>
          <table:table-cell table:style-name="ce5" table:formula="of:=[.D23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24]=[.N23];[.G23];[.G23]+[.$O$2])" office:value-type="float" office:value="370">
            <text:p>37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8]" office:value-type="float" office:value="3">
            <text:p>3</text:p>
          </table:table-cell>
          <table:table-cell table:style-name="ce6" table:number-columns-repeated="2"/>
          <table:table-cell table:style-name="ce6" table:formula="of:=[.N18]+1" office:value-type="float" office:value="4">
            <text:p>4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3" table:formula="of:=&quot;{ &quot;&amp;[.B$1]&amp;&quot; = '&quot;&amp;[.B25]&amp;&quot;', &quot;&amp;[.C$1]&amp;&quot; = &quot;&amp;[.C25]&amp;&quot;, &quot;&amp;[.D$1]&amp;&quot; = &quot;&amp;[.D25]&amp;&quot;, &quot;&amp;[.E$1]&amp;&quot; = &quot;&amp;[.E25]&amp;&quot;, &quot;&amp;[.F$1]&amp;&quot; = &quot;&amp;[.F25]&amp;&quot;, &quot;&amp;[.G$1]&amp;&quot; = &quot;&amp;[.G25]*30&amp;&quot;, &quot;&amp;[.H$1]&amp;&quot; = &quot;&amp;[.H25]&amp;&quot;, &quot;&amp;IF([.I25]=&quot;&quot;;&quot;&quot;;[.I$1]&amp;&quot; = &quot;&amp;[.I25]&amp;&quot;, &quot;)&amp;IF([.J25]=&quot;&quot;;&quot;&quot;;[.J$1]&amp;&quot; = &quot;&amp;[.J25]&amp;&quot;, &quot;)&amp;IF([.K25]=&quot;&quot;;&quot;&quot;;[.K$1]&amp;&quot; = &quot;&amp;[.K25]&amp;&quot;, &quot;)&amp;&quot; },&quot;" office:value-type="string" office:string-value="{ name = 'bug_big', x = 2500, z = 2000, facing = 0, spawnRadius = 0, delay = 11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1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19]" office:value-type="string" office:string-value="bug_big">
            <text:p>bug_big</text:p>
          </table:table-cell>
          <table:table-cell table:style-name="ce5" table:formula="of:=[.C24]" office:value-type="float" office:value="2500">
            <text:p>2500</text:p>
          </table:table-cell>
          <table:table-cell table:style-name="ce5" table:formula="of:=[.D24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25]=[.N24];[.G24];[.G24]+[.$O$2])" office:value-type="float" office:value="370">
            <text:p>37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9]" office:value-type="float" office:value="4">
            <text:p>4</text:p>
          </table:table-cell>
          <table:table-cell table:style-name="ce6" table:number-columns-repeated="2"/>
          <table:table-cell table:style-name="ce6" table:formula="of:=[.N19]+1" office:value-type="float" office:value="4">
            <text:p>4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2" table:formula="of:=&quot;{ &quot;&amp;[.B$1]&amp;&quot; = '&quot;&amp;[.B26]&amp;&quot;', &quot;&amp;[.C$1]&amp;&quot; = &quot;&amp;[.C26]&amp;&quot;, &quot;&amp;[.D$1]&amp;&quot; = &quot;&amp;[.D26]&amp;&quot;, &quot;&amp;[.E$1]&amp;&quot; = &quot;&amp;[.E26]&amp;&quot;, &quot;&amp;[.F$1]&amp;&quot; = &quot;&amp;[.F26]&amp;&quot;, &quot;&amp;[.G$1]&amp;&quot; = &quot;&amp;[.G26]*30&amp;&quot;, &quot;&amp;[.H$1]&amp;&quot; = &quot;&amp;[.H26]&amp;&quot;, &quot;&amp;IF([.I26]=&quot;&quot;;&quot;&quot;;[.I$1]&amp;&quot; = &quot;&amp;[.I26]&amp;&quot;, &quot;)&amp;IF([.J26]=&quot;&quot;;&quot;&quot;;[.J$1]&amp;&quot; = &quot;&amp;[.J26]&amp;&quot;, &quot;)&amp;IF([.K26]=&quot;&quot;;&quot;&quot;;[.K$1]&amp;&quot; = &quot;&amp;[.K26]&amp;&quot;, &quot;)&amp;&quot; },&quot;" office:value-type="string" office:string-value="{ name = 'tc_ghoul', x = 2500, z = 2000, facing = 0, spawnRadius = 0, delay = 14700, orbitalDrop = false, patrolRoute = {{3800, 2400}, {2040, 2080}, {2800, 3500}, {700, 3800}, {200, 3200}, {800, 2600}, {150, 1800}, {2040, 2080}, {1300, 500}, {3800, 370}, }, difficultyAtLeast = 1,  },">
            <text:p>{ name = 'tc_ghoul', x = 2500, z = 2000, facing = 0, spawnRadius = 0, delay = 14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20]" office:value-type="string" office:string-value="tc_ghoul">
            <text:p>tc_ghoul</text:p>
          </table:table-cell>
          <table:table-cell table:style-name="ce5" table:formula="of:=[.C25]" office:value-type="float" office:value="2500">
            <text:p>2500</text:p>
          </table:table-cell>
          <table:table-cell table:style-name="ce5" table:formula="of:=[.D25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26]=[.N25];[.G25];[.G25]+[.$O$2])" office:value-type="float" office:value="490">
            <text:p>49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20]" office:value-type="float" office:value="1">
            <text:p>1</text:p>
          </table:table-cell>
          <table:table-cell table:style-name="ce5" table:number-columns-repeated="2"/>
          <table:table-cell table:style-name="ce6" table:formula="of:=[.N20]+1" office:value-type="float" office:value="5">
            <text:p>5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27]&amp;&quot;', &quot;&amp;[.C$1]&amp;&quot; = &quot;&amp;[.C27]&amp;&quot;, &quot;&amp;[.D$1]&amp;&quot; = &quot;&amp;[.D27]&amp;&quot;, &quot;&amp;[.E$1]&amp;&quot; = &quot;&amp;[.E27]&amp;&quot;, &quot;&amp;[.F$1]&amp;&quot; = &quot;&amp;[.F27]&amp;&quot;, &quot;&amp;[.G$1]&amp;&quot; = &quot;&amp;[.G27]*30&amp;&quot;, &quot;&amp;[.H$1]&amp;&quot; = &quot;&amp;[.H27]&amp;&quot;, &quot;&amp;IF([.I27]=&quot;&quot;;&quot;&quot;;[.I$1]&amp;&quot; = &quot;&amp;[.I27]&amp;&quot;, &quot;)&amp;IF([.J27]=&quot;&quot;;&quot;&quot;;[.J$1]&amp;&quot; = &quot;&amp;[.J27]&amp;&quot;, &quot;)&amp;IF([.K27]=&quot;&quot;;&quot;&quot;;[.K$1]&amp;&quot; = &quot;&amp;[.K27]&amp;&quot;, &quot;)&amp;&quot; },&quot;" office:value-type="string" office:string-value="{ name = 'tc_ghoul', x = 2500, z = 2000, facing = 0, spawnRadius = 0, delay = 14700, orbitalDrop = false, patrolRoute = {{3800, 2400}, {2040, 2080}, {2800, 3500}, {700, 3800}, {200, 3200}, {800, 2600}, {150, 1800}, {2040, 2080}, {1300, 500}, {3800, 370}, }, difficultyAtLeast = 1,  },">
            <text:p>{ name = 'tc_ghoul', x = 2500, z = 2000, facing = 0, spawnRadius = 0, delay = 14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21]" office:value-type="string" office:string-value="tc_ghoul">
            <text:p>tc_ghoul</text:p>
          </table:table-cell>
          <table:table-cell table:style-name="ce5" table:formula="of:=[.C26]" office:value-type="float" office:value="2500">
            <text:p>2500</text:p>
          </table:table-cell>
          <table:table-cell table:style-name="ce5" table:formula="of:=[.D26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27]=[.N26];[.G26];[.G26]+[.$O$2])" office:value-type="float" office:value="490">
            <text:p>49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21]" office:value-type="float" office:value="1">
            <text:p>1</text:p>
          </table:table-cell>
          <table:table-cell table:style-name="ce5" table:number-columns-repeated="2"/>
          <table:table-cell table:style-name="ce6" table:formula="of:=[.N21]+1" office:value-type="float" office:value="5">
            <text:p>5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28]&amp;&quot;', &quot;&amp;[.C$1]&amp;&quot; = &quot;&amp;[.C28]&amp;&quot;, &quot;&amp;[.D$1]&amp;&quot; = &quot;&amp;[.D28]&amp;&quot;, &quot;&amp;[.E$1]&amp;&quot; = &quot;&amp;[.E28]&amp;&quot;, &quot;&amp;[.F$1]&amp;&quot; = &quot;&amp;[.F28]&amp;&quot;, &quot;&amp;[.G$1]&amp;&quot; = &quot;&amp;[.G28]*30&amp;&quot;, &quot;&amp;[.H$1]&amp;&quot; = &quot;&amp;[.H28]&amp;&quot;, &quot;&amp;IF([.I28]=&quot;&quot;;&quot;&quot;;[.I$1]&amp;&quot; = &quot;&amp;[.I28]&amp;&quot;, &quot;)&amp;IF([.J28]=&quot;&quot;;&quot;&quot;;[.J$1]&amp;&quot; = &quot;&amp;[.J28]&amp;&quot;, &quot;)&amp;IF([.K28]=&quot;&quot;;&quot;&quot;;[.K$1]&amp;&quot; = &quot;&amp;[.K28]&amp;&quot;, &quot;)&amp;&quot; },&quot;" office:value-type="string" office:string-value="{ name = 'tc_ghoul', x = 2500, z = 2000, facing = 0, spawnRadius = 0, delay = 14700, orbitalDrop = false, patrolRoute = {{3800, 2400}, {2040, 2080}, {2800, 3500}, {700, 3800}, {200, 3200}, {800, 2600}, {150, 1800}, {2040, 2080}, {1300, 500}, {3800, 370}, }, difficultyAtLeast = 2,  },">
            <text:p>{ name = 'tc_ghoul', x = 2500, z = 2000, facing = 0, spawnRadius = 0, delay = 14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22]" office:value-type="string" office:string-value="tc_ghoul">
            <text:p>tc_ghoul</text:p>
          </table:table-cell>
          <table:table-cell table:style-name="ce5" table:formula="of:=[.C27]" office:value-type="float" office:value="2500">
            <text:p>2500</text:p>
          </table:table-cell>
          <table:table-cell table:style-name="ce5" table:formula="of:=[.D27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28]=[.N27];[.G27];[.G27]+[.$O$2])" office:value-type="float" office:value="490">
            <text:p>49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22]" office:value-type="float" office:value="2">
            <text:p>2</text:p>
          </table:table-cell>
          <table:table-cell table:style-name="ce5" table:number-columns-repeated="2"/>
          <table:table-cell table:style-name="ce6" table:formula="of:=[.N22]+1" office:value-type="float" office:value="5">
            <text:p>5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29]&amp;&quot;', &quot;&amp;[.C$1]&amp;&quot; = &quot;&amp;[.C29]&amp;&quot;, &quot;&amp;[.D$1]&amp;&quot; = &quot;&amp;[.D29]&amp;&quot;, &quot;&amp;[.E$1]&amp;&quot; = &quot;&amp;[.E29]&amp;&quot;, &quot;&amp;[.F$1]&amp;&quot; = &quot;&amp;[.F29]&amp;&quot;, &quot;&amp;[.G$1]&amp;&quot; = &quot;&amp;[.G29]*30&amp;&quot;, &quot;&amp;[.H$1]&amp;&quot; = &quot;&amp;[.H29]&amp;&quot;, &quot;&amp;IF([.I29]=&quot;&quot;;&quot;&quot;;[.I$1]&amp;&quot; = &quot;&amp;[.I29]&amp;&quot;, &quot;)&amp;IF([.J29]=&quot;&quot;;&quot;&quot;;[.J$1]&amp;&quot; = &quot;&amp;[.J29]&amp;&quot;, &quot;)&amp;IF([.K29]=&quot;&quot;;&quot;&quot;;[.K$1]&amp;&quot; = &quot;&amp;[.K29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office:value-type="string">
            <text:p>bug_big</text:p>
          </table:table-cell>
          <table:table-cell table:style-name="ce5" table:formula="of:=[.C28]" office:value-type="float" office:value="2500">
            <text:p>2500</text:p>
          </table:table-cell>
          <table:table-cell table:style-name="ce5" table:formula="of:=[.D28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29]=[.N28];[.G28];[.G28]+[.$O$2])" office:value-type="float" office:value="490">
            <text:p>49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23]" office:value-type="float" office:value="2">
            <text:p>2</text:p>
          </table:table-cell>
          <table:table-cell table:style-name="ce5" table:number-columns-repeated="2"/>
          <table:table-cell table:style-name="ce6" table:formula="of:=[.N23]+1" office:value-type="float" office:value="5">
            <text:p>5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30]&amp;&quot;', &quot;&amp;[.C$1]&amp;&quot; = &quot;&amp;[.C30]&amp;&quot;, &quot;&amp;[.D$1]&amp;&quot; = &quot;&amp;[.D30]&amp;&quot;, &quot;&amp;[.E$1]&amp;&quot; = &quot;&amp;[.E30]&amp;&quot;, &quot;&amp;[.F$1]&amp;&quot; = &quot;&amp;[.F30]&amp;&quot;, &quot;&amp;[.G$1]&amp;&quot; = &quot;&amp;[.G30]*30&amp;&quot;, &quot;&amp;[.H$1]&amp;&quot; = &quot;&amp;[.H30]&amp;&quot;, &quot;&amp;IF([.I30]=&quot;&quot;;&quot;&quot;;[.I$1]&amp;&quot; = &quot;&amp;[.I30]&amp;&quot;, &quot;)&amp;IF([.J30]=&quot;&quot;;&quot;&quot;;[.J$1]&amp;&quot; = &quot;&amp;[.J30]&amp;&quot;, &quot;)&amp;IF([.K30]=&quot;&quot;;&quot;&quot;;[.K$1]&amp;&quot; = &quot;&amp;[.K30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24]" office:value-type="string" office:string-value="bug_big">
            <text:p>bug_big</text:p>
          </table:table-cell>
          <table:table-cell table:style-name="ce5" table:formula="of:=[.C29]" office:value-type="float" office:value="2500">
            <text:p>2500</text:p>
          </table:table-cell>
          <table:table-cell table:style-name="ce5" table:formula="of:=[.D29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30]=[.N29];[.G29];[.G29]+[.$O$2])" office:value-type="float" office:value="490">
            <text:p>49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24]" office:value-type="float" office:value="3">
            <text:p>3</text:p>
          </table:table-cell>
          <table:table-cell table:style-name="ce5" table:number-columns-repeated="2"/>
          <table:table-cell table:style-name="ce6" table:formula="of:=[.N24]+1" office:value-type="float" office:value="5">
            <text:p>5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31]&amp;&quot;', &quot;&amp;[.C$1]&amp;&quot; = &quot;&amp;[.C31]&amp;&quot;, &quot;&amp;[.D$1]&amp;&quot; = &quot;&amp;[.D31]&amp;&quot;, &quot;&amp;[.E$1]&amp;&quot; = &quot;&amp;[.E31]&amp;&quot;, &quot;&amp;[.F$1]&amp;&quot; = &quot;&amp;[.F31]&amp;&quot;, &quot;&amp;[.G$1]&amp;&quot; = &quot;&amp;[.G31]*30&amp;&quot;, &quot;&amp;[.H$1]&amp;&quot; = &quot;&amp;[.H31]&amp;&quot;, &quot;&amp;IF([.I31]=&quot;&quot;;&quot;&quot;;[.I$1]&amp;&quot; = &quot;&amp;[.I31]&amp;&quot;, &quot;)&amp;IF([.J31]=&quot;&quot;;&quot;&quot;;[.J$1]&amp;&quot; = &quot;&amp;[.J31]&amp;&quot;, &quot;)&amp;IF([.K31]=&quot;&quot;;&quot;&quot;;[.K$1]&amp;&quot; = &quot;&amp;[.K31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25]" office:value-type="string" office:string-value="bug_big">
            <text:p>bug_big</text:p>
          </table:table-cell>
          <table:table-cell table:style-name="ce5" table:formula="of:=[.C30]" office:value-type="float" office:value="2500">
            <text:p>2500</text:p>
          </table:table-cell>
          <table:table-cell table:style-name="ce5" table:formula="of:=[.D30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31]=[.N30];[.G30];[.G30]+[.$O$2])" office:value-type="float" office:value="490">
            <text:p>49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25]" office:value-type="float" office:value="4">
            <text:p>4</text:p>
          </table:table-cell>
          <table:table-cell table:style-name="ce5" table:number-columns-repeated="2"/>
          <table:table-cell table:style-name="ce6" table:formula="of:=[.N25]+1" office:value-type="float" office:value="5">
            <text:p>5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32]&amp;&quot;', &quot;&amp;[.C$1]&amp;&quot; = &quot;&amp;[.C32]&amp;&quot;, &quot;&amp;[.D$1]&amp;&quot; = &quot;&amp;[.D32]&amp;&quot;, &quot;&amp;[.E$1]&amp;&quot; = &quot;&amp;[.E32]&amp;&quot;, &quot;&amp;[.F$1]&amp;&quot; = &quot;&amp;[.F32]&amp;&quot;, &quot;&amp;[.G$1]&amp;&quot; = &quot;&amp;[.G32]*30&amp;&quot;, &quot;&amp;[.H$1]&amp;&quot; = &quot;&amp;[.H32]&amp;&quot;, &quot;&amp;IF([.I32]=&quot;&quot;;&quot;&quot;;[.I$1]&amp;&quot; = &quot;&amp;[.I32]&amp;&quot;, &quot;)&amp;IF([.J32]=&quot;&quot;;&quot;&quot;;[.J$1]&amp;&quot; = &quot;&amp;[.J32]&amp;&quot;, &quot;)&amp;IF([.K32]=&quot;&quot;;&quot;&quot;;[.K$1]&amp;&quot; = &quot;&amp;[.K32]&amp;&quot;, &quot;)&amp;&quot; },&quot;" office:value-type="string" office:string-value="{ name = 'tc_ghoul', x = 2500, z = 2000, facing = 0, spawnRadius = 0, delay = 18300, orbitalDrop = false, patrolRoute = {{3800, 2400}, {2040, 2080}, {2800, 3500}, {700, 3800}, {200, 3200}, {800, 2600}, {150, 1800}, {2040, 2080}, {1300, 500}, {3800, 370}, }, difficultyAtLeast = 1,  },">
            <text:p>{ name = 'tc_ghoul', x = 2500, z = 2000, facing = 0, spawnRadius = 0, delay = 18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26]" office:value-type="string" office:string-value="tc_ghoul">
            <text:p>tc_ghoul</text:p>
          </table:table-cell>
          <table:table-cell table:style-name="ce5" table:formula="of:=[.C31]" office:value-type="float" office:value="2500">
            <text:p>2500</text:p>
          </table:table-cell>
          <table:table-cell table:style-name="ce5" table:formula="of:=[.D31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32]=[.N31];[.G31];[.G31]+[.$O$2])" office:value-type="float" office:value="610">
            <text:p>6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26]" office:value-type="float" office:value="1">
            <text:p>1</text:p>
          </table:table-cell>
          <table:table-cell table:style-name="ce5" table:number-columns-repeated="2"/>
          <table:table-cell table:style-name="ce6" table:formula="of:=[.N26]+1" office:value-type="float" office:value="6">
            <text:p>6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33]&amp;&quot;', &quot;&amp;[.C$1]&amp;&quot; = &quot;&amp;[.C33]&amp;&quot;, &quot;&amp;[.D$1]&amp;&quot; = &quot;&amp;[.D33]&amp;&quot;, &quot;&amp;[.E$1]&amp;&quot; = &quot;&amp;[.E33]&amp;&quot;, &quot;&amp;[.F$1]&amp;&quot; = &quot;&amp;[.F33]&amp;&quot;, &quot;&amp;[.G$1]&amp;&quot; = &quot;&amp;[.G33]*30&amp;&quot;, &quot;&amp;[.H$1]&amp;&quot; = &quot;&amp;[.H33]&amp;&quot;, &quot;&amp;IF([.I33]=&quot;&quot;;&quot;&quot;;[.I$1]&amp;&quot; = &quot;&amp;[.I33]&amp;&quot;, &quot;)&amp;IF([.J33]=&quot;&quot;;&quot;&quot;;[.J$1]&amp;&quot; = &quot;&amp;[.J33]&amp;&quot;, &quot;)&amp;IF([.K33]=&quot;&quot;;&quot;&quot;;[.K$1]&amp;&quot; = &quot;&amp;[.K33]&amp;&quot;, &quot;)&amp;&quot; },&quot;" office:value-type="string" office:string-value="{ name = 'tc_ghoul', x = 2500, z = 2000, facing = 0, spawnRadius = 0, delay = 18300, orbitalDrop = false, patrolRoute = {{3800, 2400}, {2040, 2080}, {2800, 3500}, {700, 3800}, {200, 3200}, {800, 2600}, {150, 1800}, {2040, 2080}, {1300, 500}, {3800, 370}, }, difficultyAtLeast = 1,  },">
            <text:p>{ name = 'tc_ghoul', x = 2500, z = 2000, facing = 0, spawnRadius = 0, delay = 18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27]" office:value-type="string" office:string-value="tc_ghoul">
            <text:p>tc_ghoul</text:p>
          </table:table-cell>
          <table:table-cell table:style-name="ce5" table:formula="of:=[.C32]" office:value-type="float" office:value="2500">
            <text:p>2500</text:p>
          </table:table-cell>
          <table:table-cell table:style-name="ce5" table:formula="of:=[.D32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33]=[.N32];[.G32];[.G32]+[.$O$2])" office:value-type="float" office:value="610">
            <text:p>6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27]" office:value-type="float" office:value="1">
            <text:p>1</text:p>
          </table:table-cell>
          <table:table-cell table:style-name="ce5" table:number-columns-repeated="2"/>
          <table:table-cell table:style-name="ce6" table:formula="of:=[.N27]+1" office:value-type="float" office:value="6">
            <text:p>6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34]&amp;&quot;', &quot;&amp;[.C$1]&amp;&quot; = &quot;&amp;[.C34]&amp;&quot;, &quot;&amp;[.D$1]&amp;&quot; = &quot;&amp;[.D34]&amp;&quot;, &quot;&amp;[.E$1]&amp;&quot; = &quot;&amp;[.E34]&amp;&quot;, &quot;&amp;[.F$1]&amp;&quot; = &quot;&amp;[.F34]&amp;&quot;, &quot;&amp;[.G$1]&amp;&quot; = &quot;&amp;[.G34]*30&amp;&quot;, &quot;&amp;[.H$1]&amp;&quot; = &quot;&amp;[.H34]&amp;&quot;, &quot;&amp;IF([.I34]=&quot;&quot;;&quot;&quot;;[.I$1]&amp;&quot; = &quot;&amp;[.I34]&amp;&quot;, &quot;)&amp;IF([.J34]=&quot;&quot;;&quot;&quot;;[.J$1]&amp;&quot; = &quot;&amp;[.J34]&amp;&quot;, &quot;)&amp;IF([.K34]=&quot;&quot;;&quot;&quot;;[.K$1]&amp;&quot; = &quot;&amp;[.K34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office:value-type="string">
            <text:p>bug_big</text:p>
          </table:table-cell>
          <table:table-cell table:style-name="ce5" table:formula="of:=[.C33]" office:value-type="float" office:value="2500">
            <text:p>2500</text:p>
          </table:table-cell>
          <table:table-cell table:style-name="ce5" table:formula="of:=[.D33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34]=[.N33];[.G33];[.G33]+[.$O$2])" office:value-type="float" office:value="610">
            <text:p>6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28]" office:value-type="float" office:value="2">
            <text:p>2</text:p>
          </table:table-cell>
          <table:table-cell table:style-name="ce5" table:number-columns-repeated="2"/>
          <table:table-cell table:style-name="ce6" table:formula="of:=[.N28]+1" office:value-type="float" office:value="6">
            <text:p>6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35]&amp;&quot;', &quot;&amp;[.C$1]&amp;&quot; = &quot;&amp;[.C35]&amp;&quot;, &quot;&amp;[.D$1]&amp;&quot; = &quot;&amp;[.D35]&amp;&quot;, &quot;&amp;[.E$1]&amp;&quot; = &quot;&amp;[.E35]&amp;&quot;, &quot;&amp;[.F$1]&amp;&quot; = &quot;&amp;[.F35]&amp;&quot;, &quot;&amp;[.G$1]&amp;&quot; = &quot;&amp;[.G35]*30&amp;&quot;, &quot;&amp;[.H$1]&amp;&quot; = &quot;&amp;[.H35]&amp;&quot;, &quot;&amp;IF([.I35]=&quot;&quot;;&quot;&quot;;[.I$1]&amp;&quot; = &quot;&amp;[.I35]&amp;&quot;, &quot;)&amp;IF([.J35]=&quot;&quot;;&quot;&quot;;[.J$1]&amp;&quot; = &quot;&amp;[.J35]&amp;&quot;, &quot;)&amp;IF([.K35]=&quot;&quot;;&quot;&quot;;[.K$1]&amp;&quot; = &quot;&amp;[.K35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29]" office:value-type="string" office:string-value="bug_big">
            <text:p>bug_big</text:p>
          </table:table-cell>
          <table:table-cell table:style-name="ce5" table:formula="of:=[.C34]" office:value-type="float" office:value="2500">
            <text:p>2500</text:p>
          </table:table-cell>
          <table:table-cell table:style-name="ce5" table:formula="of:=[.D34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35]=[.N34];[.G34];[.G34]+[.$O$2])" office:value-type="float" office:value="610">
            <text:p>61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29]" office:value-type="float" office:value="2">
            <text:p>2</text:p>
          </table:table-cell>
          <table:table-cell table:style-name="ce6" table:number-columns-repeated="2"/>
          <table:table-cell table:style-name="ce6" table:formula="of:=[.N29]+1" office:value-type="float" office:value="6">
            <text:p>6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36]&amp;&quot;', &quot;&amp;[.C$1]&amp;&quot; = &quot;&amp;[.C36]&amp;&quot;, &quot;&amp;[.D$1]&amp;&quot; = &quot;&amp;[.D36]&amp;&quot;, &quot;&amp;[.E$1]&amp;&quot; = &quot;&amp;[.E36]&amp;&quot;, &quot;&amp;[.F$1]&amp;&quot; = &quot;&amp;[.F36]&amp;&quot;, &quot;&amp;[.G$1]&amp;&quot; = &quot;&amp;[.G36]*30&amp;&quot;, &quot;&amp;[.H$1]&amp;&quot; = &quot;&amp;[.H36]&amp;&quot;, &quot;&amp;IF([.I36]=&quot;&quot;;&quot;&quot;;[.I$1]&amp;&quot; = &quot;&amp;[.I36]&amp;&quot;, &quot;)&amp;IF([.J36]=&quot;&quot;;&quot;&quot;;[.J$1]&amp;&quot; = &quot;&amp;[.J36]&amp;&quot;, &quot;)&amp;IF([.K36]=&quot;&quot;;&quot;&quot;;[.K$1]&amp;&quot; = &quot;&amp;[.K36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30]" office:value-type="string" office:string-value="bug_big">
            <text:p>bug_big</text:p>
          </table:table-cell>
          <table:table-cell table:style-name="ce5" table:formula="of:=[.C35]" office:value-type="float" office:value="2500">
            <text:p>2500</text:p>
          </table:table-cell>
          <table:table-cell table:style-name="ce5" table:formula="of:=[.D35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36]=[.N35];[.G35];[.G35]+[.$O$2])" office:value-type="float" office:value="610">
            <text:p>61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30]" office:value-type="float" office:value="3">
            <text:p>3</text:p>
          </table:table-cell>
          <table:table-cell table:style-name="ce6" table:number-columns-repeated="2"/>
          <table:table-cell table:style-name="ce6" table:formula="of:=[.N30]+1" office:value-type="float" office:value="6">
            <text:p>6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37]&amp;&quot;', &quot;&amp;[.C$1]&amp;&quot; = &quot;&amp;[.C37]&amp;&quot;, &quot;&amp;[.D$1]&amp;&quot; = &quot;&amp;[.D37]&amp;&quot;, &quot;&amp;[.E$1]&amp;&quot; = &quot;&amp;[.E37]&amp;&quot;, &quot;&amp;[.F$1]&amp;&quot; = &quot;&amp;[.F37]&amp;&quot;, &quot;&amp;[.G$1]&amp;&quot; = &quot;&amp;[.G37]*30&amp;&quot;, &quot;&amp;[.H$1]&amp;&quot; = &quot;&amp;[.H37]&amp;&quot;, &quot;&amp;IF([.I37]=&quot;&quot;;&quot;&quot;;[.I$1]&amp;&quot; = &quot;&amp;[.I37]&amp;&quot;, &quot;)&amp;IF([.J37]=&quot;&quot;;&quot;&quot;;[.J$1]&amp;&quot; = &quot;&amp;[.J37]&amp;&quot;, &quot;)&amp;IF([.K37]=&quot;&quot;;&quot;&quot;;[.K$1]&amp;&quot; = &quot;&amp;[.K37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31]" office:value-type="string" office:string-value="bug_big">
            <text:p>bug_big</text:p>
          </table:table-cell>
          <table:table-cell table:style-name="ce5" table:formula="of:=[.C36]" office:value-type="float" office:value="2500">
            <text:p>2500</text:p>
          </table:table-cell>
          <table:table-cell table:style-name="ce5" table:formula="of:=[.D36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37]=[.N36];[.G36];[.G36]+[.$O$2])" office:value-type="float" office:value="610">
            <text:p>61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31]" office:value-type="float" office:value="4">
            <text:p>4</text:p>
          </table:table-cell>
          <table:table-cell table:style-name="ce6" table:number-columns-repeated="2"/>
          <table:table-cell table:style-name="ce6" table:formula="of:=[.N31]+1" office:value-type="float" office:value="6">
            <text:p>6</text:p>
          </table:table-cell>
          <table:table-cell table:style-name="ce6" table:number-columns-repeated="1010"/>
        </table:table-row>
        <table:table-row table:style-name="ro1">
          <table:table-cell table:style-name="ce2" table:formula="of:=&quot;{ &quot;&amp;[.B$1]&amp;&quot; = '&quot;&amp;[.B38]&amp;&quot;', &quot;&amp;[.C$1]&amp;&quot; = &quot;&amp;[.C38]&amp;&quot;, &quot;&amp;[.D$1]&amp;&quot; = &quot;&amp;[.D38]&amp;&quot;, &quot;&amp;[.E$1]&amp;&quot; = &quot;&amp;[.E38]&amp;&quot;, &quot;&amp;[.F$1]&amp;&quot; = &quot;&amp;[.F38]&amp;&quot;, &quot;&amp;[.G$1]&amp;&quot; = &quot;&amp;[.G38]*30&amp;&quot;, &quot;&amp;[.H$1]&amp;&quot; = &quot;&amp;[.H38]&amp;&quot;, &quot;&amp;IF([.I38]=&quot;&quot;;&quot;&quot;;[.I$1]&amp;&quot; = &quot;&amp;[.I38]&amp;&quot;, &quot;)&amp;IF([.J38]=&quot;&quot;;&quot;&quot;;[.J$1]&amp;&quot; = &quot;&amp;[.J38]&amp;&quot;, &quot;)&amp;IF([.K38]=&quot;&quot;;&quot;&quot;;[.K$1]&amp;&quot; = &quot;&amp;[.K38]&amp;&quot;, &quot;)&amp;&quot; },&quot;" office:value-type="string" office:string-value="{ name = 'tc_ghoul', x = 2500, z = 2000, facing = 0, spawnRadius = 0, delay = 21900, orbitalDrop = false, patrolRoute = {{3800, 2400}, {2040, 2080}, {2800, 3500}, {700, 3800}, {200, 3200}, {800, 2600}, {150, 1800}, {2040, 2080}, {1300, 500}, {3800, 370}, }, difficultyAtLeast = 1,  },">
            <text:p>{ name = 'tc_ghoul', x = 2500, z = 2000, facing = 0, spawnRadius = 0, delay = 21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32]" office:value-type="string" office:string-value="tc_ghoul">
            <text:p>tc_ghoul</text:p>
          </table:table-cell>
          <table:table-cell table:style-name="ce5" table:formula="of:=[.C37]" office:value-type="float" office:value="2500">
            <text:p>2500</text:p>
          </table:table-cell>
          <table:table-cell table:style-name="ce5" table:formula="of:=[.D37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38]=[.N37];[.G37];[.G37]+[.$O$2])" office:value-type="float" office:value="730">
            <text:p>7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32]" office:value-type="float" office:value="1">
            <text:p>1</text:p>
          </table:table-cell>
          <table:table-cell table:style-name="ce6" table:number-columns-repeated="2"/>
          <table:table-cell table:style-name="ce6" table:formula="of:=[.N32]+1" office:value-type="float" office:value="7">
            <text:p>7</text:p>
          </table:table-cell>
          <table:table-cell table:style-name="ce6" table:number-columns-repeated="1010"/>
        </table:table-row>
        <table:table-row table:style-name="ro1">
          <table:table-cell table:style-name="ce2" table:formula="of:=&quot;{ &quot;&amp;[.B$1]&amp;&quot; = '&quot;&amp;[.B39]&amp;&quot;', &quot;&amp;[.C$1]&amp;&quot; = &quot;&amp;[.C39]&amp;&quot;, &quot;&amp;[.D$1]&amp;&quot; = &quot;&amp;[.D39]&amp;&quot;, &quot;&amp;[.E$1]&amp;&quot; = &quot;&amp;[.E39]&amp;&quot;, &quot;&amp;[.F$1]&amp;&quot; = &quot;&amp;[.F39]&amp;&quot;, &quot;&amp;[.G$1]&amp;&quot; = &quot;&amp;[.G39]*30&amp;&quot;, &quot;&amp;[.H$1]&amp;&quot; = &quot;&amp;[.H39]&amp;&quot;, &quot;&amp;IF([.I39]=&quot;&quot;;&quot;&quot;;[.I$1]&amp;&quot; = &quot;&amp;[.I39]&amp;&quot;, &quot;)&amp;IF([.J39]=&quot;&quot;;&quot;&quot;;[.J$1]&amp;&quot; = &quot;&amp;[.J39]&amp;&quot;, &quot;)&amp;IF([.K39]=&quot;&quot;;&quot;&quot;;[.K$1]&amp;&quot; = &quot;&amp;[.K39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office:value-type="string">
            <text:p>bug_big</text:p>
          </table:table-cell>
          <table:table-cell table:style-name="ce5" table:formula="of:=[.C38]" office:value-type="float" office:value="2500">
            <text:p>2500</text:p>
          </table:table-cell>
          <table:table-cell table:style-name="ce5" table:formula="of:=[.D38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39]=[.N38];[.G38];[.G38]+[.$O$2])" office:value-type="float" office:value="730">
            <text:p>7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33]" office:value-type="float" office:value="1">
            <text:p>1</text:p>
          </table:table-cell>
          <table:table-cell table:style-name="ce6" table:number-columns-repeated="2"/>
          <table:table-cell table:style-name="ce6" table:formula="of:=[.N33]+1" office:value-type="float" office:value="7">
            <text:p>7</text:p>
          </table:table-cell>
          <table:table-cell table:style-name="ce6" table:number-columns-repeated="1010"/>
        </table:table-row>
        <table:table-row table:style-name="ro1">
          <table:table-cell table:style-name="ce2" table:formula="of:=&quot;{ &quot;&amp;[.B$1]&amp;&quot; = '&quot;&amp;[.B40]&amp;&quot;', &quot;&amp;[.C$1]&amp;&quot; = &quot;&amp;[.C40]&amp;&quot;, &quot;&amp;[.D$1]&amp;&quot; = &quot;&amp;[.D40]&amp;&quot;, &quot;&amp;[.E$1]&amp;&quot; = &quot;&amp;[.E40]&amp;&quot;, &quot;&amp;[.F$1]&amp;&quot; = &quot;&amp;[.F40]&amp;&quot;, &quot;&amp;[.G$1]&amp;&quot; = &quot;&amp;[.G40]*30&amp;&quot;, &quot;&amp;[.H$1]&amp;&quot; = &quot;&amp;[.H40]&amp;&quot;, &quot;&amp;IF([.I40]=&quot;&quot;;&quot;&quot;;[.I$1]&amp;&quot; = &quot;&amp;[.I40]&amp;&quot;, &quot;)&amp;IF([.J40]=&quot;&quot;;&quot;&quot;;[.J$1]&amp;&quot; = &quot;&amp;[.J40]&amp;&quot;, &quot;)&amp;IF([.K40]=&quot;&quot;;&quot;&quot;;[.K$1]&amp;&quot; = &quot;&amp;[.K40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34]" office:value-type="string" office:string-value="bug_big">
            <text:p>bug_big</text:p>
          </table:table-cell>
          <table:table-cell table:style-name="ce5" table:formula="of:=[.C39]" office:value-type="float" office:value="2500">
            <text:p>2500</text:p>
          </table:table-cell>
          <table:table-cell table:style-name="ce5" table:formula="of:=[.D39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40]=[.N39];[.G39];[.G39]+[.$O$2])" office:value-type="float" office:value="730">
            <text:p>7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34]" office:value-type="float" office:value="2">
            <text:p>2</text:p>
          </table:table-cell>
          <table:table-cell table:style-name="ce6" table:number-columns-repeated="2"/>
          <table:table-cell table:style-name="ce6" table:formula="of:=[.N34]+1" office:value-type="float" office:value="7">
            <text:p>7</text:p>
          </table:table-cell>
          <table:table-cell table:style-name="ce6" table:number-columns-repeated="1010"/>
        </table:table-row>
        <table:table-row table:style-name="ro1">
          <table:table-cell table:style-name="ce2" table:formula="of:=&quot;{ &quot;&amp;[.B$1]&amp;&quot; = '&quot;&amp;[.B41]&amp;&quot;', &quot;&amp;[.C$1]&amp;&quot; = &quot;&amp;[.C41]&amp;&quot;, &quot;&amp;[.D$1]&amp;&quot; = &quot;&amp;[.D41]&amp;&quot;, &quot;&amp;[.E$1]&amp;&quot; = &quot;&amp;[.E41]&amp;&quot;, &quot;&amp;[.F$1]&amp;&quot; = &quot;&amp;[.F41]&amp;&quot;, &quot;&amp;[.G$1]&amp;&quot; = &quot;&amp;[.G41]*30&amp;&quot;, &quot;&amp;[.H$1]&amp;&quot; = &quot;&amp;[.H41]&amp;&quot;, &quot;&amp;IF([.I41]=&quot;&quot;;&quot;&quot;;[.I$1]&amp;&quot; = &quot;&amp;[.I41]&amp;&quot;, &quot;)&amp;IF([.J41]=&quot;&quot;;&quot;&quot;;[.J$1]&amp;&quot; = &quot;&amp;[.J41]&amp;&quot;, &quot;)&amp;IF([.K41]=&quot;&quot;;&quot;&quot;;[.K$1]&amp;&quot; = &quot;&amp;[.K41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35]" office:value-type="string" office:string-value="bug_big">
            <text:p>bug_big</text:p>
          </table:table-cell>
          <table:table-cell table:style-name="ce5" table:formula="of:=[.C40]" office:value-type="float" office:value="2500">
            <text:p>2500</text:p>
          </table:table-cell>
          <table:table-cell table:style-name="ce5" table:formula="of:=[.D40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41]=[.N40];[.G40];[.G40]+[.$O$2])" office:value-type="float" office:value="730">
            <text:p>7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35]" office:value-type="float" office:value="2">
            <text:p>2</text:p>
          </table:table-cell>
          <table:table-cell table:style-name="ce6" table:number-columns-repeated="2"/>
          <table:table-cell table:style-name="ce6" table:formula="of:=[.N35]+1" office:value-type="float" office:value="7">
            <text:p>7</text:p>
          </table:table-cell>
          <table:table-cell table:style-name="ce6" table:number-columns-repeated="1010"/>
        </table:table-row>
        <table:table-row table:style-name="ro1">
          <table:table-cell table:style-name="ce2" table:formula="of:=&quot;{ &quot;&amp;[.B$1]&amp;&quot; = '&quot;&amp;[.B42]&amp;&quot;', &quot;&amp;[.C$1]&amp;&quot; = &quot;&amp;[.C42]&amp;&quot;, &quot;&amp;[.D$1]&amp;&quot; = &quot;&amp;[.D42]&amp;&quot;, &quot;&amp;[.E$1]&amp;&quot; = &quot;&amp;[.E42]&amp;&quot;, &quot;&amp;[.F$1]&amp;&quot; = &quot;&amp;[.F42]&amp;&quot;, &quot;&amp;[.G$1]&amp;&quot; = &quot;&amp;[.G42]*30&amp;&quot;, &quot;&amp;[.H$1]&amp;&quot; = &quot;&amp;[.H42]&amp;&quot;, &quot;&amp;IF([.I42]=&quot;&quot;;&quot;&quot;;[.I$1]&amp;&quot; = &quot;&amp;[.I42]&amp;&quot;, &quot;)&amp;IF([.J42]=&quot;&quot;;&quot;&quot;;[.J$1]&amp;&quot; = &quot;&amp;[.J42]&amp;&quot;, &quot;)&amp;IF([.K42]=&quot;&quot;;&quot;&quot;;[.K$1]&amp;&quot; = &quot;&amp;[.K42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36]" office:value-type="string" office:string-value="bug_big">
            <text:p>bug_big</text:p>
          </table:table-cell>
          <table:table-cell table:style-name="ce5" table:formula="of:=[.C41]" office:value-type="float" office:value="2500">
            <text:p>2500</text:p>
          </table:table-cell>
          <table:table-cell table:style-name="ce5" table:formula="of:=[.D41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42]=[.N41];[.G41];[.G41]+[.$O$2])" office:value-type="float" office:value="730">
            <text:p>7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36]" office:value-type="float" office:value="3">
            <text:p>3</text:p>
          </table:table-cell>
          <table:table-cell table:style-name="ce6" table:number-columns-repeated="2"/>
          <table:table-cell table:style-name="ce6" table:formula="of:=[.N36]+1" office:value-type="float" office:value="7">
            <text:p>7</text:p>
          </table:table-cell>
          <table:table-cell table:style-name="ce6" table:number-columns-repeated="1010"/>
        </table:table-row>
        <table:table-row table:style-name="ro1">
          <table:table-cell table:style-name="ce2" table:formula="of:=&quot;{ &quot;&amp;[.B$1]&amp;&quot; = '&quot;&amp;[.B43]&amp;&quot;', &quot;&amp;[.C$1]&amp;&quot; = &quot;&amp;[.C43]&amp;&quot;, &quot;&amp;[.D$1]&amp;&quot; = &quot;&amp;[.D43]&amp;&quot;, &quot;&amp;[.E$1]&amp;&quot; = &quot;&amp;[.E43]&amp;&quot;, &quot;&amp;[.F$1]&amp;&quot; = &quot;&amp;[.F43]&amp;&quot;, &quot;&amp;[.G$1]&amp;&quot; = &quot;&amp;[.G43]*30&amp;&quot;, &quot;&amp;[.H$1]&amp;&quot; = &quot;&amp;[.H43]&amp;&quot;, &quot;&amp;IF([.I43]=&quot;&quot;;&quot;&quot;;[.I$1]&amp;&quot; = &quot;&amp;[.I43]&amp;&quot;, &quot;)&amp;IF([.J43]=&quot;&quot;;&quot;&quot;;[.J$1]&amp;&quot; = &quot;&amp;[.J43]&amp;&quot;, &quot;)&amp;IF([.K43]=&quot;&quot;;&quot;&quot;;[.K$1]&amp;&quot; = &quot;&amp;[.K43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37]" office:value-type="string" office:string-value="bug_big">
            <text:p>bug_big</text:p>
          </table:table-cell>
          <table:table-cell table:style-name="ce5" table:formula="of:=[.C42]" office:value-type="float" office:value="2500">
            <text:p>2500</text:p>
          </table:table-cell>
          <table:table-cell table:style-name="ce5" table:formula="of:=[.D42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43]=[.N42];[.G42];[.G42]+[.$O$2])" office:value-type="float" office:value="730">
            <text:p>7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37]" office:value-type="float" office:value="4">
            <text:p>4</text:p>
          </table:table-cell>
          <table:table-cell table:style-name="ce6" table:number-columns-repeated="2"/>
          <table:table-cell table:style-name="ce6" table:formula="of:=[.N37]+1" office:value-type="float" office:value="7">
            <text:p>7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44]&amp;&quot;', &quot;&amp;[.C$1]&amp;&quot; = &quot;&amp;[.C44]&amp;&quot;, &quot;&amp;[.D$1]&amp;&quot; = &quot;&amp;[.D44]&amp;&quot;, &quot;&amp;[.E$1]&amp;&quot; = &quot;&amp;[.E44]&amp;&quot;, &quot;&amp;[.F$1]&amp;&quot; = &quot;&amp;[.F44]&amp;&quot;, &quot;&amp;[.G$1]&amp;&quot; = &quot;&amp;[.G44]*30&amp;&quot;, &quot;&amp;[.H$1]&amp;&quot; = &quot;&amp;[.H44]&amp;&quot;, &quot;&amp;IF([.I44]=&quot;&quot;;&quot;&quot;;[.I$1]&amp;&quot; = &quot;&amp;[.I44]&amp;&quot;, &quot;)&amp;IF([.J44]=&quot;&quot;;&quot;&quot;;[.J$1]&amp;&quot; = &quot;&amp;[.J44]&amp;&quot;, &quot;)&amp;IF([.K44]=&quot;&quot;;&quot;&quot;;[.K$1]&amp;&quot; = &quot;&amp;[.K44]&amp;&quot;, &quot;)&amp;&quot; },&quot;" office:value-type="string" office:string-value="{ name = 'tc_ghoul', x = 2500, z = 2000, facing = 0, spawnRadius = 0, delay = 25500, orbitalDrop = false, patrolRoute = {{3800, 2400}, {2040, 2080}, {2800, 3500}, {700, 3800}, {200, 3200}, {800, 2600}, {150, 1800}, {2040, 2080}, {1300, 500}, {3800, 370}, }, difficultyAtLeast = 1,  },">
            <text:p>{ name = 'tc_ghoul', x = 2500, z = 2000, facing = 0, spawnRadius = 0, delay = 25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38]" office:value-type="string" office:string-value="tc_ghoul">
            <text:p>tc_ghoul</text:p>
          </table:table-cell>
          <table:table-cell table:style-name="ce5" table:formula="of:=[.C43]" office:value-type="float" office:value="2500">
            <text:p>2500</text:p>
          </table:table-cell>
          <table:table-cell table:style-name="ce5" table:formula="of:=[.D43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44]=[.N43];[.G43];[.G43]+[.$O$2])" office:value-type="float" office:value="850">
            <text:p>8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38]" office:value-type="float" office:value="1">
            <text:p>1</text:p>
          </table:table-cell>
          <table:table-cell table:style-name="ce5" table:number-columns-repeated="2"/>
          <table:table-cell table:style-name="ce6" table:formula="of:=[.N38]+1" office:value-type="float" office:value="8">
            <text:p>8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45]&amp;&quot;', &quot;&amp;[.C$1]&amp;&quot; = &quot;&amp;[.C45]&amp;&quot;, &quot;&amp;[.D$1]&amp;&quot; = &quot;&amp;[.D45]&amp;&quot;, &quot;&amp;[.E$1]&amp;&quot; = &quot;&amp;[.E45]&amp;&quot;, &quot;&amp;[.F$1]&amp;&quot; = &quot;&amp;[.F45]&amp;&quot;, &quot;&amp;[.G$1]&amp;&quot; = &quot;&amp;[.G45]*30&amp;&quot;, &quot;&amp;[.H$1]&amp;&quot; = &quot;&amp;[.H45]&amp;&quot;, &quot;&amp;IF([.I45]=&quot;&quot;;&quot;&quot;;[.I$1]&amp;&quot; = &quot;&amp;[.I45]&amp;&quot;, &quot;)&amp;IF([.J45]=&quot;&quot;;&quot;&quot;;[.J$1]&amp;&quot; = &quot;&amp;[.J45]&amp;&quot;, &quot;)&amp;IF([.K45]=&quot;&quot;;&quot;&quot;;[.K$1]&amp;&quot; = &quot;&amp;[.K45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39]" office:value-type="string" office:string-value="bug_big">
            <text:p>bug_big</text:p>
          </table:table-cell>
          <table:table-cell table:style-name="ce5" table:formula="of:=[.C44]" office:value-type="float" office:value="2500">
            <text:p>2500</text:p>
          </table:table-cell>
          <table:table-cell table:style-name="ce5" table:formula="of:=[.D44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45]=[.N44];[.G44];[.G44]+[.$O$2])" office:value-type="float" office:value="850">
            <text:p>8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39]" office:value-type="float" office:value="1">
            <text:p>1</text:p>
          </table:table-cell>
          <table:table-cell table:style-name="ce5" table:number-columns-repeated="2"/>
          <table:table-cell table:style-name="ce6" table:formula="of:=[.N39]+1" office:value-type="float" office:value="8">
            <text:p>8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46]&amp;&quot;', &quot;&amp;[.C$1]&amp;&quot; = &quot;&amp;[.C46]&amp;&quot;, &quot;&amp;[.D$1]&amp;&quot; = &quot;&amp;[.D46]&amp;&quot;, &quot;&amp;[.E$1]&amp;&quot; = &quot;&amp;[.E46]&amp;&quot;, &quot;&amp;[.F$1]&amp;&quot; = &quot;&amp;[.F46]&amp;&quot;, &quot;&amp;[.G$1]&amp;&quot; = &quot;&amp;[.G46]*30&amp;&quot;, &quot;&amp;[.H$1]&amp;&quot; = &quot;&amp;[.H46]&amp;&quot;, &quot;&amp;IF([.I46]=&quot;&quot;;&quot;&quot;;[.I$1]&amp;&quot; = &quot;&amp;[.I46]&amp;&quot;, &quot;)&amp;IF([.J46]=&quot;&quot;;&quot;&quot;;[.J$1]&amp;&quot; = &quot;&amp;[.J46]&amp;&quot;, &quot;)&amp;IF([.K46]=&quot;&quot;;&quot;&quot;;[.K$1]&amp;&quot; = &quot;&amp;[.K46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40]" office:value-type="string" office:string-value="bug_big">
            <text:p>bug_big</text:p>
          </table:table-cell>
          <table:table-cell table:style-name="ce5" table:formula="of:=[.C45]" office:value-type="float" office:value="2500">
            <text:p>2500</text:p>
          </table:table-cell>
          <table:table-cell table:style-name="ce5" table:formula="of:=[.D45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46]=[.N45];[.G45];[.G45]+[.$O$2])" office:value-type="float" office:value="850">
            <text:p>8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40]" office:value-type="float" office:value="2">
            <text:p>2</text:p>
          </table:table-cell>
          <table:table-cell table:style-name="ce5" table:number-columns-repeated="2"/>
          <table:table-cell table:style-name="ce6" table:formula="of:=[.N40]+1" office:value-type="float" office:value="8">
            <text:p>8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47]&amp;&quot;', &quot;&amp;[.C$1]&amp;&quot; = &quot;&amp;[.C47]&amp;&quot;, &quot;&amp;[.D$1]&amp;&quot; = &quot;&amp;[.D47]&amp;&quot;, &quot;&amp;[.E$1]&amp;&quot; = &quot;&amp;[.E47]&amp;&quot;, &quot;&amp;[.F$1]&amp;&quot; = &quot;&amp;[.F47]&amp;&quot;, &quot;&amp;[.G$1]&amp;&quot; = &quot;&amp;[.G47]*30&amp;&quot;, &quot;&amp;[.H$1]&amp;&quot; = &quot;&amp;[.H47]&amp;&quot;, &quot;&amp;IF([.I47]=&quot;&quot;;&quot;&quot;;[.I$1]&amp;&quot; = &quot;&amp;[.I47]&amp;&quot;, &quot;)&amp;IF([.J47]=&quot;&quot;;&quot;&quot;;[.J$1]&amp;&quot; = &quot;&amp;[.J47]&amp;&quot;, &quot;)&amp;IF([.K47]=&quot;&quot;;&quot;&quot;;[.K$1]&amp;&quot; = &quot;&amp;[.K47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41]" office:value-type="string" office:string-value="bug_big">
            <text:p>bug_big</text:p>
          </table:table-cell>
          <table:table-cell table:style-name="ce5" table:formula="of:=[.C46]" office:value-type="float" office:value="2500">
            <text:p>2500</text:p>
          </table:table-cell>
          <table:table-cell table:style-name="ce5" table:formula="of:=[.D46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47]=[.N46];[.G46];[.G46]+[.$O$2])" office:value-type="float" office:value="850">
            <text:p>8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41]" office:value-type="float" office:value="2">
            <text:p>2</text:p>
          </table:table-cell>
          <table:table-cell table:style-name="ce5" table:number-columns-repeated="2"/>
          <table:table-cell table:style-name="ce6" table:formula="of:=[.N41]+1" office:value-type="float" office:value="8">
            <text:p>8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48]&amp;&quot;', &quot;&amp;[.C$1]&amp;&quot; = &quot;&amp;[.C48]&amp;&quot;, &quot;&amp;[.D$1]&amp;&quot; = &quot;&amp;[.D48]&amp;&quot;, &quot;&amp;[.E$1]&amp;&quot; = &quot;&amp;[.E48]&amp;&quot;, &quot;&amp;[.F$1]&amp;&quot; = &quot;&amp;[.F48]&amp;&quot;, &quot;&amp;[.G$1]&amp;&quot; = &quot;&amp;[.G48]*30&amp;&quot;, &quot;&amp;[.H$1]&amp;&quot; = &quot;&amp;[.H48]&amp;&quot;, &quot;&amp;IF([.I48]=&quot;&quot;;&quot;&quot;;[.I$1]&amp;&quot; = &quot;&amp;[.I48]&amp;&quot;, &quot;)&amp;IF([.J48]=&quot;&quot;;&quot;&quot;;[.J$1]&amp;&quot; = &quot;&amp;[.J48]&amp;&quot;, &quot;)&amp;IF([.K48]=&quot;&quot;;&quot;&quot;;[.K$1]&amp;&quot; = &quot;&amp;[.K48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42]" office:value-type="string" office:string-value="bug_big">
            <text:p>bug_big</text:p>
          </table:table-cell>
          <table:table-cell table:style-name="ce5" table:formula="of:=[.C47]" office:value-type="float" office:value="2500">
            <text:p>2500</text:p>
          </table:table-cell>
          <table:table-cell table:style-name="ce5" table:formula="of:=[.D47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48]=[.N47];[.G47];[.G47]+[.$O$2])" office:value-type="float" office:value="850">
            <text:p>8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42]" office:value-type="float" office:value="3">
            <text:p>3</text:p>
          </table:table-cell>
          <table:table-cell table:style-name="ce5" table:number-columns-repeated="2"/>
          <table:table-cell table:style-name="ce6" table:formula="of:=[.N42]+1" office:value-type="float" office:value="8">
            <text:p>8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49]&amp;&quot;', &quot;&amp;[.C$1]&amp;&quot; = &quot;&amp;[.C49]&amp;&quot;, &quot;&amp;[.D$1]&amp;&quot; = &quot;&amp;[.D49]&amp;&quot;, &quot;&amp;[.E$1]&amp;&quot; = &quot;&amp;[.E49]&amp;&quot;, &quot;&amp;[.F$1]&amp;&quot; = &quot;&amp;[.F49]&amp;&quot;, &quot;&amp;[.G$1]&amp;&quot; = &quot;&amp;[.G49]*30&amp;&quot;, &quot;&amp;[.H$1]&amp;&quot; = &quot;&amp;[.H49]&amp;&quot;, &quot;&amp;IF([.I49]=&quot;&quot;;&quot;&quot;;[.I$1]&amp;&quot; = &quot;&amp;[.I49]&amp;&quot;, &quot;)&amp;IF([.J49]=&quot;&quot;;&quot;&quot;;[.J$1]&amp;&quot; = &quot;&amp;[.J49]&amp;&quot;, &quot;)&amp;IF([.K49]=&quot;&quot;;&quot;&quot;;[.K$1]&amp;&quot; = &quot;&amp;[.K49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43]" office:value-type="string" office:string-value="bug_big">
            <text:p>bug_big</text:p>
          </table:table-cell>
          <table:table-cell table:style-name="ce5" table:formula="of:=[.C48]" office:value-type="float" office:value="2500">
            <text:p>2500</text:p>
          </table:table-cell>
          <table:table-cell table:style-name="ce5" table:formula="of:=[.D48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49]=[.N48];[.G48];[.G48]+[.$O$2])" office:value-type="float" office:value="850">
            <text:p>8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43]" office:value-type="float" office:value="4">
            <text:p>4</text:p>
          </table:table-cell>
          <table:table-cell table:style-name="ce5" table:number-columns-repeated="2"/>
          <table:table-cell table:style-name="ce6" table:formula="of:=[.N43]+1" office:value-type="float" office:value="8">
            <text:p>8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50]&amp;&quot;', &quot;&amp;[.C$1]&amp;&quot; = &quot;&amp;[.C50]&amp;&quot;, &quot;&amp;[.D$1]&amp;&quot; = &quot;&amp;[.D50]&amp;&quot;, &quot;&amp;[.E$1]&amp;&quot; = &quot;&amp;[.E50]&amp;&quot;, &quot;&amp;[.F$1]&amp;&quot; = &quot;&amp;[.F50]&amp;&quot;, &quot;&amp;[.G$1]&amp;&quot; = &quot;&amp;[.G50]*30&amp;&quot;, &quot;&amp;[.H$1]&amp;&quot; = &quot;&amp;[.H50]&amp;&quot;, &quot;&amp;IF([.I50]=&quot;&quot;;&quot;&quot;;[.I$1]&amp;&quot; = &quot;&amp;[.I50]&amp;&quot;, &quot;)&amp;IF([.J50]=&quot;&quot;;&quot;&quot;;[.J$1]&amp;&quot; = &quot;&amp;[.J50]&amp;&quot;, &quot;)&amp;IF([.K50]=&quot;&quot;;&quot;&quot;;[.K$1]&amp;&quot; = &quot;&amp;[.K50]&amp;&quot;, &quot;)&amp;&quot; },&quot;" office:value-type="string" office:string-value="{ name = 'tc_ghoul', x = 2500, z = 2000, facing = 0, spawnRadius = 0, delay = 29100, orbitalDrop = false, patrolRoute = {{3800, 2400}, {2040, 2080}, {2800, 3500}, {700, 3800}, {200, 3200}, {800, 2600}, {150, 1800}, {2040, 2080}, {1300, 500}, {3800, 370}, }, difficultyAtLeast = 1,  },">
            <text:p>{ name = 'tc_ghoul', x = 2500, z = 2000, facing = 0, spawnRadius = 0, delay = 29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44]" office:value-type="string" office:string-value="tc_ghoul">
            <text:p>tc_ghoul</text:p>
          </table:table-cell>
          <table:table-cell table:style-name="ce5" table:formula="of:=[.C49]" office:value-type="float" office:value="2500">
            <text:p>2500</text:p>
          </table:table-cell>
          <table:table-cell table:style-name="ce5" table:formula="of:=[.D49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50]=[.N49];[.G49];[.G49]+[.$O$2])" office:value-type="float" office:value="970">
            <text:p>9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44]" office:value-type="float" office:value="1">
            <text:p>1</text:p>
          </table:table-cell>
          <table:table-cell table:style-name="ce5" table:number-columns-repeated="2"/>
          <table:table-cell table:style-name="ce6" table:formula="of:=[.N44]+1" office:value-type="float" office:value="9">
            <text:p>9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51]&amp;&quot;', &quot;&amp;[.C$1]&amp;&quot; = &quot;&amp;[.C51]&amp;&quot;, &quot;&amp;[.D$1]&amp;&quot; = &quot;&amp;[.D51]&amp;&quot;, &quot;&amp;[.E$1]&amp;&quot; = &quot;&amp;[.E51]&amp;&quot;, &quot;&amp;[.F$1]&amp;&quot; = &quot;&amp;[.F51]&amp;&quot;, &quot;&amp;[.G$1]&amp;&quot; = &quot;&amp;[.G51]*30&amp;&quot;, &quot;&amp;[.H$1]&amp;&quot; = &quot;&amp;[.H51]&amp;&quot;, &quot;&amp;IF([.I51]=&quot;&quot;;&quot;&quot;;[.I$1]&amp;&quot; = &quot;&amp;[.I51]&amp;&quot;, &quot;)&amp;IF([.J51]=&quot;&quot;;&quot;&quot;;[.J$1]&amp;&quot; = &quot;&amp;[.J51]&amp;&quot;, &quot;)&amp;IF([.K51]=&quot;&quot;;&quot;&quot;;[.K$1]&amp;&quot; = &quot;&amp;[.K51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45]" office:value-type="string" office:string-value="bug_big">
            <text:p>bug_big</text:p>
          </table:table-cell>
          <table:table-cell table:style-name="ce5" table:formula="of:=[.C50]" office:value-type="float" office:value="2500">
            <text:p>2500</text:p>
          </table:table-cell>
          <table:table-cell table:style-name="ce5" table:formula="of:=[.D50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51]=[.N50];[.G50];[.G50]+[.$O$2])" office:value-type="float" office:value="970">
            <text:p>9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45]" office:value-type="float" office:value="1">
            <text:p>1</text:p>
          </table:table-cell>
          <table:table-cell table:style-name="ce5" table:number-columns-repeated="2"/>
          <table:table-cell table:style-name="ce6" table:formula="of:=[.N45]+1" office:value-type="float" office:value="9">
            <text:p>9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52]&amp;&quot;', &quot;&amp;[.C$1]&amp;&quot; = &quot;&amp;[.C52]&amp;&quot;, &quot;&amp;[.D$1]&amp;&quot; = &quot;&amp;[.D52]&amp;&quot;, &quot;&amp;[.E$1]&amp;&quot; = &quot;&amp;[.E52]&amp;&quot;, &quot;&amp;[.F$1]&amp;&quot; = &quot;&amp;[.F52]&amp;&quot;, &quot;&amp;[.G$1]&amp;&quot; = &quot;&amp;[.G52]*30&amp;&quot;, &quot;&amp;[.H$1]&amp;&quot; = &quot;&amp;[.H52]&amp;&quot;, &quot;&amp;IF([.I52]=&quot;&quot;;&quot;&quot;;[.I$1]&amp;&quot; = &quot;&amp;[.I52]&amp;&quot;, &quot;)&amp;IF([.J52]=&quot;&quot;;&quot;&quot;;[.J$1]&amp;&quot; = &quot;&amp;[.J52]&amp;&quot;, &quot;)&amp;IF([.K52]=&quot;&quot;;&quot;&quot;;[.K$1]&amp;&quot; = &quot;&amp;[.K52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46]" office:value-type="string" office:string-value="bug_big">
            <text:p>bug_big</text:p>
          </table:table-cell>
          <table:table-cell table:style-name="ce5" table:formula="of:=[.C51]" office:value-type="float" office:value="2500">
            <text:p>2500</text:p>
          </table:table-cell>
          <table:table-cell table:style-name="ce5" table:formula="of:=[.D51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52]=[.N51];[.G51];[.G51]+[.$O$2])" office:value-type="float" office:value="970">
            <text:p>9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46]" office:value-type="float" office:value="2">
            <text:p>2</text:p>
          </table:table-cell>
          <table:table-cell table:style-name="ce5" table:number-columns-repeated="2"/>
          <table:table-cell table:style-name="ce6" table:formula="of:=[.N46]+1" office:value-type="float" office:value="9">
            <text:p>9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53]&amp;&quot;', &quot;&amp;[.C$1]&amp;&quot; = &quot;&amp;[.C53]&amp;&quot;, &quot;&amp;[.D$1]&amp;&quot; = &quot;&amp;[.D53]&amp;&quot;, &quot;&amp;[.E$1]&amp;&quot; = &quot;&amp;[.E53]&amp;&quot;, &quot;&amp;[.F$1]&amp;&quot; = &quot;&amp;[.F53]&amp;&quot;, &quot;&amp;[.G$1]&amp;&quot; = &quot;&amp;[.G53]*30&amp;&quot;, &quot;&amp;[.H$1]&amp;&quot; = &quot;&amp;[.H53]&amp;&quot;, &quot;&amp;IF([.I53]=&quot;&quot;;&quot;&quot;;[.I$1]&amp;&quot; = &quot;&amp;[.I53]&amp;&quot;, &quot;)&amp;IF([.J53]=&quot;&quot;;&quot;&quot;;[.J$1]&amp;&quot; = &quot;&amp;[.J53]&amp;&quot;, &quot;)&amp;IF([.K53]=&quot;&quot;;&quot;&quot;;[.K$1]&amp;&quot; = &quot;&amp;[.K53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47]" office:value-type="string" office:string-value="bug_big">
            <text:p>bug_big</text:p>
          </table:table-cell>
          <table:table-cell table:style-name="ce5" table:formula="of:=[.C52]" office:value-type="float" office:value="2500">
            <text:p>2500</text:p>
          </table:table-cell>
          <table:table-cell table:style-name="ce5" table:formula="of:=[.D52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53]=[.N52];[.G52];[.G52]+[.$O$2])" office:value-type="float" office:value="970">
            <text:p>97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47]" office:value-type="float" office:value="2">
            <text:p>2</text:p>
          </table:table-cell>
          <table:table-cell table:style-name="ce6" table:number-columns-repeated="2"/>
          <table:table-cell table:style-name="ce6" table:formula="of:=[.N47]+1" office:value-type="float" office:value="9">
            <text:p>9</text:p>
          </table:table-cell>
          <table:table-cell table:style-name="ce6" table:number-columns-repeated="1010"/>
        </table:table-row>
        <table:table-row table:style-name="ro1">
          <table:table-cell table:style-name="ce2" table:formula="of:=&quot;{ &quot;&amp;[.B$1]&amp;&quot; = '&quot;&amp;[.B54]&amp;&quot;', &quot;&amp;[.C$1]&amp;&quot; = &quot;&amp;[.C54]&amp;&quot;, &quot;&amp;[.D$1]&amp;&quot; = &quot;&amp;[.D54]&amp;&quot;, &quot;&amp;[.E$1]&amp;&quot; = &quot;&amp;[.E54]&amp;&quot;, &quot;&amp;[.F$1]&amp;&quot; = &quot;&amp;[.F54]&amp;&quot;, &quot;&amp;[.G$1]&amp;&quot; = &quot;&amp;[.G54]*30&amp;&quot;, &quot;&amp;[.H$1]&amp;&quot; = &quot;&amp;[.H54]&amp;&quot;, &quot;&amp;IF([.I54]=&quot;&quot;;&quot;&quot;;[.I$1]&amp;&quot; = &quot;&amp;[.I54]&amp;&quot;, &quot;)&amp;IF([.J54]=&quot;&quot;;&quot;&quot;;[.J$1]&amp;&quot; = &quot;&amp;[.J54]&amp;&quot;, &quot;)&amp;IF([.K54]=&quot;&quot;;&quot;&quot;;[.K$1]&amp;&quot; = &quot;&amp;[.K54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48]" office:value-type="string" office:string-value="bug_big">
            <text:p>bug_big</text:p>
          </table:table-cell>
          <table:table-cell table:style-name="ce5" table:formula="of:=[.C53]" office:value-type="float" office:value="2500">
            <text:p>2500</text:p>
          </table:table-cell>
          <table:table-cell table:style-name="ce5" table:formula="of:=[.D53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54]=[.N53];[.G53];[.G53]+[.$O$2])" office:value-type="float" office:value="970">
            <text:p>97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48]" office:value-type="float" office:value="3">
            <text:p>3</text:p>
          </table:table-cell>
          <table:table-cell table:style-name="ce6" table:number-columns-repeated="2"/>
          <table:table-cell table:style-name="ce6" table:formula="of:=[.N48]+1" office:value-type="float" office:value="9">
            <text:p>9</text:p>
          </table:table-cell>
          <table:table-cell table:style-name="ce6" table:number-columns-repeated="1010"/>
        </table:table-row>
        <table:table-row table:style-name="ro1">
          <table:table-cell table:style-name="ce2" table:formula="of:=&quot;{ &quot;&amp;[.B$1]&amp;&quot; = '&quot;&amp;[.B55]&amp;&quot;', &quot;&amp;[.C$1]&amp;&quot; = &quot;&amp;[.C55]&amp;&quot;, &quot;&amp;[.D$1]&amp;&quot; = &quot;&amp;[.D55]&amp;&quot;, &quot;&amp;[.E$1]&amp;&quot; = &quot;&amp;[.E55]&amp;&quot;, &quot;&amp;[.F$1]&amp;&quot; = &quot;&amp;[.F55]&amp;&quot;, &quot;&amp;[.G$1]&amp;&quot; = &quot;&amp;[.G55]*30&amp;&quot;, &quot;&amp;[.H$1]&amp;&quot; = &quot;&amp;[.H55]&amp;&quot;, &quot;&amp;IF([.I55]=&quot;&quot;;&quot;&quot;;[.I$1]&amp;&quot; = &quot;&amp;[.I55]&amp;&quot;, &quot;)&amp;IF([.J55]=&quot;&quot;;&quot;&quot;;[.J$1]&amp;&quot; = &quot;&amp;[.J55]&amp;&quot;, &quot;)&amp;IF([.K55]=&quot;&quot;;&quot;&quot;;[.K$1]&amp;&quot; = &quot;&amp;[.K55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49]" office:value-type="string" office:string-value="bug_big">
            <text:p>bug_big</text:p>
          </table:table-cell>
          <table:table-cell table:style-name="ce5" table:formula="of:=[.C54]" office:value-type="float" office:value="2500">
            <text:p>2500</text:p>
          </table:table-cell>
          <table:table-cell table:style-name="ce5" table:formula="of:=[.D54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55]=[.N54];[.G54];[.G54]+[.$O$2])" office:value-type="float" office:value="970">
            <text:p>97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49]" office:value-type="float" office:value="4">
            <text:p>4</text:p>
          </table:table-cell>
          <table:table-cell table:style-name="ce6" table:number-columns-repeated="2"/>
          <table:table-cell table:style-name="ce6" table:formula="of:=[.N49]+1" office:value-type="float" office:value="9">
            <text:p>9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56]&amp;&quot;', &quot;&amp;[.C$1]&amp;&quot; = &quot;&amp;[.C56]&amp;&quot;, &quot;&amp;[.D$1]&amp;&quot; = &quot;&amp;[.D56]&amp;&quot;, &quot;&amp;[.E$1]&amp;&quot; = &quot;&amp;[.E56]&amp;&quot;, &quot;&amp;[.F$1]&amp;&quot; = &quot;&amp;[.F56]&amp;&quot;, &quot;&amp;[.G$1]&amp;&quot; = &quot;&amp;[.G56]*30&amp;&quot;, &quot;&amp;[.H$1]&amp;&quot; = &quot;&amp;[.H56]&amp;&quot;, &quot;&amp;IF([.I56]=&quot;&quot;;&quot;&quot;;[.I$1]&amp;&quot; = &quot;&amp;[.I56]&amp;&quot;, &quot;)&amp;IF([.J56]=&quot;&quot;;&quot;&quot;;[.J$1]&amp;&quot; = &quot;&amp;[.J56]&amp;&quot;, &quot;)&amp;IF([.K56]=&quot;&quot;;&quot;&quot;;[.K$1]&amp;&quot; = &quot;&amp;[.K56]&amp;&quot;, &quot;)&amp;&quot; },&quot;" office:value-type="string" office:string-value="{ name = 'tc_ghoul', x = 2500, z = 2000, facing = 0, spawnRadius = 0, delay = 32700, orbitalDrop = false, patrolRoute = {{3800, 2400}, {2040, 2080}, {2800, 3500}, {700, 3800}, {200, 3200}, {800, 2600}, {150, 1800}, {2040, 2080}, {1300, 500}, {3800, 370}, }, difficultyAtLeast = 1,  },">
            <text:p>{ name = 'tc_ghoul', x = 2500, z = 2000, facing = 0, spawnRadius = 0, delay = 32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50]" office:value-type="string" office:string-value="tc_ghoul">
            <text:p>tc_ghoul</text:p>
          </table:table-cell>
          <table:table-cell table:style-name="ce5" table:formula="of:=[.C55]" office:value-type="float" office:value="2500">
            <text:p>2500</text:p>
          </table:table-cell>
          <table:table-cell table:style-name="ce5" table:formula="of:=[.D55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56]=[.N55];[.G55];[.G55]+[.$O$2])" office:value-type="float" office:value="1090">
            <text:p>10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50]" office:value-type="float" office:value="1">
            <text:p>1</text:p>
          </table:table-cell>
          <table:table-cell table:style-name="ce6" table:number-columns-repeated="2"/>
          <table:table-cell table:style-name="ce6" table:formula="of:=[.N50]+1" office:value-type="float" office:value="10">
            <text:p>10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57]&amp;&quot;', &quot;&amp;[.C$1]&amp;&quot; = &quot;&amp;[.C57]&amp;&quot;, &quot;&amp;[.D$1]&amp;&quot; = &quot;&amp;[.D57]&amp;&quot;, &quot;&amp;[.E$1]&amp;&quot; = &quot;&amp;[.E57]&amp;&quot;, &quot;&amp;[.F$1]&amp;&quot; = &quot;&amp;[.F57]&amp;&quot;, &quot;&amp;[.G$1]&amp;&quot; = &quot;&amp;[.G57]*30&amp;&quot;, &quot;&amp;[.H$1]&amp;&quot; = &quot;&amp;[.H57]&amp;&quot;, &quot;&amp;IF([.I57]=&quot;&quot;;&quot;&quot;;[.I$1]&amp;&quot; = &quot;&amp;[.I57]&amp;&quot;, &quot;)&amp;IF([.J57]=&quot;&quot;;&quot;&quot;;[.J$1]&amp;&quot; = &quot;&amp;[.J57]&amp;&quot;, &quot;)&amp;IF([.K57]=&quot;&quot;;&quot;&quot;;[.K$1]&amp;&quot; = &quot;&amp;[.K57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51]" office:value-type="string" office:string-value="bug_big">
            <text:p>bug_big</text:p>
          </table:table-cell>
          <table:table-cell table:style-name="ce5" table:formula="of:=[.C56]" office:value-type="float" office:value="2500">
            <text:p>2500</text:p>
          </table:table-cell>
          <table:table-cell table:style-name="ce5" table:formula="of:=[.D56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57]=[.N56];[.G56];[.G56]+[.$O$2])" office:value-type="float" office:value="1090">
            <text:p>10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51]" office:value-type="float" office:value="1">
            <text:p>1</text:p>
          </table:table-cell>
          <table:table-cell table:style-name="ce6" table:number-columns-repeated="2"/>
          <table:table-cell table:style-name="ce6" table:formula="of:=[.N51]+1" office:value-type="float" office:value="10">
            <text:p>10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58]&amp;&quot;', &quot;&amp;[.C$1]&amp;&quot; = &quot;&amp;[.C58]&amp;&quot;, &quot;&amp;[.D$1]&amp;&quot; = &quot;&amp;[.D58]&amp;&quot;, &quot;&amp;[.E$1]&amp;&quot; = &quot;&amp;[.E58]&amp;&quot;, &quot;&amp;[.F$1]&amp;&quot; = &quot;&amp;[.F58]&amp;&quot;, &quot;&amp;[.G$1]&amp;&quot; = &quot;&amp;[.G58]*30&amp;&quot;, &quot;&amp;[.H$1]&amp;&quot; = &quot;&amp;[.H58]&amp;&quot;, &quot;&amp;IF([.I58]=&quot;&quot;;&quot;&quot;;[.I$1]&amp;&quot; = &quot;&amp;[.I58]&amp;&quot;, &quot;)&amp;IF([.J58]=&quot;&quot;;&quot;&quot;;[.J$1]&amp;&quot; = &quot;&amp;[.J58]&amp;&quot;, &quot;)&amp;IF([.K58]=&quot;&quot;;&quot;&quot;;[.K$1]&amp;&quot; = &quot;&amp;[.K58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52]" office:value-type="string" office:string-value="bug_big">
            <text:p>bug_big</text:p>
          </table:table-cell>
          <table:table-cell table:style-name="ce5" table:formula="of:=[.C57]" office:value-type="float" office:value="2500">
            <text:p>2500</text:p>
          </table:table-cell>
          <table:table-cell table:style-name="ce5" table:formula="of:=[.D57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58]=[.N57];[.G57];[.G57]+[.$O$2])" office:value-type="float" office:value="1090">
            <text:p>10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52]" office:value-type="float" office:value="2">
            <text:p>2</text:p>
          </table:table-cell>
          <table:table-cell table:style-name="ce6" table:number-columns-repeated="2"/>
          <table:table-cell table:style-name="ce6" table:formula="of:=[.N52]+1" office:value-type="float" office:value="10">
            <text:p>10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59]&amp;&quot;', &quot;&amp;[.C$1]&amp;&quot; = &quot;&amp;[.C59]&amp;&quot;, &quot;&amp;[.D$1]&amp;&quot; = &quot;&amp;[.D59]&amp;&quot;, &quot;&amp;[.E$1]&amp;&quot; = &quot;&amp;[.E59]&amp;&quot;, &quot;&amp;[.F$1]&amp;&quot; = &quot;&amp;[.F59]&amp;&quot;, &quot;&amp;[.G$1]&amp;&quot; = &quot;&amp;[.G59]*30&amp;&quot;, &quot;&amp;[.H$1]&amp;&quot; = &quot;&amp;[.H59]&amp;&quot;, &quot;&amp;IF([.I59]=&quot;&quot;;&quot;&quot;;[.I$1]&amp;&quot; = &quot;&amp;[.I59]&amp;&quot;, &quot;)&amp;IF([.J59]=&quot;&quot;;&quot;&quot;;[.J$1]&amp;&quot; = &quot;&amp;[.J59]&amp;&quot;, &quot;)&amp;IF([.K59]=&quot;&quot;;&quot;&quot;;[.K$1]&amp;&quot; = &quot;&amp;[.K59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53]" office:value-type="string" office:string-value="bug_big">
            <text:p>bug_big</text:p>
          </table:table-cell>
          <table:table-cell table:style-name="ce5" table:formula="of:=[.C58]" office:value-type="float" office:value="2500">
            <text:p>2500</text:p>
          </table:table-cell>
          <table:table-cell table:style-name="ce5" table:formula="of:=[.D58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59]=[.N58];[.G58];[.G58]+[.$O$2])" office:value-type="float" office:value="1090">
            <text:p>10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53]" office:value-type="float" office:value="2">
            <text:p>2</text:p>
          </table:table-cell>
          <table:table-cell table:style-name="ce6" table:number-columns-repeated="2"/>
          <table:table-cell table:style-name="ce6" table:formula="of:=[.N53]+1" office:value-type="float" office:value="10">
            <text:p>10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60]&amp;&quot;', &quot;&amp;[.C$1]&amp;&quot; = &quot;&amp;[.C60]&amp;&quot;, &quot;&amp;[.D$1]&amp;&quot; = &quot;&amp;[.D60]&amp;&quot;, &quot;&amp;[.E$1]&amp;&quot; = &quot;&amp;[.E60]&amp;&quot;, &quot;&amp;[.F$1]&amp;&quot; = &quot;&amp;[.F60]&amp;&quot;, &quot;&amp;[.G$1]&amp;&quot; = &quot;&amp;[.G60]*30&amp;&quot;, &quot;&amp;[.H$1]&amp;&quot; = &quot;&amp;[.H60]&amp;&quot;, &quot;&amp;IF([.I60]=&quot;&quot;;&quot;&quot;;[.I$1]&amp;&quot; = &quot;&amp;[.I60]&amp;&quot;, &quot;)&amp;IF([.J60]=&quot;&quot;;&quot;&quot;;[.J$1]&amp;&quot; = &quot;&amp;[.J60]&amp;&quot;, &quot;)&amp;IF([.K60]=&quot;&quot;;&quot;&quot;;[.K$1]&amp;&quot; = &quot;&amp;[.K60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54]" office:value-type="string" office:string-value="bug_big">
            <text:p>bug_big</text:p>
          </table:table-cell>
          <table:table-cell table:style-name="ce5" table:formula="of:=[.C59]" office:value-type="float" office:value="2500">
            <text:p>2500</text:p>
          </table:table-cell>
          <table:table-cell table:style-name="ce5" table:formula="of:=[.D59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60]=[.N59];[.G59];[.G59]+[.$O$2])" office:value-type="float" office:value="1090">
            <text:p>10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54]" office:value-type="float" office:value="3">
            <text:p>3</text:p>
          </table:table-cell>
          <table:table-cell table:style-name="ce6" table:number-columns-repeated="2"/>
          <table:table-cell table:style-name="ce6" table:formula="of:=[.N54]+1" office:value-type="float" office:value="10">
            <text:p>10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61]&amp;&quot;', &quot;&amp;[.C$1]&amp;&quot; = &quot;&amp;[.C61]&amp;&quot;, &quot;&amp;[.D$1]&amp;&quot; = &quot;&amp;[.D61]&amp;&quot;, &quot;&amp;[.E$1]&amp;&quot; = &quot;&amp;[.E61]&amp;&quot;, &quot;&amp;[.F$1]&amp;&quot; = &quot;&amp;[.F61]&amp;&quot;, &quot;&amp;[.G$1]&amp;&quot; = &quot;&amp;[.G61]*30&amp;&quot;, &quot;&amp;[.H$1]&amp;&quot; = &quot;&amp;[.H61]&amp;&quot;, &quot;&amp;IF([.I61]=&quot;&quot;;&quot;&quot;;[.I$1]&amp;&quot; = &quot;&amp;[.I61]&amp;&quot;, &quot;)&amp;IF([.J61]=&quot;&quot;;&quot;&quot;;[.J$1]&amp;&quot; = &quot;&amp;[.J61]&amp;&quot;, &quot;)&amp;IF([.K61]=&quot;&quot;;&quot;&quot;;[.K$1]&amp;&quot; = &quot;&amp;[.K61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55]" office:value-type="string" office:string-value="bug_big">
            <text:p>bug_big</text:p>
          </table:table-cell>
          <table:table-cell table:style-name="ce5" table:formula="of:=[.C60]" office:value-type="float" office:value="2500">
            <text:p>2500</text:p>
          </table:table-cell>
          <table:table-cell table:style-name="ce5" table:formula="of:=[.D60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61]=[.N60];[.G60];[.G60]+[.$O$2])" office:value-type="float" office:value="1090">
            <text:p>10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55]" office:value-type="float" office:value="4">
            <text:p>4</text:p>
          </table:table-cell>
          <table:table-cell table:style-name="ce6" table:number-columns-repeated="2"/>
          <table:table-cell table:style-name="ce6" table:formula="of:=[.N55]+1" office:value-type="float" office:value="10">
            <text:p>10</text:p>
          </table:table-cell>
          <table:table-cell table:style-name="ce6" table:number-columns-repeated="1010"/>
        </table:table-row>
        <table:table-row table:style-name="ro1">
          <table:table-cell table:style-name="ce2" table:formula="of:=&quot;{ &quot;&amp;[.B$1]&amp;&quot; = '&quot;&amp;[.B62]&amp;&quot;', &quot;&amp;[.C$1]&amp;&quot; = &quot;&amp;[.C62]&amp;&quot;, &quot;&amp;[.D$1]&amp;&quot; = &quot;&amp;[.D62]&amp;&quot;, &quot;&amp;[.E$1]&amp;&quot; = &quot;&amp;[.E62]&amp;&quot;, &quot;&amp;[.F$1]&amp;&quot; = &quot;&amp;[.F62]&amp;&quot;, &quot;&amp;[.G$1]&amp;&quot; = &quot;&amp;[.G62]*30&amp;&quot;, &quot;&amp;[.H$1]&amp;&quot; = &quot;&amp;[.H62]&amp;&quot;, &quot;&amp;IF([.I62]=&quot;&quot;;&quot;&quot;;[.I$1]&amp;&quot; = &quot;&amp;[.I62]&amp;&quot;, &quot;)&amp;IF([.J62]=&quot;&quot;;&quot;&quot;;[.J$1]&amp;&quot; = &quot;&amp;[.J62]&amp;&quot;, &quot;)&amp;IF([.K62]=&quot;&quot;;&quot;&quot;;[.K$1]&amp;&quot; = &quot;&amp;[.K62]&amp;&quot;, &quot;)&amp;&quot; },&quot;" office:value-type="string" office:string-value="{ name = 'tc_ghoul', x = 2500, z = 2000, facing = 0, spawnRadius = 0, delay = 36300, orbitalDrop = false, patrolRoute = {{3800, 2400}, {2040, 2080}, {2800, 3500}, {700, 3800}, {200, 3200}, {800, 2600}, {150, 1800}, {2040, 2080}, {1300, 500}, {3800, 370}, }, difficultyAtLeast = 1,  },">
            <text:p>{ name = 'tc_ghoul', x = 2500, z = 2000, facing = 0, spawnRadius = 0, delay = 36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56]" office:value-type="string" office:string-value="tc_ghoul">
            <text:p>tc_ghoul</text:p>
          </table:table-cell>
          <table:table-cell table:style-name="ce5" table:formula="of:=[.C61]" office:value-type="float" office:value="2500">
            <text:p>2500</text:p>
          </table:table-cell>
          <table:table-cell table:style-name="ce5" table:formula="of:=[.D61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62]=[.N61];[.G61];[.G61]+[.$O$2])" office:value-type="float" office:value="1210">
            <text:p>12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56]" office:value-type="float" office:value="1">
            <text:p>1</text:p>
          </table:table-cell>
          <table:table-cell table:style-name="ce5" table:number-columns-repeated="2"/>
          <table:table-cell table:style-name="ce6" table:formula="of:=[.N56]+1" office:value-type="float" office:value="11">
            <text:p>11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63]&amp;&quot;', &quot;&amp;[.C$1]&amp;&quot; = &quot;&amp;[.C63]&amp;&quot;, &quot;&amp;[.D$1]&amp;&quot; = &quot;&amp;[.D63]&amp;&quot;, &quot;&amp;[.E$1]&amp;&quot; = &quot;&amp;[.E63]&amp;&quot;, &quot;&amp;[.F$1]&amp;&quot; = &quot;&amp;[.F63]&amp;&quot;, &quot;&amp;[.G$1]&amp;&quot; = &quot;&amp;[.G63]*30&amp;&quot;, &quot;&amp;[.H$1]&amp;&quot; = &quot;&amp;[.H63]&amp;&quot;, &quot;&amp;IF([.I63]=&quot;&quot;;&quot;&quot;;[.I$1]&amp;&quot; = &quot;&amp;[.I63]&amp;&quot;, &quot;)&amp;IF([.J63]=&quot;&quot;;&quot;&quot;;[.J$1]&amp;&quot; = &quot;&amp;[.J63]&amp;&quot;, &quot;)&amp;IF([.K63]=&quot;&quot;;&quot;&quot;;[.K$1]&amp;&quot; = &quot;&amp;[.K63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57]" office:value-type="string" office:string-value="bug_big">
            <text:p>bug_big</text:p>
          </table:table-cell>
          <table:table-cell table:style-name="ce5" table:formula="of:=[.C62]" office:value-type="float" office:value="2500">
            <text:p>2500</text:p>
          </table:table-cell>
          <table:table-cell table:style-name="ce5" table:formula="of:=[.D62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63]=[.N62];[.G62];[.G62]+[.$O$2])" office:value-type="float" office:value="1210">
            <text:p>12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57]" office:value-type="float" office:value="1">
            <text:p>1</text:p>
          </table:table-cell>
          <table:table-cell table:style-name="ce5" table:number-columns-repeated="2"/>
          <table:table-cell table:style-name="ce6" table:formula="of:=[.N57]+1" office:value-type="float" office:value="11">
            <text:p>11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64]&amp;&quot;', &quot;&amp;[.C$1]&amp;&quot; = &quot;&amp;[.C64]&amp;&quot;, &quot;&amp;[.D$1]&amp;&quot; = &quot;&amp;[.D64]&amp;&quot;, &quot;&amp;[.E$1]&amp;&quot; = &quot;&amp;[.E64]&amp;&quot;, &quot;&amp;[.F$1]&amp;&quot; = &quot;&amp;[.F64]&amp;&quot;, &quot;&amp;[.G$1]&amp;&quot; = &quot;&amp;[.G64]*30&amp;&quot;, &quot;&amp;[.H$1]&amp;&quot; = &quot;&amp;[.H64]&amp;&quot;, &quot;&amp;IF([.I64]=&quot;&quot;;&quot;&quot;;[.I$1]&amp;&quot; = &quot;&amp;[.I64]&amp;&quot;, &quot;)&amp;IF([.J64]=&quot;&quot;;&quot;&quot;;[.J$1]&amp;&quot; = &quot;&amp;[.J64]&amp;&quot;, &quot;)&amp;IF([.K64]=&quot;&quot;;&quot;&quot;;[.K$1]&amp;&quot; = &quot;&amp;[.K64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58]" office:value-type="string" office:string-value="bug_big">
            <text:p>bug_big</text:p>
          </table:table-cell>
          <table:table-cell table:style-name="ce5" table:formula="of:=[.C63]" office:value-type="float" office:value="2500">
            <text:p>2500</text:p>
          </table:table-cell>
          <table:table-cell table:style-name="ce5" table:formula="of:=[.D63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64]=[.N63];[.G63];[.G63]+[.$O$2])" office:value-type="float" office:value="1210">
            <text:p>12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58]" office:value-type="float" office:value="2">
            <text:p>2</text:p>
          </table:table-cell>
          <table:table-cell table:style-name="ce5" table:number-columns-repeated="2"/>
          <table:table-cell table:style-name="ce6" table:formula="of:=[.N58]+1" office:value-type="float" office:value="11">
            <text:p>11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65]&amp;&quot;', &quot;&amp;[.C$1]&amp;&quot; = &quot;&amp;[.C65]&amp;&quot;, &quot;&amp;[.D$1]&amp;&quot; = &quot;&amp;[.D65]&amp;&quot;, &quot;&amp;[.E$1]&amp;&quot; = &quot;&amp;[.E65]&amp;&quot;, &quot;&amp;[.F$1]&amp;&quot; = &quot;&amp;[.F65]&amp;&quot;, &quot;&amp;[.G$1]&amp;&quot; = &quot;&amp;[.G65]*30&amp;&quot;, &quot;&amp;[.H$1]&amp;&quot; = &quot;&amp;[.H65]&amp;&quot;, &quot;&amp;IF([.I65]=&quot;&quot;;&quot;&quot;;[.I$1]&amp;&quot; = &quot;&amp;[.I65]&amp;&quot;, &quot;)&amp;IF([.J65]=&quot;&quot;;&quot;&quot;;[.J$1]&amp;&quot; = &quot;&amp;[.J65]&amp;&quot;, &quot;)&amp;IF([.K65]=&quot;&quot;;&quot;&quot;;[.K$1]&amp;&quot; = &quot;&amp;[.K65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59]" office:value-type="string" office:string-value="bug_big">
            <text:p>bug_big</text:p>
          </table:table-cell>
          <table:table-cell table:style-name="ce5" table:formula="of:=[.C64]" office:value-type="float" office:value="2500">
            <text:p>2500</text:p>
          </table:table-cell>
          <table:table-cell table:style-name="ce5" table:formula="of:=[.D64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65]=[.N64];[.G64];[.G64]+[.$O$2])" office:value-type="float" office:value="1210">
            <text:p>12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59]" office:value-type="float" office:value="2">
            <text:p>2</text:p>
          </table:table-cell>
          <table:table-cell table:style-name="ce5" table:number-columns-repeated="2"/>
          <table:table-cell table:style-name="ce6" table:formula="of:=[.N59]+1" office:value-type="float" office:value="11">
            <text:p>11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66]&amp;&quot;', &quot;&amp;[.C$1]&amp;&quot; = &quot;&amp;[.C66]&amp;&quot;, &quot;&amp;[.D$1]&amp;&quot; = &quot;&amp;[.D66]&amp;&quot;, &quot;&amp;[.E$1]&amp;&quot; = &quot;&amp;[.E66]&amp;&quot;, &quot;&amp;[.F$1]&amp;&quot; = &quot;&amp;[.F66]&amp;&quot;, &quot;&amp;[.G$1]&amp;&quot; = &quot;&amp;[.G66]*30&amp;&quot;, &quot;&amp;[.H$1]&amp;&quot; = &quot;&amp;[.H66]&amp;&quot;, &quot;&amp;IF([.I66]=&quot;&quot;;&quot;&quot;;[.I$1]&amp;&quot; = &quot;&amp;[.I66]&amp;&quot;, &quot;)&amp;IF([.J66]=&quot;&quot;;&quot;&quot;;[.J$1]&amp;&quot; = &quot;&amp;[.J66]&amp;&quot;, &quot;)&amp;IF([.K66]=&quot;&quot;;&quot;&quot;;[.K$1]&amp;&quot; = &quot;&amp;[.K66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60]" office:value-type="string" office:string-value="bug_big">
            <text:p>bug_big</text:p>
          </table:table-cell>
          <table:table-cell table:style-name="ce5" table:formula="of:=[.C65]" office:value-type="float" office:value="2500">
            <text:p>2500</text:p>
          </table:table-cell>
          <table:table-cell table:style-name="ce5" table:formula="of:=[.D65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66]=[.N65];[.G65];[.G65]+[.$O$2])" office:value-type="float" office:value="1210">
            <text:p>12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60]" office:value-type="float" office:value="3">
            <text:p>3</text:p>
          </table:table-cell>
          <table:table-cell table:style-name="ce5" table:number-columns-repeated="2"/>
          <table:table-cell table:style-name="ce6" table:formula="of:=[.N60]+1" office:value-type="float" office:value="11">
            <text:p>11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67]&amp;&quot;', &quot;&amp;[.C$1]&amp;&quot; = &quot;&amp;[.C67]&amp;&quot;, &quot;&amp;[.D$1]&amp;&quot; = &quot;&amp;[.D67]&amp;&quot;, &quot;&amp;[.E$1]&amp;&quot; = &quot;&amp;[.E67]&amp;&quot;, &quot;&amp;[.F$1]&amp;&quot; = &quot;&amp;[.F67]&amp;&quot;, &quot;&amp;[.G$1]&amp;&quot; = &quot;&amp;[.G67]*30&amp;&quot;, &quot;&amp;[.H$1]&amp;&quot; = &quot;&amp;[.H67]&amp;&quot;, &quot;&amp;IF([.I67]=&quot;&quot;;&quot;&quot;;[.I$1]&amp;&quot; = &quot;&amp;[.I67]&amp;&quot;, &quot;)&amp;IF([.J67]=&quot;&quot;;&quot;&quot;;[.J$1]&amp;&quot; = &quot;&amp;[.J67]&amp;&quot;, &quot;)&amp;IF([.K67]=&quot;&quot;;&quot;&quot;;[.K$1]&amp;&quot; = &quot;&amp;[.K67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61]" office:value-type="string" office:string-value="bug_big">
            <text:p>bug_big</text:p>
          </table:table-cell>
          <table:table-cell table:style-name="ce5" table:formula="of:=[.C66]" office:value-type="float" office:value="2500">
            <text:p>2500</text:p>
          </table:table-cell>
          <table:table-cell table:style-name="ce5" table:formula="of:=[.D66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67]=[.N66];[.G66];[.G66]+[.$O$2])" office:value-type="float" office:value="1210">
            <text:p>12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61]" office:value-type="float" office:value="4">
            <text:p>4</text:p>
          </table:table-cell>
          <table:table-cell table:style-name="ce5" table:number-columns-repeated="2"/>
          <table:table-cell table:style-name="ce6" table:formula="of:=[.N61]+1" office:value-type="float" office:value="11">
            <text:p>11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68]&amp;&quot;', &quot;&amp;[.C$1]&amp;&quot; = &quot;&amp;[.C68]&amp;&quot;, &quot;&amp;[.D$1]&amp;&quot; = &quot;&amp;[.D68]&amp;&quot;, &quot;&amp;[.E$1]&amp;&quot; = &quot;&amp;[.E68]&amp;&quot;, &quot;&amp;[.F$1]&amp;&quot; = &quot;&amp;[.F68]&amp;&quot;, &quot;&amp;[.G$1]&amp;&quot; = &quot;&amp;[.G68]*30&amp;&quot;, &quot;&amp;[.H$1]&amp;&quot; = &quot;&amp;[.H68]&amp;&quot;, &quot;&amp;IF([.I68]=&quot;&quot;;&quot;&quot;;[.I$1]&amp;&quot; = &quot;&amp;[.I68]&amp;&quot;, &quot;)&amp;IF([.J68]=&quot;&quot;;&quot;&quot;;[.J$1]&amp;&quot; = &quot;&amp;[.J68]&amp;&quot;, &quot;)&amp;IF([.K68]=&quot;&quot;;&quot;&quot;;[.K$1]&amp;&quot; = &quot;&amp;[.K68]&amp;&quot;, &quot;)&amp;&quot; },&quot;" office:value-type="string" office:string-value="{ name = 'tc_ghoul', x = 2500, z = 2000, facing = 0, spawnRadius = 0, delay = 39900, orbitalDrop = false, patrolRoute = {{3800, 2400}, {2040, 2080}, {2800, 3500}, {700, 3800}, {200, 3200}, {800, 2600}, {150, 1800}, {2040, 2080}, {1300, 500}, {3800, 370}, }, difficultyAtLeast = 1,  },">
            <text:p>{ name = 'tc_ghoul', x = 2500, z = 2000, facing = 0, spawnRadius = 0, delay = 39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62]" office:value-type="string" office:string-value="tc_ghoul">
            <text:p>tc_ghoul</text:p>
          </table:table-cell>
          <table:table-cell table:style-name="ce5" table:formula="of:=[.C67]" office:value-type="float" office:value="2500">
            <text:p>2500</text:p>
          </table:table-cell>
          <table:table-cell table:style-name="ce5" table:formula="of:=[.D67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68]=[.N67];[.G67];[.G67]+[.$O$2])" office:value-type="float" office:value="1330">
            <text:p>133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62]" office:value-type="float" office:value="1">
            <text:p>1</text:p>
          </table:table-cell>
          <table:table-cell table:style-name="ce5" table:number-columns-repeated="2"/>
          <table:table-cell table:style-name="ce6" table:formula="of:=[.N62]+1" office:value-type="float" office:value="12">
            <text:p>12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69]&amp;&quot;', &quot;&amp;[.C$1]&amp;&quot; = &quot;&amp;[.C69]&amp;&quot;, &quot;&amp;[.D$1]&amp;&quot; = &quot;&amp;[.D69]&amp;&quot;, &quot;&amp;[.E$1]&amp;&quot; = &quot;&amp;[.E69]&amp;&quot;, &quot;&amp;[.F$1]&amp;&quot; = &quot;&amp;[.F69]&amp;&quot;, &quot;&amp;[.G$1]&amp;&quot; = &quot;&amp;[.G69]*30&amp;&quot;, &quot;&amp;[.H$1]&amp;&quot; = &quot;&amp;[.H69]&amp;&quot;, &quot;&amp;IF([.I69]=&quot;&quot;;&quot;&quot;;[.I$1]&amp;&quot; = &quot;&amp;[.I69]&amp;&quot;, &quot;)&amp;IF([.J69]=&quot;&quot;;&quot;&quot;;[.J$1]&amp;&quot; = &quot;&amp;[.J69]&amp;&quot;, &quot;)&amp;IF([.K69]=&quot;&quot;;&quot;&quot;;[.K$1]&amp;&quot; = &quot;&amp;[.K69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63]" office:value-type="string" office:string-value="bug_big">
            <text:p>bug_big</text:p>
          </table:table-cell>
          <table:table-cell table:style-name="ce5" table:formula="of:=[.C68]" office:value-type="float" office:value="2500">
            <text:p>2500</text:p>
          </table:table-cell>
          <table:table-cell table:style-name="ce5" table:formula="of:=[.D68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69]=[.N68];[.G68];[.G68]+[.$O$2])" office:value-type="float" office:value="1330">
            <text:p>133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63]" office:value-type="float" office:value="1">
            <text:p>1</text:p>
          </table:table-cell>
          <table:table-cell table:style-name="ce5" table:number-columns-repeated="2"/>
          <table:table-cell table:style-name="ce6" table:formula="of:=[.N63]+1" office:value-type="float" office:value="12">
            <text:p>12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70]&amp;&quot;', &quot;&amp;[.C$1]&amp;&quot; = &quot;&amp;[.C70]&amp;&quot;, &quot;&amp;[.D$1]&amp;&quot; = &quot;&amp;[.D70]&amp;&quot;, &quot;&amp;[.E$1]&amp;&quot; = &quot;&amp;[.E70]&amp;&quot;, &quot;&amp;[.F$1]&amp;&quot; = &quot;&amp;[.F70]&amp;&quot;, &quot;&amp;[.G$1]&amp;&quot; = &quot;&amp;[.G70]*30&amp;&quot;, &quot;&amp;[.H$1]&amp;&quot; = &quot;&amp;[.H70]&amp;&quot;, &quot;&amp;IF([.I70]=&quot;&quot;;&quot;&quot;;[.I$1]&amp;&quot; = &quot;&amp;[.I70]&amp;&quot;, &quot;)&amp;IF([.J70]=&quot;&quot;;&quot;&quot;;[.J$1]&amp;&quot; = &quot;&amp;[.J70]&amp;&quot;, &quot;)&amp;IF([.K70]=&quot;&quot;;&quot;&quot;;[.K$1]&amp;&quot; = &quot;&amp;[.K70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64]" office:value-type="string" office:string-value="bug_big">
            <text:p>bug_big</text:p>
          </table:table-cell>
          <table:table-cell table:style-name="ce5" table:formula="of:=[.C69]" office:value-type="float" office:value="2500">
            <text:p>2500</text:p>
          </table:table-cell>
          <table:table-cell table:style-name="ce5" table:formula="of:=[.D69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70]=[.N69];[.G69];[.G69]+[.$O$2])" office:value-type="float" office:value="1330">
            <text:p>133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64]" office:value-type="float" office:value="2">
            <text:p>2</text:p>
          </table:table-cell>
          <table:table-cell table:style-name="ce5" table:number-columns-repeated="2"/>
          <table:table-cell table:style-name="ce6" table:formula="of:=[.N64]+1" office:value-type="float" office:value="12">
            <text:p>12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71]&amp;&quot;', &quot;&amp;[.C$1]&amp;&quot; = &quot;&amp;[.C71]&amp;&quot;, &quot;&amp;[.D$1]&amp;&quot; = &quot;&amp;[.D71]&amp;&quot;, &quot;&amp;[.E$1]&amp;&quot; = &quot;&amp;[.E71]&amp;&quot;, &quot;&amp;[.F$1]&amp;&quot; = &quot;&amp;[.F71]&amp;&quot;, &quot;&amp;[.G$1]&amp;&quot; = &quot;&amp;[.G71]*30&amp;&quot;, &quot;&amp;[.H$1]&amp;&quot; = &quot;&amp;[.H71]&amp;&quot;, &quot;&amp;IF([.I71]=&quot;&quot;;&quot;&quot;;[.I$1]&amp;&quot; = &quot;&amp;[.I71]&amp;&quot;, &quot;)&amp;IF([.J71]=&quot;&quot;;&quot;&quot;;[.J$1]&amp;&quot; = &quot;&amp;[.J71]&amp;&quot;, &quot;)&amp;IF([.K71]=&quot;&quot;;&quot;&quot;;[.K$1]&amp;&quot; = &quot;&amp;[.K71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65]" office:value-type="string" office:string-value="bug_big">
            <text:p>bug_big</text:p>
          </table:table-cell>
          <table:table-cell table:style-name="ce5" table:formula="of:=[.C70]" office:value-type="float" office:value="2500">
            <text:p>2500</text:p>
          </table:table-cell>
          <table:table-cell table:style-name="ce5" table:formula="of:=[.D70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71]=[.N70];[.G70];[.G70]+[.$O$2])" office:value-type="float" office:value="1330">
            <text:p>13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65]" office:value-type="float" office:value="2">
            <text:p>2</text:p>
          </table:table-cell>
          <table:table-cell table:style-name="ce6" table:number-columns-repeated="2"/>
          <table:table-cell table:style-name="ce6" table:formula="of:=[.N65]+1" office:value-type="float" office:value="12">
            <text:p>12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72]&amp;&quot;', &quot;&amp;[.C$1]&amp;&quot; = &quot;&amp;[.C72]&amp;&quot;, &quot;&amp;[.D$1]&amp;&quot; = &quot;&amp;[.D72]&amp;&quot;, &quot;&amp;[.E$1]&amp;&quot; = &quot;&amp;[.E72]&amp;&quot;, &quot;&amp;[.F$1]&amp;&quot; = &quot;&amp;[.F72]&amp;&quot;, &quot;&amp;[.G$1]&amp;&quot; = &quot;&amp;[.G72]*30&amp;&quot;, &quot;&amp;[.H$1]&amp;&quot; = &quot;&amp;[.H72]&amp;&quot;, &quot;&amp;IF([.I72]=&quot;&quot;;&quot;&quot;;[.I$1]&amp;&quot; = &quot;&amp;[.I72]&amp;&quot;, &quot;)&amp;IF([.J72]=&quot;&quot;;&quot;&quot;;[.J$1]&amp;&quot; = &quot;&amp;[.J72]&amp;&quot;, &quot;)&amp;IF([.K72]=&quot;&quot;;&quot;&quot;;[.K$1]&amp;&quot; = &quot;&amp;[.K72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66]" office:value-type="string" office:string-value="bug_big">
            <text:p>bug_big</text:p>
          </table:table-cell>
          <table:table-cell table:style-name="ce5" table:formula="of:=[.C71]" office:value-type="float" office:value="2500">
            <text:p>2500</text:p>
          </table:table-cell>
          <table:table-cell table:style-name="ce5" table:formula="of:=[.D71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72]=[.N71];[.G71];[.G71]+[.$O$2])" office:value-type="float" office:value="1330">
            <text:p>13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66]" office:value-type="float" office:value="3">
            <text:p>3</text:p>
          </table:table-cell>
          <table:table-cell table:style-name="ce6" table:number-columns-repeated="2"/>
          <table:table-cell table:style-name="ce6" table:formula="of:=[.N66]+1" office:value-type="float" office:value="12">
            <text:p>12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73]&amp;&quot;', &quot;&amp;[.C$1]&amp;&quot; = &quot;&amp;[.C73]&amp;&quot;, &quot;&amp;[.D$1]&amp;&quot; = &quot;&amp;[.D73]&amp;&quot;, &quot;&amp;[.E$1]&amp;&quot; = &quot;&amp;[.E73]&amp;&quot;, &quot;&amp;[.F$1]&amp;&quot; = &quot;&amp;[.F73]&amp;&quot;, &quot;&amp;[.G$1]&amp;&quot; = &quot;&amp;[.G73]*30&amp;&quot;, &quot;&amp;[.H$1]&amp;&quot; = &quot;&amp;[.H73]&amp;&quot;, &quot;&amp;IF([.I73]=&quot;&quot;;&quot;&quot;;[.I$1]&amp;&quot; = &quot;&amp;[.I73]&amp;&quot;, &quot;)&amp;IF([.J73]=&quot;&quot;;&quot;&quot;;[.J$1]&amp;&quot; = &quot;&amp;[.J73]&amp;&quot;, &quot;)&amp;IF([.K73]=&quot;&quot;;&quot;&quot;;[.K$1]&amp;&quot; = &quot;&amp;[.K73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67]" office:value-type="string" office:string-value="bug_big">
            <text:p>bug_big</text:p>
          </table:table-cell>
          <table:table-cell table:style-name="ce5" table:formula="of:=[.C72]" office:value-type="float" office:value="2500">
            <text:p>2500</text:p>
          </table:table-cell>
          <table:table-cell table:style-name="ce5" table:formula="of:=[.D72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73]=[.N72];[.G72];[.G72]+[.$O$2])" office:value-type="float" office:value="1330">
            <text:p>13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67]" office:value-type="float" office:value="4">
            <text:p>4</text:p>
          </table:table-cell>
          <table:table-cell table:style-name="ce6" table:number-columns-repeated="2"/>
          <table:table-cell table:style-name="ce6" table:formula="of:=[.N67]+1" office:value-type="float" office:value="12">
            <text:p>12</text:p>
          </table:table-cell>
          <table:table-cell table:style-name="ce6" table:number-columns-repeated="1010"/>
        </table:table-row>
        <table:table-row table:style-name="ro1">
          <table:table-cell table:style-name="ce2" table:formula="of:=&quot;{ &quot;&amp;[.B$1]&amp;&quot; = '&quot;&amp;[.B74]&amp;&quot;', &quot;&amp;[.C$1]&amp;&quot; = &quot;&amp;[.C74]&amp;&quot;, &quot;&amp;[.D$1]&amp;&quot; = &quot;&amp;[.D74]&amp;&quot;, &quot;&amp;[.E$1]&amp;&quot; = &quot;&amp;[.E74]&amp;&quot;, &quot;&amp;[.F$1]&amp;&quot; = &quot;&amp;[.F74]&amp;&quot;, &quot;&amp;[.G$1]&amp;&quot; = &quot;&amp;[.G74]*30&amp;&quot;, &quot;&amp;[.H$1]&amp;&quot; = &quot;&amp;[.H74]&amp;&quot;, &quot;&amp;IF([.I74]=&quot;&quot;;&quot;&quot;;[.I$1]&amp;&quot; = &quot;&amp;[.I74]&amp;&quot;, &quot;)&amp;IF([.J74]=&quot;&quot;;&quot;&quot;;[.J$1]&amp;&quot; = &quot;&amp;[.J74]&amp;&quot;, &quot;)&amp;IF([.K74]=&quot;&quot;;&quot;&quot;;[.K$1]&amp;&quot; = &quot;&amp;[.K74]&amp;&quot;, &quot;)&amp;&quot; },&quot;" office:value-type="string" office:string-value="{ name = 'tc_ghoul', x = 2500, z = 2000, facing = 0, spawnRadius = 0, delay = 43500, orbitalDrop = false, patrolRoute = {{3800, 2400}, {2040, 2080}, {2800, 3500}, {700, 3800}, {200, 3200}, {800, 2600}, {150, 1800}, {2040, 2080}, {1300, 500}, {3800, 370}, }, difficultyAtLeast = 1,  },">
            <text:p>{ name = 'tc_ghoul', x = 2500, z = 2000, facing = 0, spawnRadius = 0, delay = 43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68]" office:value-type="string" office:string-value="tc_ghoul">
            <text:p>tc_ghoul</text:p>
          </table:table-cell>
          <table:table-cell table:style-name="ce5" table:formula="of:=[.C73]" office:value-type="float" office:value="2500">
            <text:p>2500</text:p>
          </table:table-cell>
          <table:table-cell table:style-name="ce5" table:formula="of:=[.D73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74]=[.N73];[.G73];[.G73]+[.$O$2])" office:value-type="float" office:value="1450">
            <text:p>14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68]" office:value-type="float" office:value="1">
            <text:p>1</text:p>
          </table:table-cell>
          <table:table-cell table:style-name="ce6" table:number-columns-repeated="2"/>
          <table:table-cell table:style-name="ce6" table:formula="of:=[.N68]+1" office:value-type="float" office:value="13">
            <text:p>13</text:p>
          </table:table-cell>
          <table:table-cell table:style-name="ce6" table:number-columns-repeated="1010"/>
        </table:table-row>
        <table:table-row table:style-name="ro1">
          <table:table-cell table:style-name="ce2" table:formula="of:=&quot;{ &quot;&amp;[.B$1]&amp;&quot; = '&quot;&amp;[.B75]&amp;&quot;', &quot;&amp;[.C$1]&amp;&quot; = &quot;&amp;[.C75]&amp;&quot;, &quot;&amp;[.D$1]&amp;&quot; = &quot;&amp;[.D75]&amp;&quot;, &quot;&amp;[.E$1]&amp;&quot; = &quot;&amp;[.E75]&amp;&quot;, &quot;&amp;[.F$1]&amp;&quot; = &quot;&amp;[.F75]&amp;&quot;, &quot;&amp;[.G$1]&amp;&quot; = &quot;&amp;[.G75]*30&amp;&quot;, &quot;&amp;[.H$1]&amp;&quot; = &quot;&amp;[.H75]&amp;&quot;, &quot;&amp;IF([.I75]=&quot;&quot;;&quot;&quot;;[.I$1]&amp;&quot; = &quot;&amp;[.I75]&amp;&quot;, &quot;)&amp;IF([.J75]=&quot;&quot;;&quot;&quot;;[.J$1]&amp;&quot; = &quot;&amp;[.J75]&amp;&quot;, &quot;)&amp;IF([.K75]=&quot;&quot;;&quot;&quot;;[.K$1]&amp;&quot; = &quot;&amp;[.K75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69]" office:value-type="string" office:string-value="bug_big">
            <text:p>bug_big</text:p>
          </table:table-cell>
          <table:table-cell table:style-name="ce5" table:formula="of:=[.C74]" office:value-type="float" office:value="2500">
            <text:p>2500</text:p>
          </table:table-cell>
          <table:table-cell table:style-name="ce5" table:formula="of:=[.D74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75]=[.N74];[.G74];[.G74]+[.$O$2])" office:value-type="float" office:value="1450">
            <text:p>14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69]" office:value-type="float" office:value="1">
            <text:p>1</text:p>
          </table:table-cell>
          <table:table-cell table:style-name="ce6" table:number-columns-repeated="2"/>
          <table:table-cell table:style-name="ce6" table:formula="of:=[.N69]+1" office:value-type="float" office:value="13">
            <text:p>13</text:p>
          </table:table-cell>
          <table:table-cell table:style-name="ce6" table:number-columns-repeated="1010"/>
        </table:table-row>
        <table:table-row table:style-name="ro1">
          <table:table-cell table:style-name="ce2" table:formula="of:=&quot;{ &quot;&amp;[.B$1]&amp;&quot; = '&quot;&amp;[.B76]&amp;&quot;', &quot;&amp;[.C$1]&amp;&quot; = &quot;&amp;[.C76]&amp;&quot;, &quot;&amp;[.D$1]&amp;&quot; = &quot;&amp;[.D76]&amp;&quot;, &quot;&amp;[.E$1]&amp;&quot; = &quot;&amp;[.E76]&amp;&quot;, &quot;&amp;[.F$1]&amp;&quot; = &quot;&amp;[.F76]&amp;&quot;, &quot;&amp;[.G$1]&amp;&quot; = &quot;&amp;[.G76]*30&amp;&quot;, &quot;&amp;[.H$1]&amp;&quot; = &quot;&amp;[.H76]&amp;&quot;, &quot;&amp;IF([.I76]=&quot;&quot;;&quot;&quot;;[.I$1]&amp;&quot; = &quot;&amp;[.I76]&amp;&quot;, &quot;)&amp;IF([.J76]=&quot;&quot;;&quot;&quot;;[.J$1]&amp;&quot; = &quot;&amp;[.J76]&amp;&quot;, &quot;)&amp;IF([.K76]=&quot;&quot;;&quot;&quot;;[.K$1]&amp;&quot; = &quot;&amp;[.K76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70]" office:value-type="string" office:string-value="bug_big">
            <text:p>bug_big</text:p>
          </table:table-cell>
          <table:table-cell table:style-name="ce5" table:formula="of:=[.C75]" office:value-type="float" office:value="2500">
            <text:p>2500</text:p>
          </table:table-cell>
          <table:table-cell table:style-name="ce5" table:formula="of:=[.D75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76]=[.N75];[.G75];[.G75]+[.$O$2])" office:value-type="float" office:value="1450">
            <text:p>14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70]" office:value-type="float" office:value="2">
            <text:p>2</text:p>
          </table:table-cell>
          <table:table-cell table:style-name="ce6" table:number-columns-repeated="2"/>
          <table:table-cell table:style-name="ce6" table:formula="of:=[.N70]+1" office:value-type="float" office:value="13">
            <text:p>13</text:p>
          </table:table-cell>
          <table:table-cell table:style-name="ce6" table:number-columns-repeated="1010"/>
        </table:table-row>
        <table:table-row table:style-name="ro1">
          <table:table-cell table:style-name="ce2" table:formula="of:=&quot;{ &quot;&amp;[.B$1]&amp;&quot; = '&quot;&amp;[.B77]&amp;&quot;', &quot;&amp;[.C$1]&amp;&quot; = &quot;&amp;[.C77]&amp;&quot;, &quot;&amp;[.D$1]&amp;&quot; = &quot;&amp;[.D77]&amp;&quot;, &quot;&amp;[.E$1]&amp;&quot; = &quot;&amp;[.E77]&amp;&quot;, &quot;&amp;[.F$1]&amp;&quot; = &quot;&amp;[.F77]&amp;&quot;, &quot;&amp;[.G$1]&amp;&quot; = &quot;&amp;[.G77]*30&amp;&quot;, &quot;&amp;[.H$1]&amp;&quot; = &quot;&amp;[.H77]&amp;&quot;, &quot;&amp;IF([.I77]=&quot;&quot;;&quot;&quot;;[.I$1]&amp;&quot; = &quot;&amp;[.I77]&amp;&quot;, &quot;)&amp;IF([.J77]=&quot;&quot;;&quot;&quot;;[.J$1]&amp;&quot; = &quot;&amp;[.J77]&amp;&quot;, &quot;)&amp;IF([.K77]=&quot;&quot;;&quot;&quot;;[.K$1]&amp;&quot; = &quot;&amp;[.K77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71]" office:value-type="string" office:string-value="bug_big">
            <text:p>bug_big</text:p>
          </table:table-cell>
          <table:table-cell table:style-name="ce5" table:formula="of:=[.C76]" office:value-type="float" office:value="2500">
            <text:p>2500</text:p>
          </table:table-cell>
          <table:table-cell table:style-name="ce5" table:formula="of:=[.D76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77]=[.N76];[.G76];[.G76]+[.$O$2])" office:value-type="float" office:value="1450">
            <text:p>14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71]" office:value-type="float" office:value="2">
            <text:p>2</text:p>
          </table:table-cell>
          <table:table-cell table:style-name="ce6" table:number-columns-repeated="2"/>
          <table:table-cell table:style-name="ce6" table:formula="of:=[.N71]+1" office:value-type="float" office:value="13">
            <text:p>13</text:p>
          </table:table-cell>
          <table:table-cell table:style-name="ce6" table:number-columns-repeated="1010"/>
        </table:table-row>
        <table:table-row table:style-name="ro1">
          <table:table-cell table:style-name="ce2" table:formula="of:=&quot;{ &quot;&amp;[.B$1]&amp;&quot; = '&quot;&amp;[.B78]&amp;&quot;', &quot;&amp;[.C$1]&amp;&quot; = &quot;&amp;[.C78]&amp;&quot;, &quot;&amp;[.D$1]&amp;&quot; = &quot;&amp;[.D78]&amp;&quot;, &quot;&amp;[.E$1]&amp;&quot; = &quot;&amp;[.E78]&amp;&quot;, &quot;&amp;[.F$1]&amp;&quot; = &quot;&amp;[.F78]&amp;&quot;, &quot;&amp;[.G$1]&amp;&quot; = &quot;&amp;[.G78]*30&amp;&quot;, &quot;&amp;[.H$1]&amp;&quot; = &quot;&amp;[.H78]&amp;&quot;, &quot;&amp;IF([.I78]=&quot;&quot;;&quot;&quot;;[.I$1]&amp;&quot; = &quot;&amp;[.I78]&amp;&quot;, &quot;)&amp;IF([.J78]=&quot;&quot;;&quot;&quot;;[.J$1]&amp;&quot; = &quot;&amp;[.J78]&amp;&quot;, &quot;)&amp;IF([.K78]=&quot;&quot;;&quot;&quot;;[.K$1]&amp;&quot; = &quot;&amp;[.K78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72]" office:value-type="string" office:string-value="bug_big">
            <text:p>bug_big</text:p>
          </table:table-cell>
          <table:table-cell table:style-name="ce5" table:formula="of:=[.C77]" office:value-type="float" office:value="2500">
            <text:p>2500</text:p>
          </table:table-cell>
          <table:table-cell table:style-name="ce5" table:formula="of:=[.D77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78]=[.N77];[.G77];[.G77]+[.$O$2])" office:value-type="float" office:value="1450">
            <text:p>14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72]" office:value-type="float" office:value="3">
            <text:p>3</text:p>
          </table:table-cell>
          <table:table-cell table:style-name="ce6" table:number-columns-repeated="2"/>
          <table:table-cell table:style-name="ce6" table:formula="of:=[.N72]+1" office:value-type="float" office:value="13">
            <text:p>13</text:p>
          </table:table-cell>
          <table:table-cell table:style-name="ce6" table:number-columns-repeated="1010"/>
        </table:table-row>
        <table:table-row table:style-name="ro1">
          <table:table-cell table:style-name="ce2" table:formula="of:=&quot;{ &quot;&amp;[.B$1]&amp;&quot; = '&quot;&amp;[.B79]&amp;&quot;', &quot;&amp;[.C$1]&amp;&quot; = &quot;&amp;[.C79]&amp;&quot;, &quot;&amp;[.D$1]&amp;&quot; = &quot;&amp;[.D79]&amp;&quot;, &quot;&amp;[.E$1]&amp;&quot; = &quot;&amp;[.E79]&amp;&quot;, &quot;&amp;[.F$1]&amp;&quot; = &quot;&amp;[.F79]&amp;&quot;, &quot;&amp;[.G$1]&amp;&quot; = &quot;&amp;[.G79]*30&amp;&quot;, &quot;&amp;[.H$1]&amp;&quot; = &quot;&amp;[.H79]&amp;&quot;, &quot;&amp;IF([.I79]=&quot;&quot;;&quot;&quot;;[.I$1]&amp;&quot; = &quot;&amp;[.I79]&amp;&quot;, &quot;)&amp;IF([.J79]=&quot;&quot;;&quot;&quot;;[.J$1]&amp;&quot; = &quot;&amp;[.J79]&amp;&quot;, &quot;)&amp;IF([.K79]=&quot;&quot;;&quot;&quot;;[.K$1]&amp;&quot; = &quot;&amp;[.K79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73]" office:value-type="string" office:string-value="bug_big">
            <text:p>bug_big</text:p>
          </table:table-cell>
          <table:table-cell table:style-name="ce5" table:formula="of:=[.C78]" office:value-type="float" office:value="2500">
            <text:p>2500</text:p>
          </table:table-cell>
          <table:table-cell table:style-name="ce5" table:formula="of:=[.D78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79]=[.N78];[.G78];[.G78]+[.$O$2])" office:value-type="float" office:value="1450">
            <text:p>14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73]" office:value-type="float" office:value="4">
            <text:p>4</text:p>
          </table:table-cell>
          <table:table-cell table:style-name="ce6" table:number-columns-repeated="2"/>
          <table:table-cell table:style-name="ce6" table:formula="of:=[.N73]+1" office:value-type="float" office:value="13">
            <text:p>13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80]&amp;&quot;', &quot;&amp;[.C$1]&amp;&quot; = &quot;&amp;[.C80]&amp;&quot;, &quot;&amp;[.D$1]&amp;&quot; = &quot;&amp;[.D80]&amp;&quot;, &quot;&amp;[.E$1]&amp;&quot; = &quot;&amp;[.E80]&amp;&quot;, &quot;&amp;[.F$1]&amp;&quot; = &quot;&amp;[.F80]&amp;&quot;, &quot;&amp;[.G$1]&amp;&quot; = &quot;&amp;[.G80]*30&amp;&quot;, &quot;&amp;[.H$1]&amp;&quot; = &quot;&amp;[.H80]&amp;&quot;, &quot;&amp;IF([.I80]=&quot;&quot;;&quot;&quot;;[.I$1]&amp;&quot; = &quot;&amp;[.I80]&amp;&quot;, &quot;)&amp;IF([.J80]=&quot;&quot;;&quot;&quot;;[.J$1]&amp;&quot; = &quot;&amp;[.J80]&amp;&quot;, &quot;)&amp;IF([.K80]=&quot;&quot;;&quot;&quot;;[.K$1]&amp;&quot; = &quot;&amp;[.K80]&amp;&quot;, &quot;)&amp;&quot; },&quot;" office:value-type="string" office:string-value="{ name = 'tc_ghoul', x = 2500, z = 2000, facing = 0, spawnRadius = 0, delay = 47100, orbitalDrop = false, patrolRoute = {{3800, 2400}, {2040, 2080}, {2800, 3500}, {700, 3800}, {200, 3200}, {800, 2600}, {150, 1800}, {2040, 2080}, {1300, 500}, {3800, 370}, }, difficultyAtLeast = 1,  },">
            <text:p>{ name = 'tc_ghoul', x = 2500, z = 2000, facing = 0, spawnRadius = 0, delay = 47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74]" office:value-type="string" office:string-value="tc_ghoul">
            <text:p>tc_ghoul</text:p>
          </table:table-cell>
          <table:table-cell table:style-name="ce5" table:formula="of:=[.C79]" office:value-type="float" office:value="2500">
            <text:p>2500</text:p>
          </table:table-cell>
          <table:table-cell table:style-name="ce5" table:formula="of:=[.D79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80]=[.N79];[.G79];[.G79]+[.$O$2])" office:value-type="float" office:value="1570">
            <text:p>15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74]" office:value-type="float" office:value="1">
            <text:p>1</text:p>
          </table:table-cell>
          <table:table-cell table:style-name="ce5" table:number-columns-repeated="2"/>
          <table:table-cell table:style-name="ce6" table:formula="of:=[.N74]+1" office:value-type="float" office:value="14">
            <text:p>14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81]&amp;&quot;', &quot;&amp;[.C$1]&amp;&quot; = &quot;&amp;[.C81]&amp;&quot;, &quot;&amp;[.D$1]&amp;&quot; = &quot;&amp;[.D81]&amp;&quot;, &quot;&amp;[.E$1]&amp;&quot; = &quot;&amp;[.E81]&amp;&quot;, &quot;&amp;[.F$1]&amp;&quot; = &quot;&amp;[.F81]&amp;&quot;, &quot;&amp;[.G$1]&amp;&quot; = &quot;&amp;[.G81]*30&amp;&quot;, &quot;&amp;[.H$1]&amp;&quot; = &quot;&amp;[.H81]&amp;&quot;, &quot;&amp;IF([.I81]=&quot;&quot;;&quot;&quot;;[.I$1]&amp;&quot; = &quot;&amp;[.I81]&amp;&quot;, &quot;)&amp;IF([.J81]=&quot;&quot;;&quot;&quot;;[.J$1]&amp;&quot; = &quot;&amp;[.J81]&amp;&quot;, &quot;)&amp;IF([.K81]=&quot;&quot;;&quot;&quot;;[.K$1]&amp;&quot; = &quot;&amp;[.K81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75]" office:value-type="string" office:string-value="bug_big">
            <text:p>bug_big</text:p>
          </table:table-cell>
          <table:table-cell table:style-name="ce5" table:formula="of:=[.C80]" office:value-type="float" office:value="2500">
            <text:p>2500</text:p>
          </table:table-cell>
          <table:table-cell table:style-name="ce5" table:formula="of:=[.D80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81]=[.N80];[.G80];[.G80]+[.$O$2])" office:value-type="float" office:value="1570">
            <text:p>15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75]" office:value-type="float" office:value="1">
            <text:p>1</text:p>
          </table:table-cell>
          <table:table-cell table:style-name="ce5" table:number-columns-repeated="2"/>
          <table:table-cell table:style-name="ce6" table:formula="of:=[.N75]+1" office:value-type="float" office:value="14">
            <text:p>14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82]&amp;&quot;', &quot;&amp;[.C$1]&amp;&quot; = &quot;&amp;[.C82]&amp;&quot;, &quot;&amp;[.D$1]&amp;&quot; = &quot;&amp;[.D82]&amp;&quot;, &quot;&amp;[.E$1]&amp;&quot; = &quot;&amp;[.E82]&amp;&quot;, &quot;&amp;[.F$1]&amp;&quot; = &quot;&amp;[.F82]&amp;&quot;, &quot;&amp;[.G$1]&amp;&quot; = &quot;&amp;[.G82]*30&amp;&quot;, &quot;&amp;[.H$1]&amp;&quot; = &quot;&amp;[.H82]&amp;&quot;, &quot;&amp;IF([.I82]=&quot;&quot;;&quot;&quot;;[.I$1]&amp;&quot; = &quot;&amp;[.I82]&amp;&quot;, &quot;)&amp;IF([.J82]=&quot;&quot;;&quot;&quot;;[.J$1]&amp;&quot; = &quot;&amp;[.J82]&amp;&quot;, &quot;)&amp;IF([.K82]=&quot;&quot;;&quot;&quot;;[.K$1]&amp;&quot; = &quot;&amp;[.K82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76]" office:value-type="string" office:string-value="bug_big">
            <text:p>bug_big</text:p>
          </table:table-cell>
          <table:table-cell table:style-name="ce5" table:formula="of:=[.C81]" office:value-type="float" office:value="2500">
            <text:p>2500</text:p>
          </table:table-cell>
          <table:table-cell table:style-name="ce5" table:formula="of:=[.D81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82]=[.N81];[.G81];[.G81]+[.$O$2])" office:value-type="float" office:value="1570">
            <text:p>15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76]" office:value-type="float" office:value="2">
            <text:p>2</text:p>
          </table:table-cell>
          <table:table-cell table:style-name="ce5" table:number-columns-repeated="2"/>
          <table:table-cell table:style-name="ce6" table:formula="of:=[.N76]+1" office:value-type="float" office:value="14">
            <text:p>14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83]&amp;&quot;', &quot;&amp;[.C$1]&amp;&quot; = &quot;&amp;[.C83]&amp;&quot;, &quot;&amp;[.D$1]&amp;&quot; = &quot;&amp;[.D83]&amp;&quot;, &quot;&amp;[.E$1]&amp;&quot; = &quot;&amp;[.E83]&amp;&quot;, &quot;&amp;[.F$1]&amp;&quot; = &quot;&amp;[.F83]&amp;&quot;, &quot;&amp;[.G$1]&amp;&quot; = &quot;&amp;[.G83]*30&amp;&quot;, &quot;&amp;[.H$1]&amp;&quot; = &quot;&amp;[.H83]&amp;&quot;, &quot;&amp;IF([.I83]=&quot;&quot;;&quot;&quot;;[.I$1]&amp;&quot; = &quot;&amp;[.I83]&amp;&quot;, &quot;)&amp;IF([.J83]=&quot;&quot;;&quot;&quot;;[.J$1]&amp;&quot; = &quot;&amp;[.J83]&amp;&quot;, &quot;)&amp;IF([.K83]=&quot;&quot;;&quot;&quot;;[.K$1]&amp;&quot; = &quot;&amp;[.K83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77]" office:value-type="string" office:string-value="bug_big">
            <text:p>bug_big</text:p>
          </table:table-cell>
          <table:table-cell table:style-name="ce5" table:formula="of:=[.C82]" office:value-type="float" office:value="2500">
            <text:p>2500</text:p>
          </table:table-cell>
          <table:table-cell table:style-name="ce5" table:formula="of:=[.D82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83]=[.N82];[.G82];[.G82]+[.$O$2])" office:value-type="float" office:value="1570">
            <text:p>15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77]" office:value-type="float" office:value="2">
            <text:p>2</text:p>
          </table:table-cell>
          <table:table-cell table:style-name="ce5" table:number-columns-repeated="2"/>
          <table:table-cell table:style-name="ce6" table:formula="of:=[.N77]+1" office:value-type="float" office:value="14">
            <text:p>14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84]&amp;&quot;', &quot;&amp;[.C$1]&amp;&quot; = &quot;&amp;[.C84]&amp;&quot;, &quot;&amp;[.D$1]&amp;&quot; = &quot;&amp;[.D84]&amp;&quot;, &quot;&amp;[.E$1]&amp;&quot; = &quot;&amp;[.E84]&amp;&quot;, &quot;&amp;[.F$1]&amp;&quot; = &quot;&amp;[.F84]&amp;&quot;, &quot;&amp;[.G$1]&amp;&quot; = &quot;&amp;[.G84]*30&amp;&quot;, &quot;&amp;[.H$1]&amp;&quot; = &quot;&amp;[.H84]&amp;&quot;, &quot;&amp;IF([.I84]=&quot;&quot;;&quot;&quot;;[.I$1]&amp;&quot; = &quot;&amp;[.I84]&amp;&quot;, &quot;)&amp;IF([.J84]=&quot;&quot;;&quot;&quot;;[.J$1]&amp;&quot; = &quot;&amp;[.J84]&amp;&quot;, &quot;)&amp;IF([.K84]=&quot;&quot;;&quot;&quot;;[.K$1]&amp;&quot; = &quot;&amp;[.K84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78]" office:value-type="string" office:string-value="bug_big">
            <text:p>bug_big</text:p>
          </table:table-cell>
          <table:table-cell table:style-name="ce5" table:formula="of:=[.C83]" office:value-type="float" office:value="2500">
            <text:p>2500</text:p>
          </table:table-cell>
          <table:table-cell table:style-name="ce5" table:formula="of:=[.D83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84]=[.N83];[.G83];[.G83]+[.$O$2])" office:value-type="float" office:value="1570">
            <text:p>15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78]" office:value-type="float" office:value="3">
            <text:p>3</text:p>
          </table:table-cell>
          <table:table-cell table:style-name="ce5" table:number-columns-repeated="2"/>
          <table:table-cell table:style-name="ce6" table:formula="of:=[.N78]+1" office:value-type="float" office:value="14">
            <text:p>14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85]&amp;&quot;', &quot;&amp;[.C$1]&amp;&quot; = &quot;&amp;[.C85]&amp;&quot;, &quot;&amp;[.D$1]&amp;&quot; = &quot;&amp;[.D85]&amp;&quot;, &quot;&amp;[.E$1]&amp;&quot; = &quot;&amp;[.E85]&amp;&quot;, &quot;&amp;[.F$1]&amp;&quot; = &quot;&amp;[.F85]&amp;&quot;, &quot;&amp;[.G$1]&amp;&quot; = &quot;&amp;[.G85]*30&amp;&quot;, &quot;&amp;[.H$1]&amp;&quot; = &quot;&amp;[.H85]&amp;&quot;, &quot;&amp;IF([.I85]=&quot;&quot;;&quot;&quot;;[.I$1]&amp;&quot; = &quot;&amp;[.I85]&amp;&quot;, &quot;)&amp;IF([.J85]=&quot;&quot;;&quot;&quot;;[.J$1]&amp;&quot; = &quot;&amp;[.J85]&amp;&quot;, &quot;)&amp;IF([.K85]=&quot;&quot;;&quot;&quot;;[.K$1]&amp;&quot; = &quot;&amp;[.K85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79]" office:value-type="string" office:string-value="bug_big">
            <text:p>bug_big</text:p>
          </table:table-cell>
          <table:table-cell table:style-name="ce5" table:formula="of:=[.C84]" office:value-type="float" office:value="2500">
            <text:p>2500</text:p>
          </table:table-cell>
          <table:table-cell table:style-name="ce5" table:formula="of:=[.D84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85]=[.N84];[.G84];[.G84]+[.$O$2])" office:value-type="float" office:value="1570">
            <text:p>15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79]" office:value-type="float" office:value="4">
            <text:p>4</text:p>
          </table:table-cell>
          <table:table-cell table:style-name="ce5" table:number-columns-repeated="2"/>
          <table:table-cell table:style-name="ce6" table:formula="of:=[.N79]+1" office:value-type="float" office:value="14">
            <text:p>14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86]&amp;&quot;', &quot;&amp;[.C$1]&amp;&quot; = &quot;&amp;[.C86]&amp;&quot;, &quot;&amp;[.D$1]&amp;&quot; = &quot;&amp;[.D86]&amp;&quot;, &quot;&amp;[.E$1]&amp;&quot; = &quot;&amp;[.E86]&amp;&quot;, &quot;&amp;[.F$1]&amp;&quot; = &quot;&amp;[.F86]&amp;&quot;, &quot;&amp;[.G$1]&amp;&quot; = &quot;&amp;[.G86]*30&amp;&quot;, &quot;&amp;[.H$1]&amp;&quot; = &quot;&amp;[.H86]&amp;&quot;, &quot;&amp;IF([.I86]=&quot;&quot;;&quot;&quot;;[.I$1]&amp;&quot; = &quot;&amp;[.I86]&amp;&quot;, &quot;)&amp;IF([.J86]=&quot;&quot;;&quot;&quot;;[.J$1]&amp;&quot; = &quot;&amp;[.J86]&amp;&quot;, &quot;)&amp;IF([.K86]=&quot;&quot;;&quot;&quot;;[.K$1]&amp;&quot; = &quot;&amp;[.K86]&amp;&quot;, &quot;)&amp;&quot; },&quot;" office:value-type="string" office:string-value="{ name = 'tc_ghoul', x = 2500, z = 2000, facing = 0, spawnRadius = 0, delay = 50700, orbitalDrop = false, patrolRoute = {{3800, 2400}, {2040, 2080}, {2800, 3500}, {700, 3800}, {200, 3200}, {800, 2600}, {150, 1800}, {2040, 2080}, {1300, 500}, {3800, 370}, }, difficultyAtLeast = 1,  },">
            <text:p>{ name = 'tc_ghoul', x = 2500, z = 2000, facing = 0, spawnRadius = 0, delay = 50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80]" office:value-type="string" office:string-value="tc_ghoul">
            <text:p>tc_ghoul</text:p>
          </table:table-cell>
          <table:table-cell table:style-name="ce5" table:formula="of:=[.C85]" office:value-type="float" office:value="2500">
            <text:p>2500</text:p>
          </table:table-cell>
          <table:table-cell table:style-name="ce5" table:formula="of:=[.D85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86]=[.N85];[.G85];[.G85]+[.$O$2])" office:value-type="float" office:value="1690">
            <text:p>16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80]" office:value-type="float" office:value="1">
            <text:p>1</text:p>
          </table:table-cell>
          <table:table-cell table:style-name="ce6" table:number-columns-repeated="2"/>
          <table:table-cell table:style-name="ce6" table:formula="of:=[.N80]+1" office:value-type="float" office:value="15">
            <text:p>15</text:p>
          </table:table-cell>
          <table:table-cell table:style-name="ce6" table:number-columns-repeated="1010"/>
        </table:table-row>
        <table:table-row table:style-name="ro1">
          <table:table-cell table:style-name="ce2" table:formula="of:=&quot;{ &quot;&amp;[.B$1]&amp;&quot; = '&quot;&amp;[.B87]&amp;&quot;', &quot;&amp;[.C$1]&amp;&quot; = &quot;&amp;[.C87]&amp;&quot;, &quot;&amp;[.D$1]&amp;&quot; = &quot;&amp;[.D87]&amp;&quot;, &quot;&amp;[.E$1]&amp;&quot; = &quot;&amp;[.E87]&amp;&quot;, &quot;&amp;[.F$1]&amp;&quot; = &quot;&amp;[.F87]&amp;&quot;, &quot;&amp;[.G$1]&amp;&quot; = &quot;&amp;[.G87]*30&amp;&quot;, &quot;&amp;[.H$1]&amp;&quot; = &quot;&amp;[.H87]&amp;&quot;, &quot;&amp;IF([.I87]=&quot;&quot;;&quot;&quot;;[.I$1]&amp;&quot; = &quot;&amp;[.I87]&amp;&quot;, &quot;)&amp;IF([.J87]=&quot;&quot;;&quot;&quot;;[.J$1]&amp;&quot; = &quot;&amp;[.J87]&amp;&quot;, &quot;)&amp;IF([.K87]=&quot;&quot;;&quot;&quot;;[.K$1]&amp;&quot; = &quot;&amp;[.K87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81]" office:value-type="string" office:string-value="bug_big">
            <text:p>bug_big</text:p>
          </table:table-cell>
          <table:table-cell table:style-name="ce5" table:formula="of:=[.C86]" office:value-type="float" office:value="2500">
            <text:p>2500</text:p>
          </table:table-cell>
          <table:table-cell table:style-name="ce5" table:formula="of:=[.D86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87]=[.N86];[.G86];[.G86]+[.$O$2])" office:value-type="float" office:value="1690">
            <text:p>16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81]" office:value-type="float" office:value="1">
            <text:p>1</text:p>
          </table:table-cell>
          <table:table-cell table:style-name="ce6" table:number-columns-repeated="2"/>
          <table:table-cell table:style-name="ce6" table:formula="of:=[.N81]+1" office:value-type="float" office:value="15">
            <text:p>15</text:p>
          </table:table-cell>
          <table:table-cell table:style-name="ce6" table:number-columns-repeated="1010"/>
        </table:table-row>
        <table:table-row table:style-name="ro1">
          <table:table-cell table:style-name="ce2" table:formula="of:=&quot;{ &quot;&amp;[.B$1]&amp;&quot; = '&quot;&amp;[.B88]&amp;&quot;', &quot;&amp;[.C$1]&amp;&quot; = &quot;&amp;[.C88]&amp;&quot;, &quot;&amp;[.D$1]&amp;&quot; = &quot;&amp;[.D88]&amp;&quot;, &quot;&amp;[.E$1]&amp;&quot; = &quot;&amp;[.E88]&amp;&quot;, &quot;&amp;[.F$1]&amp;&quot; = &quot;&amp;[.F88]&amp;&quot;, &quot;&amp;[.G$1]&amp;&quot; = &quot;&amp;[.G88]*30&amp;&quot;, &quot;&amp;[.H$1]&amp;&quot; = &quot;&amp;[.H88]&amp;&quot;, &quot;&amp;IF([.I88]=&quot;&quot;;&quot;&quot;;[.I$1]&amp;&quot; = &quot;&amp;[.I88]&amp;&quot;, &quot;)&amp;IF([.J88]=&quot;&quot;;&quot;&quot;;[.J$1]&amp;&quot; = &quot;&amp;[.J88]&amp;&quot;, &quot;)&amp;IF([.K88]=&quot;&quot;;&quot;&quot;;[.K$1]&amp;&quot; = &quot;&amp;[.K88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82]" office:value-type="string" office:string-value="bug_big">
            <text:p>bug_big</text:p>
          </table:table-cell>
          <table:table-cell table:style-name="ce5" table:formula="of:=[.C87]" office:value-type="float" office:value="2500">
            <text:p>2500</text:p>
          </table:table-cell>
          <table:table-cell table:style-name="ce5" table:formula="of:=[.D87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88]=[.N87];[.G87];[.G87]+[.$O$2])" office:value-type="float" office:value="1690">
            <text:p>16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82]" office:value-type="float" office:value="2">
            <text:p>2</text:p>
          </table:table-cell>
          <table:table-cell table:style-name="ce6" table:number-columns-repeated="2"/>
          <table:table-cell table:style-name="ce6" table:formula="of:=[.N82]+1" office:value-type="float" office:value="15">
            <text:p>15</text:p>
          </table:table-cell>
          <table:table-cell table:style-name="ce6" table:number-columns-repeated="1010"/>
        </table:table-row>
        <table:table-row table:style-name="ro1">
          <table:table-cell table:style-name="ce2" table:formula="of:=&quot;{ &quot;&amp;[.B$1]&amp;&quot; = '&quot;&amp;[.B89]&amp;&quot;', &quot;&amp;[.C$1]&amp;&quot; = &quot;&amp;[.C89]&amp;&quot;, &quot;&amp;[.D$1]&amp;&quot; = &quot;&amp;[.D89]&amp;&quot;, &quot;&amp;[.E$1]&amp;&quot; = &quot;&amp;[.E89]&amp;&quot;, &quot;&amp;[.F$1]&amp;&quot; = &quot;&amp;[.F89]&amp;&quot;, &quot;&amp;[.G$1]&amp;&quot; = &quot;&amp;[.G89]*30&amp;&quot;, &quot;&amp;[.H$1]&amp;&quot; = &quot;&amp;[.H89]&amp;&quot;, &quot;&amp;IF([.I89]=&quot;&quot;;&quot;&quot;;[.I$1]&amp;&quot; = &quot;&amp;[.I89]&amp;&quot;, &quot;)&amp;IF([.J89]=&quot;&quot;;&quot;&quot;;[.J$1]&amp;&quot; = &quot;&amp;[.J89]&amp;&quot;, &quot;)&amp;IF([.K89]=&quot;&quot;;&quot;&quot;;[.K$1]&amp;&quot; = &quot;&amp;[.K89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83]" office:value-type="string" office:string-value="bug_big">
            <text:p>bug_big</text:p>
          </table:table-cell>
          <table:table-cell table:style-name="ce5" table:formula="of:=[.C88]" office:value-type="float" office:value="2500">
            <text:p>2500</text:p>
          </table:table-cell>
          <table:table-cell table:style-name="ce5" table:formula="of:=[.D88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89]=[.N88];[.G88];[.G88]+[.$O$2])" office:value-type="float" office:value="1690">
            <text:p>16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83]" office:value-type="float" office:value="2">
            <text:p>2</text:p>
          </table:table-cell>
          <table:table-cell table:style-name="ce6" table:number-columns-repeated="2"/>
          <table:table-cell table:style-name="ce6" table:formula="of:=[.N83]+1" office:value-type="float" office:value="15">
            <text:p>15</text:p>
          </table:table-cell>
          <table:table-cell table:style-name="ce6" table:number-columns-repeated="1010"/>
        </table:table-row>
        <table:table-row table:style-name="ro1">
          <table:table-cell table:style-name="ce2" table:formula="of:=&quot;{ &quot;&amp;[.B$1]&amp;&quot; = '&quot;&amp;[.B90]&amp;&quot;', &quot;&amp;[.C$1]&amp;&quot; = &quot;&amp;[.C90]&amp;&quot;, &quot;&amp;[.D$1]&amp;&quot; = &quot;&amp;[.D90]&amp;&quot;, &quot;&amp;[.E$1]&amp;&quot; = &quot;&amp;[.E90]&amp;&quot;, &quot;&amp;[.F$1]&amp;&quot; = &quot;&amp;[.F90]&amp;&quot;, &quot;&amp;[.G$1]&amp;&quot; = &quot;&amp;[.G90]*30&amp;&quot;, &quot;&amp;[.H$1]&amp;&quot; = &quot;&amp;[.H90]&amp;&quot;, &quot;&amp;IF([.I90]=&quot;&quot;;&quot;&quot;;[.I$1]&amp;&quot; = &quot;&amp;[.I90]&amp;&quot;, &quot;)&amp;IF([.J90]=&quot;&quot;;&quot;&quot;;[.J$1]&amp;&quot; = &quot;&amp;[.J90]&amp;&quot;, &quot;)&amp;IF([.K90]=&quot;&quot;;&quot;&quot;;[.K$1]&amp;&quot; = &quot;&amp;[.K90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84]" office:value-type="string" office:string-value="bug_big">
            <text:p>bug_big</text:p>
          </table:table-cell>
          <table:table-cell table:style-name="ce5" table:formula="of:=[.C89]" office:value-type="float" office:value="2500">
            <text:p>2500</text:p>
          </table:table-cell>
          <table:table-cell table:style-name="ce5" table:formula="of:=[.D89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90]=[.N89];[.G89];[.G89]+[.$O$2])" office:value-type="float" office:value="1690">
            <text:p>16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84]" office:value-type="float" office:value="3">
            <text:p>3</text:p>
          </table:table-cell>
          <table:table-cell table:style-name="ce6" table:number-columns-repeated="2"/>
          <table:table-cell table:style-name="ce6" table:formula="of:=[.N84]+1" office:value-type="float" office:value="15">
            <text:p>15</text:p>
          </table:table-cell>
          <table:table-cell table:style-name="ce6" table:number-columns-repeated="1010"/>
        </table:table-row>
        <table:table-row table:style-name="ro1">
          <table:table-cell table:style-name="ce2" table:formula="of:=&quot;{ &quot;&amp;[.B$1]&amp;&quot; = '&quot;&amp;[.B91]&amp;&quot;', &quot;&amp;[.C$1]&amp;&quot; = &quot;&amp;[.C91]&amp;&quot;, &quot;&amp;[.D$1]&amp;&quot; = &quot;&amp;[.D91]&amp;&quot;, &quot;&amp;[.E$1]&amp;&quot; = &quot;&amp;[.E91]&amp;&quot;, &quot;&amp;[.F$1]&amp;&quot; = &quot;&amp;[.F91]&amp;&quot;, &quot;&amp;[.G$1]&amp;&quot; = &quot;&amp;[.G91]*30&amp;&quot;, &quot;&amp;[.H$1]&amp;&quot; = &quot;&amp;[.H91]&amp;&quot;, &quot;&amp;IF([.I91]=&quot;&quot;;&quot;&quot;;[.I$1]&amp;&quot; = &quot;&amp;[.I91]&amp;&quot;, &quot;)&amp;IF([.J91]=&quot;&quot;;&quot;&quot;;[.J$1]&amp;&quot; = &quot;&amp;[.J91]&amp;&quot;, &quot;)&amp;IF([.K91]=&quot;&quot;;&quot;&quot;;[.K$1]&amp;&quot; = &quot;&amp;[.K91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85]" office:value-type="string" office:string-value="bug_big">
            <text:p>bug_big</text:p>
          </table:table-cell>
          <table:table-cell table:style-name="ce5" table:formula="of:=[.C90]" office:value-type="float" office:value="2500">
            <text:p>2500</text:p>
          </table:table-cell>
          <table:table-cell table:style-name="ce5" table:formula="of:=[.D90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91]=[.N90];[.G90];[.G90]+[.$O$2])" office:value-type="float" office:value="1690">
            <text:p>16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85]" office:value-type="float" office:value="4">
            <text:p>4</text:p>
          </table:table-cell>
          <table:table-cell table:style-name="ce6" table:number-columns-repeated="2"/>
          <table:table-cell table:style-name="ce6" table:formula="of:=[.N85]+1" office:value-type="float" office:value="15">
            <text:p>15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92]&amp;&quot;', &quot;&amp;[.C$1]&amp;&quot; = &quot;&amp;[.C92]&amp;&quot;, &quot;&amp;[.D$1]&amp;&quot; = &quot;&amp;[.D92]&amp;&quot;, &quot;&amp;[.E$1]&amp;&quot; = &quot;&amp;[.E92]&amp;&quot;, &quot;&amp;[.F$1]&amp;&quot; = &quot;&amp;[.F92]&amp;&quot;, &quot;&amp;[.G$1]&amp;&quot; = &quot;&amp;[.G92]*30&amp;&quot;, &quot;&amp;[.H$1]&amp;&quot; = &quot;&amp;[.H92]&amp;&quot;, &quot;&amp;IF([.I92]=&quot;&quot;;&quot;&quot;;[.I$1]&amp;&quot; = &quot;&amp;[.I92]&amp;&quot;, &quot;)&amp;IF([.J92]=&quot;&quot;;&quot;&quot;;[.J$1]&amp;&quot; = &quot;&amp;[.J92]&amp;&quot;, &quot;)&amp;IF([.K92]=&quot;&quot;;&quot;&quot;;[.K$1]&amp;&quot; = &quot;&amp;[.K92]&amp;&quot;, &quot;)&amp;&quot; },&quot;" office:value-type="string" office:string-value="{ name = 'tc_ghoul', x = 2500, z = 2000, facing = 0, spawnRadius = 0, delay = 54300, orbitalDrop = false, patrolRoute = {{3800, 2400}, {2040, 2080}, {2800, 3500}, {700, 3800}, {200, 3200}, {800, 2600}, {150, 1800}, {2040, 2080}, {1300, 500}, {3800, 370}, }, difficultyAtLeast = 1,  },">
            <text:p>{ name = 'tc_ghoul', x = 2500, z = 2000, facing = 0, spawnRadius = 0, delay = 54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86]" office:value-type="string" office:string-value="tc_ghoul">
            <text:p>tc_ghoul</text:p>
          </table:table-cell>
          <table:table-cell table:style-name="ce5" table:formula="of:=[.C91]" office:value-type="float" office:value="2500">
            <text:p>2500</text:p>
          </table:table-cell>
          <table:table-cell table:style-name="ce5" table:formula="of:=[.D91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92]=[.N91];[.G91];[.G91]+[.$O$2])" office:value-type="float" office:value="1810">
            <text:p>18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86]" office:value-type="float" office:value="1">
            <text:p>1</text:p>
          </table:table-cell>
          <table:table-cell table:style-name="ce5" table:number-columns-repeated="2"/>
          <table:table-cell table:style-name="ce6" table:formula="of:=[.N86]+1" office:value-type="float" office:value="16">
            <text:p>16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93]&amp;&quot;', &quot;&amp;[.C$1]&amp;&quot; = &quot;&amp;[.C93]&amp;&quot;, &quot;&amp;[.D$1]&amp;&quot; = &quot;&amp;[.D93]&amp;&quot;, &quot;&amp;[.E$1]&amp;&quot; = &quot;&amp;[.E93]&amp;&quot;, &quot;&amp;[.F$1]&amp;&quot; = &quot;&amp;[.F93]&amp;&quot;, &quot;&amp;[.G$1]&amp;&quot; = &quot;&amp;[.G93]*30&amp;&quot;, &quot;&amp;[.H$1]&amp;&quot; = &quot;&amp;[.H93]&amp;&quot;, &quot;&amp;IF([.I93]=&quot;&quot;;&quot;&quot;;[.I$1]&amp;&quot; = &quot;&amp;[.I93]&amp;&quot;, &quot;)&amp;IF([.J93]=&quot;&quot;;&quot;&quot;;[.J$1]&amp;&quot; = &quot;&amp;[.J93]&amp;&quot;, &quot;)&amp;IF([.K93]=&quot;&quot;;&quot;&quot;;[.K$1]&amp;&quot; = &quot;&amp;[.K93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87]" office:value-type="string" office:string-value="bug_big">
            <text:p>bug_big</text:p>
          </table:table-cell>
          <table:table-cell table:style-name="ce5" table:formula="of:=[.C92]" office:value-type="float" office:value="2500">
            <text:p>2500</text:p>
          </table:table-cell>
          <table:table-cell table:style-name="ce5" table:formula="of:=[.D92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93]=[.N92];[.G92];[.G92]+[.$O$2])" office:value-type="float" office:value="1810">
            <text:p>18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87]" office:value-type="float" office:value="1">
            <text:p>1</text:p>
          </table:table-cell>
          <table:table-cell table:style-name="ce5" table:number-columns-repeated="2"/>
          <table:table-cell table:style-name="ce6" table:formula="of:=[.N87]+1" office:value-type="float" office:value="16">
            <text:p>16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94]&amp;&quot;', &quot;&amp;[.C$1]&amp;&quot; = &quot;&amp;[.C94]&amp;&quot;, &quot;&amp;[.D$1]&amp;&quot; = &quot;&amp;[.D94]&amp;&quot;, &quot;&amp;[.E$1]&amp;&quot; = &quot;&amp;[.E94]&amp;&quot;, &quot;&amp;[.F$1]&amp;&quot; = &quot;&amp;[.F94]&amp;&quot;, &quot;&amp;[.G$1]&amp;&quot; = &quot;&amp;[.G94]*30&amp;&quot;, &quot;&amp;[.H$1]&amp;&quot; = &quot;&amp;[.H94]&amp;&quot;, &quot;&amp;IF([.I94]=&quot;&quot;;&quot;&quot;;[.I$1]&amp;&quot; = &quot;&amp;[.I94]&amp;&quot;, &quot;)&amp;IF([.J94]=&quot;&quot;;&quot;&quot;;[.J$1]&amp;&quot; = &quot;&amp;[.J94]&amp;&quot;, &quot;)&amp;IF([.K94]=&quot;&quot;;&quot;&quot;;[.K$1]&amp;&quot; = &quot;&amp;[.K94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88]" office:value-type="string" office:string-value="bug_big">
            <text:p>bug_big</text:p>
          </table:table-cell>
          <table:table-cell table:style-name="ce5" table:formula="of:=[.C93]" office:value-type="float" office:value="2500">
            <text:p>2500</text:p>
          </table:table-cell>
          <table:table-cell table:style-name="ce5" table:formula="of:=[.D93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94]=[.N93];[.G93];[.G93]+[.$O$2])" office:value-type="float" office:value="1810">
            <text:p>18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88]" office:value-type="float" office:value="2">
            <text:p>2</text:p>
          </table:table-cell>
          <table:table-cell table:style-name="ce5" table:number-columns-repeated="2"/>
          <table:table-cell table:style-name="ce6" table:formula="of:=[.N88]+1" office:value-type="float" office:value="16">
            <text:p>16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95]&amp;&quot;', &quot;&amp;[.C$1]&amp;&quot; = &quot;&amp;[.C95]&amp;&quot;, &quot;&amp;[.D$1]&amp;&quot; = &quot;&amp;[.D95]&amp;&quot;, &quot;&amp;[.E$1]&amp;&quot; = &quot;&amp;[.E95]&amp;&quot;, &quot;&amp;[.F$1]&amp;&quot; = &quot;&amp;[.F95]&amp;&quot;, &quot;&amp;[.G$1]&amp;&quot; = &quot;&amp;[.G95]*30&amp;&quot;, &quot;&amp;[.H$1]&amp;&quot; = &quot;&amp;[.H95]&amp;&quot;, &quot;&amp;IF([.I95]=&quot;&quot;;&quot;&quot;;[.I$1]&amp;&quot; = &quot;&amp;[.I95]&amp;&quot;, &quot;)&amp;IF([.J95]=&quot;&quot;;&quot;&quot;;[.J$1]&amp;&quot; = &quot;&amp;[.J95]&amp;&quot;, &quot;)&amp;IF([.K95]=&quot;&quot;;&quot;&quot;;[.K$1]&amp;&quot; = &quot;&amp;[.K95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89]" office:value-type="string" office:string-value="bug_big">
            <text:p>bug_big</text:p>
          </table:table-cell>
          <table:table-cell table:style-name="ce5" table:formula="of:=[.C94]" office:value-type="float" office:value="2500">
            <text:p>2500</text:p>
          </table:table-cell>
          <table:table-cell table:style-name="ce5" table:formula="of:=[.D94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95]=[.N94];[.G94];[.G94]+[.$O$2])" office:value-type="float" office:value="1810">
            <text:p>18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89]" office:value-type="float" office:value="2">
            <text:p>2</text:p>
          </table:table-cell>
          <table:table-cell table:style-name="ce5" table:number-columns-repeated="2"/>
          <table:table-cell table:style-name="ce6" table:formula="of:=[.N89]+1" office:value-type="float" office:value="16">
            <text:p>16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96]&amp;&quot;', &quot;&amp;[.C$1]&amp;&quot; = &quot;&amp;[.C96]&amp;&quot;, &quot;&amp;[.D$1]&amp;&quot; = &quot;&amp;[.D96]&amp;&quot;, &quot;&amp;[.E$1]&amp;&quot; = &quot;&amp;[.E96]&amp;&quot;, &quot;&amp;[.F$1]&amp;&quot; = &quot;&amp;[.F96]&amp;&quot;, &quot;&amp;[.G$1]&amp;&quot; = &quot;&amp;[.G96]*30&amp;&quot;, &quot;&amp;[.H$1]&amp;&quot; = &quot;&amp;[.H96]&amp;&quot;, &quot;&amp;IF([.I96]=&quot;&quot;;&quot;&quot;;[.I$1]&amp;&quot; = &quot;&amp;[.I96]&amp;&quot;, &quot;)&amp;IF([.J96]=&quot;&quot;;&quot;&quot;;[.J$1]&amp;&quot; = &quot;&amp;[.J96]&amp;&quot;, &quot;)&amp;IF([.K96]=&quot;&quot;;&quot;&quot;;[.K$1]&amp;&quot; = &quot;&amp;[.K96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90]" office:value-type="string" office:string-value="bug_big">
            <text:p>bug_big</text:p>
          </table:table-cell>
          <table:table-cell table:style-name="ce5" table:formula="of:=[.C95]" office:value-type="float" office:value="2500">
            <text:p>2500</text:p>
          </table:table-cell>
          <table:table-cell table:style-name="ce5" table:formula="of:=[.D95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96]=[.N95];[.G95];[.G95]+[.$O$2])" office:value-type="float" office:value="1810">
            <text:p>18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90]" office:value-type="float" office:value="3">
            <text:p>3</text:p>
          </table:table-cell>
          <table:table-cell table:style-name="ce5" table:number-columns-repeated="2"/>
          <table:table-cell table:style-name="ce6" table:formula="of:=[.N90]+1" office:value-type="float" office:value="16">
            <text:p>16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97]&amp;&quot;', &quot;&amp;[.C$1]&amp;&quot; = &quot;&amp;[.C97]&amp;&quot;, &quot;&amp;[.D$1]&amp;&quot; = &quot;&amp;[.D97]&amp;&quot;, &quot;&amp;[.E$1]&amp;&quot; = &quot;&amp;[.E97]&amp;&quot;, &quot;&amp;[.F$1]&amp;&quot; = &quot;&amp;[.F97]&amp;&quot;, &quot;&amp;[.G$1]&amp;&quot; = &quot;&amp;[.G97]*30&amp;&quot;, &quot;&amp;[.H$1]&amp;&quot; = &quot;&amp;[.H97]&amp;&quot;, &quot;&amp;IF([.I97]=&quot;&quot;;&quot;&quot;;[.I$1]&amp;&quot; = &quot;&amp;[.I97]&amp;&quot;, &quot;)&amp;IF([.J97]=&quot;&quot;;&quot;&quot;;[.J$1]&amp;&quot; = &quot;&amp;[.J97]&amp;&quot;, &quot;)&amp;IF([.K97]=&quot;&quot;;&quot;&quot;;[.K$1]&amp;&quot; = &quot;&amp;[.K97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91]" office:value-type="string" office:string-value="bug_big">
            <text:p>bug_big</text:p>
          </table:table-cell>
          <table:table-cell table:style-name="ce5" table:formula="of:=[.C96]" office:value-type="float" office:value="2500">
            <text:p>2500</text:p>
          </table:table-cell>
          <table:table-cell table:style-name="ce5" table:formula="of:=[.D96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97]=[.N96];[.G96];[.G96]+[.$O$2])" office:value-type="float" office:value="1810">
            <text:p>18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91]" office:value-type="float" office:value="4">
            <text:p>4</text:p>
          </table:table-cell>
          <table:table-cell table:style-name="ce5" table:number-columns-repeated="2"/>
          <table:table-cell table:style-name="ce6" table:formula="of:=[.N91]+1" office:value-type="float" office:value="16">
            <text:p>16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98]&amp;&quot;', &quot;&amp;[.C$1]&amp;&quot; = &quot;&amp;[.C98]&amp;&quot;, &quot;&amp;[.D$1]&amp;&quot; = &quot;&amp;[.D98]&amp;&quot;, &quot;&amp;[.E$1]&amp;&quot; = &quot;&amp;[.E98]&amp;&quot;, &quot;&amp;[.F$1]&amp;&quot; = &quot;&amp;[.F98]&amp;&quot;, &quot;&amp;[.G$1]&amp;&quot; = &quot;&amp;[.G98]*30&amp;&quot;, &quot;&amp;[.H$1]&amp;&quot; = &quot;&amp;[.H98]&amp;&quot;, &quot;&amp;IF([.I98]=&quot;&quot;;&quot;&quot;;[.I$1]&amp;&quot; = &quot;&amp;[.I98]&amp;&quot;, &quot;)&amp;IF([.J98]=&quot;&quot;;&quot;&quot;;[.J$1]&amp;&quot; = &quot;&amp;[.J98]&amp;&quot;, &quot;)&amp;IF([.K98]=&quot;&quot;;&quot;&quot;;[.K$1]&amp;&quot; = &quot;&amp;[.K98]&amp;&quot;, &quot;)&amp;&quot; },&quot;" office:value-type="string" office:string-value="{ name = 'tc_ghoul', x = 2500, z = 2000, facing = 0, spawnRadius = 0, delay = 57900, orbitalDrop = false, patrolRoute = {{3800, 2400}, {2040, 2080}, {2800, 3500}, {700, 3800}, {200, 3200}, {800, 2600}, {150, 1800}, {2040, 2080}, {1300, 500}, {3800, 370}, }, difficultyAtLeast = 1,  },">
            <text:p>{ name = 'tc_ghoul', x = 2500, z = 2000, facing = 0, spawnRadius = 0, delay = 57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92]" office:value-type="string" office:string-value="tc_ghoul">
            <text:p>tc_ghoul</text:p>
          </table:table-cell>
          <table:table-cell table:style-name="ce5" table:formula="of:=[.C97]" office:value-type="float" office:value="2500">
            <text:p>2500</text:p>
          </table:table-cell>
          <table:table-cell table:style-name="ce5" table:formula="of:=[.D97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98]=[.N97];[.G97];[.G97]+[.$O$2])" office:value-type="float" office:value="1930">
            <text:p>19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92]" office:value-type="float" office:value="1">
            <text:p>1</text:p>
          </table:table-cell>
          <table:table-cell table:style-name="ce6" table:number-columns-repeated="2"/>
          <table:table-cell table:style-name="ce6" table:formula="of:=[.N92]+1" office:value-type="float" office:value="17">
            <text:p>17</text:p>
          </table:table-cell>
          <table:table-cell table:style-name="ce6" table:number-columns-repeated="1010"/>
        </table:table-row>
        <table:table-row table:style-name="ro1">
          <table:table-cell table:style-name="ce2" table:formula="of:=&quot;{ &quot;&amp;[.B$1]&amp;&quot; = '&quot;&amp;[.B99]&amp;&quot;', &quot;&amp;[.C$1]&amp;&quot; = &quot;&amp;[.C99]&amp;&quot;, &quot;&amp;[.D$1]&amp;&quot; = &quot;&amp;[.D99]&amp;&quot;, &quot;&amp;[.E$1]&amp;&quot; = &quot;&amp;[.E99]&amp;&quot;, &quot;&amp;[.F$1]&amp;&quot; = &quot;&amp;[.F99]&amp;&quot;, &quot;&amp;[.G$1]&amp;&quot; = &quot;&amp;[.G99]*30&amp;&quot;, &quot;&amp;[.H$1]&amp;&quot; = &quot;&amp;[.H99]&amp;&quot;, &quot;&amp;IF([.I99]=&quot;&quot;;&quot;&quot;;[.I$1]&amp;&quot; = &quot;&amp;[.I99]&amp;&quot;, &quot;)&amp;IF([.J99]=&quot;&quot;;&quot;&quot;;[.J$1]&amp;&quot; = &quot;&amp;[.J99]&amp;&quot;, &quot;)&amp;IF([.K99]=&quot;&quot;;&quot;&quot;;[.K$1]&amp;&quot; = &quot;&amp;[.K99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93]" office:value-type="string" office:string-value="bug_big">
            <text:p>bug_big</text:p>
          </table:table-cell>
          <table:table-cell table:style-name="ce5" table:formula="of:=[.C98]" office:value-type="float" office:value="2500">
            <text:p>2500</text:p>
          </table:table-cell>
          <table:table-cell table:style-name="ce5" table:formula="of:=[.D98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99]=[.N98];[.G98];[.G98]+[.$O$2])" office:value-type="float" office:value="1930">
            <text:p>19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93]" office:value-type="float" office:value="1">
            <text:p>1</text:p>
          </table:table-cell>
          <table:table-cell table:style-name="ce6" table:number-columns-repeated="2"/>
          <table:table-cell table:style-name="ce6" table:formula="of:=[.N93]+1" office:value-type="float" office:value="17">
            <text:p>17</text:p>
          </table:table-cell>
          <table:table-cell table:style-name="ce6" table:number-columns-repeated="1010"/>
        </table:table-row>
        <table:table-row table:style-name="ro1">
          <table:table-cell table:style-name="ce2" table:formula="of:=&quot;{ &quot;&amp;[.B$1]&amp;&quot; = '&quot;&amp;[.B100]&amp;&quot;', &quot;&amp;[.C$1]&amp;&quot; = &quot;&amp;[.C100]&amp;&quot;, &quot;&amp;[.D$1]&amp;&quot; = &quot;&amp;[.D100]&amp;&quot;, &quot;&amp;[.E$1]&amp;&quot; = &quot;&amp;[.E100]&amp;&quot;, &quot;&amp;[.F$1]&amp;&quot; = &quot;&amp;[.F100]&amp;&quot;, &quot;&amp;[.G$1]&amp;&quot; = &quot;&amp;[.G100]*30&amp;&quot;, &quot;&amp;[.H$1]&amp;&quot; = &quot;&amp;[.H100]&amp;&quot;, &quot;&amp;IF([.I100]=&quot;&quot;;&quot;&quot;;[.I$1]&amp;&quot; = &quot;&amp;[.I100]&amp;&quot;, &quot;)&amp;IF([.J100]=&quot;&quot;;&quot;&quot;;[.J$1]&amp;&quot; = &quot;&amp;[.J100]&amp;&quot;, &quot;)&amp;IF([.K100]=&quot;&quot;;&quot;&quot;;[.K$1]&amp;&quot; = &quot;&amp;[.K100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94]" office:value-type="string" office:string-value="bug_big">
            <text:p>bug_big</text:p>
          </table:table-cell>
          <table:table-cell table:style-name="ce5" table:formula="of:=[.C99]" office:value-type="float" office:value="2500">
            <text:p>2500</text:p>
          </table:table-cell>
          <table:table-cell table:style-name="ce5" table:formula="of:=[.D99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00]=[.N99];[.G99];[.G99]+[.$O$2])" office:value-type="float" office:value="1930">
            <text:p>19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94]" office:value-type="float" office:value="2">
            <text:p>2</text:p>
          </table:table-cell>
          <table:table-cell table:style-name="ce6" table:number-columns-repeated="2"/>
          <table:table-cell table:style-name="ce6" table:formula="of:=[.N94]+1" office:value-type="float" office:value="17">
            <text:p>17</text:p>
          </table:table-cell>
          <table:table-cell table:style-name="ce6" table:number-columns-repeated="1010"/>
        </table:table-row>
        <table:table-row table:style-name="ro1">
          <table:table-cell table:style-name="ce2" table:formula="of:=&quot;{ &quot;&amp;[.B$1]&amp;&quot; = '&quot;&amp;[.B101]&amp;&quot;', &quot;&amp;[.C$1]&amp;&quot; = &quot;&amp;[.C101]&amp;&quot;, &quot;&amp;[.D$1]&amp;&quot; = &quot;&amp;[.D101]&amp;&quot;, &quot;&amp;[.E$1]&amp;&quot; = &quot;&amp;[.E101]&amp;&quot;, &quot;&amp;[.F$1]&amp;&quot; = &quot;&amp;[.F101]&amp;&quot;, &quot;&amp;[.G$1]&amp;&quot; = &quot;&amp;[.G101]*30&amp;&quot;, &quot;&amp;[.H$1]&amp;&quot; = &quot;&amp;[.H101]&amp;&quot;, &quot;&amp;IF([.I101]=&quot;&quot;;&quot;&quot;;[.I$1]&amp;&quot; = &quot;&amp;[.I101]&amp;&quot;, &quot;)&amp;IF([.J101]=&quot;&quot;;&quot;&quot;;[.J$1]&amp;&quot; = &quot;&amp;[.J101]&amp;&quot;, &quot;)&amp;IF([.K101]=&quot;&quot;;&quot;&quot;;[.K$1]&amp;&quot; = &quot;&amp;[.K101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95]" office:value-type="string" office:string-value="bug_big">
            <text:p>bug_big</text:p>
          </table:table-cell>
          <table:table-cell table:style-name="ce5" table:formula="of:=[.C100]" office:value-type="float" office:value="2500">
            <text:p>2500</text:p>
          </table:table-cell>
          <table:table-cell table:style-name="ce5" table:formula="of:=[.D100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01]=[.N100];[.G100];[.G100]+[.$O$2])" office:value-type="float" office:value="1930">
            <text:p>19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95]" office:value-type="float" office:value="2">
            <text:p>2</text:p>
          </table:table-cell>
          <table:table-cell table:style-name="ce6" table:number-columns-repeated="2"/>
          <table:table-cell table:style-name="ce6" table:formula="of:=[.N95]+1" office:value-type="float" office:value="17">
            <text:p>17</text:p>
          </table:table-cell>
          <table:table-cell table:style-name="ce6" table:number-columns-repeated="1010"/>
        </table:table-row>
        <table:table-row table:style-name="ro1">
          <table:table-cell table:style-name="ce2" table:formula="of:=&quot;{ &quot;&amp;[.B$1]&amp;&quot; = '&quot;&amp;[.B102]&amp;&quot;', &quot;&amp;[.C$1]&amp;&quot; = &quot;&amp;[.C102]&amp;&quot;, &quot;&amp;[.D$1]&amp;&quot; = &quot;&amp;[.D102]&amp;&quot;, &quot;&amp;[.E$1]&amp;&quot; = &quot;&amp;[.E102]&amp;&quot;, &quot;&amp;[.F$1]&amp;&quot; = &quot;&amp;[.F102]&amp;&quot;, &quot;&amp;[.G$1]&amp;&quot; = &quot;&amp;[.G102]*30&amp;&quot;, &quot;&amp;[.H$1]&amp;&quot; = &quot;&amp;[.H102]&amp;&quot;, &quot;&amp;IF([.I102]=&quot;&quot;;&quot;&quot;;[.I$1]&amp;&quot; = &quot;&amp;[.I102]&amp;&quot;, &quot;)&amp;IF([.J102]=&quot;&quot;;&quot;&quot;;[.J$1]&amp;&quot; = &quot;&amp;[.J102]&amp;&quot;, &quot;)&amp;IF([.K102]=&quot;&quot;;&quot;&quot;;[.K$1]&amp;&quot; = &quot;&amp;[.K102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96]" office:value-type="string" office:string-value="bug_big">
            <text:p>bug_big</text:p>
          </table:table-cell>
          <table:table-cell table:style-name="ce5" table:formula="of:=[.C101]" office:value-type="float" office:value="2500">
            <text:p>2500</text:p>
          </table:table-cell>
          <table:table-cell table:style-name="ce5" table:formula="of:=[.D101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02]=[.N101];[.G101];[.G101]+[.$O$2])" office:value-type="float" office:value="1930">
            <text:p>19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96]" office:value-type="float" office:value="3">
            <text:p>3</text:p>
          </table:table-cell>
          <table:table-cell table:style-name="ce6" table:number-columns-repeated="2"/>
          <table:table-cell table:style-name="ce6" table:formula="of:=[.N96]+1" office:value-type="float" office:value="17">
            <text:p>17</text:p>
          </table:table-cell>
          <table:table-cell table:style-name="ce6" table:number-columns-repeated="1010"/>
        </table:table-row>
        <table:table-row table:style-name="ro1">
          <table:table-cell table:style-name="ce2" table:formula="of:=&quot;{ &quot;&amp;[.B$1]&amp;&quot; = '&quot;&amp;[.B103]&amp;&quot;', &quot;&amp;[.C$1]&amp;&quot; = &quot;&amp;[.C103]&amp;&quot;, &quot;&amp;[.D$1]&amp;&quot; = &quot;&amp;[.D103]&amp;&quot;, &quot;&amp;[.E$1]&amp;&quot; = &quot;&amp;[.E103]&amp;&quot;, &quot;&amp;[.F$1]&amp;&quot; = &quot;&amp;[.F103]&amp;&quot;, &quot;&amp;[.G$1]&amp;&quot; = &quot;&amp;[.G103]*30&amp;&quot;, &quot;&amp;[.H$1]&amp;&quot; = &quot;&amp;[.H103]&amp;&quot;, &quot;&amp;IF([.I103]=&quot;&quot;;&quot;&quot;;[.I$1]&amp;&quot; = &quot;&amp;[.I103]&amp;&quot;, &quot;)&amp;IF([.J103]=&quot;&quot;;&quot;&quot;;[.J$1]&amp;&quot; = &quot;&amp;[.J103]&amp;&quot;, &quot;)&amp;IF([.K103]=&quot;&quot;;&quot;&quot;;[.K$1]&amp;&quot; = &quot;&amp;[.K103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97]" office:value-type="string" office:string-value="bug_big">
            <text:p>bug_big</text:p>
          </table:table-cell>
          <table:table-cell table:style-name="ce5" table:formula="of:=[.C102]" office:value-type="float" office:value="2500">
            <text:p>2500</text:p>
          </table:table-cell>
          <table:table-cell table:style-name="ce5" table:formula="of:=[.D102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03]=[.N102];[.G102];[.G102]+[.$O$2])" office:value-type="float" office:value="1930">
            <text:p>193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97]" office:value-type="float" office:value="4">
            <text:p>4</text:p>
          </table:table-cell>
          <table:table-cell table:style-name="ce6" table:number-columns-repeated="2"/>
          <table:table-cell table:style-name="ce6" table:formula="of:=[.N97]+1" office:value-type="float" office:value="17">
            <text:p>17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104]&amp;&quot;', &quot;&amp;[.C$1]&amp;&quot; = &quot;&amp;[.C104]&amp;&quot;, &quot;&amp;[.D$1]&amp;&quot; = &quot;&amp;[.D104]&amp;&quot;, &quot;&amp;[.E$1]&amp;&quot; = &quot;&amp;[.E104]&amp;&quot;, &quot;&amp;[.F$1]&amp;&quot; = &quot;&amp;[.F104]&amp;&quot;, &quot;&amp;[.G$1]&amp;&quot; = &quot;&amp;[.G104]*30&amp;&quot;, &quot;&amp;[.H$1]&amp;&quot; = &quot;&amp;[.H104]&amp;&quot;, &quot;&amp;IF([.I104]=&quot;&quot;;&quot;&quot;;[.I$1]&amp;&quot; = &quot;&amp;[.I104]&amp;&quot;, &quot;)&amp;IF([.J104]=&quot;&quot;;&quot;&quot;;[.J$1]&amp;&quot; = &quot;&amp;[.J104]&amp;&quot;, &quot;)&amp;IF([.K104]=&quot;&quot;;&quot;&quot;;[.K$1]&amp;&quot; = &quot;&amp;[.K104]&amp;&quot;, &quot;)&amp;&quot; },&quot;" office:value-type="string" office:string-value="{ name = 'tc_ghoul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tc_ghoul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98]" office:value-type="string" office:string-value="tc_ghoul">
            <text:p>tc_ghoul</text:p>
          </table:table-cell>
          <table:table-cell table:style-name="ce5" table:formula="of:=[.C103]" office:value-type="float" office:value="2500">
            <text:p>2500</text:p>
          </table:table-cell>
          <table:table-cell table:style-name="ce5" table:formula="of:=[.D103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04]=[.N103];[.G103];[.G103]+[.$O$2])" office:value-type="float" office:value="2050">
            <text:p>20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98]" office:value-type="float" office:value="1">
            <text:p>1</text:p>
          </table:table-cell>
          <table:table-cell table:style-name="ce6" table:number-columns-repeated="2"/>
          <table:table-cell table:style-name="ce6" table:formula="of:=[.N98]+1" office:value-type="float" office:value="18">
            <text:p>18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105]&amp;&quot;', &quot;&amp;[.C$1]&amp;&quot; = &quot;&amp;[.C105]&amp;&quot;, &quot;&amp;[.D$1]&amp;&quot; = &quot;&amp;[.D105]&amp;&quot;, &quot;&amp;[.E$1]&amp;&quot; = &quot;&amp;[.E105]&amp;&quot;, &quot;&amp;[.F$1]&amp;&quot; = &quot;&amp;[.F105]&amp;&quot;, &quot;&amp;[.G$1]&amp;&quot; = &quot;&amp;[.G105]*30&amp;&quot;, &quot;&amp;[.H$1]&amp;&quot; = &quot;&amp;[.H105]&amp;&quot;, &quot;&amp;IF([.I105]=&quot;&quot;;&quot;&quot;;[.I$1]&amp;&quot; = &quot;&amp;[.I105]&amp;&quot;, &quot;)&amp;IF([.J105]=&quot;&quot;;&quot;&quot;;[.J$1]&amp;&quot; = &quot;&amp;[.J105]&amp;&quot;, &quot;)&amp;IF([.K105]=&quot;&quot;;&quot;&quot;;[.K$1]&amp;&quot; = &quot;&amp;[.K105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99]" office:value-type="string" office:string-value="bug_big">
            <text:p>bug_big</text:p>
          </table:table-cell>
          <table:table-cell table:style-name="ce5" table:formula="of:=[.C104]" office:value-type="float" office:value="2500">
            <text:p>2500</text:p>
          </table:table-cell>
          <table:table-cell table:style-name="ce5" table:formula="of:=[.D104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05]=[.N104];[.G104];[.G104]+[.$O$2])" office:value-type="float" office:value="2050">
            <text:p>20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99]" office:value-type="float" office:value="1">
            <text:p>1</text:p>
          </table:table-cell>
          <table:table-cell table:style-name="ce6" table:number-columns-repeated="2"/>
          <table:table-cell table:style-name="ce6" table:formula="of:=[.N99]+1" office:value-type="float" office:value="18">
            <text:p>18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106]&amp;&quot;', &quot;&amp;[.C$1]&amp;&quot; = &quot;&amp;[.C106]&amp;&quot;, &quot;&amp;[.D$1]&amp;&quot; = &quot;&amp;[.D106]&amp;&quot;, &quot;&amp;[.E$1]&amp;&quot; = &quot;&amp;[.E106]&amp;&quot;, &quot;&amp;[.F$1]&amp;&quot; = &quot;&amp;[.F106]&amp;&quot;, &quot;&amp;[.G$1]&amp;&quot; = &quot;&amp;[.G106]*30&amp;&quot;, &quot;&amp;[.H$1]&amp;&quot; = &quot;&amp;[.H106]&amp;&quot;, &quot;&amp;IF([.I106]=&quot;&quot;;&quot;&quot;;[.I$1]&amp;&quot; = &quot;&amp;[.I106]&amp;&quot;, &quot;)&amp;IF([.J106]=&quot;&quot;;&quot;&quot;;[.J$1]&amp;&quot; = &quot;&amp;[.J106]&amp;&quot;, &quot;)&amp;IF([.K106]=&quot;&quot;;&quot;&quot;;[.K$1]&amp;&quot; = &quot;&amp;[.K106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100]" office:value-type="string" office:string-value="bug_big">
            <text:p>bug_big</text:p>
          </table:table-cell>
          <table:table-cell table:style-name="ce5" table:formula="of:=[.C105]" office:value-type="float" office:value="2500">
            <text:p>2500</text:p>
          </table:table-cell>
          <table:table-cell table:style-name="ce5" table:formula="of:=[.D105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06]=[.N105];[.G105];[.G105]+[.$O$2])" office:value-type="float" office:value="2050">
            <text:p>205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00]" office:value-type="float" office:value="2">
            <text:p>2</text:p>
          </table:table-cell>
          <table:table-cell table:style-name="ce6" table:number-columns-repeated="2"/>
          <table:table-cell table:style-name="ce6" table:formula="of:=[.N100]+1" office:value-type="float" office:value="18">
            <text:p>18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107]&amp;&quot;', &quot;&amp;[.C$1]&amp;&quot; = &quot;&amp;[.C107]&amp;&quot;, &quot;&amp;[.D$1]&amp;&quot; = &quot;&amp;[.D107]&amp;&quot;, &quot;&amp;[.E$1]&amp;&quot; = &quot;&amp;[.E107]&amp;&quot;, &quot;&amp;[.F$1]&amp;&quot; = &quot;&amp;[.F107]&amp;&quot;, &quot;&amp;[.G$1]&amp;&quot; = &quot;&amp;[.G107]*30&amp;&quot;, &quot;&amp;[.H$1]&amp;&quot; = &quot;&amp;[.H107]&amp;&quot;, &quot;&amp;IF([.I107]=&quot;&quot;;&quot;&quot;;[.I$1]&amp;&quot; = &quot;&amp;[.I107]&amp;&quot;, &quot;)&amp;IF([.J107]=&quot;&quot;;&quot;&quot;;[.J$1]&amp;&quot; = &quot;&amp;[.J107]&amp;&quot;, &quot;)&amp;IF([.K107]=&quot;&quot;;&quot;&quot;;[.K$1]&amp;&quot; = &quot;&amp;[.K107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101]" office:value-type="string" office:string-value="bug_big">
            <text:p>bug_big</text:p>
          </table:table-cell>
          <table:table-cell table:style-name="ce5" table:formula="of:=[.C106]" office:value-type="float" office:value="2500">
            <text:p>2500</text:p>
          </table:table-cell>
          <table:table-cell table:style-name="ce5" table:formula="of:=[.D106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07]=[.N106];[.G106];[.G106]+[.$O$2])" office:value-type="float" office:value="2050">
            <text:p>20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01]" office:value-type="float" office:value="2">
            <text:p>2</text:p>
          </table:table-cell>
          <table:table-cell table:style-name="ce5" table:number-columns-repeated="2"/>
          <table:table-cell table:style-name="ce6" table:formula="of:=[.N101]+1" office:value-type="float" office:value="18">
            <text:p>18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108]&amp;&quot;', &quot;&amp;[.C$1]&amp;&quot; = &quot;&amp;[.C108]&amp;&quot;, &quot;&amp;[.D$1]&amp;&quot; = &quot;&amp;[.D108]&amp;&quot;, &quot;&amp;[.E$1]&amp;&quot; = &quot;&amp;[.E108]&amp;&quot;, &quot;&amp;[.F$1]&amp;&quot; = &quot;&amp;[.F108]&amp;&quot;, &quot;&amp;[.G$1]&amp;&quot; = &quot;&amp;[.G108]*30&amp;&quot;, &quot;&amp;[.H$1]&amp;&quot; = &quot;&amp;[.H108]&amp;&quot;, &quot;&amp;IF([.I108]=&quot;&quot;;&quot;&quot;;[.I$1]&amp;&quot; = &quot;&amp;[.I108]&amp;&quot;, &quot;)&amp;IF([.J108]=&quot;&quot;;&quot;&quot;;[.J$1]&amp;&quot; = &quot;&amp;[.J108]&amp;&quot;, &quot;)&amp;IF([.K108]=&quot;&quot;;&quot;&quot;;[.K$1]&amp;&quot; = &quot;&amp;[.K108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102]" office:value-type="string" office:string-value="bug_big">
            <text:p>bug_big</text:p>
          </table:table-cell>
          <table:table-cell table:style-name="ce5" table:formula="of:=[.C107]" office:value-type="float" office:value="2500">
            <text:p>2500</text:p>
          </table:table-cell>
          <table:table-cell table:style-name="ce5" table:formula="of:=[.D107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08]=[.N107];[.G107];[.G107]+[.$O$2])" office:value-type="float" office:value="2050">
            <text:p>20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02]" office:value-type="float" office:value="3">
            <text:p>3</text:p>
          </table:table-cell>
          <table:table-cell table:style-name="ce5" table:number-columns-repeated="2"/>
          <table:table-cell table:style-name="ce6" table:formula="of:=[.N102]+1" office:value-type="float" office:value="18">
            <text:p>18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109]&amp;&quot;', &quot;&amp;[.C$1]&amp;&quot; = &quot;&amp;[.C109]&amp;&quot;, &quot;&amp;[.D$1]&amp;&quot; = &quot;&amp;[.D109]&amp;&quot;, &quot;&amp;[.E$1]&amp;&quot; = &quot;&amp;[.E109]&amp;&quot;, &quot;&amp;[.F$1]&amp;&quot; = &quot;&amp;[.F109]&amp;&quot;, &quot;&amp;[.G$1]&amp;&quot; = &quot;&amp;[.G109]*30&amp;&quot;, &quot;&amp;[.H$1]&amp;&quot; = &quot;&amp;[.H109]&amp;&quot;, &quot;&amp;IF([.I109]=&quot;&quot;;&quot;&quot;;[.I$1]&amp;&quot; = &quot;&amp;[.I109]&amp;&quot;, &quot;)&amp;IF([.J109]=&quot;&quot;;&quot;&quot;;[.J$1]&amp;&quot; = &quot;&amp;[.J109]&amp;&quot;, &quot;)&amp;IF([.K109]=&quot;&quot;;&quot;&quot;;[.K$1]&amp;&quot; = &quot;&amp;[.K109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103]" office:value-type="string" office:string-value="bug_big">
            <text:p>bug_big</text:p>
          </table:table-cell>
          <table:table-cell table:style-name="ce5" table:formula="of:=[.C108]" office:value-type="float" office:value="2500">
            <text:p>2500</text:p>
          </table:table-cell>
          <table:table-cell table:style-name="ce5" table:formula="of:=[.D108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09]=[.N108];[.G108];[.G108]+[.$O$2])" office:value-type="float" office:value="2050">
            <text:p>205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03]" office:value-type="float" office:value="4">
            <text:p>4</text:p>
          </table:table-cell>
          <table:table-cell table:style-name="ce5" table:number-columns-repeated="2"/>
          <table:table-cell table:style-name="ce6" table:formula="of:=[.N103]+1" office:value-type="float" office:value="18">
            <text:p>18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110]&amp;&quot;', &quot;&amp;[.C$1]&amp;&quot; = &quot;&amp;[.C110]&amp;&quot;, &quot;&amp;[.D$1]&amp;&quot; = &quot;&amp;[.D110]&amp;&quot;, &quot;&amp;[.E$1]&amp;&quot; = &quot;&amp;[.E110]&amp;&quot;, &quot;&amp;[.F$1]&amp;&quot; = &quot;&amp;[.F110]&amp;&quot;, &quot;&amp;[.G$1]&amp;&quot; = &quot;&amp;[.G110]*30&amp;&quot;, &quot;&amp;[.H$1]&amp;&quot; = &quot;&amp;[.H110]&amp;&quot;, &quot;&amp;IF([.I110]=&quot;&quot;;&quot;&quot;;[.I$1]&amp;&quot; = &quot;&amp;[.I110]&amp;&quot;, &quot;)&amp;IF([.J110]=&quot;&quot;;&quot;&quot;;[.J$1]&amp;&quot; = &quot;&amp;[.J110]&amp;&quot;, &quot;)&amp;IF([.K110]=&quot;&quot;;&quot;&quot;;[.K$1]&amp;&quot; = &quot;&amp;[.K110]&amp;&quot;, &quot;)&amp;&quot; },&quot;" office:value-type="string" office:string-value="{ name = 'tc_ghoul', x = 2500, z = 2000, facing = 0, spawnRadius = 0, delay = 65100, orbitalDrop = false, patrolRoute = {{3800, 2400}, {2040, 2080}, {2800, 3500}, {700, 3800}, {200, 3200}, {800, 2600}, {150, 1800}, {2040, 2080}, {1300, 500}, {3800, 370}, }, difficultyAtLeast = 1,  },">
            <text:p>{ name = 'tc_ghoul', x = 2500, z = 2000, facing = 0, spawnRadius = 0, delay = 65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04]" office:value-type="string" office:string-value="tc_ghoul">
            <text:p>tc_ghoul</text:p>
          </table:table-cell>
          <table:table-cell table:style-name="ce5" table:formula="of:=[.C109]" office:value-type="float" office:value="2500">
            <text:p>2500</text:p>
          </table:table-cell>
          <table:table-cell table:style-name="ce5" table:formula="of:=[.D109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10]=[.N109];[.G109];[.G109]+[.$O$2])" office:value-type="float" office:value="2170">
            <text:p>21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04]" office:value-type="float" office:value="1">
            <text:p>1</text:p>
          </table:table-cell>
          <table:table-cell table:style-name="ce5" table:number-columns-repeated="2"/>
          <table:table-cell table:style-name="ce6" table:formula="of:=[.N104]+1" office:value-type="float" office:value="19">
            <text:p>19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111]&amp;&quot;', &quot;&amp;[.C$1]&amp;&quot; = &quot;&amp;[.C111]&amp;&quot;, &quot;&amp;[.D$1]&amp;&quot; = &quot;&amp;[.D111]&amp;&quot;, &quot;&amp;[.E$1]&amp;&quot; = &quot;&amp;[.E111]&amp;&quot;, &quot;&amp;[.F$1]&amp;&quot; = &quot;&amp;[.F111]&amp;&quot;, &quot;&amp;[.G$1]&amp;&quot; = &quot;&amp;[.G111]*30&amp;&quot;, &quot;&amp;[.H$1]&amp;&quot; = &quot;&amp;[.H111]&amp;&quot;, &quot;&amp;IF([.I111]=&quot;&quot;;&quot;&quot;;[.I$1]&amp;&quot; = &quot;&amp;[.I111]&amp;&quot;, &quot;)&amp;IF([.J111]=&quot;&quot;;&quot;&quot;;[.J$1]&amp;&quot; = &quot;&amp;[.J111]&amp;&quot;, &quot;)&amp;IF([.K111]=&quot;&quot;;&quot;&quot;;[.K$1]&amp;&quot; = &quot;&amp;[.K111]&amp;&quot;, &quot;)&amp;&quot; },&quot;" office:value-type="string" office:string-value="{ name = 'bug_big', x = 2500, z = 2000, facing = 0, spawnRadius = 0, delay = 651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5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05]" office:value-type="string" office:string-value="bug_big">
            <text:p>bug_big</text:p>
          </table:table-cell>
          <table:table-cell table:style-name="ce5" table:formula="of:=[.C110]" office:value-type="float" office:value="2500">
            <text:p>2500</text:p>
          </table:table-cell>
          <table:table-cell table:style-name="ce5" table:formula="of:=[.D110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11]=[.N110];[.G110];[.G110]+[.$O$2])" office:value-type="float" office:value="2170">
            <text:p>21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05]" office:value-type="float" office:value="1">
            <text:p>1</text:p>
          </table:table-cell>
          <table:table-cell table:style-name="ce5" table:number-columns-repeated="2"/>
          <table:table-cell table:style-name="ce6" table:formula="of:=[.N105]+1" office:value-type="float" office:value="19">
            <text:p>19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112]&amp;&quot;', &quot;&amp;[.C$1]&amp;&quot; = &quot;&amp;[.C112]&amp;&quot;, &quot;&amp;[.D$1]&amp;&quot; = &quot;&amp;[.D112]&amp;&quot;, &quot;&amp;[.E$1]&amp;&quot; = &quot;&amp;[.E112]&amp;&quot;, &quot;&amp;[.F$1]&amp;&quot; = &quot;&amp;[.F112]&amp;&quot;, &quot;&amp;[.G$1]&amp;&quot; = &quot;&amp;[.G112]*30&amp;&quot;, &quot;&amp;[.H$1]&amp;&quot; = &quot;&amp;[.H112]&amp;&quot;, &quot;&amp;IF([.I112]=&quot;&quot;;&quot;&quot;;[.I$1]&amp;&quot; = &quot;&amp;[.I112]&amp;&quot;, &quot;)&amp;IF([.J112]=&quot;&quot;;&quot;&quot;;[.J$1]&amp;&quot; = &quot;&amp;[.J112]&amp;&quot;, &quot;)&amp;IF([.K112]=&quot;&quot;;&quot;&quot;;[.K$1]&amp;&quot; = &quot;&amp;[.K112]&amp;&quot;, &quot;)&amp;&quot; },&quot;" office:value-type="string" office:string-value="{ name = 'bug_big', x = 2500, z = 2000, facing = 0, spawnRadius = 0, delay = 65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65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106]" office:value-type="string" office:string-value="bug_big">
            <text:p>bug_big</text:p>
          </table:table-cell>
          <table:table-cell table:style-name="ce5" table:formula="of:=[.C111]" office:value-type="float" office:value="2500">
            <text:p>2500</text:p>
          </table:table-cell>
          <table:table-cell table:style-name="ce5" table:formula="of:=[.D111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12]=[.N111];[.G111];[.G111]+[.$O$2])" office:value-type="float" office:value="2170">
            <text:p>21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06]" office:value-type="float" office:value="2">
            <text:p>2</text:p>
          </table:table-cell>
          <table:table-cell table:style-name="ce5" table:number-columns-repeated="2"/>
          <table:table-cell table:style-name="ce6" table:formula="of:=[.N106]+1" office:value-type="float" office:value="19">
            <text:p>19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113]&amp;&quot;', &quot;&amp;[.C$1]&amp;&quot; = &quot;&amp;[.C113]&amp;&quot;, &quot;&amp;[.D$1]&amp;&quot; = &quot;&amp;[.D113]&amp;&quot;, &quot;&amp;[.E$1]&amp;&quot; = &quot;&amp;[.E113]&amp;&quot;, &quot;&amp;[.F$1]&amp;&quot; = &quot;&amp;[.F113]&amp;&quot;, &quot;&amp;[.G$1]&amp;&quot; = &quot;&amp;[.G113]*30&amp;&quot;, &quot;&amp;[.H$1]&amp;&quot; = &quot;&amp;[.H113]&amp;&quot;, &quot;&amp;IF([.I113]=&quot;&quot;;&quot;&quot;;[.I$1]&amp;&quot; = &quot;&amp;[.I113]&amp;&quot;, &quot;)&amp;IF([.J113]=&quot;&quot;;&quot;&quot;;[.J$1]&amp;&quot; = &quot;&amp;[.J113]&amp;&quot;, &quot;)&amp;IF([.K113]=&quot;&quot;;&quot;&quot;;[.K$1]&amp;&quot; = &quot;&amp;[.K113]&amp;&quot;, &quot;)&amp;&quot; },&quot;" office:value-type="string" office:string-value="{ name = 'bug_big', x = 2500, z = 2000, facing = 0, spawnRadius = 0, delay = 65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65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107]" office:value-type="string" office:string-value="bug_big">
            <text:p>bug_big</text:p>
          </table:table-cell>
          <table:table-cell table:style-name="ce5" table:formula="of:=[.C112]" office:value-type="float" office:value="2500">
            <text:p>2500</text:p>
          </table:table-cell>
          <table:table-cell table:style-name="ce5" table:formula="of:=[.D112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13]=[.N112];[.G112];[.G112]+[.$O$2])" office:value-type="float" office:value="2170">
            <text:p>21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07]" office:value-type="float" office:value="2">
            <text:p>2</text:p>
          </table:table-cell>
          <table:table-cell table:style-name="ce5" table:number-columns-repeated="2"/>
          <table:table-cell table:style-name="ce6" table:formula="of:=[.N107]+1" office:value-type="float" office:value="19">
            <text:p>19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114]&amp;&quot;', &quot;&amp;[.C$1]&amp;&quot; = &quot;&amp;[.C114]&amp;&quot;, &quot;&amp;[.D$1]&amp;&quot; = &quot;&amp;[.D114]&amp;&quot;, &quot;&amp;[.E$1]&amp;&quot; = &quot;&amp;[.E114]&amp;&quot;, &quot;&amp;[.F$1]&amp;&quot; = &quot;&amp;[.F114]&amp;&quot;, &quot;&amp;[.G$1]&amp;&quot; = &quot;&amp;[.G114]*30&amp;&quot;, &quot;&amp;[.H$1]&amp;&quot; = &quot;&amp;[.H114]&amp;&quot;, &quot;&amp;IF([.I114]=&quot;&quot;;&quot;&quot;;[.I$1]&amp;&quot; = &quot;&amp;[.I114]&amp;&quot;, &quot;)&amp;IF([.J114]=&quot;&quot;;&quot;&quot;;[.J$1]&amp;&quot; = &quot;&amp;[.J114]&amp;&quot;, &quot;)&amp;IF([.K114]=&quot;&quot;;&quot;&quot;;[.K$1]&amp;&quot; = &quot;&amp;[.K114]&amp;&quot;, &quot;)&amp;&quot; },&quot;" office:value-type="string" office:string-value="{ name = 'bug_big', x = 2500, z = 2000, facing = 0, spawnRadius = 0, delay = 65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65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108]" office:value-type="string" office:string-value="bug_big">
            <text:p>bug_big</text:p>
          </table:table-cell>
          <table:table-cell table:style-name="ce5" table:formula="of:=[.C113]" office:value-type="float" office:value="2500">
            <text:p>2500</text:p>
          </table:table-cell>
          <table:table-cell table:style-name="ce5" table:formula="of:=[.D113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14]=[.N113];[.G113];[.G113]+[.$O$2])" office:value-type="float" office:value="2170">
            <text:p>21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08]" office:value-type="float" office:value="3">
            <text:p>3</text:p>
          </table:table-cell>
          <table:table-cell table:style-name="ce5" table:number-columns-repeated="2"/>
          <table:table-cell table:style-name="ce6" table:formula="of:=[.N108]+1" office:value-type="float" office:value="19">
            <text:p>19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115]&amp;&quot;', &quot;&amp;[.C$1]&amp;&quot; = &quot;&amp;[.C115]&amp;&quot;, &quot;&amp;[.D$1]&amp;&quot; = &quot;&amp;[.D115]&amp;&quot;, &quot;&amp;[.E$1]&amp;&quot; = &quot;&amp;[.E115]&amp;&quot;, &quot;&amp;[.F$1]&amp;&quot; = &quot;&amp;[.F115]&amp;&quot;, &quot;&amp;[.G$1]&amp;&quot; = &quot;&amp;[.G115]*30&amp;&quot;, &quot;&amp;[.H$1]&amp;&quot; = &quot;&amp;[.H115]&amp;&quot;, &quot;&amp;IF([.I115]=&quot;&quot;;&quot;&quot;;[.I$1]&amp;&quot; = &quot;&amp;[.I115]&amp;&quot;, &quot;)&amp;IF([.J115]=&quot;&quot;;&quot;&quot;;[.J$1]&amp;&quot; = &quot;&amp;[.J115]&amp;&quot;, &quot;)&amp;IF([.K115]=&quot;&quot;;&quot;&quot;;[.K$1]&amp;&quot; = &quot;&amp;[.K115]&amp;&quot;, &quot;)&amp;&quot; },&quot;" office:value-type="string" office:string-value="{ name = 'bug_big', x = 2500, z = 2000, facing = 0, spawnRadius = 0, delay = 65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65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109]" office:value-type="string" office:string-value="bug_big">
            <text:p>bug_big</text:p>
          </table:table-cell>
          <table:table-cell table:style-name="ce5" table:formula="of:=[.C114]" office:value-type="float" office:value="2500">
            <text:p>2500</text:p>
          </table:table-cell>
          <table:table-cell table:style-name="ce5" table:formula="of:=[.D114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15]=[.N114];[.G114];[.G114]+[.$O$2])" office:value-type="float" office:value="2170">
            <text:p>217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09]" office:value-type="float" office:value="4">
            <text:p>4</text:p>
          </table:table-cell>
          <table:table-cell table:style-name="ce5" table:number-columns-repeated="2"/>
          <table:table-cell table:style-name="ce6" table:formula="of:=[.N109]+1" office:value-type="float" office:value="19">
            <text:p>19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116]&amp;&quot;', &quot;&amp;[.C$1]&amp;&quot; = &quot;&amp;[.C116]&amp;&quot;, &quot;&amp;[.D$1]&amp;&quot; = &quot;&amp;[.D116]&amp;&quot;, &quot;&amp;[.E$1]&amp;&quot; = &quot;&amp;[.E116]&amp;&quot;, &quot;&amp;[.F$1]&amp;&quot; = &quot;&amp;[.F116]&amp;&quot;, &quot;&amp;[.G$1]&amp;&quot; = &quot;&amp;[.G116]*30&amp;&quot;, &quot;&amp;[.H$1]&amp;&quot; = &quot;&amp;[.H116]&amp;&quot;, &quot;&amp;IF([.I116]=&quot;&quot;;&quot;&quot;;[.I$1]&amp;&quot; = &quot;&amp;[.I116]&amp;&quot;, &quot;)&amp;IF([.J116]=&quot;&quot;;&quot;&quot;;[.J$1]&amp;&quot; = &quot;&amp;[.J116]&amp;&quot;, &quot;)&amp;IF([.K116]=&quot;&quot;;&quot;&quot;;[.K$1]&amp;&quot; = &quot;&amp;[.K116]&amp;&quot;, &quot;)&amp;&quot; },&quot;" office:value-type="string" office:string-value="{ name = 'tc_ghoul', x = 2500, z = 2000, facing = 0, spawnRadius = 0, delay = 68700, orbitalDrop = false, patrolRoute = {{3800, 2400}, {2040, 2080}, {2800, 3500}, {700, 3800}, {200, 3200}, {800, 2600}, {150, 1800}, {2040, 2080}, {1300, 500}, {3800, 370}, }, difficultyAtLeast = 1,  },">
            <text:p>{ name = 'tc_ghoul', x = 2500, z = 2000, facing = 0, spawnRadius = 0, delay = 68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10]" office:value-type="string" office:string-value="tc_ghoul">
            <text:p>tc_ghoul</text:p>
          </table:table-cell>
          <table:table-cell table:style-name="ce5" table:formula="of:=[.C115]" office:value-type="float" office:value="2500">
            <text:p>2500</text:p>
          </table:table-cell>
          <table:table-cell table:style-name="ce5" table:formula="of:=[.D115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16]=[.N115];[.G115];[.G115]+[.$O$2])" office:value-type="float" office:value="2290">
            <text:p>22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10]" office:value-type="float" office:value="1">
            <text:p>1</text:p>
          </table:table-cell>
          <table:table-cell table:style-name="ce6" table:number-columns-repeated="2"/>
          <table:table-cell table:style-name="ce6" table:formula="of:=[.N110]+1" office:value-type="float" office:value="20">
            <text:p>20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117]&amp;&quot;', &quot;&amp;[.C$1]&amp;&quot; = &quot;&amp;[.C117]&amp;&quot;, &quot;&amp;[.D$1]&amp;&quot; = &quot;&amp;[.D117]&amp;&quot;, &quot;&amp;[.E$1]&amp;&quot; = &quot;&amp;[.E117]&amp;&quot;, &quot;&amp;[.F$1]&amp;&quot; = &quot;&amp;[.F117]&amp;&quot;, &quot;&amp;[.G$1]&amp;&quot; = &quot;&amp;[.G117]*30&amp;&quot;, &quot;&amp;[.H$1]&amp;&quot; = &quot;&amp;[.H117]&amp;&quot;, &quot;&amp;IF([.I117]=&quot;&quot;;&quot;&quot;;[.I$1]&amp;&quot; = &quot;&amp;[.I117]&amp;&quot;, &quot;)&amp;IF([.J117]=&quot;&quot;;&quot;&quot;;[.J$1]&amp;&quot; = &quot;&amp;[.J117]&amp;&quot;, &quot;)&amp;IF([.K117]=&quot;&quot;;&quot;&quot;;[.K$1]&amp;&quot; = &quot;&amp;[.K117]&amp;&quot;, &quot;)&amp;&quot; },&quot;" office:value-type="string" office:string-value="{ name = 'bug_big', x = 2500, z = 2000, facing = 0, spawnRadius = 0, delay = 687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8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11]" office:value-type="string" office:string-value="bug_big">
            <text:p>bug_big</text:p>
          </table:table-cell>
          <table:table-cell table:style-name="ce5" table:formula="of:=[.C116]" office:value-type="float" office:value="2500">
            <text:p>2500</text:p>
          </table:table-cell>
          <table:table-cell table:style-name="ce5" table:formula="of:=[.D116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17]=[.N116];[.G116];[.G116]+[.$O$2])" office:value-type="float" office:value="2290">
            <text:p>22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11]" office:value-type="float" office:value="1">
            <text:p>1</text:p>
          </table:table-cell>
          <table:table-cell table:style-name="ce6" table:number-columns-repeated="2"/>
          <table:table-cell table:style-name="ce6" table:formula="of:=[.N111]+1" office:value-type="float" office:value="20">
            <text:p>20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118]&amp;&quot;', &quot;&amp;[.C$1]&amp;&quot; = &quot;&amp;[.C118]&amp;&quot;, &quot;&amp;[.D$1]&amp;&quot; = &quot;&amp;[.D118]&amp;&quot;, &quot;&amp;[.E$1]&amp;&quot; = &quot;&amp;[.E118]&amp;&quot;, &quot;&amp;[.F$1]&amp;&quot; = &quot;&amp;[.F118]&amp;&quot;, &quot;&amp;[.G$1]&amp;&quot; = &quot;&amp;[.G118]*30&amp;&quot;, &quot;&amp;[.H$1]&amp;&quot; = &quot;&amp;[.H118]&amp;&quot;, &quot;&amp;IF([.I118]=&quot;&quot;;&quot;&quot;;[.I$1]&amp;&quot; = &quot;&amp;[.I118]&amp;&quot;, &quot;)&amp;IF([.J118]=&quot;&quot;;&quot;&quot;;[.J$1]&amp;&quot; = &quot;&amp;[.J118]&amp;&quot;, &quot;)&amp;IF([.K118]=&quot;&quot;;&quot;&quot;;[.K$1]&amp;&quot; = &quot;&amp;[.K118]&amp;&quot;, &quot;)&amp;&quot; },&quot;" office:value-type="string" office:string-value="{ name = 'bug_big', x = 2500, z = 2000, facing = 0, spawnRadius = 0, delay = 68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68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112]" office:value-type="string" office:string-value="bug_big">
            <text:p>bug_big</text:p>
          </table:table-cell>
          <table:table-cell table:style-name="ce5" table:formula="of:=[.C117]" office:value-type="float" office:value="2500">
            <text:p>2500</text:p>
          </table:table-cell>
          <table:table-cell table:style-name="ce5" table:formula="of:=[.D117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18]=[.N117];[.G117];[.G117]+[.$O$2])" office:value-type="float" office:value="2290">
            <text:p>22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12]" office:value-type="float" office:value="2">
            <text:p>2</text:p>
          </table:table-cell>
          <table:table-cell table:style-name="ce6" table:number-columns-repeated="2"/>
          <table:table-cell table:style-name="ce6" table:formula="of:=[.N112]+1" office:value-type="float" office:value="20">
            <text:p>20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119]&amp;&quot;', &quot;&amp;[.C$1]&amp;&quot; = &quot;&amp;[.C119]&amp;&quot;, &quot;&amp;[.D$1]&amp;&quot; = &quot;&amp;[.D119]&amp;&quot;, &quot;&amp;[.E$1]&amp;&quot; = &quot;&amp;[.E119]&amp;&quot;, &quot;&amp;[.F$1]&amp;&quot; = &quot;&amp;[.F119]&amp;&quot;, &quot;&amp;[.G$1]&amp;&quot; = &quot;&amp;[.G119]*30&amp;&quot;, &quot;&amp;[.H$1]&amp;&quot; = &quot;&amp;[.H119]&amp;&quot;, &quot;&amp;IF([.I119]=&quot;&quot;;&quot;&quot;;[.I$1]&amp;&quot; = &quot;&amp;[.I119]&amp;&quot;, &quot;)&amp;IF([.J119]=&quot;&quot;;&quot;&quot;;[.J$1]&amp;&quot; = &quot;&amp;[.J119]&amp;&quot;, &quot;)&amp;IF([.K119]=&quot;&quot;;&quot;&quot;;[.K$1]&amp;&quot; = &quot;&amp;[.K119]&amp;&quot;, &quot;)&amp;&quot; },&quot;" office:value-type="string" office:string-value="{ name = 'bug_big', x = 2500, z = 2000, facing = 0, spawnRadius = 0, delay = 68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68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113]" office:value-type="string" office:string-value="bug_big">
            <text:p>bug_big</text:p>
          </table:table-cell>
          <table:table-cell table:style-name="ce5" table:formula="of:=[.C118]" office:value-type="float" office:value="2500">
            <text:p>2500</text:p>
          </table:table-cell>
          <table:table-cell table:style-name="ce5" table:formula="of:=[.D118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19]=[.N118];[.G118];[.G118]+[.$O$2])" office:value-type="float" office:value="2290">
            <text:p>22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13]" office:value-type="float" office:value="2">
            <text:p>2</text:p>
          </table:table-cell>
          <table:table-cell table:style-name="ce6" table:number-columns-repeated="2"/>
          <table:table-cell table:style-name="ce6" table:formula="of:=[.N113]+1" office:value-type="float" office:value="20">
            <text:p>20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120]&amp;&quot;', &quot;&amp;[.C$1]&amp;&quot; = &quot;&amp;[.C120]&amp;&quot;, &quot;&amp;[.D$1]&amp;&quot; = &quot;&amp;[.D120]&amp;&quot;, &quot;&amp;[.E$1]&amp;&quot; = &quot;&amp;[.E120]&amp;&quot;, &quot;&amp;[.F$1]&amp;&quot; = &quot;&amp;[.F120]&amp;&quot;, &quot;&amp;[.G$1]&amp;&quot; = &quot;&amp;[.G120]*30&amp;&quot;, &quot;&amp;[.H$1]&amp;&quot; = &quot;&amp;[.H120]&amp;&quot;, &quot;&amp;IF([.I120]=&quot;&quot;;&quot;&quot;;[.I$1]&amp;&quot; = &quot;&amp;[.I120]&amp;&quot;, &quot;)&amp;IF([.J120]=&quot;&quot;;&quot;&quot;;[.J$1]&amp;&quot; = &quot;&amp;[.J120]&amp;&quot;, &quot;)&amp;IF([.K120]=&quot;&quot;;&quot;&quot;;[.K$1]&amp;&quot; = &quot;&amp;[.K120]&amp;&quot;, &quot;)&amp;&quot; },&quot;" office:value-type="string" office:string-value="{ name = 'bug_big', x = 2500, z = 2000, facing = 0, spawnRadius = 0, delay = 68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68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114]" office:value-type="string" office:string-value="bug_big">
            <text:p>bug_big</text:p>
          </table:table-cell>
          <table:table-cell table:style-name="ce5" table:formula="of:=[.C119]" office:value-type="float" office:value="2500">
            <text:p>2500</text:p>
          </table:table-cell>
          <table:table-cell table:style-name="ce5" table:formula="of:=[.D119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20]=[.N119];[.G119];[.G119]+[.$O$2])" office:value-type="float" office:value="2290">
            <text:p>22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14]" office:value-type="float" office:value="3">
            <text:p>3</text:p>
          </table:table-cell>
          <table:table-cell table:style-name="ce6" table:number-columns-repeated="2"/>
          <table:table-cell table:style-name="ce6" table:formula="of:=[.N114]+1" office:value-type="float" office:value="20">
            <text:p>20</text:p>
          </table:table-cell>
          <table:table-cell table:style-name="ce6" table:number-columns-repeated="1010"/>
        </table:table-row>
        <table:table-row table:style-name="ro1">
          <table:table-cell table:style-name="ce3" table:formula="of:=&quot;{ &quot;&amp;[.B$1]&amp;&quot; = '&quot;&amp;[.B121]&amp;&quot;', &quot;&amp;[.C$1]&amp;&quot; = &quot;&amp;[.C121]&amp;&quot;, &quot;&amp;[.D$1]&amp;&quot; = &quot;&amp;[.D121]&amp;&quot;, &quot;&amp;[.E$1]&amp;&quot; = &quot;&amp;[.E121]&amp;&quot;, &quot;&amp;[.F$1]&amp;&quot; = &quot;&amp;[.F121]&amp;&quot;, &quot;&amp;[.G$1]&amp;&quot; = &quot;&amp;[.G121]*30&amp;&quot;, &quot;&amp;[.H$1]&amp;&quot; = &quot;&amp;[.H121]&amp;&quot;, &quot;&amp;IF([.I121]=&quot;&quot;;&quot;&quot;;[.I$1]&amp;&quot; = &quot;&amp;[.I121]&amp;&quot;, &quot;)&amp;IF([.J121]=&quot;&quot;;&quot;&quot;;[.J$1]&amp;&quot; = &quot;&amp;[.J121]&amp;&quot;, &quot;)&amp;IF([.K121]=&quot;&quot;;&quot;&quot;;[.K$1]&amp;&quot; = &quot;&amp;[.K121]&amp;&quot;, &quot;)&amp;&quot; },&quot;" office:value-type="string" office:string-value="{ name = 'bug_big', x = 2500, z = 2000, facing = 0, spawnRadius = 0, delay = 68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68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115]" office:value-type="string" office:string-value="bug_big">
            <text:p>bug_big</text:p>
          </table:table-cell>
          <table:table-cell table:style-name="ce5" table:formula="of:=[.C120]" office:value-type="float" office:value="2500">
            <text:p>2500</text:p>
          </table:table-cell>
          <table:table-cell table:style-name="ce5" table:formula="of:=[.D120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21]=[.N120];[.G120];[.G120]+[.$O$2])" office:value-type="float" office:value="2290">
            <text:p>229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15]" office:value-type="float" office:value="4">
            <text:p>4</text:p>
          </table:table-cell>
          <table:table-cell table:style-name="ce6" table:number-columns-repeated="2"/>
          <table:table-cell table:style-name="ce6" table:formula="of:=[.N115]+1" office:value-type="float" office:value="20">
            <text:p>20</text:p>
          </table:table-cell>
          <table:table-cell table:style-name="ce6" table:number-columns-repeated="1010"/>
        </table:table-row>
        <table:table-row table:style-name="ro1">
          <table:table-cell table:style-name="ce2" table:formula="of:=&quot;{ &quot;&amp;[.B$1]&amp;&quot; = '&quot;&amp;[.B122]&amp;&quot;', &quot;&amp;[.C$1]&amp;&quot; = &quot;&amp;[.C122]&amp;&quot;, &quot;&amp;[.D$1]&amp;&quot; = &quot;&amp;[.D122]&amp;&quot;, &quot;&amp;[.E$1]&amp;&quot; = &quot;&amp;[.E122]&amp;&quot;, &quot;&amp;[.F$1]&amp;&quot; = &quot;&amp;[.F122]&amp;&quot;, &quot;&amp;[.G$1]&amp;&quot; = &quot;&amp;[.G122]*30&amp;&quot;, &quot;&amp;[.H$1]&amp;&quot; = &quot;&amp;[.H122]&amp;&quot;, &quot;&amp;IF([.I122]=&quot;&quot;;&quot;&quot;;[.I$1]&amp;&quot; = &quot;&amp;[.I122]&amp;&quot;, &quot;)&amp;IF([.J122]=&quot;&quot;;&quot;&quot;;[.J$1]&amp;&quot; = &quot;&amp;[.J122]&amp;&quot;, &quot;)&amp;IF([.K122]=&quot;&quot;;&quot;&quot;;[.K$1]&amp;&quot; = &quot;&amp;[.K122]&amp;&quot;, &quot;)&amp;&quot; },&quot;" office:value-type="string" office:string-value="{ name = 'tc_ghoul', x = 2500, z = 2000, facing = 0, spawnRadius = 0, delay = 72300, orbitalDrop = false, patrolRoute = {{3800, 2400}, {2040, 2080}, {2800, 3500}, {700, 3800}, {200, 3200}, {800, 2600}, {150, 1800}, {2040, 2080}, {1300, 500}, {3800, 370}, }, difficultyAtLeast = 1,  },">
            <text:p>{ name = 'tc_ghoul', x = 2500, z = 2000, facing = 0, spawnRadius = 0, delay = 72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16]" office:value-type="string" office:string-value="tc_ghoul">
            <text:p>tc_ghoul</text:p>
          </table:table-cell>
          <table:table-cell table:style-name="ce5" table:formula="of:=[.C121]" office:value-type="float" office:value="2500">
            <text:p>2500</text:p>
          </table:table-cell>
          <table:table-cell table:style-name="ce5" table:formula="of:=[.D121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22]=[.N121];[.G121];[.G121]+[.$O$2])" office:value-type="float" office:value="2410">
            <text:p>241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16]" office:value-type="float" office:value="1">
            <text:p>1</text:p>
          </table:table-cell>
          <table:table-cell table:style-name="ce6" table:number-columns-repeated="2"/>
          <table:table-cell table:style-name="ce6" table:formula="of:=[.N116]+1" office:value-type="float" office:value="21">
            <text:p>21</text:p>
          </table:table-cell>
          <table:table-cell table:style-name="ce6" table:number-columns-repeated="1010"/>
        </table:table-row>
        <table:table-row table:style-name="ro1">
          <table:table-cell table:style-name="ce2" table:formula="of:=&quot;{ &quot;&amp;[.B$1]&amp;&quot; = '&quot;&amp;[.B123]&amp;&quot;', &quot;&amp;[.C$1]&amp;&quot; = &quot;&amp;[.C123]&amp;&quot;, &quot;&amp;[.D$1]&amp;&quot; = &quot;&amp;[.D123]&amp;&quot;, &quot;&amp;[.E$1]&amp;&quot; = &quot;&amp;[.E123]&amp;&quot;, &quot;&amp;[.F$1]&amp;&quot; = &quot;&amp;[.F123]&amp;&quot;, &quot;&amp;[.G$1]&amp;&quot; = &quot;&amp;[.G123]*30&amp;&quot;, &quot;&amp;[.H$1]&amp;&quot; = &quot;&amp;[.H123]&amp;&quot;, &quot;&amp;IF([.I123]=&quot;&quot;;&quot;&quot;;[.I$1]&amp;&quot; = &quot;&amp;[.I123]&amp;&quot;, &quot;)&amp;IF([.J123]=&quot;&quot;;&quot;&quot;;[.J$1]&amp;&quot; = &quot;&amp;[.J123]&amp;&quot;, &quot;)&amp;IF([.K123]=&quot;&quot;;&quot;&quot;;[.K$1]&amp;&quot; = &quot;&amp;[.K123]&amp;&quot;, &quot;)&amp;&quot; },&quot;" office:value-type="string" office:string-value="{ name = 'bug_big', x = 2500, z = 2000, facing = 0, spawnRadius = 0, delay = 723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72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17]" office:value-type="string" office:string-value="bug_big">
            <text:p>bug_big</text:p>
          </table:table-cell>
          <table:table-cell table:style-name="ce5" table:formula="of:=[.C122]" office:value-type="float" office:value="2500">
            <text:p>2500</text:p>
          </table:table-cell>
          <table:table-cell table:style-name="ce5" table:formula="of:=[.D122]" office:value-type="float" office:value="2000">
            <text:p>2000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table:formula="of:=IF([.N123]=[.N122];[.G122];[.G122]+[.$O$2])" office:value-type="float" office:value="2410">
            <text:p>2410</text:p>
          </table:table-cell>
          <table:table-cell table:style-name="ce8" office:value-type="string">
            <text:p>false</text:p>
          </table:table-cell>
          <table:table-cell table:style-name="ce6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17]" office:value-type="float" office:value="1">
            <text:p>1</text:p>
          </table:table-cell>
          <table:table-cell table:style-name="ce6" table:number-columns-repeated="2"/>
          <table:table-cell table:style-name="ce6" table:formula="of:=[.N117]+1" office:value-type="float" office:value="21">
            <text:p>21</text:p>
          </table:table-cell>
          <table:table-cell table:style-name="ce6" table:number-columns-repeated="1010"/>
        </table:table-row>
        <table:table-row table:style-name="ro1">
          <table:table-cell table:style-name="ce2" table:formula="of:=&quot;{ &quot;&amp;[.B$1]&amp;&quot; = '&quot;&amp;[.B124]&amp;&quot;', &quot;&amp;[.C$1]&amp;&quot; = &quot;&amp;[.C124]&amp;&quot;, &quot;&amp;[.D$1]&amp;&quot; = &quot;&amp;[.D124]&amp;&quot;, &quot;&amp;[.E$1]&amp;&quot; = &quot;&amp;[.E124]&amp;&quot;, &quot;&amp;[.F$1]&amp;&quot; = &quot;&amp;[.F124]&amp;&quot;, &quot;&amp;[.G$1]&amp;&quot; = &quot;&amp;[.G124]*30&amp;&quot;, &quot;&amp;[.H$1]&amp;&quot; = &quot;&amp;[.H124]&amp;&quot;, &quot;&amp;IF([.I124]=&quot;&quot;;&quot;&quot;;[.I$1]&amp;&quot; = &quot;&amp;[.I124]&amp;&quot;, &quot;)&amp;IF([.J124]=&quot;&quot;;&quot;&quot;;[.J$1]&amp;&quot; = &quot;&amp;[.J124]&amp;&quot;, &quot;)&amp;IF([.K124]=&quot;&quot;;&quot;&quot;;[.K$1]&amp;&quot; = &quot;&amp;[.K124]&amp;&quot;, &quot;)&amp;&quot; },&quot;" office:value-type="string" office:string-value="{ name = 'bug_big', x = 2500, z = 2000, facing = 0, spawnRadius = 0, delay = 72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72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118]" office:value-type="string" office:string-value="bug_big">
            <text:p>bug_big</text:p>
          </table:table-cell>
          <table:table-cell table:style-name="ce5" table:formula="of:=[.C123]" office:value-type="float" office:value="2500">
            <text:p>2500</text:p>
          </table:table-cell>
          <table:table-cell table:style-name="ce5" table:formula="of:=[.D123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24]=[.N123];[.G123];[.G123]+[.$O$2])" office:value-type="float" office:value="2410">
            <text:p>24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18]" office:value-type="float" office:value="2">
            <text:p>2</text:p>
          </table:table-cell>
          <table:table-cell table:style-name="ce5" table:number-columns-repeated="2"/>
          <table:table-cell table:style-name="ce6" table:formula="of:=[.N118]+1" office:value-type="float" office:value="21">
            <text:p>21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125]&amp;&quot;', &quot;&amp;[.C$1]&amp;&quot; = &quot;&amp;[.C125]&amp;&quot;, &quot;&amp;[.D$1]&amp;&quot; = &quot;&amp;[.D125]&amp;&quot;, &quot;&amp;[.E$1]&amp;&quot; = &quot;&amp;[.E125]&amp;&quot;, &quot;&amp;[.F$1]&amp;&quot; = &quot;&amp;[.F125]&amp;&quot;, &quot;&amp;[.G$1]&amp;&quot; = &quot;&amp;[.G125]*30&amp;&quot;, &quot;&amp;[.H$1]&amp;&quot; = &quot;&amp;[.H125]&amp;&quot;, &quot;&amp;IF([.I125]=&quot;&quot;;&quot;&quot;;[.I$1]&amp;&quot; = &quot;&amp;[.I125]&amp;&quot;, &quot;)&amp;IF([.J125]=&quot;&quot;;&quot;&quot;;[.J$1]&amp;&quot; = &quot;&amp;[.J125]&amp;&quot;, &quot;)&amp;IF([.K125]=&quot;&quot;;&quot;&quot;;[.K$1]&amp;&quot; = &quot;&amp;[.K125]&amp;&quot;, &quot;)&amp;&quot; },&quot;" office:value-type="string" office:string-value="{ name = 'bug_big', x = 2500, z = 2000, facing = 0, spawnRadius = 0, delay = 72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72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119]" office:value-type="string" office:string-value="bug_big">
            <text:p>bug_big</text:p>
          </table:table-cell>
          <table:table-cell table:style-name="ce5" table:formula="of:=[.C124]" office:value-type="float" office:value="2500">
            <text:p>2500</text:p>
          </table:table-cell>
          <table:table-cell table:style-name="ce5" table:formula="of:=[.D124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25]=[.N124];[.G124];[.G124]+[.$O$2])" office:value-type="float" office:value="2410">
            <text:p>24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19]" office:value-type="float" office:value="2">
            <text:p>2</text:p>
          </table:table-cell>
          <table:table-cell table:style-name="ce5" table:number-columns-repeated="2"/>
          <table:table-cell table:style-name="ce6" table:formula="of:=[.N119]+1" office:value-type="float" office:value="21">
            <text:p>21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126]&amp;&quot;', &quot;&amp;[.C$1]&amp;&quot; = &quot;&amp;[.C126]&amp;&quot;, &quot;&amp;[.D$1]&amp;&quot; = &quot;&amp;[.D126]&amp;&quot;, &quot;&amp;[.E$1]&amp;&quot; = &quot;&amp;[.E126]&amp;&quot;, &quot;&amp;[.F$1]&amp;&quot; = &quot;&amp;[.F126]&amp;&quot;, &quot;&amp;[.G$1]&amp;&quot; = &quot;&amp;[.G126]*30&amp;&quot;, &quot;&amp;[.H$1]&amp;&quot; = &quot;&amp;[.H126]&amp;&quot;, &quot;&amp;IF([.I126]=&quot;&quot;;&quot;&quot;;[.I$1]&amp;&quot; = &quot;&amp;[.I126]&amp;&quot;, &quot;)&amp;IF([.J126]=&quot;&quot;;&quot;&quot;;[.J$1]&amp;&quot; = &quot;&amp;[.J126]&amp;&quot;, &quot;)&amp;IF([.K126]=&quot;&quot;;&quot;&quot;;[.K$1]&amp;&quot; = &quot;&amp;[.K126]&amp;&quot;, &quot;)&amp;&quot; },&quot;" office:value-type="string" office:string-value="{ name = 'bug_big', x = 2500, z = 2000, facing = 0, spawnRadius = 0, delay = 72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72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120]" office:value-type="string" office:string-value="bug_big">
            <text:p>bug_big</text:p>
          </table:table-cell>
          <table:table-cell table:style-name="ce5" table:formula="of:=[.C125]" office:value-type="float" office:value="2500">
            <text:p>2500</text:p>
          </table:table-cell>
          <table:table-cell table:style-name="ce5" table:formula="of:=[.D125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26]=[.N125];[.G125];[.G125]+[.$O$2])" office:value-type="float" office:value="2410">
            <text:p>24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20]" office:value-type="float" office:value="3">
            <text:p>3</text:p>
          </table:table-cell>
          <table:table-cell table:style-name="ce5" table:number-columns-repeated="2"/>
          <table:table-cell table:style-name="ce6" table:formula="of:=[.N120]+1" office:value-type="float" office:value="21">
            <text:p>21</text:p>
          </table:table-cell>
          <table:table-cell table:style-name="ce5" table:number-columns-repeated="1010"/>
        </table:table-row>
        <table:table-row table:style-name="ro1">
          <table:table-cell table:style-name="ce2" table:formula="of:=&quot;{ &quot;&amp;[.B$1]&amp;&quot; = '&quot;&amp;[.B127]&amp;&quot;', &quot;&amp;[.C$1]&amp;&quot; = &quot;&amp;[.C127]&amp;&quot;, &quot;&amp;[.D$1]&amp;&quot; = &quot;&amp;[.D127]&amp;&quot;, &quot;&amp;[.E$1]&amp;&quot; = &quot;&amp;[.E127]&amp;&quot;, &quot;&amp;[.F$1]&amp;&quot; = &quot;&amp;[.F127]&amp;&quot;, &quot;&amp;[.G$1]&amp;&quot; = &quot;&amp;[.G127]*30&amp;&quot;, &quot;&amp;[.H$1]&amp;&quot; = &quot;&amp;[.H127]&amp;&quot;, &quot;&amp;IF([.I127]=&quot;&quot;;&quot;&quot;;[.I$1]&amp;&quot; = &quot;&amp;[.I127]&amp;&quot;, &quot;)&amp;IF([.J127]=&quot;&quot;;&quot;&quot;;[.J$1]&amp;&quot; = &quot;&amp;[.J127]&amp;&quot;, &quot;)&amp;IF([.K127]=&quot;&quot;;&quot;&quot;;[.K$1]&amp;&quot; = &quot;&amp;[.K127]&amp;&quot;, &quot;)&amp;&quot; },&quot;" office:value-type="string" office:string-value="{ name = 'bug_big', x = 2500, z = 2000, facing = 0, spawnRadius = 0, delay = 72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72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121]" office:value-type="string" office:string-value="bug_big">
            <text:p>bug_big</text:p>
          </table:table-cell>
          <table:table-cell table:style-name="ce5" table:formula="of:=[.C126]" office:value-type="float" office:value="2500">
            <text:p>2500</text:p>
          </table:table-cell>
          <table:table-cell table:style-name="ce5" table:formula="of:=[.D126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27]=[.N126];[.G126];[.G126]+[.$O$2])" office:value-type="float" office:value="2410">
            <text:p>241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21]" office:value-type="float" office:value="4">
            <text:p>4</text:p>
          </table:table-cell>
          <table:table-cell table:style-name="ce5" table:number-columns-repeated="2"/>
          <table:table-cell table:style-name="ce6" table:formula="of:=[.N121]+1" office:value-type="float" office:value="21">
            <text:p>21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128]&amp;&quot;', &quot;&amp;[.C$1]&amp;&quot; = &quot;&amp;[.C128]&amp;&quot;, &quot;&amp;[.D$1]&amp;&quot; = &quot;&amp;[.D128]&amp;&quot;, &quot;&amp;[.E$1]&amp;&quot; = &quot;&amp;[.E128]&amp;&quot;, &quot;&amp;[.F$1]&amp;&quot; = &quot;&amp;[.F128]&amp;&quot;, &quot;&amp;[.G$1]&amp;&quot; = &quot;&amp;[.G128]*30&amp;&quot;, &quot;&amp;[.H$1]&amp;&quot; = &quot;&amp;[.H128]&amp;&quot;, &quot;&amp;IF([.I128]=&quot;&quot;;&quot;&quot;;[.I$1]&amp;&quot; = &quot;&amp;[.I128]&amp;&quot;, &quot;)&amp;IF([.J128]=&quot;&quot;;&quot;&quot;;[.J$1]&amp;&quot; = &quot;&amp;[.J128]&amp;&quot;, &quot;)&amp;IF([.K128]=&quot;&quot;;&quot;&quot;;[.K$1]&amp;&quot; = &quot;&amp;[.K128]&amp;&quot;, &quot;)&amp;&quot; },&quot;" office:value-type="string" office:string-value="{ name = 'tc_ghoul', x = 2500, z = 2000, facing = 0, spawnRadius = 0, delay = 75900, orbitalDrop = false, patrolRoute = {{3800, 2400}, {2040, 2080}, {2800, 3500}, {700, 3800}, {200, 3200}, {800, 2600}, {150, 1800}, {2040, 2080}, {1300, 500}, {3800, 370}, }, difficultyAtLeast = 1,  },">
            <text:p>{ name = 'tc_ghoul', x = 2500, z = 2000, facing = 0, spawnRadius = 0, delay = 75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22]" office:value-type="string" office:string-value="tc_ghoul">
            <text:p>tc_ghoul</text:p>
          </table:table-cell>
          <table:table-cell table:style-name="ce5" table:formula="of:=[.C127]" office:value-type="float" office:value="2500">
            <text:p>2500</text:p>
          </table:table-cell>
          <table:table-cell table:style-name="ce5" table:formula="of:=[.D127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28]=[.N127];[.G127];[.G127]+[.$O$2])" office:value-type="float" office:value="2530">
            <text:p>253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22]" office:value-type="float" office:value="1">
            <text:p>1</text:p>
          </table:table-cell>
          <table:table-cell table:style-name="ce5" table:number-columns-repeated="2"/>
          <table:table-cell table:style-name="ce6" table:formula="of:=[.N122]+1" office:value-type="float" office:value="22">
            <text:p>22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129]&amp;&quot;', &quot;&amp;[.C$1]&amp;&quot; = &quot;&amp;[.C129]&amp;&quot;, &quot;&amp;[.D$1]&amp;&quot; = &quot;&amp;[.D129]&amp;&quot;, &quot;&amp;[.E$1]&amp;&quot; = &quot;&amp;[.E129]&amp;&quot;, &quot;&amp;[.F$1]&amp;&quot; = &quot;&amp;[.F129]&amp;&quot;, &quot;&amp;[.G$1]&amp;&quot; = &quot;&amp;[.G129]*30&amp;&quot;, &quot;&amp;[.H$1]&amp;&quot; = &quot;&amp;[.H129]&amp;&quot;, &quot;&amp;IF([.I129]=&quot;&quot;;&quot;&quot;;[.I$1]&amp;&quot; = &quot;&amp;[.I129]&amp;&quot;, &quot;)&amp;IF([.J129]=&quot;&quot;;&quot;&quot;;[.J$1]&amp;&quot; = &quot;&amp;[.J129]&amp;&quot;, &quot;)&amp;IF([.K129]=&quot;&quot;;&quot;&quot;;[.K$1]&amp;&quot; = &quot;&amp;[.K129]&amp;&quot;, &quot;)&amp;&quot; },&quot;" office:value-type="string" office:string-value="{ name = 'bug_big', x = 2500, z = 2000, facing = 0, spawnRadius = 0, delay = 75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75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6" table:formula="of:=[.B123]" office:value-type="string" office:string-value="bug_big">
            <text:p>bug_big</text:p>
          </table:table-cell>
          <table:table-cell table:style-name="ce5" table:formula="of:=[.C128]" office:value-type="float" office:value="2500">
            <text:p>2500</text:p>
          </table:table-cell>
          <table:table-cell table:style-name="ce5" table:formula="of:=[.D128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29]=[.N128];[.G128];[.G128]+[.$O$2])" office:value-type="float" office:value="2530">
            <text:p>253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23]" office:value-type="float" office:value="1">
            <text:p>1</text:p>
          </table:table-cell>
          <table:table-cell table:style-name="ce5" table:number-columns-repeated="2"/>
          <table:table-cell table:style-name="ce6" table:formula="of:=[.N123]+1" office:value-type="float" office:value="22">
            <text:p>22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130]&amp;&quot;', &quot;&amp;[.C$1]&amp;&quot; = &quot;&amp;[.C130]&amp;&quot;, &quot;&amp;[.D$1]&amp;&quot; = &quot;&amp;[.D130]&amp;&quot;, &quot;&amp;[.E$1]&amp;&quot; = &quot;&amp;[.E130]&amp;&quot;, &quot;&amp;[.F$1]&amp;&quot; = &quot;&amp;[.F130]&amp;&quot;, &quot;&amp;[.G$1]&amp;&quot; = &quot;&amp;[.G130]*30&amp;&quot;, &quot;&amp;[.H$1]&amp;&quot; = &quot;&amp;[.H130]&amp;&quot;, &quot;&amp;IF([.I130]=&quot;&quot;;&quot;&quot;;[.I$1]&amp;&quot; = &quot;&amp;[.I130]&amp;&quot;, &quot;)&amp;IF([.J130]=&quot;&quot;;&quot;&quot;;[.J$1]&amp;&quot; = &quot;&amp;[.J130]&amp;&quot;, &quot;)&amp;IF([.K130]=&quot;&quot;;&quot;&quot;;[.K$1]&amp;&quot; = &quot;&amp;[.K130]&amp;&quot;, &quot;)&amp;&quot; },&quot;" office:value-type="string" office:string-value="{ name = 'bug_big', x = 2500, z = 2000, facing = 0, spawnRadius = 0, delay = 75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75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124]" office:value-type="string" office:string-value="bug_big">
            <text:p>bug_big</text:p>
          </table:table-cell>
          <table:table-cell table:style-name="ce5" table:formula="of:=[.C129]" office:value-type="float" office:value="2500">
            <text:p>2500</text:p>
          </table:table-cell>
          <table:table-cell table:style-name="ce5" table:formula="of:=[.D129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30]=[.N129];[.G129];[.G129]+[.$O$2])" office:value-type="float" office:value="2530">
            <text:p>253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24]" office:value-type="float" office:value="2">
            <text:p>2</text:p>
          </table:table-cell>
          <table:table-cell table:style-name="ce5" table:number-columns-repeated="2"/>
          <table:table-cell table:style-name="ce6" table:formula="of:=[.N124]+1" office:value-type="float" office:value="22">
            <text:p>22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131]&amp;&quot;', &quot;&amp;[.C$1]&amp;&quot; = &quot;&amp;[.C131]&amp;&quot;, &quot;&amp;[.D$1]&amp;&quot; = &quot;&amp;[.D131]&amp;&quot;, &quot;&amp;[.E$1]&amp;&quot; = &quot;&amp;[.E131]&amp;&quot;, &quot;&amp;[.F$1]&amp;&quot; = &quot;&amp;[.F131]&amp;&quot;, &quot;&amp;[.G$1]&amp;&quot; = &quot;&amp;[.G131]*30&amp;&quot;, &quot;&amp;[.H$1]&amp;&quot; = &quot;&amp;[.H131]&amp;&quot;, &quot;&amp;IF([.I131]=&quot;&quot;;&quot;&quot;;[.I$1]&amp;&quot; = &quot;&amp;[.I131]&amp;&quot;, &quot;)&amp;IF([.J131]=&quot;&quot;;&quot;&quot;;[.J$1]&amp;&quot; = &quot;&amp;[.J131]&amp;&quot;, &quot;)&amp;IF([.K131]=&quot;&quot;;&quot;&quot;;[.K$1]&amp;&quot; = &quot;&amp;[.K131]&amp;&quot;, &quot;)&amp;&quot; },&quot;" office:value-type="string" office:string-value="{ name = 'bug_big', x = 2500, z = 2000, facing = 0, spawnRadius = 0, delay = 75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75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6" table:formula="of:=[.B125]" office:value-type="string" office:string-value="bug_big">
            <text:p>bug_big</text:p>
          </table:table-cell>
          <table:table-cell table:style-name="ce5" table:formula="of:=[.C130]" office:value-type="float" office:value="2500">
            <text:p>2500</text:p>
          </table:table-cell>
          <table:table-cell table:style-name="ce5" table:formula="of:=[.D130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31]=[.N130];[.G130];[.G130]+[.$O$2])" office:value-type="float" office:value="2530">
            <text:p>253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25]" office:value-type="float" office:value="2">
            <text:p>2</text:p>
          </table:table-cell>
          <table:table-cell table:style-name="ce5" table:number-columns-repeated="2"/>
          <table:table-cell table:style-name="ce6" table:formula="of:=[.N125]+1" office:value-type="float" office:value="22">
            <text:p>22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132]&amp;&quot;', &quot;&amp;[.C$1]&amp;&quot; = &quot;&amp;[.C132]&amp;&quot;, &quot;&amp;[.D$1]&amp;&quot; = &quot;&amp;[.D132]&amp;&quot;, &quot;&amp;[.E$1]&amp;&quot; = &quot;&amp;[.E132]&amp;&quot;, &quot;&amp;[.F$1]&amp;&quot; = &quot;&amp;[.F132]&amp;&quot;, &quot;&amp;[.G$1]&amp;&quot; = &quot;&amp;[.G132]*30&amp;&quot;, &quot;&amp;[.H$1]&amp;&quot; = &quot;&amp;[.H132]&amp;&quot;, &quot;&amp;IF([.I132]=&quot;&quot;;&quot;&quot;;[.I$1]&amp;&quot; = &quot;&amp;[.I132]&amp;&quot;, &quot;)&amp;IF([.J132]=&quot;&quot;;&quot;&quot;;[.J$1]&amp;&quot; = &quot;&amp;[.J132]&amp;&quot;, &quot;)&amp;IF([.K132]=&quot;&quot;;&quot;&quot;;[.K$1]&amp;&quot; = &quot;&amp;[.K132]&amp;&quot;, &quot;)&amp;&quot; },&quot;" office:value-type="string" office:string-value="{ name = 'bug_big', x = 2500, z = 2000, facing = 0, spawnRadius = 0, delay = 75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75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6" table:formula="of:=[.B126]" office:value-type="string" office:string-value="bug_big">
            <text:p>bug_big</text:p>
          </table:table-cell>
          <table:table-cell table:style-name="ce5" table:formula="of:=[.C131]" office:value-type="float" office:value="2500">
            <text:p>2500</text:p>
          </table:table-cell>
          <table:table-cell table:style-name="ce5" table:formula="of:=[.D131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32]=[.N131];[.G131];[.G131]+[.$O$2])" office:value-type="float" office:value="2530">
            <text:p>253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26]" office:value-type="float" office:value="3">
            <text:p>3</text:p>
          </table:table-cell>
          <table:table-cell table:style-name="ce5" table:number-columns-repeated="2"/>
          <table:table-cell table:style-name="ce6" table:formula="of:=[.N126]+1" office:value-type="float" office:value="22">
            <text:p>22</text:p>
          </table:table-cell>
          <table:table-cell table:style-name="ce5" table:number-columns-repeated="1010"/>
        </table:table-row>
        <table:table-row table:style-name="ro1">
          <table:table-cell table:style-name="ce3" table:formula="of:=&quot;{ &quot;&amp;[.B$1]&amp;&quot; = '&quot;&amp;[.B133]&amp;&quot;', &quot;&amp;[.C$1]&amp;&quot; = &quot;&amp;[.C133]&amp;&quot;, &quot;&amp;[.D$1]&amp;&quot; = &quot;&amp;[.D133]&amp;&quot;, &quot;&amp;[.E$1]&amp;&quot; = &quot;&amp;[.E133]&amp;&quot;, &quot;&amp;[.F$1]&amp;&quot; = &quot;&amp;[.F133]&amp;&quot;, &quot;&amp;[.G$1]&amp;&quot; = &quot;&amp;[.G133]*30&amp;&quot;, &quot;&amp;[.H$1]&amp;&quot; = &quot;&amp;[.H133]&amp;&quot;, &quot;&amp;IF([.I133]=&quot;&quot;;&quot;&quot;;[.I$1]&amp;&quot; = &quot;&amp;[.I133]&amp;&quot;, &quot;)&amp;IF([.J133]=&quot;&quot;;&quot;&quot;;[.J$1]&amp;&quot; = &quot;&amp;[.J133]&amp;&quot;, &quot;)&amp;IF([.K133]=&quot;&quot;;&quot;&quot;;[.K$1]&amp;&quot; = &quot;&amp;[.K133]&amp;&quot;, &quot;)&amp;&quot; },&quot;" office:value-type="string" office:string-value="{ name = 'bug_big', x = 2500, z = 2000, facing = 0, spawnRadius = 0, delay = 75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75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6" table:formula="of:=[.B127]" office:value-type="string" office:string-value="bug_big">
            <text:p>bug_big</text:p>
          </table:table-cell>
          <table:table-cell table:style-name="ce5" table:formula="of:=[.C132]" office:value-type="float" office:value="2500">
            <text:p>2500</text:p>
          </table:table-cell>
          <table:table-cell table:style-name="ce5" table:formula="of:=[.D132]" office:value-type="float" office:value="2000">
            <text:p>2000</text:p>
          </table:table-cell>
          <table:table-cell table:number-columns-repeated="2" table:style-name="ce5" office:value-type="float" office:value="0">
            <text:p>0</text:p>
          </table:table-cell>
          <table:table-cell table:style-name="ce6" table:formula="of:=IF([.N133]=[.N132];[.G132];[.G132]+[.$O$2])" office:value-type="float" office:value="2530">
            <text:p>2530</text:p>
          </table:table-cell>
          <table:table-cell table:style-name="ce7" office:value-type="string">
            <text:p>false</text:p>
          </table:table-cell>
          <table:table-cell table:style-name="ce5"/>
          <table:table-cell table:style-name="ce5" office:value-type="string">
            <text:p>{{3800, 2400}, {2040, 2080}, {2800, 3500}, {700, 3800}, {200, 3200}, {800, 2600}, {150, 1800}, {2040, 2080}, {1300, 500}, {3800, 370}, }</text:p>
          </table:table-cell>
          <table:table-cell table:style-name="ce6" table:formula="of:=[.K127]" office:value-type="float" office:value="4">
            <text:p>4</text:p>
          </table:table-cell>
          <table:table-cell table:style-name="ce5" table:number-columns-repeated="2"/>
          <table:table-cell table:style-name="ce6" table:formula="of:=[.N127]+1" office:value-type="float" office:value="22">
            <text:p>22</text:p>
          </table:table-cell>
          <table:table-cell table:style-name="ce5" table:number-columns-repeated="8"/>
          <table:table-cell table:number-columns-repeated="1002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ets" table:style-name="ta1" table:print="false">
        <table:table-column table:style-name="co2" table:number-columns-repeated="4" table:default-cell-style-name="Default"/>
        <table:table-column table:style-name="co7" table:default-cell-style-name="Default"/>
        <table:table-column table:style-name="co9" table:default-cell-style-name="Default"/>
        <table:table-row table:style-name="ro2">
          <table:table-cell office:value-type="string">
            <text:p>Plane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Expor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&quot;[&quot;&amp;[.A2]&amp;&quot;] = {&quot;&amp;[.B2]&amp;&quot;, &quot;&amp;[.C2]&amp;&quot;},&quot;" office:value-type="string" office:string-value="[1] = {50, 25},">
            <text:p>[1] = {50, 25},</text:p>
          </table:table-cell>
        </table:table-row>
        <table:table-row table:style-name="ro2">
          <table:table-cell table:formula="of:=[.A2]+1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400">
            <text:p>400</text:p>
          </table:table-cell>
          <table:table-cell table:number-columns-repeated="2"/>
          <table:table-cell table:formula="of:=&quot;[&quot;&amp;[.A3]&amp;&quot;] = {&quot;&amp;[.B3]&amp;&quot;, &quot;&amp;[.C3]&amp;&quot;},&quot;" office:value-type="string" office:string-value="[2] = {95, 400},">
            <text:p>[2] = {95, 400},</text:p>
          </table:table-cell>
        </table:table-row>
        <table:table-row table:style-name="ro2">
          <table:table-cell table:formula="of:=[.A3]+1" office:value-type="float" office:value="3">
            <text:p>3</text:p>
          </table:table-cell>
          <table:table-cell office:value-type="float" office:value="215">
            <text:p>215</text:p>
          </table:table-cell>
          <table:table-cell office:value-type="float" office:value="450">
            <text:p>450</text:p>
          </table:table-cell>
          <table:table-cell table:number-columns-repeated="2"/>
          <table:table-cell table:formula="of:=&quot;[&quot;&amp;[.A4]&amp;&quot;] = {&quot;&amp;[.B4]&amp;&quot;, &quot;&amp;[.C4]&amp;&quot;},&quot;" office:value-type="string" office:string-value="[3] = {215, 450},">
            <text:p>[3] = {215, 450},</text:p>
          </table:table-cell>
        </table:table-row>
        <table:table-row table:style-name="ro2">
          <table:table-cell table:formula="of:=[.A4]+1" office:value-type="float" office:value="4">
            <text:p>4</text:p>
          </table:table-cell>
          <table:table-cell office:value-type="float" office:value="380">
            <text:p>380</text:p>
          </table:table-cell>
          <table:table-cell office:value-type="float" office:value="355">
            <text:p>355</text:p>
          </table:table-cell>
          <table:table-cell table:number-columns-repeated="2"/>
          <table:table-cell table:formula="of:=&quot;[&quot;&amp;[.A5]&amp;&quot;] = {&quot;&amp;[.B5]&amp;&quot;, &quot;&amp;[.C5]&amp;&quot;},&quot;" office:value-type="string" office:string-value="[4] = {380, 355},">
            <text:p>[4] = {380, 355},</text:p>
          </table:table-cell>
        </table:table-row>
        <table:table-row table:style-name="ro2">
          <table:table-cell table:formula="of:=[.A5]+1" office:value-type="float" office:value="5">
            <text:p>5</text:p>
          </table:table-cell>
          <table:table-cell office:value-type="float" office:value="295">
            <text:p>295</text:p>
          </table:table-cell>
          <table:table-cell office:value-type="float" office:value="300">
            <text:p>300</text:p>
          </table:table-cell>
          <table:table-cell table:number-columns-repeated="2"/>
          <table:table-cell table:formula="of:=&quot;[&quot;&amp;[.A6]&amp;&quot;] = {&quot;&amp;[.B6]&amp;&quot;, &quot;&amp;[.C6]&amp;&quot;},&quot;" office:value-type="string" office:string-value="[5] = {295, 300},">
            <text:p>[5] = {295, 300},</text:p>
          </table:table-cell>
        </table:table-row>
        <table:table-row table:style-name="ro2">
          <table:table-cell table:formula="of:=[.A6]+1" office:value-type="float" office:value="6">
            <text:p>6</text:p>
          </table:table-cell>
          <table:table-cell office:value-type="float" office:value="480">
            <text:p>480</text:p>
          </table:table-cell>
          <table:table-cell office:value-type="float" office:value="620">
            <text:p>620</text:p>
          </table:table-cell>
          <table:table-cell table:number-columns-repeated="2"/>
          <table:table-cell table:formula="of:=&quot;[&quot;&amp;[.A7]&amp;&quot;] = {&quot;&amp;[.B7]&amp;&quot;, &quot;&amp;[.C7]&amp;&quot;},&quot;" office:value-type="string" office:string-value="[6] = {480, 620},">
            <text:p>[6] = {480, 620},</text:p>
          </table:table-cell>
        </table:table-row>
        <table:table-row table:style-name="ro2">
          <table:table-cell table:formula="of:=[.A7]+1" office:value-type="float" office:value="7">
            <text:p>7</text:p>
          </table:table-cell>
          <table:table-cell office:value-type="float" office:value="720">
            <text:p>720</text:p>
          </table:table-cell>
          <table:table-cell office:value-type="float" office:value="250">
            <text:p>250</text:p>
          </table:table-cell>
          <table:table-cell table:number-columns-repeated="2"/>
          <table:table-cell table:formula="of:=&quot;[&quot;&amp;[.A8]&amp;&quot;] = {&quot;&amp;[.B8]&amp;&quot;, &quot;&amp;[.C8]&amp;&quot;},&quot;" office:value-type="string" office:string-value="[7] = {720, 250},">
            <text:p>[7] = {720, 250},</text:p>
          </table:table-cell>
        </table:table-row>
        <table:table-row table:style-name="ro2">
          <table:table-cell table:formula="of:=[.A8]+1" office:value-type="float" office:value="8">
            <text:p>8</text:p>
          </table:table-cell>
          <table:table-cell office:value-type="float" office:value="450">
            <text:p>450</text:p>
          </table:table-cell>
          <table:table-cell office:value-type="float" office:value="175">
            <text:p>175</text:p>
          </table:table-cell>
          <table:table-cell table:number-columns-repeated="2"/>
          <table:table-cell table:formula="of:=&quot;[&quot;&amp;[.A9]&amp;&quot;] = {&quot;&amp;[.B9]&amp;&quot;, &quot;&amp;[.C9]&amp;&quot;},&quot;" office:value-type="string" office:string-value="[8] = {450, 175},">
            <text:p>[8] = {450, 175},</text:p>
          </table:table-cell>
        </table:table-row>
        <table:table-row table:style-name="ro2">
          <table:table-cell table:formula="of:=[.A9]+1" office:value-type="float" office:value="9">
            <text:p>9</text:p>
          </table:table-cell>
          <table:table-cell office:value-type="float" office:value="850">
            <text:p>850</text:p>
          </table:table-cell>
          <table:table-cell office:value-type="float" office:value="200">
            <text:p>200</text:p>
          </table:table-cell>
          <table:table-cell table:number-columns-repeated="2"/>
          <table:table-cell table:formula="of:=&quot;[&quot;&amp;[.A10]&amp;&quot;] = {&quot;&amp;[.B10]&amp;&quot;, &quot;&amp;[.C10]&amp;&quot;},&quot;" office:value-type="string" office:string-value="[9] = {850, 200},">
            <text:p>[9] = {850, 200},</text:p>
          </table:table-cell>
        </table:table-row>
        <table:table-row table:style-name="ro2">
          <table:table-cell table:formula="of:=[.A10]+1" office:value-type="float" office:value="10">
            <text:p>10</text:p>
          </table:table-cell>
          <table:table-cell office:value-type="float" office:value="510">
            <text:p>510</text:p>
          </table:table-cell>
          <table:table-cell office:value-type="float" office:value="850">
            <text:p>850</text:p>
          </table:table-cell>
          <table:table-cell table:number-columns-repeated="2"/>
          <table:table-cell table:formula="of:=&quot;[&quot;&amp;[.A11]&amp;&quot;] = {&quot;&amp;[.B11]&amp;&quot;, &quot;&amp;[.C11]&amp;&quot;},&quot;" office:value-type="string" office:string-value="[10] = {510, 850},">
            <text:p>[10] = {510, 850},</text:p>
          </table:table-cell>
        </table:table-row>
        <table:table-row table:style-name="ro2">
          <table:table-cell table:formula="of:=[.A11]+1" office:value-type="float" office:value="11">
            <text:p>11</text:p>
          </table:table-cell>
          <table:table-cell table:number-columns-repeated="2"/>
          <table:table-cell table:number-columns-repeated="2"/>
          <table:table-cell table:formula="of:=&quot;[&quot;&amp;[.A12]&amp;&quot;] = {&quot;&amp;[.B12]&amp;&quot;, &quot;&amp;[.C12]&amp;&quot;},&quot;" office:value-type="string" office:string-value="[11] = {, },">
            <text:p>[11] = {, },</text:p>
          </table:table-cell>
        </table:table-row>
        <table:table-row table:style-name="ro2">
          <table:table-cell table:formula="of:=[.A12]+1" office:value-type="float" office:value="12">
            <text:p>12</text:p>
          </table:table-cell>
          <table:table-cell table:number-columns-repeated="2"/>
          <table:table-cell table:number-columns-repeated="2"/>
          <table:table-cell table:formula="of:=&quot;[&quot;&amp;[.A13]&amp;&quot;] = {&quot;&amp;[.B13]&amp;&quot;, &quot;&amp;[.C13]&amp;&quot;},&quot;" office:value-type="string" office:string-value="[12] = {, },">
            <text:p>[12] = {, },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>
            <draw:frame table:end-cell-address="planets.F39" table:end-x="1.1488in" table:end-y="0.0421in" draw:z-index="0" draw:style-name="gr1" draw:text-style-name="P1" svg:width="5.3118in" svg:height="4.2256in" svg:x="0.2744in" svg:y="0.0839in">
              <draw:object draw:notify-on-update-of-ranges="planets.B2:planets.B13 planets.C2:planets.C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</table:table>
      <table:table table:name="unlocks" table:style-name="ta1" table:print="false">
        <table:table-column table:style-name="co2" table:number-columns-repeated="2" table:default-cell-style-name="ce11"/>
        <table:table-column table:style-name="co8" table:default-cell-style-name="ce11"/>
        <table:table-column table:style-name="co8" table:default-cell-style-name="ce10"/>
        <table:table-column table:style-name="co2" table:number-columns-repeated="1020" table:default-cell-style-name="ce11"/>
        <table:table-row table:style-name="ro2">
          <table:table-cell table:style-name="ce9" office:value-type="string">
            <text:p>Planet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Mission</text:p>
          </table:table-cell>
          <table:table-cell table:style-name="ce9" office:value-type="string">
            <text:p>unlocks</text:p>
          </table:table-cell>
          <table:table-cell table:number-columns-repeated="1020"/>
        </table:table-row>
        <table:table-row table:style-name="ro3">
          <table:table-cell table:style-name="ce9" office:value-type="string">
            <text:p>initial unlocks</text:p>
          </table:table-cell>
          <table:table-cell table:style-name="ce9" table:number-columns-repeated="2"/>
          <table:table-cell table:style-name="ce9" office:value-type="string">
            <text:p><text:tab/><text:tab/>"euf_constructor",</text:p>
            <text:p><text:tab/><text:tab/>"euf_constructor_ai",</text:p>
            <text:p><text:tab/><text:tab/>"euf_barracks",</text:p>
            <text:p><text:tab/><text:tab/>"euf_barracks_ai",</text:p>
            <text:p><text:tab/><text:tab/>"euf_metalextractor_lvl1",</text:p>
            <text:p><text:tab/><text:tab/>"euf_solar",</text:p>
            <text:p/>
            <text:p><text:tab/><text:tab/>"tc_restless",</text:p>
            <text:p><text:tab/><text:tab/>"tc_pyramid_ai",</text:p>
            <text:p><text:tab/><text:tab/>"tc_metalextractor_lvl1",</text:p>
            <text:p><text:tab/><text:tab/>"tc_soulstone",</text:p>
          </table:table-cell>
          <table:table-cell table:number-columns-repeated="1020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main</text:p>
          </table:table-cell>
          <table:table-cell table:style-name="ce10" office:value-type="string">
            <text:p>Bug Hunter: Verminator</text:p>
          </table:table-cell>
          <table:table-cell table:number-columns-repeated="1021"/>
        </table:table-row>
        <table:table-row table:style-name="ro4">
          <table:table-cell table:style-name="ce10" office:value-type="float" office:value="2">
            <text:p>2</text:p>
          </table:table-cell>
          <table:table-cell table:style-name="ce10" office:value-type="string">
            <text:p>main</text:p>
          </table:table-cell>
          <table:table-cell table:style-name="ce10" office:value-type="string">
            <text:p>Bug Hunter: Nest</text:p>
          </table:table-cell>
          <table:table-cell office:value-type="string">
            <text:p><text:tab/><text:tab/><text:tab/><text:tab/>'euf_scoutdrone',</text:p>
            <text:p><text:tab/><text:tab/><text:tab/><text:tab/>'euf_marine',</text:p>
            <text:p><text:tab/><text:tab/><text:tab/><text:tab/>'euf_storage',</text:p>
            <text:p><text:tab/><text:tab/><text:tab/><text:tab/>'euf_radar_lvl1',</text:p>
          </table:table-cell>
          <table:table-cell table:number-columns-repeated="1020"/>
        </table:table-row>
        <table:table-row table:style-name="ro2">
          <table:table-cell table:style-name="ce10" office:value-type="float" office:value="3">
            <text:p>3</text:p>
          </table:table-cell>
          <table:table-cell table:style-name="ce10" office:value-type="string">
            <text:p>main</text:p>
          </table:table-cell>
          <table:table-cell table:style-name="ce10" office:value-type="string">
            <text:p>Rebels: Dam</text:p>
          </table:table-cell>
          <table:table-cell office:value-type="string">
            <text:p><text:tab/><text:tab/><text:tab/><text:tab/>'euf_pyro',</text:p>
          </table:table-cell>
          <table:table-cell table:number-columns-repeated="1020"/>
        </table:table-row>
        <table:table-row table:style-name="ro5">
          <table:table-cell table:style-name="ce10" office:value-type="float" office:value="4">
            <text:p>4</text:p>
          </table:table-cell>
          <table:table-cell table:style-name="ce10" office:value-type="string">
            <text:p>main</text:p>
          </table:table-cell>
          <table:table-cell table:style-name="ce10" office:value-type="string">
            <text:p>Rebels: Base</text:p>
          </table:table-cell>
          <table:table-cell office:value-type="string">
            <text:p><text:tab/><text:tab/><text:tab/><text:tab/>'euf_bazooka',</text:p>
            <text:p><text:tab/><text:tab/><text:tab/><text:tab/>'euf_plasmatower',</text:p>
            <text:p><text:tab/><text:tab/><text:tab/><text:tab/>'euf_bunker',</text:p>
          </table:table-cell>
          <table:table-cell table:number-columns-repeated="1020"/>
        </table:table-row>
        <table:table-row table:style-name="ro5">
          <table:table-cell table:style-name="ce10" office:value-type="float" office:value="5">
            <text:p>5</text:p>
          </table:table-cell>
          <table:table-cell table:style-name="ce10" office:value-type="string">
            <text:p>optional</text:p>
          </table:table-cell>
          <table:table-cell table:style-name="ce10" office:value-type="string">
            <text:p>Rebels: Stolen Walker</text:p>
          </table:table-cell>
          <table:table-cell office:value-type="string">
            <text:p><text:tab/><text:tab/><text:tab/><text:tab/>"euf_church",</text:p>
            <text:p><text:tab/><text:tab/><text:tab/><text:tab/>"euf_priest",</text:p>
            <text:p><text:tab/><text:tab/><text:tab/><text:tab/>"euf_paladin",</text:p>
          </table:table-cell>
          <table:table-cell table:number-columns-repeated="1020"/>
        </table:table-row>
        <table:table-row table:style-name="ro2">
          <table:table-cell table:style-name="ce10" office:value-type="float" office:value="6">
            <text:p>6</text:p>
          </table:table-cell>
          <table:table-cell table:style-name="ce10" office:value-type="string">
            <text:p>main</text:p>
          </table:table-cell>
          <table:table-cell table:style-name="ce10" office:value-type="string">
            <text:p>Cursed: Mars</text:p>
          </table:table-cell>
          <table:table-cell office:value-type="string">
            <text:p><text:tab/><text:tab/><text:tab/><text:tab/>'euf_sniper',</text:p>
          </table:table-cell>
          <table:table-cell table:number-columns-repeated="1020"/>
        </table:table-row>
        <table:table-row table:style-name="ro6">
          <table:table-cell table:style-name="ce10" office:value-type="float" office:value="7">
            <text:p>7</text:p>
          </table:table-cell>
          <table:table-cell table:style-name="ce10" office:value-type="string">
            <text:p>main</text:p>
          </table:table-cell>
          <table:table-cell table:style-name="ce10" office:value-type="string">
            <text:p>Cursed: Control points</text:p>
          </table:table-cell>
          <table:table-cell office:value-type="string">
            <text:p><text:tab/><text:tab/><text:tab/><text:tab/>'euf_aatower',</text:p>
            <text:p><text:tab/><text:tab/><text:tab/><text:tab/>'euf_factory',</text:p>
            <text:p><text:tab/><text:tab/><text:tab/><text:tab/>'euf_constructor_lvl2',</text:p>
            <text:p><text:tab/><text:tab/><text:tab/><text:tab/>'euf_metalextractor_lvl2',</text:p>
            <text:p><text:tab/><text:tab/><text:tab/><text:tab/>'euf_radar_lvl2',</text:p>
            <text:p><text:tab/><text:tab/><text:tab/><text:tab/>'euf_lasertower',</text:p>
            <text:p><text:tab/><text:tab/><text:tab/><text:tab/>'euf_raider',</text:p>
            <text:p><text:tab/><text:tab/><text:tab/><text:tab/>'euf_tank',</text:p>
            <text:p><text:tab/><text:tab/><text:tab/><text:tab/>'euf_aatank',</text:p>
          </table:table-cell>
          <table:table-cell table:number-columns-repeated="1020"/>
        </table:table-row>
        <table:table-row table:style-name="ro4">
          <table:table-cell table:style-name="ce10" office:value-type="float" office:value="8">
            <text:p>8</text:p>
          </table:table-cell>
          <table:table-cell table:style-name="ce10" office:value-type="string">
            <text:p>optional</text:p>
          </table:table-cell>
          <table:table-cell table:style-name="ce10" office:value-type="string">
            <text:p>Rebels: Aircrafts</text:p>
          </table:table-cell>
          <table:table-cell office:value-type="string">
            <text:p><text:tab/><text:tab/><text:tab/><text:tab/>'euf_airport',</text:p>
            <text:p><text:tab/><text:tab/><text:tab/><text:tab/>'euf_scout',</text:p>
            <text:p><text:tab/><text:tab/><text:tab/><text:tab/>'euf_interceptor',</text:p>
            <text:p><text:tab/><text:tab/><text:tab/><text:tab/>'euf_bomber',</text:p>
          </table:table-cell>
          <table:table-cell table:number-columns-repeated="1020"/>
        </table:table-row>
        <table:table-row table:style-name="ro2">
          <table:table-cell table:style-name="ce10" office:value-type="float" office:value="9">
            <text:p>9</text:p>
          </table:table-cell>
          <table:table-cell table:style-name="ce10" office:value-type="string">
            <text:p>main</text:p>
          </table:table-cell>
          <table:table-cell table:style-name="ce10" office:value-type="string">
            <text:p>Cursed: Winter War</text:p>
          </table:table-cell>
          <table:table-cell office:value-type="string">
            <text:p>will be a later mission</text:p>
          </table:table-cell>
          <table:table-cell table:number-columns-repeated="1020"/>
        </table:table-row>
        <table:table-row table:style-name="ro7">
          <table:table-cell table:style-name="ce10" office:value-type="float" office:value="10">
            <text:p>10</text:p>
          </table:table-cell>
          <table:table-cell table:style-name="ce10" office:value-type="string">
            <text:p>optional</text:p>
          </table:table-cell>
          <table:table-cell table:style-name="ce10" office:value-type="string">
            <text:p>Cursed: Tower Defense</text:p>
          </table:table-cell>
          <table:table-cell office:value-type="string">
            <text:p><text:tab/><text:tab/><text:tab/><text:tab/>'euf_aatower',</text:p>
            <text:p><text:tab/><text:tab/><text:tab/><text:tab/>'euf_artytower',</text:p>
          </table:table-cell>
          <table:table-cell table:number-columns-repeated="1020"/>
        </table:table-row>
        <table:table-row table:style-name="ro7" table:number-rows-repeated="3">
          <table:table-cell table:style-name="ce10" table:number-columns-repeated="3"/>
          <table:table-cell table:number-columns-repeated="1021"/>
        </table:table-row>
        <table:table-row table:style-name="ro7" table:number-rows-repeated="1048560">
          <table:table-cell table:number-columns-repeated="1024"/>
        </table:table-row>
        <table:table-row table:style-name="ro7">
          <table:table-cell table:number-columns-repeated="1024"/>
        </table:table-row>
      </table:table>
      <table:database-ranges>
        <table:database-range table:name="__Anonymous_Sheet_DB__1" table:target-range-address="spawn_l10.A1:spawn_l10.K12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8">04/18/2020</text:date>, <text:time>22:05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22:20:14.94</meta:creation-date>
    <meta:generator>OpenOffice/4.1.6$Win32 OpenOffice.org_project/416m1$Build-9790</meta:generator>
    <dc:date>2020-04-18T22:05:55.15</dc:date>
    <meta:editing-duration>P1DT4H52M43S</meta:editing-duration>
    <meta:editing-cycles>90</meta:editing-cycles>
    <meta:document-statistic meta:table-count="4" meta:cell-count="32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300" chart:maximum="13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75" chart:maximum="1125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493cm" svg:height="10.734cm" xlink:href=".." xlink:type="simple" chart:class="chart:scatter" chart:style-name="ch1">
        <chart:plot-area chart:style-name="ch2" table:cell-range-address="planets.B2:planets.C13" svg:x="0.719cm" svg:y="0.991cm" svg:width="12.236cm" svg:height="9.109cm">
          <chartooo:coordinate-region svg:x="1.05cm" svg:y="1.203cm" svg:width="11.533cm" svg:height="8.897cm"/>
          <chart:axis chart:dimension="x" chart:name="primary-x" chart:style-name="ch3"/>
          <chart:axis chart:dimension="y" chart:name="primary-y" chart:style-name="ch4"/>
          <chart:series chart:style-name="ch5" chart:values-cell-range-address="planets.C2:planets.C13" chart:class="chart:scatter">
            <chart:domain table:cell-range-address="planets.B2:planets.B13"/>
            <chart:data-point chart:repeated="1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planets.B2:planets.B13</svg:desc>
                </draw:g>
              </table:table-cell>
              <table:table-cell office:value-type="float" office:value="25">
                <text:p>25</text:p>
                <draw:g>
                  <svg:desc>planets.C2:planets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5">
                <text:p>21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0">
                <text:p>38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5">
                <text:p>29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0">
                <text:p>48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0">
                <text:p>72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">
                <text:p>45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50">
                <text:p>8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0">
                <text:p>51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